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in"/>
    </style:style>
    <style:style style:name="co3" style:family="table-column">
      <style:table-column-properties fo:break-before="auto" style:column-width="0.4508in"/>
    </style:style>
    <style:style style:name="co4" style:family="table-column">
      <style:table-column-properties fo:break-before="auto" style:column-width="0.2811in"/>
    </style:style>
    <style:style style:name="co5" style:family="table-column">
      <style:table-column-properties fo:break-before="auto" style:column-width="0.3236in"/>
    </style:style>
    <style:style style:name="co6" style:family="table-column">
      <style:table-column-properties fo:break-before="auto" style:column-width="1.6772in"/>
    </style:style>
    <style:style style:name="co7" style:family="table-column">
      <style:table-column-properties fo:break-before="auto" style:column-width="0.9583in"/>
    </style:style>
    <style:style style:name="co8" style:family="table-column">
      <style:table-column-properties fo:break-before="auto" style:column-width="0.6535in"/>
    </style:style>
    <style:style style:name="co9" style:family="table-column">
      <style:table-column-properties fo:break-before="auto" style:column-width="1.889in"/>
    </style:style>
    <style:style style:name="co10" style:family="table-column">
      <style:table-column-properties fo:break-before="auto" style:column-width="1.0846in"/>
    </style:style>
    <style:style style:name="co11" style:family="table-column">
      <style:table-column-properties fo:break-before="auto" style:column-width="0.2in"/>
    </style:style>
    <style:style style:name="co12" style:family="table-column">
      <style:table-column-properties fo:break-before="auto" style:column-width="1.398in"/>
    </style:style>
    <style:style style:name="co13" style:family="table-column">
      <style:table-column-properties fo:break-before="auto" style:column-width="3.378in"/>
    </style:style>
    <style:style style:name="co14" style:family="table-column">
      <style:table-column-properties fo:break-before="auto" style:column-width="0.789in"/>
    </style:style>
    <style:style style:name="co15" style:family="table-column">
      <style:table-column-properties fo:break-before="auto" style:column-width="0.4839in"/>
    </style:style>
    <style:style style:name="co16" style:family="table-column">
      <style:table-column-properties fo:break-before="auto" style:column-width="0.2646in"/>
    </style:style>
    <style:style style:name="co17" style:family="table-column">
      <style:table-column-properties fo:break-before="auto" style:column-width="1.2035in"/>
    </style:style>
    <style:style style:name="co18" style:family="table-column">
      <style:table-column-properties fo:break-before="auto" style:column-width="0.8138in"/>
    </style:style>
    <style:style style:name="co19" style:family="table-column">
      <style:table-column-properties fo:break-before="auto" style:column-width="1.0516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118"/>
    <style:style style:name="ce3" style:family="table-cell" style:parent-style-name="Default" style:data-style-name="N122"/>
    <style:style style:name="ce4" style:family="table-cell" style:parent-style-name="Default" style:data-style-name="N126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ce1"/>
        <table:table-column table:style-name="co5" table:default-cell-style-name="ce2"/>
        <table:table-column table:style-name="co6" table:default-cell-style-name="ce3"/>
        <table:table-column table:style-name="co7" table:number-columns-repeated="2" table:default-cell-style-name="Default"/>
        <table:table-column table:style-name="co8" table:default-cell-style-name="Default"/>
        <table:table-row table:style-name="ro1" table:number-rows-repeated="3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float" office:value="1981">
            <text:p>1981</text:p>
          </table:table-cell>
          <table:table-cell office:value-type="float" office:value="3">
            <text:p>0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0">
            <text:p>0.0</text:p>
          </table:table-cell>
          <table:table-cell table:formula="of:=(DATE([.C7];[.D7];[.E7])+TIME([.F7];[.G7];[.H7]))" office:value-type="date" office:date-value="1981-03-10T19:53:44">
            <text:p>1981-03-10T19:53:44Z</text:p>
          </table:table-cell>
          <table:table-cell table:formula="of:=(DATE([.C7];[.D7];[.E7])+TIME([.F7];[.G7];[.H7]))*86400" office:value-type="float" office:value="2562263624">
            <text:p>2562263624</text:p>
          </table:table-cell>
          <table:table-cell table:formula="of:=[.K7]-2562263623" office:value-type="float" office:value="1">
            <text:p>1</text:p>
          </table:table-cell>
          <table:table-cell table:formula="of:=LOWER(BASE([.L7];36))" office:value-type="string" office:string-value="1">
            <text:p>1</text:p>
          </table:table-cell>
        </table:table-row>
        <table:table-row table:style-name="ro1">
          <table:table-cell table:number-columns-repeated="2"/>
          <table:table-cell table:formula="of:=YEAR([.J8])" office:value-type="float" office:value="1983">
            <text:p>1983</text:p>
          </table:table-cell>
          <table:table-cell table:formula="of:=MONTH([.J8])" office:value-type="float" office:value="2">
            <text:p>02</text:p>
          </table:table-cell>
          <table:table-cell table:formula="of:=DAY([.J8])" office:value-type="float" office:value="8">
            <text:p>08</text:p>
          </table:table-cell>
          <table:table-cell table:formula="of:=HOUR([.J8])" office:value-type="float" office:value="16">
            <text:p>16</text:p>
          </table:table-cell>
          <table:table-cell table:formula="of:=MINUTE([.J8])" office:value-type="float" office:value="3">
            <text:p>03</text:p>
          </table:table-cell>
          <table:table-cell table:formula="of:=SECOND([.J8])" office:value-type="float" office:value="19">
            <text:p>19</text:p>
          </table:table-cell>
          <table:table-cell/>
          <table:table-cell table:formula="of:=[.K8]/86400" office:value-type="date" office:date-value="1983-02-08T16:03:19">
            <text:p>1983-02-08T16:03:19Z</text:p>
          </table:table-cell>
          <table:table-cell table:formula="of:=[.L8]+2562263623" office:value-type="float" office:value="2622729799">
            <text:p>2622729799</text:p>
          </table:table-cell>
          <table:table-cell office:value-type="float" office:value="60466176">
            <text:p>60466176</text:p>
          </table:table-cell>
          <table:table-cell table:formula="of:=LOWER(BASE([.L8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9])" office:value-type="float" office:value="1985">
            <text:p>1985</text:p>
          </table:table-cell>
          <table:table-cell table:formula="of:=MONTH([.J9])" office:value-type="float" office:value="1">
            <text:p>01</text:p>
          </table:table-cell>
          <table:table-cell table:formula="of:=DAY([.J9])" office:value-type="float" office:value="8">
            <text:p>08</text:p>
          </table:table-cell>
          <table:table-cell table:formula="of:=HOUR([.J9])" office:value-type="float" office:value="12">
            <text:p>12</text:p>
          </table:table-cell>
          <table:table-cell table:formula="of:=MINUTE([.J9])" office:value-type="float" office:value="12">
            <text:p>12</text:p>
          </table:table-cell>
          <table:table-cell table:formula="of:=SECOND([.J9])" office:value-type="float" office:value="55">
            <text:p>55</text:p>
          </table:table-cell>
          <table:table-cell/>
          <table:table-cell table:formula="of:=[.K9]/86400" office:value-type="date" office:date-value="1985-01-08T12:12:55">
            <text:p>1985-01-08T12:12:55Z</text:p>
          </table:table-cell>
          <table:table-cell table:formula="of:=[.L9]+2562263623" office:value-type="float" office:value="2683195975">
            <text:p>2683195975</text:p>
          </table:table-cell>
          <table:table-cell table:formula="of:=[.L8]+60466176" office:value-type="float" office:value="120932352">
            <text:p>120932352</text:p>
          </table:table-cell>
          <table:table-cell table:formula="of:=LOWER(BASE([.L9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10])" office:value-type="float" office:value="1986">
            <text:p>1986</text:p>
          </table:table-cell>
          <table:table-cell table:formula="of:=MONTH([.J10])" office:value-type="float" office:value="12">
            <text:p>12</text:p>
          </table:table-cell>
          <table:table-cell table:formula="of:=DAY([.J10])" office:value-type="float" office:value="9">
            <text:p>09</text:p>
          </table:table-cell>
          <table:table-cell table:formula="of:=HOUR([.J10])" office:value-type="float" office:value="8">
            <text:p>08</text:p>
          </table:table-cell>
          <table:table-cell table:formula="of:=MINUTE([.J10])" office:value-type="float" office:value="22">
            <text:p>22</text:p>
          </table:table-cell>
          <table:table-cell table:formula="of:=SECOND([.J10])" office:value-type="float" office:value="31">
            <text:p>31</text:p>
          </table:table-cell>
          <table:table-cell/>
          <table:table-cell table:formula="of:=[.K10]/86400" office:value-type="date" office:date-value="1986-12-09T08:22:31">
            <text:p>1986-12-09T08:22:31Z</text:p>
          </table:table-cell>
          <table:table-cell table:formula="of:=[.L10]+2562263623" office:value-type="float" office:value="2743662151">
            <text:p>2743662151</text:p>
          </table:table-cell>
          <table:table-cell table:formula="of:=[.L9]+60466176" office:value-type="float" office:value="181398528">
            <text:p>181398528</text:p>
          </table:table-cell>
          <table:table-cell table:formula="of:=LOWER(BASE([.L10];36))" office:value-type="string" office:string-value="300000">
            <text:p>300000</text:p>
          </table:table-cell>
        </table:table-row>
        <table:table-row table:style-name="ro1">
          <table:table-cell table:number-columns-repeated="2"/>
          <table:table-cell table:formula="of:=YEAR([.J11])" office:value-type="float" office:value="1988">
            <text:p>1988</text:p>
          </table:table-cell>
          <table:table-cell table:formula="of:=MONTH([.J11])" office:value-type="float" office:value="11">
            <text:p>11</text:p>
          </table:table-cell>
          <table:table-cell table:formula="of:=DAY([.J11])" office:value-type="float" office:value="8">
            <text:p>08</text:p>
          </table:table-cell>
          <table:table-cell table:formula="of:=HOUR([.J11])" office:value-type="float" office:value="4">
            <text:p>04</text:p>
          </table:table-cell>
          <table:table-cell table:formula="of:=MINUTE([.J11])" office:value-type="float" office:value="32">
            <text:p>32</text:p>
          </table:table-cell>
          <table:table-cell table:formula="of:=SECOND([.J11])" office:value-type="float" office:value="7">
            <text:p>07</text:p>
          </table:table-cell>
          <table:table-cell/>
          <table:table-cell table:formula="of:=[.K11]/86400" office:value-type="date" office:date-value="1988-11-08T04:32:07">
            <text:p>1988-11-08T04:32:07Z</text:p>
          </table:table-cell>
          <table:table-cell table:formula="of:=[.L11]+2562263623" office:value-type="float" office:value="2804128327">
            <text:p>2804128327</text:p>
          </table:table-cell>
          <table:table-cell table:formula="of:=[.L10]+60466176" office:value-type="float" office:value="241864704">
            <text:p>241864704</text:p>
          </table:table-cell>
          <table:table-cell table:formula="of:=LOWER(BASE([.L11];36))" office:value-type="string" office:string-value="400000">
            <text:p>400000</text:p>
          </table:table-cell>
        </table:table-row>
        <table:table-row table:style-name="ro1">
          <table:table-cell table:number-columns-repeated="2"/>
          <table:table-cell table:formula="of:=YEAR([.J12])" office:value-type="float" office:value="1990">
            <text:p>1990</text:p>
          </table:table-cell>
          <table:table-cell table:formula="of:=MONTH([.J12])" office:value-type="float" office:value="10">
            <text:p>10</text:p>
          </table:table-cell>
          <table:table-cell table:formula="of:=DAY([.J12])" office:value-type="float" office:value="9">
            <text:p>09</text:p>
          </table:table-cell>
          <table:table-cell table:formula="of:=HOUR([.J12])" office:value-type="float" office:value="0">
            <text:p>00</text:p>
          </table:table-cell>
          <table:table-cell table:formula="of:=MINUTE([.J12])" office:value-type="float" office:value="41">
            <text:p>41</text:p>
          </table:table-cell>
          <table:table-cell table:formula="of:=SECOND([.J12])" office:value-type="float" office:value="43">
            <text:p>43</text:p>
          </table:table-cell>
          <table:table-cell/>
          <table:table-cell table:formula="of:=[.K12]/86400" office:value-type="date" office:date-value="1990-10-09T00:41:43">
            <text:p>1990-10-09T00:41:43Z</text:p>
          </table:table-cell>
          <table:table-cell table:formula="of:=[.L12]+2562263623" office:value-type="float" office:value="2864594503">
            <text:p>2864594503</text:p>
          </table:table-cell>
          <table:table-cell table:formula="of:=[.L11]+60466176" office:value-type="float" office:value="302330880">
            <text:p>302330880</text:p>
          </table:table-cell>
          <table:table-cell table:formula="of:=LOWER(BASE([.L12];36))" office:value-type="string" office:string-value="500000">
            <text:p>500000</text:p>
          </table:table-cell>
        </table:table-row>
        <table:table-row table:style-name="ro1">
          <table:table-cell table:number-columns-repeated="2"/>
          <table:table-cell table:formula="of:=YEAR([.J13])" office:value-type="float" office:value="1992">
            <text:p>1992</text:p>
          </table:table-cell>
          <table:table-cell table:formula="of:=MONTH([.J13])" office:value-type="float" office:value="9">
            <text:p>09</text:p>
          </table:table-cell>
          <table:table-cell table:formula="of:=DAY([.J13])" office:value-type="float" office:value="7">
            <text:p>07</text:p>
          </table:table-cell>
          <table:table-cell table:formula="of:=HOUR([.J13])" office:value-type="float" office:value="20">
            <text:p>20</text:p>
          </table:table-cell>
          <table:table-cell table:formula="of:=MINUTE([.J13])" office:value-type="float" office:value="51">
            <text:p>51</text:p>
          </table:table-cell>
          <table:table-cell table:formula="of:=SECOND([.J13])" office:value-type="float" office:value="19">
            <text:p>19</text:p>
          </table:table-cell>
          <table:table-cell/>
          <table:table-cell table:formula="of:=[.K13]/86400" office:value-type="date" office:date-value="1992-09-07T20:51:19">
            <text:p>1992-09-07T20:51:19Z</text:p>
          </table:table-cell>
          <table:table-cell table:formula="of:=[.L13]+2562263623" office:value-type="float" office:value="2925060679">
            <text:p>2925060679</text:p>
          </table:table-cell>
          <table:table-cell table:formula="of:=[.L12]+60466176" office:value-type="float" office:value="362797056">
            <text:p>362797056</text:p>
          </table:table-cell>
          <table:table-cell table:formula="of:=LOWER(BASE([.L13];36))" office:value-type="string" office:string-value="600000">
            <text:p>600000</text:p>
          </table:table-cell>
        </table:table-row>
        <table:table-row table:style-name="ro1">
          <table:table-cell table:number-columns-repeated="2"/>
          <table:table-cell table:formula="of:=YEAR([.J14])" office:value-type="float" office:value="1994">
            <text:p>1994</text:p>
          </table:table-cell>
          <table:table-cell table:formula="of:=MONTH([.J14])" office:value-type="float" office:value="8">
            <text:p>08</text:p>
          </table:table-cell>
          <table:table-cell table:formula="of:=DAY([.J14])" office:value-type="float" office:value="8">
            <text:p>08</text:p>
          </table:table-cell>
          <table:table-cell table:formula="of:=HOUR([.J14])" office:value-type="float" office:value="17">
            <text:p>17</text:p>
          </table:table-cell>
          <table:table-cell table:formula="of:=MINUTE([.J14])" office:value-type="float" office:value="0">
            <text:p>00</text:p>
          </table:table-cell>
          <table:table-cell table:formula="of:=SECOND([.J14])" office:value-type="float" office:value="55">
            <text:p>55</text:p>
          </table:table-cell>
          <table:table-cell/>
          <table:table-cell table:formula="of:=[.K14]/86400" office:value-type="date" office:date-value="1994-08-08T17:00:55">
            <text:p>1994-08-08T17:00:55Z</text:p>
          </table:table-cell>
          <table:table-cell table:formula="of:=[.L14]+2562263623" office:value-type="float" office:value="2985526855">
            <text:p>2985526855</text:p>
          </table:table-cell>
          <table:table-cell table:formula="of:=[.L13]+60466176" office:value-type="float" office:value="423263232">
            <text:p>423263232</text:p>
          </table:table-cell>
          <table:table-cell table:formula="of:=LOWER(BASE([.L14];36))" office:value-type="string" office:string-value="700000">
            <text:p>700000</text:p>
          </table:table-cell>
        </table:table-row>
        <table:table-row table:style-name="ro1">
          <table:table-cell table:number-columns-repeated="2"/>
          <table:table-cell table:formula="of:=YEAR([.J15])" office:value-type="float" office:value="1996">
            <text:p>1996</text:p>
          </table:table-cell>
          <table:table-cell table:formula="of:=MONTH([.J15])" office:value-type="float" office:value="7">
            <text:p>07</text:p>
          </table:table-cell>
          <table:table-cell table:formula="of:=DAY([.J15])" office:value-type="float" office:value="8">
            <text:p>08</text:p>
          </table:table-cell>
          <table:table-cell table:formula="of:=HOUR([.J15])" office:value-type="float" office:value="13">
            <text:p>13</text:p>
          </table:table-cell>
          <table:table-cell table:formula="of:=MINUTE([.J15])" office:value-type="float" office:value="10">
            <text:p>10</text:p>
          </table:table-cell>
          <table:table-cell table:formula="of:=SECOND([.J15])" office:value-type="float" office:value="31">
            <text:p>31</text:p>
          </table:table-cell>
          <table:table-cell/>
          <table:table-cell table:formula="of:=[.K15]/86400" office:value-type="date" office:date-value="1996-07-08T13:10:31">
            <text:p>1996-07-08T13:10:31Z</text:p>
          </table:table-cell>
          <table:table-cell table:formula="of:=[.L15]+2562263623" office:value-type="float" office:value="3045993031">
            <text:p>3045993031</text:p>
          </table:table-cell>
          <table:table-cell table:formula="of:=[.L14]+60466176" office:value-type="float" office:value="483729408">
            <text:p>483729408</text:p>
          </table:table-cell>
          <table:table-cell table:formula="of:=LOWER(BASE([.L15];36))" office:value-type="string" office:string-value="800000">
            <text:p>800000</text:p>
          </table:table-cell>
        </table:table-row>
        <table:table-row table:style-name="ro1">
          <table:table-cell table:number-columns-repeated="2"/>
          <table:table-cell table:formula="of:=YEAR([.J16])" office:value-type="float" office:value="1998">
            <text:p>1998</text:p>
          </table:table-cell>
          <table:table-cell table:formula="of:=MONTH([.J16])" office:value-type="float" office:value="6">
            <text:p>06</text:p>
          </table:table-cell>
          <table:table-cell table:formula="of:=DAY([.J16])" office:value-type="float" office:value="8">
            <text:p>08</text:p>
          </table:table-cell>
          <table:table-cell table:formula="of:=HOUR([.J16])" office:value-type="float" office:value="9">
            <text:p>09</text:p>
          </table:table-cell>
          <table:table-cell table:formula="of:=MINUTE([.J16])" office:value-type="float" office:value="20">
            <text:p>20</text:p>
          </table:table-cell>
          <table:table-cell table:formula="of:=SECOND([.J16])" office:value-type="float" office:value="7">
            <text:p>07</text:p>
          </table:table-cell>
          <table:table-cell/>
          <table:table-cell table:formula="of:=[.K16]/86400" office:value-type="date" office:date-value="1998-06-08T09:20:07">
            <text:p>1998-06-08T09:20:07Z</text:p>
          </table:table-cell>
          <table:table-cell table:formula="of:=[.L16]+2562263623" office:value-type="float" office:value="3106459207">
            <text:p>3106459207</text:p>
          </table:table-cell>
          <table:table-cell table:formula="of:=[.L15]+60466176" office:value-type="float" office:value="544195584">
            <text:p>544195584</text:p>
          </table:table-cell>
          <table:table-cell table:formula="of:=LOWER(BASE([.L16];36))" office:value-type="string" office:string-value="900000">
            <text:p>900000</text:p>
          </table:table-cell>
        </table:table-row>
        <table:table-row table:style-name="ro1">
          <table:table-cell table:number-columns-repeated="2"/>
          <table:table-cell table:formula="of:=YEAR([.J17])" office:value-type="float" office:value="2000">
            <text:p>2000</text:p>
          </table:table-cell>
          <table:table-cell table:formula="of:=MONTH([.J17])" office:value-type="float" office:value="5">
            <text:p>05</text:p>
          </table:table-cell>
          <table:table-cell table:formula="of:=DAY([.J17])" office:value-type="float" office:value="8">
            <text:p>08</text:p>
          </table:table-cell>
          <table:table-cell table:formula="of:=HOUR([.J17])" office:value-type="float" office:value="5">
            <text:p>05</text:p>
          </table:table-cell>
          <table:table-cell table:formula="of:=MINUTE([.J17])" office:value-type="float" office:value="29">
            <text:p>29</text:p>
          </table:table-cell>
          <table:table-cell table:formula="of:=SECOND([.J17])" office:value-type="float" office:value="43">
            <text:p>43</text:p>
          </table:table-cell>
          <table:table-cell/>
          <table:table-cell table:formula="of:=[.K17]/86400" office:value-type="date" office:date-value="2000-05-08T05:29:43">
            <text:p>2000-05-08T05:29:43Z</text:p>
          </table:table-cell>
          <table:table-cell table:formula="of:=[.L17]+2562263623" office:value-type="float" office:value="3166925383">
            <text:p>3166925383</text:p>
          </table:table-cell>
          <table:table-cell table:formula="of:=[.L16]+60466176" office:value-type="float" office:value="604661760">
            <text:p>604661760</text:p>
          </table:table-cell>
          <table:table-cell table:formula="of:=LOWER(BASE([.L17];36))" office:value-type="string" office:string-value="a00000">
            <text:p>a00000</text:p>
          </table:table-cell>
        </table:table-row>
        <table:table-row table:style-name="ro1">
          <table:table-cell table:number-columns-repeated="2"/>
          <table:table-cell table:formula="of:=YEAR([.J18])" office:value-type="float" office:value="2002">
            <text:p>2002</text:p>
          </table:table-cell>
          <table:table-cell table:formula="of:=MONTH([.J18])" office:value-type="float" office:value="4">
            <text:p>04</text:p>
          </table:table-cell>
          <table:table-cell table:formula="of:=DAY([.J18])" office:value-type="float" office:value="8">
            <text:p>08</text:p>
          </table:table-cell>
          <table:table-cell table:formula="of:=HOUR([.J18])" office:value-type="float" office:value="1">
            <text:p>01</text:p>
          </table:table-cell>
          <table:table-cell table:formula="of:=MINUTE([.J18])" office:value-type="float" office:value="39">
            <text:p>39</text:p>
          </table:table-cell>
          <table:table-cell table:formula="of:=SECOND([.J18])" office:value-type="float" office:value="19">
            <text:p>19</text:p>
          </table:table-cell>
          <table:table-cell/>
          <table:table-cell table:formula="of:=[.K18]/86400" office:value-type="date" office:date-value="2002-04-08T01:39:19">
            <text:p>2002-04-08T01:39:19Z</text:p>
          </table:table-cell>
          <table:table-cell table:formula="of:=[.L18]+2562263623" office:value-type="float" office:value="3227391559">
            <text:p>3227391559</text:p>
          </table:table-cell>
          <table:table-cell table:formula="of:=[.L17]+60466176" office:value-type="float" office:value="665127936">
            <text:p>665127936</text:p>
          </table:table-cell>
          <table:table-cell table:formula="of:=LOWER(BASE([.L18];36))" office:value-type="string" office:string-value="b00000">
            <text:p>b00000</text:p>
          </table:table-cell>
        </table:table-row>
        <table:table-row table:style-name="ro1">
          <table:table-cell table:number-columns-repeated="2"/>
          <table:table-cell table:formula="of:=YEAR([.J19])" office:value-type="float" office:value="2004">
            <text:p>2004</text:p>
          </table:table-cell>
          <table:table-cell table:formula="of:=MONTH([.J19])" office:value-type="float" office:value="3">
            <text:p>03</text:p>
          </table:table-cell>
          <table:table-cell table:formula="of:=DAY([.J19])" office:value-type="float" office:value="7">
            <text:p>07</text:p>
          </table:table-cell>
          <table:table-cell table:formula="of:=HOUR([.J19])" office:value-type="float" office:value="21">
            <text:p>21</text:p>
          </table:table-cell>
          <table:table-cell table:formula="of:=MINUTE([.J19])" office:value-type="float" office:value="48">
            <text:p>48</text:p>
          </table:table-cell>
          <table:table-cell table:formula="of:=SECOND([.J19])" office:value-type="float" office:value="55">
            <text:p>55</text:p>
          </table:table-cell>
          <table:table-cell/>
          <table:table-cell table:formula="of:=[.K19]/86400" office:value-type="date" office:date-value="2004-03-07T21:48:55">
            <text:p>2004-03-07T21:48:55Z</text:p>
          </table:table-cell>
          <table:table-cell table:formula="of:=[.L19]+2562263623" office:value-type="float" office:value="3287857735">
            <text:p>3287857735</text:p>
          </table:table-cell>
          <table:table-cell table:formula="of:=[.L18]+60466176" office:value-type="float" office:value="725594112">
            <text:p>725594112</text:p>
          </table:table-cell>
          <table:table-cell table:formula="of:=LOWER(BASE([.L19];36))" office:value-type="string" office:string-value="c00000">
            <text:p>c00000</text:p>
          </table:table-cell>
        </table:table-row>
        <table:table-row table:style-name="ro1">
          <table:table-cell table:number-columns-repeated="2"/>
          <table:table-cell table:formula="of:=YEAR([.J20])" office:value-type="float" office:value="2006">
            <text:p>2006</text:p>
          </table:table-cell>
          <table:table-cell table:formula="of:=MONTH([.J20])" office:value-type="float" office:value="2">
            <text:p>02</text:p>
          </table:table-cell>
          <table:table-cell table:formula="of:=DAY([.J20])" office:value-type="float" office:value="5">
            <text:p>05</text:p>
          </table:table-cell>
          <table:table-cell table:formula="of:=HOUR([.J20])" office:value-type="float" office:value="17">
            <text:p>17</text:p>
          </table:table-cell>
          <table:table-cell table:formula="of:=MINUTE([.J20])" office:value-type="float" office:value="58">
            <text:p>58</text:p>
          </table:table-cell>
          <table:table-cell table:formula="of:=SECOND([.J20])" office:value-type="float" office:value="31">
            <text:p>31</text:p>
          </table:table-cell>
          <table:table-cell/>
          <table:table-cell table:formula="of:=[.K20]/86400" office:value-type="date" office:date-value="2006-02-05T17:58:31">
            <text:p>2006-02-05T17:58:31Z</text:p>
          </table:table-cell>
          <table:table-cell table:formula="of:=[.L20]+2562263623" office:value-type="float" office:value="3348323911">
            <text:p>3348323911</text:p>
          </table:table-cell>
          <table:table-cell table:formula="of:=[.L19]+60466176" office:value-type="float" office:value="786060288">
            <text:p>786060288</text:p>
          </table:table-cell>
          <table:table-cell table:formula="of:=LOWER(BASE([.L20];36))" office:value-type="string" office:string-value="d00000">
            <text:p>d00000</text:p>
          </table:table-cell>
        </table:table-row>
        <table:table-row table:style-name="ro1">
          <table:table-cell table:number-columns-repeated="2"/>
          <table:table-cell table:formula="of:=YEAR([.J21])" office:value-type="float" office:value="2008">
            <text:p>2008</text:p>
          </table:table-cell>
          <table:table-cell table:formula="of:=MONTH([.J21])" office:value-type="float" office:value="1">
            <text:p>01</text:p>
          </table:table-cell>
          <table:table-cell table:formula="of:=DAY([.J21])" office:value-type="float" office:value="6">
            <text:p>06</text:p>
          </table:table-cell>
          <table:table-cell table:formula="of:=HOUR([.J21])" office:value-type="float" office:value="14">
            <text:p>14</text:p>
          </table:table-cell>
          <table:table-cell table:formula="of:=MINUTE([.J21])" office:value-type="float" office:value="8">
            <text:p>08</text:p>
          </table:table-cell>
          <table:table-cell table:formula="of:=SECOND([.J21])" office:value-type="float" office:value="7">
            <text:p>07</text:p>
          </table:table-cell>
          <table:table-cell/>
          <table:table-cell table:formula="of:=[.K21]/86400" office:value-type="date" office:date-value="2008-01-06T14:08:07">
            <text:p>2008-01-06T14:08:07Z</text:p>
          </table:table-cell>
          <table:table-cell table:formula="of:=[.L21]+2562263623" office:value-type="float" office:value="3408790087">
            <text:p>3408790087</text:p>
          </table:table-cell>
          <table:table-cell table:formula="of:=[.L20]+60466176" office:value-type="float" office:value="846526464">
            <text:p>846526464</text:p>
          </table:table-cell>
          <table:table-cell table:formula="of:=LOWER(BASE([.L21];36))" office:value-type="string" office:string-value="e00000">
            <text:p>e00000</text:p>
          </table:table-cell>
        </table:table-row>
        <table:table-row table:style-name="ro1">
          <table:table-cell table:number-columns-repeated="2"/>
          <table:table-cell table:formula="of:=YEAR([.J22])" office:value-type="float" office:value="2009">
            <text:p>2009</text:p>
          </table:table-cell>
          <table:table-cell table:formula="of:=MONTH([.J22])" office:value-type="float" office:value="12">
            <text:p>12</text:p>
          </table:table-cell>
          <table:table-cell table:formula="of:=DAY([.J22])" office:value-type="float" office:value="6">
            <text:p>06</text:p>
          </table:table-cell>
          <table:table-cell table:formula="of:=HOUR([.J22])" office:value-type="float" office:value="10">
            <text:p>10</text:p>
          </table:table-cell>
          <table:table-cell table:formula="of:=MINUTE([.J22])" office:value-type="float" office:value="17">
            <text:p>17</text:p>
          </table:table-cell>
          <table:table-cell table:formula="of:=SECOND([.J22])" office:value-type="float" office:value="43">
            <text:p>43</text:p>
          </table:table-cell>
          <table:table-cell/>
          <table:table-cell table:formula="of:=[.K22]/86400" office:value-type="date" office:date-value="2009-12-06T10:17:43">
            <text:p>2009-12-06T10:17:43Z</text:p>
          </table:table-cell>
          <table:table-cell table:formula="of:=[.L22]+2562263623" office:value-type="float" office:value="3469256263">
            <text:p>3469256263</text:p>
          </table:table-cell>
          <table:table-cell table:formula="of:=[.L21]+60466176" office:value-type="float" office:value="906992640">
            <text:p>906992640</text:p>
          </table:table-cell>
          <table:table-cell table:formula="of:=LOWER(BASE([.L22];36))" office:value-type="string" office:string-value="f00000">
            <text:p>f00000</text:p>
          </table:table-cell>
        </table:table-row>
        <table:table-row table:style-name="ro1">
          <table:table-cell table:number-columns-repeated="2"/>
          <table:table-cell table:formula="of:=YEAR([.J23])" office:value-type="float" office:value="2011">
            <text:p>2011</text:p>
          </table:table-cell>
          <table:table-cell table:formula="of:=MONTH([.J23])" office:value-type="float" office:value="11">
            <text:p>11</text:p>
          </table:table-cell>
          <table:table-cell table:formula="of:=DAY([.J23])" office:value-type="float" office:value="6">
            <text:p>06</text:p>
          </table:table-cell>
          <table:table-cell table:formula="of:=HOUR([.J23])" office:value-type="float" office:value="6">
            <text:p>06</text:p>
          </table:table-cell>
          <table:table-cell table:formula="of:=MINUTE([.J23])" office:value-type="float" office:value="27">
            <text:p>27</text:p>
          </table:table-cell>
          <table:table-cell table:formula="of:=SECOND([.J23])" office:value-type="float" office:value="19">
            <text:p>19</text:p>
          </table:table-cell>
          <table:table-cell/>
          <table:table-cell table:formula="of:=[.K23]/86400" office:value-type="date" office:date-value="2011-11-06T06:27:19">
            <text:p>2011-11-06T06:27:19Z</text:p>
          </table:table-cell>
          <table:table-cell table:formula="of:=[.L23]+2562263623" office:value-type="float" office:value="3529722439">
            <text:p>3529722439</text:p>
          </table:table-cell>
          <table:table-cell table:formula="of:=[.L22]+60466176" office:value-type="float" office:value="967458816">
            <text:p>967458816</text:p>
          </table:table-cell>
          <table:table-cell table:formula="of:=LOWER(BASE([.L23];36))" office:value-type="string" office:string-value="g00000">
            <text:p>g00000</text:p>
          </table:table-cell>
        </table:table-row>
        <table:table-row table:style-name="ro1">
          <table:table-cell table:number-columns-repeated="2"/>
          <table:table-cell table:formula="of:=YEAR([.J24])" office:value-type="float" office:value="2013">
            <text:p>2013</text:p>
          </table:table-cell>
          <table:table-cell table:formula="of:=MONTH([.J24])" office:value-type="float" office:value="10">
            <text:p>10</text:p>
          </table:table-cell>
          <table:table-cell table:formula="of:=DAY([.J24])" office:value-type="float" office:value="6">
            <text:p>06</text:p>
          </table:table-cell>
          <table:table-cell table:formula="of:=HOUR([.J24])" office:value-type="float" office:value="2">
            <text:p>02</text:p>
          </table:table-cell>
          <table:table-cell table:formula="of:=MINUTE([.J24])" office:value-type="float" office:value="36">
            <text:p>36</text:p>
          </table:table-cell>
          <table:table-cell table:formula="of:=SECOND([.J24])" office:value-type="float" office:value="55">
            <text:p>55</text:p>
          </table:table-cell>
          <table:table-cell/>
          <table:table-cell table:formula="of:=[.K24]/86400" office:value-type="date" office:date-value="2013-10-06T02:36:55">
            <text:p>2013-10-06T02:36:55Z</text:p>
          </table:table-cell>
          <table:table-cell table:formula="of:=[.L24]+2562263623" office:value-type="float" office:value="3590188615">
            <text:p>3590188615</text:p>
          </table:table-cell>
          <table:table-cell table:formula="of:=[.L23]+60466176" office:value-type="float" office:value="1027924992">
            <text:p>1027924992</text:p>
          </table:table-cell>
          <table:table-cell table:formula="of:=LOWER(BASE([.L24];36))" office:value-type="string" office:string-value="h00000">
            <text:p>h00000</text:p>
          </table:table-cell>
        </table:table-row>
        <table:table-row table:style-name="ro1">
          <table:table-cell table:number-columns-repeated="2"/>
          <table:table-cell table:formula="of:=YEAR([.J25])" office:value-type="float" office:value="2015">
            <text:p>2015</text:p>
          </table:table-cell>
          <table:table-cell table:formula="of:=MONTH([.J25])" office:value-type="float" office:value="9">
            <text:p>09</text:p>
          </table:table-cell>
          <table:table-cell table:formula="of:=DAY([.J25])" office:value-type="float" office:value="5">
            <text:p>05</text:p>
          </table:table-cell>
          <table:table-cell table:formula="of:=HOUR([.J25])" office:value-type="float" office:value="22">
            <text:p>22</text:p>
          </table:table-cell>
          <table:table-cell table:formula="of:=MINUTE([.J25])" office:value-type="float" office:value="46">
            <text:p>46</text:p>
          </table:table-cell>
          <table:table-cell table:formula="of:=SECOND([.J25])" office:value-type="float" office:value="31">
            <text:p>31</text:p>
          </table:table-cell>
          <table:table-cell/>
          <table:table-cell table:formula="of:=[.K25]/86400" office:value-type="date" office:date-value="2015-09-05T22:46:31">
            <text:p>2015-09-05T22:46:31Z</text:p>
          </table:table-cell>
          <table:table-cell table:formula="of:=[.L25]+2562263623" office:value-type="float" office:value="3650654791">
            <text:p>3650654791</text:p>
          </table:table-cell>
          <table:table-cell table:formula="of:=[.L24]+60466176" office:value-type="float" office:value="1088391168">
            <text:p>1088391168</text:p>
          </table:table-cell>
          <table:table-cell table:formula="of:=LOWER(BASE([.L25];36))" office:value-type="string" office:string-value="i00000">
            <text:p>i00000</text:p>
          </table:table-cell>
        </table:table-row>
        <table:table-row table:style-name="ro1">
          <table:table-cell table:number-columns-repeated="2"/>
          <table:table-cell table:formula="of:=YEAR([.J26])" office:value-type="float" office:value="2017">
            <text:p>2017</text:p>
          </table:table-cell>
          <table:table-cell table:formula="of:=MONTH([.J26])" office:value-type="float" office:value="8">
            <text:p>08</text:p>
          </table:table-cell>
          <table:table-cell table:formula="of:=DAY([.J26])" office:value-type="float" office:value="5">
            <text:p>05</text:p>
          </table:table-cell>
          <table:table-cell table:formula="of:=HOUR([.J26])" office:value-type="float" office:value="18">
            <text:p>18</text:p>
          </table:table-cell>
          <table:table-cell table:formula="of:=MINUTE([.J26])" office:value-type="float" office:value="56">
            <text:p>56</text:p>
          </table:table-cell>
          <table:table-cell table:formula="of:=SECOND([.J26])" office:value-type="float" office:value="7">
            <text:p>07</text:p>
          </table:table-cell>
          <table:table-cell/>
          <table:table-cell table:formula="of:=[.K26]/86400" office:value-type="date" office:date-value="2017-08-05T18:56:07">
            <text:p>2017-08-05T18:56:07Z</text:p>
          </table:table-cell>
          <table:table-cell table:formula="of:=[.L26]+2562263623" office:value-type="float" office:value="3711120967">
            <text:p>3711120967</text:p>
          </table:table-cell>
          <table:table-cell table:formula="of:=[.L25]+60466176" office:value-type="float" office:value="1148857344">
            <text:p>1148857344</text:p>
          </table:table-cell>
          <table:table-cell table:formula="of:=LOWER(BASE([.L26];36))" office:value-type="string" office:string-value="j00000">
            <text:p>j00000</text:p>
          </table:table-cell>
        </table:table-row>
        <table:table-row table:style-name="ro1">
          <table:table-cell table:number-columns-repeated="2"/>
          <table:table-cell table:formula="of:=YEAR([.J27])" office:value-type="float" office:value="2019">
            <text:p>2019</text:p>
          </table:table-cell>
          <table:table-cell table:formula="of:=MONTH([.J27])" office:value-type="float" office:value="7">
            <text:p>07</text:p>
          </table:table-cell>
          <table:table-cell table:formula="of:=DAY([.J27])" office:value-type="float" office:value="6">
            <text:p>06</text:p>
          </table:table-cell>
          <table:table-cell table:formula="of:=HOUR([.J27])" office:value-type="float" office:value="15">
            <text:p>15</text:p>
          </table:table-cell>
          <table:table-cell table:formula="of:=MINUTE([.J27])" office:value-type="float" office:value="5">
            <text:p>05</text:p>
          </table:table-cell>
          <table:table-cell table:formula="of:=SECOND([.J27])" office:value-type="float" office:value="43">
            <text:p>43</text:p>
          </table:table-cell>
          <table:table-cell/>
          <table:table-cell table:formula="of:=[.K27]/86400" office:value-type="date" office:date-value="2019-07-06T15:05:43">
            <text:p>2019-07-06T15:05:43Z</text:p>
          </table:table-cell>
          <table:table-cell table:formula="of:=[.L27]+2562263623" office:value-type="float" office:value="3771587143">
            <text:p>3771587143</text:p>
          </table:table-cell>
          <table:table-cell table:formula="of:=[.L26]+60466176" office:value-type="float" office:value="1209323520">
            <text:p>1209323520</text:p>
          </table:table-cell>
          <table:table-cell table:formula="of:=LOWER(BASE([.L27];36))" office:value-type="string" office:string-value="k00000">
            <text:p>k00000</text:p>
          </table:table-cell>
        </table:table-row>
        <table:table-row table:style-name="ro1">
          <table:table-cell table:number-columns-repeated="2"/>
          <table:table-cell table:formula="of:=YEAR([.J28])" office:value-type="float" office:value="2021">
            <text:p>2021</text:p>
          </table:table-cell>
          <table:table-cell table:formula="of:=MONTH([.J28])" office:value-type="float" office:value="6">
            <text:p>06</text:p>
          </table:table-cell>
          <table:table-cell table:formula="of:=DAY([.J28])" office:value-type="float" office:value="5">
            <text:p>05</text:p>
          </table:table-cell>
          <table:table-cell table:formula="of:=HOUR([.J28])" office:value-type="float" office:value="11">
            <text:p>11</text:p>
          </table:table-cell>
          <table:table-cell table:formula="of:=MINUTE([.J28])" office:value-type="float" office:value="15">
            <text:p>15</text:p>
          </table:table-cell>
          <table:table-cell table:formula="of:=SECOND([.J28])" office:value-type="float" office:value="19">
            <text:p>19</text:p>
          </table:table-cell>
          <table:table-cell/>
          <table:table-cell table:formula="of:=[.K28]/86400" office:value-type="date" office:date-value="2021-06-05T11:15:19">
            <text:p>2021-06-05T11:15:19Z</text:p>
          </table:table-cell>
          <table:table-cell table:formula="of:=[.L28]+2562263623" office:value-type="float" office:value="3832053319">
            <text:p>3832053319</text:p>
          </table:table-cell>
          <table:table-cell table:formula="of:=[.L27]+60466176" office:value-type="float" office:value="1269789696">
            <text:p>1269789696</text:p>
          </table:table-cell>
          <table:table-cell table:formula="of:=LOWER(BASE([.L28];36))" office:value-type="string" office:string-value="l00000">
            <text:p>l00000</text:p>
          </table:table-cell>
        </table:table-row>
        <table:table-row table:style-name="ro1">
          <table:table-cell table:number-columns-repeated="2"/>
          <table:table-cell table:formula="of:=YEAR([.J29])" office:value-type="float" office:value="2023">
            <text:p>2023</text:p>
          </table:table-cell>
          <table:table-cell table:formula="of:=MONTH([.J29])" office:value-type="float" office:value="5">
            <text:p>05</text:p>
          </table:table-cell>
          <table:table-cell table:formula="of:=DAY([.J29])" office:value-type="float" office:value="6">
            <text:p>06</text:p>
          </table:table-cell>
          <table:table-cell table:formula="of:=HOUR([.J29])" office:value-type="float" office:value="7">
            <text:p>07</text:p>
          </table:table-cell>
          <table:table-cell table:formula="of:=MINUTE([.J29])" office:value-type="float" office:value="24">
            <text:p>24</text:p>
          </table:table-cell>
          <table:table-cell table:formula="of:=SECOND([.J29])" office:value-type="float" office:value="55">
            <text:p>55</text:p>
          </table:table-cell>
          <table:table-cell/>
          <table:table-cell table:formula="of:=[.K29]/86400" office:value-type="date" office:date-value="2023-05-06T07:24:55">
            <text:p>2023-05-06T07:24:55Z</text:p>
          </table:table-cell>
          <table:table-cell table:formula="of:=[.L29]+2562263623" office:value-type="float" office:value="3892519495">
            <text:p>3892519495</text:p>
          </table:table-cell>
          <table:table-cell table:formula="of:=[.L28]+60466176" office:value-type="float" office:value="1330255872">
            <text:p>1330255872</text:p>
          </table:table-cell>
          <table:table-cell table:formula="of:=LOWER(BASE([.L29];36))" office:value-type="string" office:string-value="m00000">
            <text:p>m00000</text:p>
          </table:table-cell>
        </table:table-row>
        <table:table-row table:style-name="ro1">
          <table:table-cell table:number-columns-repeated="2"/>
          <table:table-cell table:formula="of:=YEAR([.J30])" office:value-type="float" office:value="2025">
            <text:p>2025</text:p>
          </table:table-cell>
          <table:table-cell table:formula="of:=MONTH([.J30])" office:value-type="float" office:value="4">
            <text:p>04</text:p>
          </table:table-cell>
          <table:table-cell table:formula="of:=DAY([.J30])" office:value-type="float" office:value="5">
            <text:p>05</text:p>
          </table:table-cell>
          <table:table-cell table:formula="of:=HOUR([.J30])" office:value-type="float" office:value="3">
            <text:p>03</text:p>
          </table:table-cell>
          <table:table-cell table:formula="of:=MINUTE([.J30])" office:value-type="float" office:value="34">
            <text:p>34</text:p>
          </table:table-cell>
          <table:table-cell table:formula="of:=SECOND([.J30])" office:value-type="float" office:value="31">
            <text:p>31</text:p>
          </table:table-cell>
          <table:table-cell/>
          <table:table-cell table:formula="of:=[.K30]/86400" office:value-type="date" office:date-value="2025-04-05T03:34:31">
            <text:p>2025-04-05T03:34:31Z</text:p>
          </table:table-cell>
          <table:table-cell table:formula="of:=[.L30]+2562263623" office:value-type="float" office:value="3952985671">
            <text:p>3952985671</text:p>
          </table:table-cell>
          <table:table-cell table:formula="of:=[.L29]+60466176" office:value-type="float" office:value="1390722048">
            <text:p>1390722048</text:p>
          </table:table-cell>
          <table:table-cell table:formula="of:=LOWER(BASE([.L30];36))" office:value-type="string" office:string-value="n00000">
            <text:p>n00000</text:p>
          </table:table-cell>
        </table:table-row>
        <table:table-row table:style-name="ro1">
          <table:table-cell table:number-columns-repeated="2"/>
          <table:table-cell table:formula="of:=YEAR([.J31])" office:value-type="float" office:value="2027">
            <text:p>2027</text:p>
          </table:table-cell>
          <table:table-cell table:formula="of:=MONTH([.J31])" office:value-type="float" office:value="3">
            <text:p>03</text:p>
          </table:table-cell>
          <table:table-cell table:formula="of:=DAY([.J31])" office:value-type="float" office:value="5">
            <text:p>05</text:p>
          </table:table-cell>
          <table:table-cell table:formula="of:=HOUR([.J31])" office:value-type="float" office:value="23">
            <text:p>23</text:p>
          </table:table-cell>
          <table:table-cell table:formula="of:=MINUTE([.J31])" office:value-type="float" office:value="44">
            <text:p>44</text:p>
          </table:table-cell>
          <table:table-cell table:formula="of:=SECOND([.J31])" office:value-type="float" office:value="7">
            <text:p>07</text:p>
          </table:table-cell>
          <table:table-cell/>
          <table:table-cell table:formula="of:=[.K31]/86400" office:value-type="date" office:date-value="2027-03-05T23:44:07">
            <text:p>2027-03-05T23:44:07Z</text:p>
          </table:table-cell>
          <table:table-cell table:formula="of:=[.L31]+2562263623" office:value-type="float" office:value="4013451847">
            <text:p>4013451847</text:p>
          </table:table-cell>
          <table:table-cell table:formula="of:=[.L30]+60466176" office:value-type="float" office:value="1451188224">
            <text:p>1451188224</text:p>
          </table:table-cell>
          <table:table-cell table:formula="of:=LOWER(BASE([.L31];36))" office:value-type="string" office:string-value="o00000">
            <text:p>o00000</text:p>
          </table:table-cell>
        </table:table-row>
        <table:table-row table:style-name="ro1">
          <table:table-cell table:number-columns-repeated="2"/>
          <table:table-cell table:formula="of:=YEAR([.J32])" office:value-type="float" office:value="2029">
            <text:p>2029</text:p>
          </table:table-cell>
          <table:table-cell table:formula="of:=MONTH([.J32])" office:value-type="float" office:value="2">
            <text:p>02</text:p>
          </table:table-cell>
          <table:table-cell table:formula="of:=DAY([.J32])" office:value-type="float" office:value="2">
            <text:p>02</text:p>
          </table:table-cell>
          <table:table-cell table:formula="of:=HOUR([.J32])" office:value-type="float" office:value="19">
            <text:p>19</text:p>
          </table:table-cell>
          <table:table-cell table:formula="of:=MINUTE([.J32])" office:value-type="float" office:value="53">
            <text:p>53</text:p>
          </table:table-cell>
          <table:table-cell table:formula="of:=SECOND([.J32])" office:value-type="float" office:value="43">
            <text:p>43</text:p>
          </table:table-cell>
          <table:table-cell/>
          <table:table-cell table:formula="of:=[.K32]/86400" office:value-type="date" office:date-value="2029-02-02T19:53:43">
            <text:p>2029-02-02T19:53:43Z</text:p>
          </table:table-cell>
          <table:table-cell table:formula="of:=[.L32]+2562263623" office:value-type="float" office:value="4073918023">
            <text:p>4073918023</text:p>
          </table:table-cell>
          <table:table-cell table:formula="of:=[.L31]+60466176" office:value-type="float" office:value="1511654400">
            <text:p>1511654400</text:p>
          </table:table-cell>
          <table:table-cell table:formula="of:=LOWER(BASE([.L32];36))" office:value-type="string" office:string-value="p00000">
            <text:p>p00000</text:p>
          </table:table-cell>
        </table:table-row>
        <table:table-row table:style-name="ro1">
          <table:table-cell table:number-columns-repeated="2"/>
          <table:table-cell table:formula="of:=YEAR([.J33])" office:value-type="float" office:value="2031">
            <text:p>2031</text:p>
          </table:table-cell>
          <table:table-cell table:formula="of:=MONTH([.J33])" office:value-type="float" office:value="1">
            <text:p>01</text:p>
          </table:table-cell>
          <table:table-cell table:formula="of:=DAY([.J33])" office:value-type="float" office:value="3">
            <text:p>03</text:p>
          </table:table-cell>
          <table:table-cell table:formula="of:=HOUR([.J33])" office:value-type="float" office:value="16">
            <text:p>16</text:p>
          </table:table-cell>
          <table:table-cell table:formula="of:=MINUTE([.J33])" office:value-type="float" office:value="3">
            <text:p>03</text:p>
          </table:table-cell>
          <table:table-cell table:formula="of:=SECOND([.J33])" office:value-type="float" office:value="19">
            <text:p>19</text:p>
          </table:table-cell>
          <table:table-cell/>
          <table:table-cell table:formula="of:=[.K33]/86400" office:value-type="date" office:date-value="2031-01-03T16:03:19">
            <text:p>2031-01-03T16:03:19Z</text:p>
          </table:table-cell>
          <table:table-cell table:formula="of:=[.L33]+2562263623" office:value-type="float" office:value="4134384199">
            <text:p>4134384199</text:p>
          </table:table-cell>
          <table:table-cell table:formula="of:=[.L32]+60466176" office:value-type="float" office:value="1572120576">
            <text:p>1572120576</text:p>
          </table:table-cell>
          <table:table-cell table:formula="of:=LOWER(BASE([.L33];36))" office:value-type="string" office:string-value="q00000">
            <text:p>q00000</text:p>
          </table:table-cell>
        </table:table-row>
        <table:table-row table:style-name="ro1">
          <table:table-cell table:number-columns-repeated="2"/>
          <table:table-cell table:formula="of:=YEAR([.J34])" office:value-type="float" office:value="2032">
            <text:p>2032</text:p>
          </table:table-cell>
          <table:table-cell table:formula="of:=MONTH([.J34])" office:value-type="float" office:value="12">
            <text:p>12</text:p>
          </table:table-cell>
          <table:table-cell table:formula="of:=DAY([.J34])" office:value-type="float" office:value="3">
            <text:p>03</text:p>
          </table:table-cell>
          <table:table-cell table:formula="of:=HOUR([.J34])" office:value-type="float" office:value="12">
            <text:p>12</text:p>
          </table:table-cell>
          <table:table-cell table:formula="of:=MINUTE([.J34])" office:value-type="float" office:value="12">
            <text:p>12</text:p>
          </table:table-cell>
          <table:table-cell table:formula="of:=SECOND([.J34])" office:value-type="float" office:value="55">
            <text:p>55</text:p>
          </table:table-cell>
          <table:table-cell/>
          <table:table-cell table:formula="of:=[.K34]/86400" office:value-type="date" office:date-value="2032-12-03T12:12:55">
            <text:p>2032-12-03T12:12:55Z</text:p>
          </table:table-cell>
          <table:table-cell table:formula="of:=[.L34]+2562263623" office:value-type="float" office:value="4194850375">
            <text:p>4194850375</text:p>
          </table:table-cell>
          <table:table-cell table:formula="of:=[.L33]+60466176" office:value-type="float" office:value="1632586752">
            <text:p>1632586752</text:p>
          </table:table-cell>
          <table:table-cell table:formula="of:=LOWER(BASE([.L34];36))" office:value-type="string" office:string-value="r00000">
            <text:p>r00000</text:p>
          </table:table-cell>
        </table:table-row>
        <table:table-row table:style-name="ro1">
          <table:table-cell table:number-columns-repeated="2"/>
          <table:table-cell table:formula="of:=YEAR([.J35])" office:value-type="float" office:value="2034">
            <text:p>2034</text:p>
          </table:table-cell>
          <table:table-cell table:formula="of:=MONTH([.J35])" office:value-type="float" office:value="11">
            <text:p>11</text:p>
          </table:table-cell>
          <table:table-cell table:formula="of:=DAY([.J35])" office:value-type="float" office:value="3">
            <text:p>03</text:p>
          </table:table-cell>
          <table:table-cell table:formula="of:=HOUR([.J35])" office:value-type="float" office:value="8">
            <text:p>08</text:p>
          </table:table-cell>
          <table:table-cell table:formula="of:=MINUTE([.J35])" office:value-type="float" office:value="22">
            <text:p>22</text:p>
          </table:table-cell>
          <table:table-cell table:formula="of:=SECOND([.J35])" office:value-type="float" office:value="31">
            <text:p>31</text:p>
          </table:table-cell>
          <table:table-cell/>
          <table:table-cell table:formula="of:=[.K35]/86400" office:value-type="date" office:date-value="2034-11-03T08:22:31">
            <text:p>2034-11-03T08:22:31Z</text:p>
          </table:table-cell>
          <table:table-cell table:formula="of:=[.L35]+2562263623" office:value-type="float" office:value="4255316551">
            <text:p>4255316551</text:p>
          </table:table-cell>
          <table:table-cell table:formula="of:=[.L34]+60466176" office:value-type="float" office:value="1693052928">
            <text:p>1693052928</text:p>
          </table:table-cell>
          <table:table-cell table:formula="of:=LOWER(BASE([.L35];36))" office:value-type="string" office:string-value="s00000">
            <text:p>s00000</text:p>
          </table:table-cell>
        </table:table-row>
        <table:table-row table:style-name="ro1">
          <table:table-cell table:number-columns-repeated="2"/>
          <table:table-cell table:formula="of:=YEAR([.J36])" office:value-type="float" office:value="2036">
            <text:p>2036</text:p>
          </table:table-cell>
          <table:table-cell table:formula="of:=MONTH([.J36])" office:value-type="float" office:value="10">
            <text:p>10</text:p>
          </table:table-cell>
          <table:table-cell table:formula="of:=DAY([.J36])" office:value-type="float" office:value="3">
            <text:p>03</text:p>
          </table:table-cell>
          <table:table-cell table:formula="of:=HOUR([.J36])" office:value-type="float" office:value="4">
            <text:p>04</text:p>
          </table:table-cell>
          <table:table-cell table:formula="of:=MINUTE([.J36])" office:value-type="float" office:value="32">
            <text:p>32</text:p>
          </table:table-cell>
          <table:table-cell table:formula="of:=SECOND([.J36])" office:value-type="float" office:value="7">
            <text:p>07</text:p>
          </table:table-cell>
          <table:table-cell/>
          <table:table-cell table:formula="of:=[.K36]/86400" office:value-type="date" office:date-value="2036-10-03T04:32:07">
            <text:p>2036-10-03T04:32:07Z</text:p>
          </table:table-cell>
          <table:table-cell table:formula="of:=[.L36]+2562263623" office:value-type="float" office:value="4315782727">
            <text:p>4315782727</text:p>
          </table:table-cell>
          <table:table-cell table:formula="of:=[.L35]+60466176" office:value-type="float" office:value="1753519104">
            <text:p>1753519104</text:p>
          </table:table-cell>
          <table:table-cell table:formula="of:=LOWER(BASE([.L36];36))" office:value-type="string" office:string-value="t00000">
            <text:p>t00000</text:p>
          </table:table-cell>
        </table:table-row>
        <table:table-row table:style-name="ro1">
          <table:table-cell table:number-columns-repeated="2"/>
          <table:table-cell table:formula="of:=YEAR([.J37])" office:value-type="float" office:value="2038">
            <text:p>2038</text:p>
          </table:table-cell>
          <table:table-cell table:formula="of:=MONTH([.J37])" office:value-type="float" office:value="9">
            <text:p>09</text:p>
          </table:table-cell>
          <table:table-cell table:formula="of:=DAY([.J37])" office:value-type="float" office:value="3">
            <text:p>03</text:p>
          </table:table-cell>
          <table:table-cell table:formula="of:=HOUR([.J37])" office:value-type="float" office:value="0">
            <text:p>00</text:p>
          </table:table-cell>
          <table:table-cell table:formula="of:=MINUTE([.J37])" office:value-type="float" office:value="41">
            <text:p>41</text:p>
          </table:table-cell>
          <table:table-cell table:formula="of:=SECOND([.J37])" office:value-type="float" office:value="43">
            <text:p>43</text:p>
          </table:table-cell>
          <table:table-cell/>
          <table:table-cell table:formula="of:=[.K37]/86400" office:value-type="date" office:date-value="2038-09-03T00:41:43">
            <text:p>2038-09-03T00:41:43Z</text:p>
          </table:table-cell>
          <table:table-cell table:formula="of:=[.L37]+2562263623" office:value-type="float" office:value="4376248903">
            <text:p>4376248903</text:p>
          </table:table-cell>
          <table:table-cell table:formula="of:=[.L36]+60466176" office:value-type="float" office:value="1813985280">
            <text:p>1813985280</text:p>
          </table:table-cell>
          <table:table-cell table:formula="of:=LOWER(BASE([.L37];36))" office:value-type="string" office:string-value="u00000">
            <text:p>u00000</text:p>
          </table:table-cell>
        </table:table-row>
        <table:table-row table:style-name="ro1">
          <table:table-cell table:number-columns-repeated="2"/>
          <table:table-cell table:formula="of:=YEAR([.J38])" office:value-type="float" office:value="2040">
            <text:p>2040</text:p>
          </table:table-cell>
          <table:table-cell table:formula="of:=MONTH([.J38])" office:value-type="float" office:value="8">
            <text:p>08</text:p>
          </table:table-cell>
          <table:table-cell table:formula="of:=DAY([.J38])" office:value-type="float" office:value="2">
            <text:p>02</text:p>
          </table:table-cell>
          <table:table-cell table:formula="of:=HOUR([.J38])" office:value-type="float" office:value="20">
            <text:p>20</text:p>
          </table:table-cell>
          <table:table-cell table:formula="of:=MINUTE([.J38])" office:value-type="float" office:value="51">
            <text:p>51</text:p>
          </table:table-cell>
          <table:table-cell table:formula="of:=SECOND([.J38])" office:value-type="float" office:value="19">
            <text:p>19</text:p>
          </table:table-cell>
          <table:table-cell/>
          <table:table-cell table:formula="of:=[.K38]/86400" office:value-type="date" office:date-value="2040-08-02T20:51:19">
            <text:p>2040-08-02T20:51:19Z</text:p>
          </table:table-cell>
          <table:table-cell table:formula="of:=[.L38]+2562263623" office:value-type="float" office:value="4436715079">
            <text:p>4436715079</text:p>
          </table:table-cell>
          <table:table-cell table:formula="of:=[.L37]+60466176" office:value-type="float" office:value="1874451456">
            <text:p>1874451456</text:p>
          </table:table-cell>
          <table:table-cell table:formula="of:=LOWER(BASE([.L38];36))" office:value-type="string" office:string-value="v00000">
            <text:p>v00000</text:p>
          </table:table-cell>
        </table:table-row>
        <table:table-row table:style-name="ro1">
          <table:table-cell table:number-columns-repeated="2"/>
          <table:table-cell table:formula="of:=YEAR([.J39])" office:value-type="float" office:value="2042">
            <text:p>2042</text:p>
          </table:table-cell>
          <table:table-cell table:formula="of:=MONTH([.J39])" office:value-type="float" office:value="7">
            <text:p>07</text:p>
          </table:table-cell>
          <table:table-cell table:formula="of:=DAY([.J39])" office:value-type="float" office:value="3">
            <text:p>03</text:p>
          </table:table-cell>
          <table:table-cell table:formula="of:=HOUR([.J39])" office:value-type="float" office:value="17">
            <text:p>17</text:p>
          </table:table-cell>
          <table:table-cell table:formula="of:=MINUTE([.J39])" office:value-type="float" office:value="0">
            <text:p>00</text:p>
          </table:table-cell>
          <table:table-cell table:formula="of:=SECOND([.J39])" office:value-type="float" office:value="55">
            <text:p>55</text:p>
          </table:table-cell>
          <table:table-cell/>
          <table:table-cell table:formula="of:=[.K39]/86400" office:value-type="date" office:date-value="2042-07-03T17:00:55">
            <text:p>2042-07-03T17:00:55Z</text:p>
          </table:table-cell>
          <table:table-cell table:formula="of:=[.L39]+2562263623" office:value-type="float" office:value="4497181255">
            <text:p>4497181255</text:p>
          </table:table-cell>
          <table:table-cell table:formula="of:=[.L38]+60466176" office:value-type="float" office:value="1934917632">
            <text:p>1934917632</text:p>
          </table:table-cell>
          <table:table-cell table:formula="of:=LOWER(BASE([.L39];36))" office:value-type="string" office:string-value="w00000">
            <text:p>w00000</text:p>
          </table:table-cell>
        </table:table-row>
        <table:table-row table:style-name="ro1">
          <table:table-cell table:number-columns-repeated="2"/>
          <table:table-cell table:formula="of:=YEAR([.J40])" office:value-type="float" office:value="2044">
            <text:p>2044</text:p>
          </table:table-cell>
          <table:table-cell table:formula="of:=MONTH([.J40])" office:value-type="float" office:value="6">
            <text:p>06</text:p>
          </table:table-cell>
          <table:table-cell table:formula="of:=DAY([.J40])" office:value-type="float" office:value="2">
            <text:p>02</text:p>
          </table:table-cell>
          <table:table-cell table:formula="of:=HOUR([.J40])" office:value-type="float" office:value="13">
            <text:p>13</text:p>
          </table:table-cell>
          <table:table-cell table:formula="of:=MINUTE([.J40])" office:value-type="float" office:value="10">
            <text:p>10</text:p>
          </table:table-cell>
          <table:table-cell table:formula="of:=SECOND([.J40])" office:value-type="float" office:value="31">
            <text:p>31</text:p>
          </table:table-cell>
          <table:table-cell/>
          <table:table-cell table:formula="of:=[.K40]/86400" office:value-type="date" office:date-value="2044-06-02T13:10:31">
            <text:p>2044-06-02T13:10:31Z</text:p>
          </table:table-cell>
          <table:table-cell table:formula="of:=[.L40]+2562263623" office:value-type="float" office:value="4557647431">
            <text:p>4557647431</text:p>
          </table:table-cell>
          <table:table-cell table:formula="of:=[.L39]+60466176" office:value-type="float" office:value="1995383808">
            <text:p>1995383808</text:p>
          </table:table-cell>
          <table:table-cell table:formula="of:=LOWER(BASE([.L40];36))" office:value-type="string" office:string-value="x00000">
            <text:p>x00000</text:p>
          </table:table-cell>
        </table:table-row>
        <table:table-row table:style-name="ro1">
          <table:table-cell table:number-columns-repeated="2"/>
          <table:table-cell table:formula="of:=YEAR([.J41])" office:value-type="float" office:value="2046">
            <text:p>2046</text:p>
          </table:table-cell>
          <table:table-cell table:formula="of:=MONTH([.J41])" office:value-type="float" office:value="5">
            <text:p>05</text:p>
          </table:table-cell>
          <table:table-cell table:formula="of:=DAY([.J41])" office:value-type="float" office:value="3">
            <text:p>03</text:p>
          </table:table-cell>
          <table:table-cell table:formula="of:=HOUR([.J41])" office:value-type="float" office:value="9">
            <text:p>09</text:p>
          </table:table-cell>
          <table:table-cell table:formula="of:=MINUTE([.J41])" office:value-type="float" office:value="20">
            <text:p>20</text:p>
          </table:table-cell>
          <table:table-cell table:formula="of:=SECOND([.J41])" office:value-type="float" office:value="7">
            <text:p>07</text:p>
          </table:table-cell>
          <table:table-cell/>
          <table:table-cell table:formula="of:=[.K41]/86400" office:value-type="date" office:date-value="2046-05-03T09:20:07">
            <text:p>2046-05-03T09:20:07Z</text:p>
          </table:table-cell>
          <table:table-cell table:formula="of:=[.L41]+2562263623" office:value-type="float" office:value="4618113607">
            <text:p>4618113607</text:p>
          </table:table-cell>
          <table:table-cell table:formula="of:=[.L40]+60466176" office:value-type="float" office:value="2055849984">
            <text:p>2055849984</text:p>
          </table:table-cell>
          <table:table-cell table:formula="of:=LOWER(BASE([.L41];36))" office:value-type="string" office:string-value="y00000">
            <text:p>y00000</text:p>
          </table:table-cell>
        </table:table-row>
        <table:table-row table:style-name="ro1">
          <table:table-cell table:number-columns-repeated="2"/>
          <table:table-cell table:formula="of:=YEAR([.J42])" office:value-type="float" office:value="2048">
            <text:p>2048</text:p>
          </table:table-cell>
          <table:table-cell table:formula="of:=MONTH([.J42])" office:value-type="float" office:value="4">
            <text:p>04</text:p>
          </table:table-cell>
          <table:table-cell table:formula="of:=DAY([.J42])" office:value-type="float" office:value="2">
            <text:p>02</text:p>
          </table:table-cell>
          <table:table-cell table:formula="of:=HOUR([.J42])" office:value-type="float" office:value="5">
            <text:p>05</text:p>
          </table:table-cell>
          <table:table-cell table:formula="of:=MINUTE([.J42])" office:value-type="float" office:value="29">
            <text:p>29</text:p>
          </table:table-cell>
          <table:table-cell table:formula="of:=SECOND([.J42])" office:value-type="float" office:value="43">
            <text:p>43</text:p>
          </table:table-cell>
          <table:table-cell/>
          <table:table-cell table:formula="of:=[.K42]/86400" office:value-type="date" office:date-value="2048-04-02T05:29:43">
            <text:p>2048-04-02T05:29:43Z</text:p>
          </table:table-cell>
          <table:table-cell table:formula="of:=[.L42]+2562263623" office:value-type="float" office:value="4678579783">
            <text:p>4678579783</text:p>
          </table:table-cell>
          <table:table-cell table:formula="of:=[.L41]+60466176" office:value-type="float" office:value="2116316160">
            <text:p>2116316160</text:p>
          </table:table-cell>
          <table:table-cell table:formula="of:=LOWER(BASE([.L42];36))" office:value-type="string" office:string-value="z00000">
            <text:p>z0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table:number-columns-spanned="1" table:number-rows-spanned="2">
            <text:p>0-5</text:p>
          </table:table-cell>
          <table:table-cell/>
          <table:table-cell table:formula="of:=YEAR([.J44])" office:value-type="float" office:value="1981">
            <text:p>1981</text:p>
          </table:table-cell>
          <table:table-cell table:formula="of:=MONTH([.J44])" office:value-type="float" office:value="3">
            <text:p>03</text:p>
          </table:table-cell>
          <table:table-cell table:formula="of:=DAY([.J44])" office:value-type="float" office:value="10">
            <text:p>10</text:p>
          </table:table-cell>
          <table:table-cell table:formula="of:=HOUR([.J44])" office:value-type="float" office:value="19">
            <text:p>19</text:p>
          </table:table-cell>
          <table:table-cell table:formula="of:=MINUTE([.J44])" office:value-type="float" office:value="53">
            <text:p>53</text:p>
          </table:table-cell>
          <table:table-cell table:formula="of:=SECOND([.J44])" office:value-type="float" office:value="43">
            <text:p>43</text:p>
          </table:table-cell>
          <table:table-cell/>
          <table:table-cell table:formula="of:=[.K44]/86400" office:value-type="date" office:date-value="1981-03-10T19:53:43">
            <text:p>1981-03-10T19:53:43Z</text:p>
          </table:table-cell>
          <table:table-cell table:formula="of:=[.L44]+2562263623" office:value-type="float" office:value="2562263623">
            <text:p>2562263623</text:p>
          </table:table-cell>
          <table:table-cell office:value-type="float" office:value="0">
            <text:p>0</text:p>
          </table:table-cell>
          <table:table-cell table:formula="of:=LOWER(BASE([.L44];36))" office:value-type="string" office:string-value="0">
            <text:p>0</text:p>
          </table:table-cell>
        </table:table-row>
        <table:table-row table:style-name="ro1">
          <table:covered-table-cell/>
          <table:table-cell/>
          <table:table-cell table:formula="of:=YEAR([.J45])" office:value-type="float" office:value="1992">
            <text:p>1992</text:p>
          </table:table-cell>
          <table:table-cell table:formula="of:=MONTH([.J45])" office:value-type="float" office:value="9">
            <text:p>09</text:p>
          </table:table-cell>
          <table:table-cell table:formula="of:=DAY([.J45])" office:value-type="float" office:value="7">
            <text:p>07</text:p>
          </table:table-cell>
          <table:table-cell table:formula="of:=HOUR([.J45])" office:value-type="float" office:value="20">
            <text:p>20</text:p>
          </table:table-cell>
          <table:table-cell table:formula="of:=MINUTE([.J45])" office:value-type="float" office:value="51">
            <text:p>51</text:p>
          </table:table-cell>
          <table:table-cell table:formula="of:=SECOND([.J45])" office:value-type="float" office:value="18">
            <text:p>18</text:p>
          </table:table-cell>
          <table:table-cell/>
          <table:table-cell table:formula="of:=[.K45]/86400" office:value-type="date" office:date-value="1992-09-07T20:51:18">
            <text:p>1992-09-07T20:51:18Z</text:p>
          </table:table-cell>
          <table:table-cell table:formula="of:=[.L45]+2562263623" office:value-type="float" office:value="2925060678">
            <text:p>2925060678</text:p>
          </table:table-cell>
          <table:table-cell table:formula="of:=[.L44]+(60466176*6)-1" office:value-type="float" office:value="362797055">
            <text:p>362797055</text:p>
          </table:table-cell>
          <table:table-cell table:formula="of:=LOWER(BASE([.L45];36))" office:value-type="string" office:string-value="5zzzzz">
            <text:p>5zzzzz</text:p>
          </table:table-cell>
        </table:table-row>
        <table:table-row table:style-name="ro1">
          <table:table-cell office:value-type="string" table:number-columns-spanned="1" table:number-rows-spanned="2">
            <text:p>6-b</text:p>
          </table:table-cell>
          <table:table-cell/>
          <table:table-cell table:formula="of:=YEAR([.J46])" office:value-type="float" office:value="1992">
            <text:p>1992</text:p>
          </table:table-cell>
          <table:table-cell table:formula="of:=MONTH([.J46])" office:value-type="float" office:value="9">
            <text:p>09</text:p>
          </table:table-cell>
          <table:table-cell table:formula="of:=DAY([.J46])" office:value-type="float" office:value="7">
            <text:p>07</text:p>
          </table:table-cell>
          <table:table-cell table:formula="of:=HOUR([.J46])" office:value-type="float" office:value="20">
            <text:p>20</text:p>
          </table:table-cell>
          <table:table-cell table:formula="of:=MINUTE([.J46])" office:value-type="float" office:value="51">
            <text:p>51</text:p>
          </table:table-cell>
          <table:table-cell table:formula="of:=SECOND([.J46])" office:value-type="float" office:value="19">
            <text:p>19</text:p>
          </table:table-cell>
          <table:table-cell/>
          <table:table-cell table:formula="of:=[.K46]/86400" office:value-type="date" office:date-value="1992-09-07T20:51:19">
            <text:p>1992-09-07T20:51:19Z</text:p>
          </table:table-cell>
          <table:table-cell table:formula="of:=[.L46]+2562263623" office:value-type="float" office:value="2925060679">
            <text:p>2925060679</text:p>
          </table:table-cell>
          <table:table-cell table:formula="of:=[.L45]+1" office:value-type="float" office:value="362797056">
            <text:p>362797056</text:p>
          </table:table-cell>
          <table:table-cell table:formula="of:=LOWER(BASE([.L46];36))" office:value-type="string" office:string-value="600000">
            <text:p>600000</text:p>
          </table:table-cell>
        </table:table-row>
        <table:table-row table:style-name="ro1">
          <table:covered-table-cell/>
          <table:table-cell/>
          <table:table-cell table:formula="of:=YEAR([.J47])" office:value-type="float" office:value="2004">
            <text:p>2004</text:p>
          </table:table-cell>
          <table:table-cell table:formula="of:=MONTH([.J47])" office:value-type="float" office:value="3">
            <text:p>03</text:p>
          </table:table-cell>
          <table:table-cell table:formula="of:=DAY([.J47])" office:value-type="float" office:value="7">
            <text:p>07</text:p>
          </table:table-cell>
          <table:table-cell table:formula="of:=HOUR([.J47])" office:value-type="float" office:value="21">
            <text:p>21</text:p>
          </table:table-cell>
          <table:table-cell table:formula="of:=MINUTE([.J47])" office:value-type="float" office:value="48">
            <text:p>48</text:p>
          </table:table-cell>
          <table:table-cell table:formula="of:=SECOND([.J47])" office:value-type="float" office:value="54">
            <text:p>54</text:p>
          </table:table-cell>
          <table:table-cell/>
          <table:table-cell table:formula="of:=[.K47]/86400" office:value-type="date" office:date-value="2004-03-07T21:48:54">
            <text:p>2004-03-07T21:48:54Z</text:p>
          </table:table-cell>
          <table:table-cell table:formula="of:=[.L47]+2562263623" office:value-type="float" office:value="3287857734">
            <text:p>3287857734</text:p>
          </table:table-cell>
          <table:table-cell table:formula="of:=[.L46]+(60466176*6)-1" office:value-type="float" office:value="725594111">
            <text:p>725594111</text:p>
          </table:table-cell>
          <table:table-cell table:formula="of:=LOWER(BASE([.L47];36))" office:value-type="string" office:string-value="bzzzzz">
            <text:p>bzzzzz</text:p>
          </table:table-cell>
        </table:table-row>
        <table:table-row table:style-name="ro1">
          <table:table-cell office:value-type="string" table:number-columns-spanned="1" table:number-rows-spanned="2">
            <text:p>c-h</text:p>
          </table:table-cell>
          <table:table-cell/>
          <table:table-cell table:formula="of:=YEAR([.J48])" office:value-type="float" office:value="2004">
            <text:p>2004</text:p>
          </table:table-cell>
          <table:table-cell table:formula="of:=MONTH([.J48])" office:value-type="float" office:value="3">
            <text:p>03</text:p>
          </table:table-cell>
          <table:table-cell table:formula="of:=DAY([.J48])" office:value-type="float" office:value="7">
            <text:p>07</text:p>
          </table:table-cell>
          <table:table-cell table:formula="of:=HOUR([.J48])" office:value-type="float" office:value="21">
            <text:p>21</text:p>
          </table:table-cell>
          <table:table-cell table:formula="of:=MINUTE([.J48])" office:value-type="float" office:value="48">
            <text:p>48</text:p>
          </table:table-cell>
          <table:table-cell table:formula="of:=SECOND([.J48])" office:value-type="float" office:value="55">
            <text:p>55</text:p>
          </table:table-cell>
          <table:table-cell/>
          <table:table-cell table:formula="of:=[.K48]/86400" office:value-type="date" office:date-value="2004-03-07T21:48:55">
            <text:p>2004-03-07T21:48:55Z</text:p>
          </table:table-cell>
          <table:table-cell table:formula="of:=[.L48]+2562263623" office:value-type="float" office:value="3287857735">
            <text:p>3287857735</text:p>
          </table:table-cell>
          <table:table-cell table:formula="of:=[.L47]+1" office:value-type="float" office:value="725594112">
            <text:p>725594112</text:p>
          </table:table-cell>
          <table:table-cell table:formula="of:=LOWER(BASE([.L48];36))" office:value-type="string" office:string-value="c00000">
            <text:p>c00000</text:p>
          </table:table-cell>
        </table:table-row>
        <table:table-row table:style-name="ro1">
          <table:covered-table-cell/>
          <table:table-cell/>
          <table:table-cell table:formula="of:=YEAR([.J49])" office:value-type="float" office:value="2015">
            <text:p>2015</text:p>
          </table:table-cell>
          <table:table-cell table:formula="of:=MONTH([.J49])" office:value-type="float" office:value="9">
            <text:p>09</text:p>
          </table:table-cell>
          <table:table-cell table:formula="of:=DAY([.J49])" office:value-type="float" office:value="5">
            <text:p>05</text:p>
          </table:table-cell>
          <table:table-cell table:formula="of:=HOUR([.J49])" office:value-type="float" office:value="22">
            <text:p>22</text:p>
          </table:table-cell>
          <table:table-cell table:formula="of:=MINUTE([.J49])" office:value-type="float" office:value="46">
            <text:p>46</text:p>
          </table:table-cell>
          <table:table-cell table:formula="of:=SECOND([.J49])" office:value-type="float" office:value="30">
            <text:p>30</text:p>
          </table:table-cell>
          <table:table-cell/>
          <table:table-cell table:formula="of:=[.K49]/86400" office:value-type="date" office:date-value="2015-09-05T22:46:30">
            <text:p>2015-09-05T22:46:30Z</text:p>
          </table:table-cell>
          <table:table-cell table:formula="of:=[.L49]+2562263623" office:value-type="float" office:value="3650654790">
            <text:p>3650654790</text:p>
          </table:table-cell>
          <table:table-cell table:formula="of:=[.L48]+(60466176*6)-1" office:value-type="float" office:value="1088391167">
            <text:p>1088391167</text:p>
          </table:table-cell>
          <table:table-cell table:formula="of:=LOWER(BASE([.L49];36))" office:value-type="string" office:string-value="hzzzzz">
            <text:p>hzzzzz</text:p>
          </table:table-cell>
        </table:table-row>
        <table:table-row table:style-name="ro1">
          <table:table-cell office:value-type="string" table:number-columns-spanned="1" table:number-rows-spanned="2">
            <text:p>i-n</text:p>
          </table:table-cell>
          <table:table-cell/>
          <table:table-cell table:formula="of:=YEAR([.J50])" office:value-type="float" office:value="2015">
            <text:p>2015</text:p>
          </table:table-cell>
          <table:table-cell table:formula="of:=MONTH([.J50])" office:value-type="float" office:value="9">
            <text:p>09</text:p>
          </table:table-cell>
          <table:table-cell table:formula="of:=DAY([.J50])" office:value-type="float" office:value="5">
            <text:p>05</text:p>
          </table:table-cell>
          <table:table-cell table:formula="of:=HOUR([.J50])" office:value-type="float" office:value="22">
            <text:p>22</text:p>
          </table:table-cell>
          <table:table-cell table:formula="of:=MINUTE([.J50])" office:value-type="float" office:value="46">
            <text:p>46</text:p>
          </table:table-cell>
          <table:table-cell table:formula="of:=SECOND([.J50])" office:value-type="float" office:value="31">
            <text:p>31</text:p>
          </table:table-cell>
          <table:table-cell/>
          <table:table-cell table:formula="of:=[.K50]/86400" office:value-type="date" office:date-value="2015-09-05T22:46:31">
            <text:p>2015-09-05T22:46:31Z</text:p>
          </table:table-cell>
          <table:table-cell table:formula="of:=[.L50]+2562263623" office:value-type="float" office:value="3650654791">
            <text:p>3650654791</text:p>
          </table:table-cell>
          <table:table-cell table:formula="of:=[.L49]+1" office:value-type="float" office:value="1088391168">
            <text:p>1088391168</text:p>
          </table:table-cell>
          <table:table-cell table:formula="of:=LOWER(BASE([.L50];36))" office:value-type="string" office:string-value="i00000">
            <text:p>i00000</text:p>
          </table:table-cell>
        </table:table-row>
        <table:table-row table:style-name="ro1">
          <table:covered-table-cell/>
          <table:table-cell/>
          <table:table-cell table:formula="of:=YEAR([.J51])" office:value-type="float" office:value="2027">
            <text:p>2027</text:p>
          </table:table-cell>
          <table:table-cell table:formula="of:=MONTH([.J51])" office:value-type="float" office:value="3">
            <text:p>03</text:p>
          </table:table-cell>
          <table:table-cell table:formula="of:=DAY([.J51])" office:value-type="float" office:value="5">
            <text:p>05</text:p>
          </table:table-cell>
          <table:table-cell table:formula="of:=HOUR([.J51])" office:value-type="float" office:value="23">
            <text:p>23</text:p>
          </table:table-cell>
          <table:table-cell table:formula="of:=MINUTE([.J51])" office:value-type="float" office:value="44">
            <text:p>44</text:p>
          </table:table-cell>
          <table:table-cell table:formula="of:=SECOND([.J51])" office:value-type="float" office:value="6">
            <text:p>06</text:p>
          </table:table-cell>
          <table:table-cell/>
          <table:table-cell table:formula="of:=[.K51]/86400" office:value-type="date" office:date-value="2027-03-05T23:44:06">
            <text:p>2027-03-05T23:44:06Z</text:p>
          </table:table-cell>
          <table:table-cell table:formula="of:=[.L51]+2562263623" office:value-type="float" office:value="4013451846">
            <text:p>4013451846</text:p>
          </table:table-cell>
          <table:table-cell table:formula="of:=[.L50]+(60466176*6)-1" office:value-type="float" office:value="1451188223">
            <text:p>1451188223</text:p>
          </table:table-cell>
          <table:table-cell table:formula="of:=LOWER(BASE([.L51];36))" office:value-type="string" office:string-value="nzzzzz">
            <text:p>nzzzzz</text:p>
          </table:table-cell>
        </table:table-row>
        <table:table-row table:style-name="ro1">
          <table:table-cell office:value-type="string" table:number-columns-spanned="1" table:number-rows-spanned="2">
            <text:p>o-t</text:p>
          </table:table-cell>
          <table:table-cell/>
          <table:table-cell table:formula="of:=YEAR([.J52])" office:value-type="float" office:value="2027">
            <text:p>2027</text:p>
          </table:table-cell>
          <table:table-cell table:formula="of:=MONTH([.J52])" office:value-type="float" office:value="3">
            <text:p>03</text:p>
          </table:table-cell>
          <table:table-cell table:formula="of:=DAY([.J52])" office:value-type="float" office:value="5">
            <text:p>05</text:p>
          </table:table-cell>
          <table:table-cell table:formula="of:=HOUR([.J52])" office:value-type="float" office:value="23">
            <text:p>23</text:p>
          </table:table-cell>
          <table:table-cell table:formula="of:=MINUTE([.J52])" office:value-type="float" office:value="44">
            <text:p>44</text:p>
          </table:table-cell>
          <table:table-cell table:formula="of:=SECOND([.J52])" office:value-type="float" office:value="7">
            <text:p>07</text:p>
          </table:table-cell>
          <table:table-cell/>
          <table:table-cell table:formula="of:=[.K52]/86400" office:value-type="date" office:date-value="2027-03-05T23:44:07">
            <text:p>2027-03-05T23:44:07Z</text:p>
          </table:table-cell>
          <table:table-cell table:formula="of:=[.L52]+2562263623" office:value-type="float" office:value="4013451847">
            <text:p>4013451847</text:p>
          </table:table-cell>
          <table:table-cell table:formula="of:=[.L51]+1" office:value-type="float" office:value="1451188224">
            <text:p>1451188224</text:p>
          </table:table-cell>
          <table:table-cell table:formula="of:=LOWER(BASE([.L52];36))" office:value-type="string" office:string-value="o00000">
            <text:p>o00000</text:p>
          </table:table-cell>
        </table:table-row>
        <table:table-row table:style-name="ro1">
          <table:covered-table-cell/>
          <table:table-cell/>
          <table:table-cell table:formula="of:=YEAR([.J53])" office:value-type="float" office:value="2038">
            <text:p>2038</text:p>
          </table:table-cell>
          <table:table-cell table:formula="of:=MONTH([.J53])" office:value-type="float" office:value="9">
            <text:p>09</text:p>
          </table:table-cell>
          <table:table-cell table:formula="of:=DAY([.J53])" office:value-type="float" office:value="3">
            <text:p>03</text:p>
          </table:table-cell>
          <table:table-cell table:formula="of:=HOUR([.J53])" office:value-type="float" office:value="0">
            <text:p>00</text:p>
          </table:table-cell>
          <table:table-cell table:formula="of:=MINUTE([.J53])" office:value-type="float" office:value="41">
            <text:p>41</text:p>
          </table:table-cell>
          <table:table-cell table:formula="of:=SECOND([.J53])" office:value-type="float" office:value="42">
            <text:p>42</text:p>
          </table:table-cell>
          <table:table-cell/>
          <table:table-cell table:formula="of:=[.K53]/86400" office:value-type="date" office:date-value="2038-09-03T00:41:42">
            <text:p>2038-09-03T00:41:42Z</text:p>
          </table:table-cell>
          <table:table-cell table:formula="of:=[.L53]+2562263623" office:value-type="float" office:value="4376248902">
            <text:p>4376248902</text:p>
          </table:table-cell>
          <table:table-cell table:formula="of:=[.L52]+(60466176*6)-1" office:value-type="float" office:value="1813985279">
            <text:p>1813985279</text:p>
          </table:table-cell>
          <table:table-cell table:formula="of:=LOWER(BASE([.L53];36))" office:value-type="string" office:string-value="tzzzzz">
            <text:p>tzzzzz</text:p>
          </table:table-cell>
        </table:table-row>
        <table:table-row table:style-name="ro1">
          <table:table-cell office:value-type="string" table:number-columns-spanned="1" table:number-rows-spanned="2">
            <text:p>u-z(ik0zj)</text:p>
          </table:table-cell>
          <table:table-cell/>
          <table:table-cell table:formula="of:=YEAR([.J54])" office:value-type="float" office:value="2038">
            <text:p>2038</text:p>
          </table:table-cell>
          <table:table-cell table:formula="of:=MONTH([.J54])" office:value-type="float" office:value="9">
            <text:p>09</text:p>
          </table:table-cell>
          <table:table-cell table:formula="of:=DAY([.J54])" office:value-type="float" office:value="3">
            <text:p>03</text:p>
          </table:table-cell>
          <table:table-cell table:formula="of:=HOUR([.J54])" office:value-type="float" office:value="0">
            <text:p>00</text:p>
          </table:table-cell>
          <table:table-cell table:formula="of:=MINUTE([.J54])" office:value-type="float" office:value="41">
            <text:p>41</text:p>
          </table:table-cell>
          <table:table-cell table:formula="of:=SECOND([.J54])" office:value-type="float" office:value="43">
            <text:p>43</text:p>
          </table:table-cell>
          <table:table-cell/>
          <table:table-cell table:formula="of:=[.K54]/86400" office:value-type="date" office:date-value="2038-09-03T00:41:43">
            <text:p>2038-09-03T00:41:43Z</text:p>
          </table:table-cell>
          <table:table-cell table:formula="of:=[.L54]+2562263623" office:value-type="float" office:value="4376248903">
            <text:p>4376248903</text:p>
          </table:table-cell>
          <table:table-cell table:formula="of:=[.L53]+1" office:value-type="float" office:value="1813985280">
            <text:p>1813985280</text:p>
          </table:table-cell>
          <table:table-cell table:formula="of:=LOWER(BASE([.L54];36))" office:value-type="string" office:string-value="u00000">
            <text:p>u00000</text:p>
          </table:table-cell>
        </table:table-row>
        <table:table-row table:style-name="ro1">
          <table:covered-table-cell/>
          <table:table-cell/>
          <table:table-cell table:formula="of:=YEAR([.J55])" office:value-type="float" office:value="2049">
            <text:p>2049</text:p>
          </table:table-cell>
          <table:table-cell table:formula="of:=MONTH([.J55])" office:value-type="float" office:value="3">
            <text:p>03</text:p>
          </table:table-cell>
          <table:table-cell table:formula="of:=DAY([.J55])" office:value-type="float" office:value="28">
            <text:p>28</text:p>
          </table:table-cell>
          <table:table-cell table:formula="of:=HOUR([.J55])" office:value-type="float" office:value="23">
            <text:p>23</text:p>
          </table:table-cell>
          <table:table-cell table:formula="of:=MINUTE([.J55])" office:value-type="float" office:value="7">
            <text:p>07</text:p>
          </table:table-cell>
          <table:table-cell table:formula="of:=SECOND([.J55])" office:value-type="float" office:value="50">
            <text:p>50</text:p>
          </table:table-cell>
          <table:table-cell/>
          <table:table-cell table:formula="of:=[.K55]/86400" office:value-type="date" office:date-value="2049-03-28T23:07:50">
            <text:p>2049-03-28T23:07:50Z</text:p>
          </table:table-cell>
          <table:table-cell table:formula="of:=[.L55]+2562263623" office:value-type="float" office:value="4709747270">
            <text:p>4709747270</text:p>
          </table:table-cell>
          <table:table-cell table:formula="of:=2^31-1" office:value-type="float" office:value="2147483647">
            <text:p>2147483647</text:p>
          </table:table-cell>
          <table:table-cell table:formula="of:=LOWER(BASE([.L55];36))" office:value-type="string" office:string-value="zik0zj">
            <text:p>zik0zj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57])" office:value-type="float" office:value="1981">
            <text:p>1981</text:p>
          </table:table-cell>
          <table:table-cell table:formula="of:=MONTH([.J57])" office:value-type="float" office:value="3">
            <text:p>03</text:p>
          </table:table-cell>
          <table:table-cell table:formula="of:=DAY([.J57])" office:value-type="float" office:value="10">
            <text:p>10</text:p>
          </table:table-cell>
          <table:table-cell table:formula="of:=HOUR([.J57])" office:value-type="float" office:value="19">
            <text:p>19</text:p>
          </table:table-cell>
          <table:table-cell table:formula="of:=MINUTE([.J57])" office:value-type="float" office:value="53">
            <text:p>53</text:p>
          </table:table-cell>
          <table:table-cell table:formula="of:=SECOND([.J57])" office:value-type="float" office:value="43">
            <text:p>43</text:p>
          </table:table-cell>
          <table:table-cell/>
          <table:table-cell table:formula="of:=[.K57]/86400" office:value-type="date" office:date-value="1981-03-10T19:53:43">
            <text:p>1981-03-10T19:53:43Z</text:p>
          </table:table-cell>
          <table:table-cell table:formula="of:=[.L57]+2562263623" office:value-type="float" office:value="2562263623">
            <text:p>2562263623</text:p>
          </table:table-cell>
          <table:table-cell office:value-type="float" office:value="0">
            <text:p>0</text:p>
          </table:table-cell>
          <table:table-cell table:formula="of:=LOWER(BASE([.L57];36))" office:value-type="string" office:string-value="0">
            <text:p>0</text:p>
          </table:table-cell>
        </table:table-row>
        <table:table-row table:style-name="ro1">
          <table:table-cell table:number-columns-repeated="2"/>
          <table:table-cell table:formula="of:=YEAR([.J58])" office:value-type="float" office:value="1983">
            <text:p>1983</text:p>
          </table:table-cell>
          <table:table-cell table:formula="of:=MONTH([.J58])" office:value-type="float" office:value="2">
            <text:p>02</text:p>
          </table:table-cell>
          <table:table-cell table:formula="of:=DAY([.J58])" office:value-type="float" office:value="8">
            <text:p>08</text:p>
          </table:table-cell>
          <table:table-cell table:formula="of:=HOUR([.J58])" office:value-type="float" office:value="16">
            <text:p>16</text:p>
          </table:table-cell>
          <table:table-cell table:formula="of:=MINUTE([.J58])" office:value-type="float" office:value="3">
            <text:p>03</text:p>
          </table:table-cell>
          <table:table-cell table:formula="of:=SECOND([.J58])" office:value-type="float" office:value="18">
            <text:p>18</text:p>
          </table:table-cell>
          <table:table-cell/>
          <table:table-cell table:formula="of:=[.K58]/86400" office:value-type="date" office:date-value="1983-02-08T16:03:18">
            <text:p>1983-02-08T16:03:18Z</text:p>
          </table:table-cell>
          <table:table-cell table:formula="of:=[.L58]+2562263623" office:value-type="float" office:value="2622729798">
            <text:p>2622729798</text:p>
          </table:table-cell>
          <table:table-cell table:formula="of:=[.L57]+60466176-1" office:value-type="float" office:value="60466175">
            <text:p>60466175</text:p>
          </table:table-cell>
          <table:table-cell table:formula="of:=LOWER(BASE([.L58];36))" office:value-type="string" office:string-value="zzzzz">
            <text:p>zzzzz</text:p>
          </table:table-cell>
        </table:table-row>
        <table:table-row table:style-name="ro1">
          <table:table-cell table:number-columns-repeated="2"/>
          <table:table-cell table:formula="of:=YEAR([.J59])" office:value-type="float" office:value="1983">
            <text:p>1983</text:p>
          </table:table-cell>
          <table:table-cell table:formula="of:=MONTH([.J59])" office:value-type="float" office:value="2">
            <text:p>02</text:p>
          </table:table-cell>
          <table:table-cell table:formula="of:=DAY([.J59])" office:value-type="float" office:value="8">
            <text:p>08</text:p>
          </table:table-cell>
          <table:table-cell table:formula="of:=HOUR([.J59])" office:value-type="float" office:value="16">
            <text:p>16</text:p>
          </table:table-cell>
          <table:table-cell table:formula="of:=MINUTE([.J59])" office:value-type="float" office:value="3">
            <text:p>03</text:p>
          </table:table-cell>
          <table:table-cell table:formula="of:=SECOND([.J59])" office:value-type="float" office:value="19">
            <text:p>19</text:p>
          </table:table-cell>
          <table:table-cell/>
          <table:table-cell table:formula="of:=[.K59]/86400" office:value-type="date" office:date-value="1983-02-08T16:03:19">
            <text:p>1983-02-08T16:03:19Z</text:p>
          </table:table-cell>
          <table:table-cell table:formula="of:=[.L59]+2562263623" office:value-type="float" office:value="2622729799">
            <text:p>2622729799</text:p>
          </table:table-cell>
          <table:table-cell table:formula="of:=[.L58]+1" office:value-type="float" office:value="60466176">
            <text:p>60466176</text:p>
          </table:table-cell>
          <table:table-cell table:formula="of:=LOWER(BASE([.L59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60])" office:value-type="float" office:value="1985">
            <text:p>1985</text:p>
          </table:table-cell>
          <table:table-cell table:formula="of:=MONTH([.J60])" office:value-type="float" office:value="1">
            <text:p>01</text:p>
          </table:table-cell>
          <table:table-cell table:formula="of:=DAY([.J60])" office:value-type="float" office:value="8">
            <text:p>08</text:p>
          </table:table-cell>
          <table:table-cell table:formula="of:=HOUR([.J60])" office:value-type="float" office:value="12">
            <text:p>12</text:p>
          </table:table-cell>
          <table:table-cell table:formula="of:=MINUTE([.J60])" office:value-type="float" office:value="12">
            <text:p>12</text:p>
          </table:table-cell>
          <table:table-cell table:formula="of:=SECOND([.J60])" office:value-type="float" office:value="54">
            <text:p>54</text:p>
          </table:table-cell>
          <table:table-cell/>
          <table:table-cell table:formula="of:=[.K60]/86400" office:value-type="date" office:date-value="1985-01-08T12:12:54">
            <text:p>1985-01-08T12:12:54Z</text:p>
          </table:table-cell>
          <table:table-cell table:formula="of:=[.L60]+2562263623" office:value-type="float" office:value="2683195974">
            <text:p>2683195974</text:p>
          </table:table-cell>
          <table:table-cell table:formula="of:=[.L59]+60466176-1" office:value-type="float" office:value="120932351">
            <text:p>120932351</text:p>
          </table:table-cell>
          <table:table-cell table:formula="of:=LOWER(BASE([.L60];36))" office:value-type="string" office:string-value="1zzzzz">
            <text:p>1zzzzz</text:p>
          </table:table-cell>
        </table:table-row>
        <table:table-row table:style-name="ro1">
          <table:table-cell table:number-columns-repeated="2"/>
          <table:table-cell table:formula="of:=YEAR([.J61])" office:value-type="float" office:value="1985">
            <text:p>1985</text:p>
          </table:table-cell>
          <table:table-cell table:formula="of:=MONTH([.J61])" office:value-type="float" office:value="1">
            <text:p>01</text:p>
          </table:table-cell>
          <table:table-cell table:formula="of:=DAY([.J61])" office:value-type="float" office:value="8">
            <text:p>08</text:p>
          </table:table-cell>
          <table:table-cell table:formula="of:=HOUR([.J61])" office:value-type="float" office:value="12">
            <text:p>12</text:p>
          </table:table-cell>
          <table:table-cell table:formula="of:=MINUTE([.J61])" office:value-type="float" office:value="12">
            <text:p>12</text:p>
          </table:table-cell>
          <table:table-cell table:formula="of:=SECOND([.J61])" office:value-type="float" office:value="55">
            <text:p>55</text:p>
          </table:table-cell>
          <table:table-cell/>
          <table:table-cell table:formula="of:=[.K61]/86400" office:value-type="date" office:date-value="1985-01-08T12:12:55">
            <text:p>1985-01-08T12:12:55Z</text:p>
          </table:table-cell>
          <table:table-cell table:formula="of:=[.L61]+2562263623" office:value-type="float" office:value="2683195975">
            <text:p>2683195975</text:p>
          </table:table-cell>
          <table:table-cell table:formula="of:=[.L60]+1" office:value-type="float" office:value="120932352">
            <text:p>120932352</text:p>
          </table:table-cell>
          <table:table-cell table:formula="of:=LOWER(BASE([.L61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62])" office:value-type="float" office:value="1986">
            <text:p>1986</text:p>
          </table:table-cell>
          <table:table-cell table:formula="of:=MONTH([.J62])" office:value-type="float" office:value="12">
            <text:p>12</text:p>
          </table:table-cell>
          <table:table-cell table:formula="of:=DAY([.J62])" office:value-type="float" office:value="9">
            <text:p>09</text:p>
          </table:table-cell>
          <table:table-cell table:formula="of:=HOUR([.J62])" office:value-type="float" office:value="8">
            <text:p>08</text:p>
          </table:table-cell>
          <table:table-cell table:formula="of:=MINUTE([.J62])" office:value-type="float" office:value="22">
            <text:p>22</text:p>
          </table:table-cell>
          <table:table-cell table:formula="of:=SECOND([.J62])" office:value-type="float" office:value="30">
            <text:p>30</text:p>
          </table:table-cell>
          <table:table-cell/>
          <table:table-cell table:formula="of:=[.K62]/86400" office:value-type="date" office:date-value="1986-12-09T08:22:30">
            <text:p>1986-12-09T08:22:30Z</text:p>
          </table:table-cell>
          <table:table-cell table:formula="of:=[.L62]+2562263623" office:value-type="float" office:value="2743662150">
            <text:p>2743662150</text:p>
          </table:table-cell>
          <table:table-cell table:formula="of:=[.L61]+60466176-1" office:value-type="float" office:value="181398527">
            <text:p>181398527</text:p>
          </table:table-cell>
          <table:table-cell table:formula="of:=LOWER(BASE([.L62];36))" office:value-type="string" office:string-value="2zzzzz">
            <text:p>2zzzzz</text:p>
          </table:table-cell>
        </table:table-row>
        <table:table-row table:style-name="ro1">
          <table:table-cell table:number-columns-repeated="2"/>
          <table:table-cell table:formula="of:=YEAR([.J63])" office:value-type="float" office:value="1986">
            <text:p>1986</text:p>
          </table:table-cell>
          <table:table-cell table:formula="of:=MONTH([.J63])" office:value-type="float" office:value="12">
            <text:p>12</text:p>
          </table:table-cell>
          <table:table-cell table:formula="of:=DAY([.J63])" office:value-type="float" office:value="9">
            <text:p>09</text:p>
          </table:table-cell>
          <table:table-cell table:formula="of:=HOUR([.J63])" office:value-type="float" office:value="8">
            <text:p>08</text:p>
          </table:table-cell>
          <table:table-cell table:formula="of:=MINUTE([.J63])" office:value-type="float" office:value="22">
            <text:p>22</text:p>
          </table:table-cell>
          <table:table-cell table:formula="of:=SECOND([.J63])" office:value-type="float" office:value="31">
            <text:p>31</text:p>
          </table:table-cell>
          <table:table-cell/>
          <table:table-cell table:formula="of:=[.K63]/86400" office:value-type="date" office:date-value="1986-12-09T08:22:31">
            <text:p>1986-12-09T08:22:31Z</text:p>
          </table:table-cell>
          <table:table-cell table:formula="of:=[.L63]+2562263623" office:value-type="float" office:value="2743662151">
            <text:p>2743662151</text:p>
          </table:table-cell>
          <table:table-cell table:formula="of:=[.L62]+1" office:value-type="float" office:value="181398528">
            <text:p>181398528</text:p>
          </table:table-cell>
          <table:table-cell table:formula="of:=LOWER(BASE([.L63];36))" office:value-type="string" office:string-value="300000">
            <text:p>300000</text:p>
          </table:table-cell>
        </table:table-row>
        <table:table-row table:style-name="ro1">
          <table:table-cell table:number-columns-repeated="2"/>
          <table:table-cell table:formula="of:=YEAR([.J64])" office:value-type="float" office:value="1988">
            <text:p>1988</text:p>
          </table:table-cell>
          <table:table-cell table:formula="of:=MONTH([.J64])" office:value-type="float" office:value="11">
            <text:p>11</text:p>
          </table:table-cell>
          <table:table-cell table:formula="of:=DAY([.J64])" office:value-type="float" office:value="8">
            <text:p>08</text:p>
          </table:table-cell>
          <table:table-cell table:formula="of:=HOUR([.J64])" office:value-type="float" office:value="4">
            <text:p>04</text:p>
          </table:table-cell>
          <table:table-cell table:formula="of:=MINUTE([.J64])" office:value-type="float" office:value="32">
            <text:p>32</text:p>
          </table:table-cell>
          <table:table-cell table:formula="of:=SECOND([.J64])" office:value-type="float" office:value="6">
            <text:p>06</text:p>
          </table:table-cell>
          <table:table-cell/>
          <table:table-cell table:formula="of:=[.K64]/86400" office:value-type="date" office:date-value="1988-11-08T04:32:06">
            <text:p>1988-11-08T04:32:06Z</text:p>
          </table:table-cell>
          <table:table-cell table:formula="of:=[.L64]+2562263623" office:value-type="float" office:value="2804128326">
            <text:p>2804128326</text:p>
          </table:table-cell>
          <table:table-cell table:formula="of:=[.L63]+60466176-1" office:value-type="float" office:value="241864703">
            <text:p>241864703</text:p>
          </table:table-cell>
          <table:table-cell table:formula="of:=LOWER(BASE([.L64];36))" office:value-type="string" office:string-value="3zzzzz">
            <text:p>3zzzzz</text:p>
          </table:table-cell>
        </table:table-row>
        <table:table-row table:style-name="ro1">
          <table:table-cell table:number-columns-repeated="2"/>
          <table:table-cell table:formula="of:=YEAR([.J65])" office:value-type="float" office:value="1988">
            <text:p>1988</text:p>
          </table:table-cell>
          <table:table-cell table:formula="of:=MONTH([.J65])" office:value-type="float" office:value="11">
            <text:p>11</text:p>
          </table:table-cell>
          <table:table-cell table:formula="of:=DAY([.J65])" office:value-type="float" office:value="8">
            <text:p>08</text:p>
          </table:table-cell>
          <table:table-cell table:formula="of:=HOUR([.J65])" office:value-type="float" office:value="4">
            <text:p>04</text:p>
          </table:table-cell>
          <table:table-cell table:formula="of:=MINUTE([.J65])" office:value-type="float" office:value="32">
            <text:p>32</text:p>
          </table:table-cell>
          <table:table-cell table:formula="of:=SECOND([.J65])" office:value-type="float" office:value="7">
            <text:p>07</text:p>
          </table:table-cell>
          <table:table-cell/>
          <table:table-cell table:formula="of:=[.K65]/86400" office:value-type="date" office:date-value="1988-11-08T04:32:07">
            <text:p>1988-11-08T04:32:07Z</text:p>
          </table:table-cell>
          <table:table-cell table:formula="of:=[.L65]+2562263623" office:value-type="float" office:value="2804128327">
            <text:p>2804128327</text:p>
          </table:table-cell>
          <table:table-cell table:formula="of:=[.L64]+1" office:value-type="float" office:value="241864704">
            <text:p>241864704</text:p>
          </table:table-cell>
          <table:table-cell table:formula="of:=LOWER(BASE([.L65];36))" office:value-type="string" office:string-value="400000">
            <text:p>400000</text:p>
          </table:table-cell>
        </table:table-row>
        <table:table-row table:style-name="ro1">
          <table:table-cell table:number-columns-repeated="2"/>
          <table:table-cell table:formula="of:=YEAR([.J66])" office:value-type="float" office:value="1990">
            <text:p>1990</text:p>
          </table:table-cell>
          <table:table-cell table:formula="of:=MONTH([.J66])" office:value-type="float" office:value="10">
            <text:p>10</text:p>
          </table:table-cell>
          <table:table-cell table:formula="of:=DAY([.J66])" office:value-type="float" office:value="9">
            <text:p>09</text:p>
          </table:table-cell>
          <table:table-cell table:formula="of:=HOUR([.J66])" office:value-type="float" office:value="0">
            <text:p>00</text:p>
          </table:table-cell>
          <table:table-cell table:formula="of:=MINUTE([.J66])" office:value-type="float" office:value="41">
            <text:p>41</text:p>
          </table:table-cell>
          <table:table-cell table:formula="of:=SECOND([.J66])" office:value-type="float" office:value="42">
            <text:p>42</text:p>
          </table:table-cell>
          <table:table-cell/>
          <table:table-cell table:formula="of:=[.K66]/86400" office:value-type="date" office:date-value="1990-10-09T00:41:42">
            <text:p>1990-10-09T00:41:42Z</text:p>
          </table:table-cell>
          <table:table-cell table:formula="of:=[.L66]+2562263623" office:value-type="float" office:value="2864594502">
            <text:p>2864594502</text:p>
          </table:table-cell>
          <table:table-cell table:formula="of:=[.L65]+60466176-1" office:value-type="float" office:value="302330879">
            <text:p>302330879</text:p>
          </table:table-cell>
          <table:table-cell table:formula="of:=LOWER(BASE([.L66];36))" office:value-type="string" office:string-value="4zzzzz">
            <text:p>4zzzzz</text:p>
          </table:table-cell>
        </table:table-row>
        <table:table-row table:style-name="ro1">
          <table:table-cell table:number-columns-repeated="2"/>
          <table:table-cell table:formula="of:=YEAR([.J67])" office:value-type="float" office:value="1990">
            <text:p>1990</text:p>
          </table:table-cell>
          <table:table-cell table:formula="of:=MONTH([.J67])" office:value-type="float" office:value="10">
            <text:p>10</text:p>
          </table:table-cell>
          <table:table-cell table:formula="of:=DAY([.J67])" office:value-type="float" office:value="9">
            <text:p>09</text:p>
          </table:table-cell>
          <table:table-cell table:formula="of:=HOUR([.J67])" office:value-type="float" office:value="0">
            <text:p>00</text:p>
          </table:table-cell>
          <table:table-cell table:formula="of:=MINUTE([.J67])" office:value-type="float" office:value="41">
            <text:p>41</text:p>
          </table:table-cell>
          <table:table-cell table:formula="of:=SECOND([.J67])" office:value-type="float" office:value="43">
            <text:p>43</text:p>
          </table:table-cell>
          <table:table-cell/>
          <table:table-cell table:formula="of:=[.K67]/86400" office:value-type="date" office:date-value="1990-10-09T00:41:43">
            <text:p>1990-10-09T00:41:43Z</text:p>
          </table:table-cell>
          <table:table-cell table:formula="of:=[.L67]+2562263623" office:value-type="float" office:value="2864594503">
            <text:p>2864594503</text:p>
          </table:table-cell>
          <table:table-cell table:formula="of:=[.L66]+1" office:value-type="float" office:value="302330880">
            <text:p>302330880</text:p>
          </table:table-cell>
          <table:table-cell table:formula="of:=LOWER(BASE([.L67];36))" office:value-type="string" office:string-value="500000">
            <text:p>500000</text:p>
          </table:table-cell>
        </table:table-row>
        <table:table-row table:style-name="ro1">
          <table:table-cell table:number-columns-repeated="2"/>
          <table:table-cell table:formula="of:=YEAR([.J68])" office:value-type="float" office:value="1992">
            <text:p>1992</text:p>
          </table:table-cell>
          <table:table-cell table:formula="of:=MONTH([.J68])" office:value-type="float" office:value="9">
            <text:p>09</text:p>
          </table:table-cell>
          <table:table-cell table:formula="of:=DAY([.J68])" office:value-type="float" office:value="7">
            <text:p>07</text:p>
          </table:table-cell>
          <table:table-cell table:formula="of:=HOUR([.J68])" office:value-type="float" office:value="20">
            <text:p>20</text:p>
          </table:table-cell>
          <table:table-cell table:formula="of:=MINUTE([.J68])" office:value-type="float" office:value="51">
            <text:p>51</text:p>
          </table:table-cell>
          <table:table-cell table:formula="of:=SECOND([.J68])" office:value-type="float" office:value="18">
            <text:p>18</text:p>
          </table:table-cell>
          <table:table-cell/>
          <table:table-cell table:formula="of:=[.K68]/86400" office:value-type="date" office:date-value="1992-09-07T20:51:18">
            <text:p>1992-09-07T20:51:18Z</text:p>
          </table:table-cell>
          <table:table-cell table:formula="of:=[.L68]+2562263623" office:value-type="float" office:value="2925060678">
            <text:p>2925060678</text:p>
          </table:table-cell>
          <table:table-cell table:formula="of:=[.L67]+60466176-1" office:value-type="float" office:value="362797055">
            <text:p>362797055</text:p>
          </table:table-cell>
          <table:table-cell table:formula="of:=LOWER(BASE([.L68];36))" office:value-type="string" office:string-value="5zzzzz">
            <text:p>5zzzzz</text:p>
          </table:table-cell>
        </table:table-row>
        <table:table-row table:style-name="ro1">
          <table:table-cell table:number-columns-repeated="2"/>
          <table:table-cell table:formula="of:=YEAR([.J69])" office:value-type="float" office:value="1992">
            <text:p>1992</text:p>
          </table:table-cell>
          <table:table-cell table:formula="of:=MONTH([.J69])" office:value-type="float" office:value="9">
            <text:p>09</text:p>
          </table:table-cell>
          <table:table-cell table:formula="of:=DAY([.J69])" office:value-type="float" office:value="7">
            <text:p>07</text:p>
          </table:table-cell>
          <table:table-cell table:formula="of:=HOUR([.J69])" office:value-type="float" office:value="20">
            <text:p>20</text:p>
          </table:table-cell>
          <table:table-cell table:formula="of:=MINUTE([.J69])" office:value-type="float" office:value="51">
            <text:p>51</text:p>
          </table:table-cell>
          <table:table-cell table:formula="of:=SECOND([.J69])" office:value-type="float" office:value="19">
            <text:p>19</text:p>
          </table:table-cell>
          <table:table-cell/>
          <table:table-cell table:formula="of:=[.K69]/86400" office:value-type="date" office:date-value="1992-09-07T20:51:19">
            <text:p>1992-09-07T20:51:19Z</text:p>
          </table:table-cell>
          <table:table-cell table:formula="of:=[.L69]+2562263623" office:value-type="float" office:value="2925060679">
            <text:p>2925060679</text:p>
          </table:table-cell>
          <table:table-cell table:formula="of:=[.L68]+1" office:value-type="float" office:value="362797056">
            <text:p>362797056</text:p>
          </table:table-cell>
          <table:table-cell table:formula="of:=LOWER(BASE([.L69];36))" office:value-type="string" office:string-value="600000">
            <text:p>600000</text:p>
          </table:table-cell>
        </table:table-row>
        <table:table-row table:style-name="ro1">
          <table:table-cell table:number-columns-repeated="2"/>
          <table:table-cell table:formula="of:=YEAR([.J70])" office:value-type="float" office:value="1994">
            <text:p>1994</text:p>
          </table:table-cell>
          <table:table-cell table:formula="of:=MONTH([.J70])" office:value-type="float" office:value="8">
            <text:p>08</text:p>
          </table:table-cell>
          <table:table-cell table:formula="of:=DAY([.J70])" office:value-type="float" office:value="8">
            <text:p>08</text:p>
          </table:table-cell>
          <table:table-cell table:formula="of:=HOUR([.J70])" office:value-type="float" office:value="17">
            <text:p>17</text:p>
          </table:table-cell>
          <table:table-cell table:formula="of:=MINUTE([.J70])" office:value-type="float" office:value="0">
            <text:p>00</text:p>
          </table:table-cell>
          <table:table-cell table:formula="of:=SECOND([.J70])" office:value-type="float" office:value="54">
            <text:p>54</text:p>
          </table:table-cell>
          <table:table-cell/>
          <table:table-cell table:formula="of:=[.K70]/86400" office:value-type="date" office:date-value="1994-08-08T17:00:54">
            <text:p>1994-08-08T17:00:54Z</text:p>
          </table:table-cell>
          <table:table-cell table:formula="of:=[.L70]+2562263623" office:value-type="float" office:value="2985526854">
            <text:p>2985526854</text:p>
          </table:table-cell>
          <table:table-cell table:formula="of:=[.L69]+60466176-1" office:value-type="float" office:value="423263231">
            <text:p>423263231</text:p>
          </table:table-cell>
          <table:table-cell table:formula="of:=LOWER(BASE([.L70];36))" office:value-type="string" office:string-value="6zzzzz">
            <text:p>6zzzzz</text:p>
          </table:table-cell>
        </table:table-row>
        <table:table-row table:style-name="ro1">
          <table:table-cell table:number-columns-repeated="2"/>
          <table:table-cell table:formula="of:=YEAR([.J71])" office:value-type="float" office:value="1994">
            <text:p>1994</text:p>
          </table:table-cell>
          <table:table-cell table:formula="of:=MONTH([.J71])" office:value-type="float" office:value="8">
            <text:p>08</text:p>
          </table:table-cell>
          <table:table-cell table:formula="of:=DAY([.J71])" office:value-type="float" office:value="8">
            <text:p>08</text:p>
          </table:table-cell>
          <table:table-cell table:formula="of:=HOUR([.J71])" office:value-type="float" office:value="17">
            <text:p>17</text:p>
          </table:table-cell>
          <table:table-cell table:formula="of:=MINUTE([.J71])" office:value-type="float" office:value="0">
            <text:p>00</text:p>
          </table:table-cell>
          <table:table-cell table:formula="of:=SECOND([.J71])" office:value-type="float" office:value="55">
            <text:p>55</text:p>
          </table:table-cell>
          <table:table-cell/>
          <table:table-cell table:formula="of:=[.K71]/86400" office:value-type="date" office:date-value="1994-08-08T17:00:55">
            <text:p>1994-08-08T17:00:55Z</text:p>
          </table:table-cell>
          <table:table-cell table:formula="of:=[.L71]+2562263623" office:value-type="float" office:value="2985526855">
            <text:p>2985526855</text:p>
          </table:table-cell>
          <table:table-cell table:formula="of:=[.L70]+1" office:value-type="float" office:value="423263232">
            <text:p>423263232</text:p>
          </table:table-cell>
          <table:table-cell table:formula="of:=LOWER(BASE([.L71];36))" office:value-type="string" office:string-value="700000">
            <text:p>700000</text:p>
          </table:table-cell>
        </table:table-row>
        <table:table-row table:style-name="ro1">
          <table:table-cell table:number-columns-repeated="2"/>
          <table:table-cell table:formula="of:=YEAR([.J72])" office:value-type="float" office:value="1996">
            <text:p>1996</text:p>
          </table:table-cell>
          <table:table-cell table:formula="of:=MONTH([.J72])" office:value-type="float" office:value="7">
            <text:p>07</text:p>
          </table:table-cell>
          <table:table-cell table:formula="of:=DAY([.J72])" office:value-type="float" office:value="8">
            <text:p>08</text:p>
          </table:table-cell>
          <table:table-cell table:formula="of:=HOUR([.J72])" office:value-type="float" office:value="13">
            <text:p>13</text:p>
          </table:table-cell>
          <table:table-cell table:formula="of:=MINUTE([.J72])" office:value-type="float" office:value="10">
            <text:p>10</text:p>
          </table:table-cell>
          <table:table-cell table:formula="of:=SECOND([.J72])" office:value-type="float" office:value="30">
            <text:p>30</text:p>
          </table:table-cell>
          <table:table-cell/>
          <table:table-cell table:formula="of:=[.K72]/86400" office:value-type="date" office:date-value="1996-07-08T13:10:30">
            <text:p>1996-07-08T13:10:30Z</text:p>
          </table:table-cell>
          <table:table-cell table:formula="of:=[.L72]+2562263623" office:value-type="float" office:value="3045993030">
            <text:p>3045993030</text:p>
          </table:table-cell>
          <table:table-cell table:formula="of:=[.L71]+60466176-1" office:value-type="float" office:value="483729407">
            <text:p>483729407</text:p>
          </table:table-cell>
          <table:table-cell table:formula="of:=LOWER(BASE([.L72];36))" office:value-type="string" office:string-value="7zzzzz">
            <text:p>7zzzzz</text:p>
          </table:table-cell>
        </table:table-row>
        <table:table-row table:style-name="ro1">
          <table:table-cell table:number-columns-repeated="2"/>
          <table:table-cell table:formula="of:=YEAR([.J73])" office:value-type="float" office:value="1996">
            <text:p>1996</text:p>
          </table:table-cell>
          <table:table-cell table:formula="of:=MONTH([.J73])" office:value-type="float" office:value="7">
            <text:p>07</text:p>
          </table:table-cell>
          <table:table-cell table:formula="of:=DAY([.J73])" office:value-type="float" office:value="8">
            <text:p>08</text:p>
          </table:table-cell>
          <table:table-cell table:formula="of:=HOUR([.J73])" office:value-type="float" office:value="13">
            <text:p>13</text:p>
          </table:table-cell>
          <table:table-cell table:formula="of:=MINUTE([.J73])" office:value-type="float" office:value="10">
            <text:p>10</text:p>
          </table:table-cell>
          <table:table-cell table:formula="of:=SECOND([.J73])" office:value-type="float" office:value="31">
            <text:p>31</text:p>
          </table:table-cell>
          <table:table-cell/>
          <table:table-cell table:formula="of:=[.K73]/86400" office:value-type="date" office:date-value="1996-07-08T13:10:31">
            <text:p>1996-07-08T13:10:31Z</text:p>
          </table:table-cell>
          <table:table-cell table:formula="of:=[.L73]+2562263623" office:value-type="float" office:value="3045993031">
            <text:p>3045993031</text:p>
          </table:table-cell>
          <table:table-cell table:formula="of:=[.L72]+1" office:value-type="float" office:value="483729408">
            <text:p>483729408</text:p>
          </table:table-cell>
          <table:table-cell table:formula="of:=LOWER(BASE([.L73];36))" office:value-type="string" office:string-value="800000">
            <text:p>800000</text:p>
          </table:table-cell>
        </table:table-row>
        <table:table-row table:style-name="ro1">
          <table:table-cell table:number-columns-repeated="2"/>
          <table:table-cell table:formula="of:=YEAR([.J74])" office:value-type="float" office:value="1998">
            <text:p>1998</text:p>
          </table:table-cell>
          <table:table-cell table:formula="of:=MONTH([.J74])" office:value-type="float" office:value="6">
            <text:p>06</text:p>
          </table:table-cell>
          <table:table-cell table:formula="of:=DAY([.J74])" office:value-type="float" office:value="8">
            <text:p>08</text:p>
          </table:table-cell>
          <table:table-cell table:formula="of:=HOUR([.J74])" office:value-type="float" office:value="9">
            <text:p>09</text:p>
          </table:table-cell>
          <table:table-cell table:formula="of:=MINUTE([.J74])" office:value-type="float" office:value="20">
            <text:p>20</text:p>
          </table:table-cell>
          <table:table-cell table:formula="of:=SECOND([.J74])" office:value-type="float" office:value="6">
            <text:p>06</text:p>
          </table:table-cell>
          <table:table-cell/>
          <table:table-cell table:formula="of:=[.K74]/86400" office:value-type="date" office:date-value="1998-06-08T09:20:06">
            <text:p>1998-06-08T09:20:06Z</text:p>
          </table:table-cell>
          <table:table-cell table:formula="of:=[.L74]+2562263623" office:value-type="float" office:value="3106459206">
            <text:p>3106459206</text:p>
          </table:table-cell>
          <table:table-cell table:formula="of:=[.L73]+60466176-1" office:value-type="float" office:value="544195583">
            <text:p>544195583</text:p>
          </table:table-cell>
          <table:table-cell table:formula="of:=LOWER(BASE([.L74];36))" office:value-type="string" office:string-value="8zzzzz">
            <text:p>8zzzzz</text:p>
          </table:table-cell>
        </table:table-row>
        <table:table-row table:style-name="ro1">
          <table:table-cell table:number-columns-repeated="2"/>
          <table:table-cell table:formula="of:=YEAR([.J75])" office:value-type="float" office:value="1998">
            <text:p>1998</text:p>
          </table:table-cell>
          <table:table-cell table:formula="of:=MONTH([.J75])" office:value-type="float" office:value="6">
            <text:p>06</text:p>
          </table:table-cell>
          <table:table-cell table:formula="of:=DAY([.J75])" office:value-type="float" office:value="8">
            <text:p>08</text:p>
          </table:table-cell>
          <table:table-cell table:formula="of:=HOUR([.J75])" office:value-type="float" office:value="9">
            <text:p>09</text:p>
          </table:table-cell>
          <table:table-cell table:formula="of:=MINUTE([.J75])" office:value-type="float" office:value="20">
            <text:p>20</text:p>
          </table:table-cell>
          <table:table-cell table:formula="of:=SECOND([.J75])" office:value-type="float" office:value="7">
            <text:p>07</text:p>
          </table:table-cell>
          <table:table-cell/>
          <table:table-cell table:formula="of:=[.K75]/86400" office:value-type="date" office:date-value="1998-06-08T09:20:07">
            <text:p>1998-06-08T09:20:07Z</text:p>
          </table:table-cell>
          <table:table-cell table:formula="of:=[.L75]+2562263623" office:value-type="float" office:value="3106459207">
            <text:p>3106459207</text:p>
          </table:table-cell>
          <table:table-cell table:formula="of:=[.L74]+1" office:value-type="float" office:value="544195584">
            <text:p>544195584</text:p>
          </table:table-cell>
          <table:table-cell table:formula="of:=LOWER(BASE([.L75];36))" office:value-type="string" office:string-value="900000">
            <text:p>900000</text:p>
          </table:table-cell>
        </table:table-row>
        <table:table-row table:style-name="ro1">
          <table:table-cell table:number-columns-repeated="2"/>
          <table:table-cell table:formula="of:=YEAR([.J76])" office:value-type="float" office:value="2000">
            <text:p>2000</text:p>
          </table:table-cell>
          <table:table-cell table:formula="of:=MONTH([.J76])" office:value-type="float" office:value="5">
            <text:p>05</text:p>
          </table:table-cell>
          <table:table-cell table:formula="of:=DAY([.J76])" office:value-type="float" office:value="8">
            <text:p>08</text:p>
          </table:table-cell>
          <table:table-cell table:formula="of:=HOUR([.J76])" office:value-type="float" office:value="5">
            <text:p>05</text:p>
          </table:table-cell>
          <table:table-cell table:formula="of:=MINUTE([.J76])" office:value-type="float" office:value="29">
            <text:p>29</text:p>
          </table:table-cell>
          <table:table-cell table:formula="of:=SECOND([.J76])" office:value-type="float" office:value="42">
            <text:p>42</text:p>
          </table:table-cell>
          <table:table-cell/>
          <table:table-cell table:formula="of:=[.K76]/86400" office:value-type="date" office:date-value="2000-05-08T05:29:42">
            <text:p>2000-05-08T05:29:42Z</text:p>
          </table:table-cell>
          <table:table-cell table:formula="of:=[.L76]+2562263623" office:value-type="float" office:value="3166925382">
            <text:p>3166925382</text:p>
          </table:table-cell>
          <table:table-cell table:formula="of:=[.L75]+60466176-1" office:value-type="float" office:value="604661759">
            <text:p>604661759</text:p>
          </table:table-cell>
          <table:table-cell table:formula="of:=LOWER(BASE([.L76];36))" office:value-type="string" office:string-value="9zzzzz">
            <text:p>9zzzzz</text:p>
          </table:table-cell>
        </table:table-row>
        <table:table-row table:style-name="ro1">
          <table:table-cell table:number-columns-repeated="2"/>
          <table:table-cell table:formula="of:=YEAR([.J77])" office:value-type="float" office:value="2000">
            <text:p>2000</text:p>
          </table:table-cell>
          <table:table-cell table:formula="of:=MONTH([.J77])" office:value-type="float" office:value="5">
            <text:p>05</text:p>
          </table:table-cell>
          <table:table-cell table:formula="of:=DAY([.J77])" office:value-type="float" office:value="8">
            <text:p>08</text:p>
          </table:table-cell>
          <table:table-cell table:formula="of:=HOUR([.J77])" office:value-type="float" office:value="5">
            <text:p>05</text:p>
          </table:table-cell>
          <table:table-cell table:formula="of:=MINUTE([.J77])" office:value-type="float" office:value="29">
            <text:p>29</text:p>
          </table:table-cell>
          <table:table-cell table:formula="of:=SECOND([.J77])" office:value-type="float" office:value="43">
            <text:p>43</text:p>
          </table:table-cell>
          <table:table-cell/>
          <table:table-cell table:formula="of:=[.K77]/86400" office:value-type="date" office:date-value="2000-05-08T05:29:43">
            <text:p>2000-05-08T05:29:43Z</text:p>
          </table:table-cell>
          <table:table-cell table:formula="of:=[.L77]+2562263623" office:value-type="float" office:value="3166925383">
            <text:p>3166925383</text:p>
          </table:table-cell>
          <table:table-cell table:formula="of:=[.L76]+1" office:value-type="float" office:value="604661760">
            <text:p>604661760</text:p>
          </table:table-cell>
          <table:table-cell table:formula="of:=LOWER(BASE([.L77];36))" office:value-type="string" office:string-value="a00000">
            <text:p>a00000</text:p>
          </table:table-cell>
        </table:table-row>
        <table:table-row table:style-name="ro1">
          <table:table-cell table:number-columns-repeated="2"/>
          <table:table-cell table:formula="of:=YEAR([.J78])" office:value-type="float" office:value="2002">
            <text:p>2002</text:p>
          </table:table-cell>
          <table:table-cell table:formula="of:=MONTH([.J78])" office:value-type="float" office:value="4">
            <text:p>04</text:p>
          </table:table-cell>
          <table:table-cell table:formula="of:=DAY([.J78])" office:value-type="float" office:value="8">
            <text:p>08</text:p>
          </table:table-cell>
          <table:table-cell table:formula="of:=HOUR([.J78])" office:value-type="float" office:value="1">
            <text:p>01</text:p>
          </table:table-cell>
          <table:table-cell table:formula="of:=MINUTE([.J78])" office:value-type="float" office:value="39">
            <text:p>39</text:p>
          </table:table-cell>
          <table:table-cell table:formula="of:=SECOND([.J78])" office:value-type="float" office:value="18">
            <text:p>18</text:p>
          </table:table-cell>
          <table:table-cell/>
          <table:table-cell table:formula="of:=[.K78]/86400" office:value-type="date" office:date-value="2002-04-08T01:39:18">
            <text:p>2002-04-08T01:39:18Z</text:p>
          </table:table-cell>
          <table:table-cell table:formula="of:=[.L78]+2562263623" office:value-type="float" office:value="3227391558">
            <text:p>3227391558</text:p>
          </table:table-cell>
          <table:table-cell table:formula="of:=[.L77]+60466176-1" office:value-type="float" office:value="665127935">
            <text:p>665127935</text:p>
          </table:table-cell>
          <table:table-cell table:formula="of:=LOWER(BASE([.L78];36))" office:value-type="string" office:string-value="azzzzz">
            <text:p>azzzzz</text:p>
          </table:table-cell>
        </table:table-row>
        <table:table-row table:style-name="ro1">
          <table:table-cell table:number-columns-repeated="2"/>
          <table:table-cell table:formula="of:=YEAR([.J79])" office:value-type="float" office:value="2002">
            <text:p>2002</text:p>
          </table:table-cell>
          <table:table-cell table:formula="of:=MONTH([.J79])" office:value-type="float" office:value="4">
            <text:p>04</text:p>
          </table:table-cell>
          <table:table-cell table:formula="of:=DAY([.J79])" office:value-type="float" office:value="8">
            <text:p>08</text:p>
          </table:table-cell>
          <table:table-cell table:formula="of:=HOUR([.J79])" office:value-type="float" office:value="1">
            <text:p>01</text:p>
          </table:table-cell>
          <table:table-cell table:formula="of:=MINUTE([.J79])" office:value-type="float" office:value="39">
            <text:p>39</text:p>
          </table:table-cell>
          <table:table-cell table:formula="of:=SECOND([.J79])" office:value-type="float" office:value="19">
            <text:p>19</text:p>
          </table:table-cell>
          <table:table-cell/>
          <table:table-cell table:formula="of:=[.K79]/86400" office:value-type="date" office:date-value="2002-04-08T01:39:19">
            <text:p>2002-04-08T01:39:19Z</text:p>
          </table:table-cell>
          <table:table-cell table:formula="of:=[.L79]+2562263623" office:value-type="float" office:value="3227391559">
            <text:p>3227391559</text:p>
          </table:table-cell>
          <table:table-cell table:formula="of:=[.L78]+1" office:value-type="float" office:value="665127936">
            <text:p>665127936</text:p>
          </table:table-cell>
          <table:table-cell table:formula="of:=LOWER(BASE([.L79];36))" office:value-type="string" office:string-value="b00000">
            <text:p>b00000</text:p>
          </table:table-cell>
        </table:table-row>
        <table:table-row table:style-name="ro1">
          <table:table-cell table:number-columns-repeated="2"/>
          <table:table-cell table:formula="of:=YEAR([.J80])" office:value-type="float" office:value="2004">
            <text:p>2004</text:p>
          </table:table-cell>
          <table:table-cell table:formula="of:=MONTH([.J80])" office:value-type="float" office:value="3">
            <text:p>03</text:p>
          </table:table-cell>
          <table:table-cell table:formula="of:=DAY([.J80])" office:value-type="float" office:value="7">
            <text:p>07</text:p>
          </table:table-cell>
          <table:table-cell table:formula="of:=HOUR([.J80])" office:value-type="float" office:value="21">
            <text:p>21</text:p>
          </table:table-cell>
          <table:table-cell table:formula="of:=MINUTE([.J80])" office:value-type="float" office:value="48">
            <text:p>48</text:p>
          </table:table-cell>
          <table:table-cell table:formula="of:=SECOND([.J80])" office:value-type="float" office:value="54">
            <text:p>54</text:p>
          </table:table-cell>
          <table:table-cell/>
          <table:table-cell table:formula="of:=[.K80]/86400" office:value-type="date" office:date-value="2004-03-07T21:48:54">
            <text:p>2004-03-07T21:48:54Z</text:p>
          </table:table-cell>
          <table:table-cell table:formula="of:=[.L80]+2562263623" office:value-type="float" office:value="3287857734">
            <text:p>3287857734</text:p>
          </table:table-cell>
          <table:table-cell table:formula="of:=[.L79]+60466176-1" office:value-type="float" office:value="725594111">
            <text:p>725594111</text:p>
          </table:table-cell>
          <table:table-cell table:formula="of:=LOWER(BASE([.L80];36))" office:value-type="string" office:string-value="bzzzzz">
            <text:p>bzzzzz</text:p>
          </table:table-cell>
        </table:table-row>
        <table:table-row table:style-name="ro1">
          <table:table-cell table:number-columns-repeated="2"/>
          <table:table-cell table:formula="of:=YEAR([.J81])" office:value-type="float" office:value="2004">
            <text:p>2004</text:p>
          </table:table-cell>
          <table:table-cell table:formula="of:=MONTH([.J81])" office:value-type="float" office:value="3">
            <text:p>03</text:p>
          </table:table-cell>
          <table:table-cell table:formula="of:=DAY([.J81])" office:value-type="float" office:value="7">
            <text:p>07</text:p>
          </table:table-cell>
          <table:table-cell table:formula="of:=HOUR([.J81])" office:value-type="float" office:value="21">
            <text:p>21</text:p>
          </table:table-cell>
          <table:table-cell table:formula="of:=MINUTE([.J81])" office:value-type="float" office:value="48">
            <text:p>48</text:p>
          </table:table-cell>
          <table:table-cell table:formula="of:=SECOND([.J81])" office:value-type="float" office:value="55">
            <text:p>55</text:p>
          </table:table-cell>
          <table:table-cell/>
          <table:table-cell table:formula="of:=[.K81]/86400" office:value-type="date" office:date-value="2004-03-07T21:48:55">
            <text:p>2004-03-07T21:48:55Z</text:p>
          </table:table-cell>
          <table:table-cell table:formula="of:=[.L81]+2562263623" office:value-type="float" office:value="3287857735">
            <text:p>3287857735</text:p>
          </table:table-cell>
          <table:table-cell table:formula="of:=[.L80]+1" office:value-type="float" office:value="725594112">
            <text:p>725594112</text:p>
          </table:table-cell>
          <table:table-cell table:formula="of:=LOWER(BASE([.L81];36))" office:value-type="string" office:string-value="c00000">
            <text:p>c00000</text:p>
          </table:table-cell>
        </table:table-row>
        <table:table-row table:style-name="ro1">
          <table:table-cell table:number-columns-repeated="2"/>
          <table:table-cell table:formula="of:=YEAR([.J82])" office:value-type="float" office:value="2006">
            <text:p>2006</text:p>
          </table:table-cell>
          <table:table-cell table:formula="of:=MONTH([.J82])" office:value-type="float" office:value="2">
            <text:p>02</text:p>
          </table:table-cell>
          <table:table-cell table:formula="of:=DAY([.J82])" office:value-type="float" office:value="5">
            <text:p>05</text:p>
          </table:table-cell>
          <table:table-cell table:formula="of:=HOUR([.J82])" office:value-type="float" office:value="17">
            <text:p>17</text:p>
          </table:table-cell>
          <table:table-cell table:formula="of:=MINUTE([.J82])" office:value-type="float" office:value="58">
            <text:p>58</text:p>
          </table:table-cell>
          <table:table-cell table:formula="of:=SECOND([.J82])" office:value-type="float" office:value="30">
            <text:p>30</text:p>
          </table:table-cell>
          <table:table-cell/>
          <table:table-cell table:formula="of:=[.K82]/86400" office:value-type="date" office:date-value="2006-02-05T17:58:30">
            <text:p>2006-02-05T17:58:30Z</text:p>
          </table:table-cell>
          <table:table-cell table:formula="of:=[.L82]+2562263623" office:value-type="float" office:value="3348323910">
            <text:p>3348323910</text:p>
          </table:table-cell>
          <table:table-cell table:formula="of:=[.L81]+60466176-1" office:value-type="float" office:value="786060287">
            <text:p>786060287</text:p>
          </table:table-cell>
          <table:table-cell table:formula="of:=LOWER(BASE([.L82];36))" office:value-type="string" office:string-value="czzzzz">
            <text:p>czzzzz</text:p>
          </table:table-cell>
        </table:table-row>
        <table:table-row table:style-name="ro1">
          <table:table-cell table:number-columns-repeated="2"/>
          <table:table-cell table:formula="of:=YEAR([.J83])" office:value-type="float" office:value="2006">
            <text:p>2006</text:p>
          </table:table-cell>
          <table:table-cell table:formula="of:=MONTH([.J83])" office:value-type="float" office:value="2">
            <text:p>02</text:p>
          </table:table-cell>
          <table:table-cell table:formula="of:=DAY([.J83])" office:value-type="float" office:value="5">
            <text:p>05</text:p>
          </table:table-cell>
          <table:table-cell table:formula="of:=HOUR([.J83])" office:value-type="float" office:value="17">
            <text:p>17</text:p>
          </table:table-cell>
          <table:table-cell table:formula="of:=MINUTE([.J83])" office:value-type="float" office:value="58">
            <text:p>58</text:p>
          </table:table-cell>
          <table:table-cell table:formula="of:=SECOND([.J83])" office:value-type="float" office:value="31">
            <text:p>31</text:p>
          </table:table-cell>
          <table:table-cell/>
          <table:table-cell table:formula="of:=[.K83]/86400" office:value-type="date" office:date-value="2006-02-05T17:58:31">
            <text:p>2006-02-05T17:58:31Z</text:p>
          </table:table-cell>
          <table:table-cell table:formula="of:=[.L83]+2562263623" office:value-type="float" office:value="3348323911">
            <text:p>3348323911</text:p>
          </table:table-cell>
          <table:table-cell table:formula="of:=[.L82]+1" office:value-type="float" office:value="786060288">
            <text:p>786060288</text:p>
          </table:table-cell>
          <table:table-cell table:formula="of:=LOWER(BASE([.L83];36))" office:value-type="string" office:string-value="d00000">
            <text:p>d00000</text:p>
          </table:table-cell>
        </table:table-row>
        <table:table-row table:style-name="ro1">
          <table:table-cell table:number-columns-repeated="2"/>
          <table:table-cell table:formula="of:=YEAR([.J84])" office:value-type="float" office:value="2008">
            <text:p>2008</text:p>
          </table:table-cell>
          <table:table-cell table:formula="of:=MONTH([.J84])" office:value-type="float" office:value="1">
            <text:p>01</text:p>
          </table:table-cell>
          <table:table-cell table:formula="of:=DAY([.J84])" office:value-type="float" office:value="6">
            <text:p>06</text:p>
          </table:table-cell>
          <table:table-cell table:formula="of:=HOUR([.J84])" office:value-type="float" office:value="14">
            <text:p>14</text:p>
          </table:table-cell>
          <table:table-cell table:formula="of:=MINUTE([.J84])" office:value-type="float" office:value="8">
            <text:p>08</text:p>
          </table:table-cell>
          <table:table-cell table:formula="of:=SECOND([.J84])" office:value-type="float" office:value="6">
            <text:p>06</text:p>
          </table:table-cell>
          <table:table-cell/>
          <table:table-cell table:formula="of:=[.K84]/86400" office:value-type="date" office:date-value="2008-01-06T14:08:06">
            <text:p>2008-01-06T14:08:06Z</text:p>
          </table:table-cell>
          <table:table-cell table:formula="of:=[.L84]+2562263623" office:value-type="float" office:value="3408790086">
            <text:p>3408790086</text:p>
          </table:table-cell>
          <table:table-cell table:formula="of:=[.L83]+60466176-1" office:value-type="float" office:value="846526463">
            <text:p>846526463</text:p>
          </table:table-cell>
          <table:table-cell table:formula="of:=LOWER(BASE([.L84];36))" office:value-type="string" office:string-value="dzzzzz">
            <text:p>dzzzzz</text:p>
          </table:table-cell>
        </table:table-row>
        <table:table-row table:style-name="ro1">
          <table:table-cell table:number-columns-repeated="2"/>
          <table:table-cell table:formula="of:=YEAR([.J85])" office:value-type="float" office:value="2008">
            <text:p>2008</text:p>
          </table:table-cell>
          <table:table-cell table:formula="of:=MONTH([.J85])" office:value-type="float" office:value="1">
            <text:p>01</text:p>
          </table:table-cell>
          <table:table-cell table:formula="of:=DAY([.J85])" office:value-type="float" office:value="6">
            <text:p>06</text:p>
          </table:table-cell>
          <table:table-cell table:formula="of:=HOUR([.J85])" office:value-type="float" office:value="14">
            <text:p>14</text:p>
          </table:table-cell>
          <table:table-cell table:formula="of:=MINUTE([.J85])" office:value-type="float" office:value="8">
            <text:p>08</text:p>
          </table:table-cell>
          <table:table-cell table:formula="of:=SECOND([.J85])" office:value-type="float" office:value="7">
            <text:p>07</text:p>
          </table:table-cell>
          <table:table-cell/>
          <table:table-cell table:formula="of:=[.K85]/86400" office:value-type="date" office:date-value="2008-01-06T14:08:07">
            <text:p>2008-01-06T14:08:07Z</text:p>
          </table:table-cell>
          <table:table-cell table:formula="of:=[.L85]+2562263623" office:value-type="float" office:value="3408790087">
            <text:p>3408790087</text:p>
          </table:table-cell>
          <table:table-cell table:formula="of:=[.L84]+1" office:value-type="float" office:value="846526464">
            <text:p>846526464</text:p>
          </table:table-cell>
          <table:table-cell table:formula="of:=LOWER(BASE([.L85];36))" office:value-type="string" office:string-value="e00000">
            <text:p>e00000</text:p>
          </table:table-cell>
        </table:table-row>
        <table:table-row table:style-name="ro1">
          <table:table-cell table:number-columns-repeated="2"/>
          <table:table-cell table:formula="of:=YEAR([.J86])" office:value-type="float" office:value="2009">
            <text:p>2009</text:p>
          </table:table-cell>
          <table:table-cell table:formula="of:=MONTH([.J86])" office:value-type="float" office:value="12">
            <text:p>12</text:p>
          </table:table-cell>
          <table:table-cell table:formula="of:=DAY([.J86])" office:value-type="float" office:value="6">
            <text:p>06</text:p>
          </table:table-cell>
          <table:table-cell table:formula="of:=HOUR([.J86])" office:value-type="float" office:value="10">
            <text:p>10</text:p>
          </table:table-cell>
          <table:table-cell table:formula="of:=MINUTE([.J86])" office:value-type="float" office:value="17">
            <text:p>17</text:p>
          </table:table-cell>
          <table:table-cell table:formula="of:=SECOND([.J86])" office:value-type="float" office:value="42">
            <text:p>42</text:p>
          </table:table-cell>
          <table:table-cell/>
          <table:table-cell table:formula="of:=[.K86]/86400" office:value-type="date" office:date-value="2009-12-06T10:17:42">
            <text:p>2009-12-06T10:17:42Z</text:p>
          </table:table-cell>
          <table:table-cell table:formula="of:=[.L86]+2562263623" office:value-type="float" office:value="3469256262">
            <text:p>3469256262</text:p>
          </table:table-cell>
          <table:table-cell table:formula="of:=[.L85]+60466176-1" office:value-type="float" office:value="906992639">
            <text:p>906992639</text:p>
          </table:table-cell>
          <table:table-cell table:formula="of:=LOWER(BASE([.L86];36))" office:value-type="string" office:string-value="ezzzzz">
            <text:p>ezzzzz</text:p>
          </table:table-cell>
        </table:table-row>
        <table:table-row table:style-name="ro1">
          <table:table-cell table:number-columns-repeated="2"/>
          <table:table-cell table:formula="of:=YEAR([.J87])" office:value-type="float" office:value="2009">
            <text:p>2009</text:p>
          </table:table-cell>
          <table:table-cell table:formula="of:=MONTH([.J87])" office:value-type="float" office:value="12">
            <text:p>12</text:p>
          </table:table-cell>
          <table:table-cell table:formula="of:=DAY([.J87])" office:value-type="float" office:value="6">
            <text:p>06</text:p>
          </table:table-cell>
          <table:table-cell table:formula="of:=HOUR([.J87])" office:value-type="float" office:value="10">
            <text:p>10</text:p>
          </table:table-cell>
          <table:table-cell table:formula="of:=MINUTE([.J87])" office:value-type="float" office:value="17">
            <text:p>17</text:p>
          </table:table-cell>
          <table:table-cell table:formula="of:=SECOND([.J87])" office:value-type="float" office:value="43">
            <text:p>43</text:p>
          </table:table-cell>
          <table:table-cell/>
          <table:table-cell table:formula="of:=[.K87]/86400" office:value-type="date" office:date-value="2009-12-06T10:17:43">
            <text:p>2009-12-06T10:17:43Z</text:p>
          </table:table-cell>
          <table:table-cell table:formula="of:=[.L87]+2562263623" office:value-type="float" office:value="3469256263">
            <text:p>3469256263</text:p>
          </table:table-cell>
          <table:table-cell table:formula="of:=[.L86]+1" office:value-type="float" office:value="906992640">
            <text:p>906992640</text:p>
          </table:table-cell>
          <table:table-cell table:formula="of:=LOWER(BASE([.L87];36))" office:value-type="string" office:string-value="f00000">
            <text:p>f00000</text:p>
          </table:table-cell>
        </table:table-row>
        <table:table-row table:style-name="ro1">
          <table:table-cell table:number-columns-repeated="2"/>
          <table:table-cell table:formula="of:=YEAR([.J88])" office:value-type="float" office:value="2011">
            <text:p>2011</text:p>
          </table:table-cell>
          <table:table-cell table:formula="of:=MONTH([.J88])" office:value-type="float" office:value="11">
            <text:p>11</text:p>
          </table:table-cell>
          <table:table-cell table:formula="of:=DAY([.J88])" office:value-type="float" office:value="6">
            <text:p>06</text:p>
          </table:table-cell>
          <table:table-cell table:formula="of:=HOUR([.J88])" office:value-type="float" office:value="6">
            <text:p>06</text:p>
          </table:table-cell>
          <table:table-cell table:formula="of:=MINUTE([.J88])" office:value-type="float" office:value="27">
            <text:p>27</text:p>
          </table:table-cell>
          <table:table-cell table:formula="of:=SECOND([.J88])" office:value-type="float" office:value="18">
            <text:p>18</text:p>
          </table:table-cell>
          <table:table-cell/>
          <table:table-cell table:formula="of:=[.K88]/86400" office:value-type="date" office:date-value="2011-11-06T06:27:18">
            <text:p>2011-11-06T06:27:18Z</text:p>
          </table:table-cell>
          <table:table-cell table:formula="of:=[.L88]+2562263623" office:value-type="float" office:value="3529722438">
            <text:p>3529722438</text:p>
          </table:table-cell>
          <table:table-cell table:formula="of:=[.L87]+60466176-1" office:value-type="float" office:value="967458815">
            <text:p>967458815</text:p>
          </table:table-cell>
          <table:table-cell table:formula="of:=LOWER(BASE([.L88];36))" office:value-type="string" office:string-value="fzzzzz">
            <text:p>fzzzzz</text:p>
          </table:table-cell>
        </table:table-row>
        <table:table-row table:style-name="ro1">
          <table:table-cell table:number-columns-repeated="2"/>
          <table:table-cell table:formula="of:=YEAR([.J89])" office:value-type="float" office:value="2011">
            <text:p>2011</text:p>
          </table:table-cell>
          <table:table-cell table:formula="of:=MONTH([.J89])" office:value-type="float" office:value="11">
            <text:p>11</text:p>
          </table:table-cell>
          <table:table-cell table:formula="of:=DAY([.J89])" office:value-type="float" office:value="6">
            <text:p>06</text:p>
          </table:table-cell>
          <table:table-cell table:formula="of:=HOUR([.J89])" office:value-type="float" office:value="6">
            <text:p>06</text:p>
          </table:table-cell>
          <table:table-cell table:formula="of:=MINUTE([.J89])" office:value-type="float" office:value="27">
            <text:p>27</text:p>
          </table:table-cell>
          <table:table-cell table:formula="of:=SECOND([.J89])" office:value-type="float" office:value="19">
            <text:p>19</text:p>
          </table:table-cell>
          <table:table-cell/>
          <table:table-cell table:formula="of:=[.K89]/86400" office:value-type="date" office:date-value="2011-11-06T06:27:19">
            <text:p>2011-11-06T06:27:19Z</text:p>
          </table:table-cell>
          <table:table-cell table:formula="of:=[.L89]+2562263623" office:value-type="float" office:value="3529722439">
            <text:p>3529722439</text:p>
          </table:table-cell>
          <table:table-cell table:formula="of:=[.L88]+1" office:value-type="float" office:value="967458816">
            <text:p>967458816</text:p>
          </table:table-cell>
          <table:table-cell table:formula="of:=LOWER(BASE([.L89];36))" office:value-type="string" office:string-value="g00000">
            <text:p>g00000</text:p>
          </table:table-cell>
        </table:table-row>
        <table:table-row table:style-name="ro1">
          <table:table-cell table:number-columns-repeated="2"/>
          <table:table-cell table:formula="of:=YEAR([.J90])" office:value-type="float" office:value="2013">
            <text:p>2013</text:p>
          </table:table-cell>
          <table:table-cell table:formula="of:=MONTH([.J90])" office:value-type="float" office:value="10">
            <text:p>10</text:p>
          </table:table-cell>
          <table:table-cell table:formula="of:=DAY([.J90])" office:value-type="float" office:value="6">
            <text:p>06</text:p>
          </table:table-cell>
          <table:table-cell table:formula="of:=HOUR([.J90])" office:value-type="float" office:value="2">
            <text:p>02</text:p>
          </table:table-cell>
          <table:table-cell table:formula="of:=MINUTE([.J90])" office:value-type="float" office:value="36">
            <text:p>36</text:p>
          </table:table-cell>
          <table:table-cell table:formula="of:=SECOND([.J90])" office:value-type="float" office:value="54">
            <text:p>54</text:p>
          </table:table-cell>
          <table:table-cell/>
          <table:table-cell table:formula="of:=[.K90]/86400" office:value-type="date" office:date-value="2013-10-06T02:36:54">
            <text:p>2013-10-06T02:36:54Z</text:p>
          </table:table-cell>
          <table:table-cell table:formula="of:=[.L90]+2562263623" office:value-type="float" office:value="3590188614">
            <text:p>3590188614</text:p>
          </table:table-cell>
          <table:table-cell table:formula="of:=[.L89]+60466176-1" office:value-type="float" office:value="1027924991">
            <text:p>1027924991</text:p>
          </table:table-cell>
          <table:table-cell table:formula="of:=LOWER(BASE([.L90];36))" office:value-type="string" office:string-value="gzzzzz">
            <text:p>gzzzzz</text:p>
          </table:table-cell>
        </table:table-row>
        <table:table-row table:style-name="ro1">
          <table:table-cell table:number-columns-repeated="2"/>
          <table:table-cell table:formula="of:=YEAR([.J91])" office:value-type="float" office:value="2013">
            <text:p>2013</text:p>
          </table:table-cell>
          <table:table-cell table:formula="of:=MONTH([.J91])" office:value-type="float" office:value="10">
            <text:p>10</text:p>
          </table:table-cell>
          <table:table-cell table:formula="of:=DAY([.J91])" office:value-type="float" office:value="6">
            <text:p>06</text:p>
          </table:table-cell>
          <table:table-cell table:formula="of:=HOUR([.J91])" office:value-type="float" office:value="2">
            <text:p>02</text:p>
          </table:table-cell>
          <table:table-cell table:formula="of:=MINUTE([.J91])" office:value-type="float" office:value="36">
            <text:p>36</text:p>
          </table:table-cell>
          <table:table-cell table:formula="of:=SECOND([.J91])" office:value-type="float" office:value="55">
            <text:p>55</text:p>
          </table:table-cell>
          <table:table-cell/>
          <table:table-cell table:formula="of:=[.K91]/86400" office:value-type="date" office:date-value="2013-10-06T02:36:55">
            <text:p>2013-10-06T02:36:55Z</text:p>
          </table:table-cell>
          <table:table-cell table:formula="of:=[.L91]+2562263623" office:value-type="float" office:value="3590188615">
            <text:p>3590188615</text:p>
          </table:table-cell>
          <table:table-cell table:formula="of:=[.L90]+1" office:value-type="float" office:value="1027924992">
            <text:p>1027924992</text:p>
          </table:table-cell>
          <table:table-cell table:formula="of:=LOWER(BASE([.L91];36))" office:value-type="string" office:string-value="h00000">
            <text:p>h00000</text:p>
          </table:table-cell>
        </table:table-row>
        <table:table-row table:style-name="ro1">
          <table:table-cell table:number-columns-repeated="2"/>
          <table:table-cell table:formula="of:=YEAR([.J92])" office:value-type="float" office:value="2015">
            <text:p>2015</text:p>
          </table:table-cell>
          <table:table-cell table:formula="of:=MONTH([.J92])" office:value-type="float" office:value="9">
            <text:p>09</text:p>
          </table:table-cell>
          <table:table-cell table:formula="of:=DAY([.J92])" office:value-type="float" office:value="5">
            <text:p>05</text:p>
          </table:table-cell>
          <table:table-cell table:formula="of:=HOUR([.J92])" office:value-type="float" office:value="22">
            <text:p>22</text:p>
          </table:table-cell>
          <table:table-cell table:formula="of:=MINUTE([.J92])" office:value-type="float" office:value="46">
            <text:p>46</text:p>
          </table:table-cell>
          <table:table-cell table:formula="of:=SECOND([.J92])" office:value-type="float" office:value="30">
            <text:p>30</text:p>
          </table:table-cell>
          <table:table-cell/>
          <table:table-cell table:formula="of:=[.K92]/86400" office:value-type="date" office:date-value="2015-09-05T22:46:30">
            <text:p>2015-09-05T22:46:30Z</text:p>
          </table:table-cell>
          <table:table-cell table:formula="of:=[.L92]+2562263623" office:value-type="float" office:value="3650654790">
            <text:p>3650654790</text:p>
          </table:table-cell>
          <table:table-cell table:formula="of:=[.L91]+60466176-1" office:value-type="float" office:value="1088391167">
            <text:p>1088391167</text:p>
          </table:table-cell>
          <table:table-cell table:formula="of:=LOWER(BASE([.L92];36))" office:value-type="string" office:string-value="hzzzzz">
            <text:p>hzzzzz</text:p>
          </table:table-cell>
        </table:table-row>
        <table:table-row table:style-name="ro1">
          <table:table-cell table:number-columns-repeated="2"/>
          <table:table-cell table:formula="of:=YEAR([.J93])" office:value-type="float" office:value="2015">
            <text:p>2015</text:p>
          </table:table-cell>
          <table:table-cell table:formula="of:=MONTH([.J93])" office:value-type="float" office:value="9">
            <text:p>09</text:p>
          </table:table-cell>
          <table:table-cell table:formula="of:=DAY([.J93])" office:value-type="float" office:value="5">
            <text:p>05</text:p>
          </table:table-cell>
          <table:table-cell table:formula="of:=HOUR([.J93])" office:value-type="float" office:value="22">
            <text:p>22</text:p>
          </table:table-cell>
          <table:table-cell table:formula="of:=MINUTE([.J93])" office:value-type="float" office:value="46">
            <text:p>46</text:p>
          </table:table-cell>
          <table:table-cell table:formula="of:=SECOND([.J93])" office:value-type="float" office:value="31">
            <text:p>31</text:p>
          </table:table-cell>
          <table:table-cell/>
          <table:table-cell table:formula="of:=[.K93]/86400" office:value-type="date" office:date-value="2015-09-05T22:46:31">
            <text:p>2015-09-05T22:46:31Z</text:p>
          </table:table-cell>
          <table:table-cell table:formula="of:=[.L93]+2562263623" office:value-type="float" office:value="3650654791">
            <text:p>3650654791</text:p>
          </table:table-cell>
          <table:table-cell table:formula="of:=[.L92]+1" office:value-type="float" office:value="1088391168">
            <text:p>1088391168</text:p>
          </table:table-cell>
          <table:table-cell table:formula="of:=LOWER(BASE([.L93];36))" office:value-type="string" office:string-value="i00000">
            <text:p>i00000</text:p>
          </table:table-cell>
        </table:table-row>
        <table:table-row table:style-name="ro1">
          <table:table-cell table:number-columns-repeated="2"/>
          <table:table-cell table:formula="of:=YEAR([.J94])" office:value-type="float" office:value="2017">
            <text:p>2017</text:p>
          </table:table-cell>
          <table:table-cell table:formula="of:=MONTH([.J94])" office:value-type="float" office:value="8">
            <text:p>08</text:p>
          </table:table-cell>
          <table:table-cell table:formula="of:=DAY([.J94])" office:value-type="float" office:value="5">
            <text:p>05</text:p>
          </table:table-cell>
          <table:table-cell table:formula="of:=HOUR([.J94])" office:value-type="float" office:value="18">
            <text:p>18</text:p>
          </table:table-cell>
          <table:table-cell table:formula="of:=MINUTE([.J94])" office:value-type="float" office:value="56">
            <text:p>56</text:p>
          </table:table-cell>
          <table:table-cell table:formula="of:=SECOND([.J94])" office:value-type="float" office:value="6">
            <text:p>06</text:p>
          </table:table-cell>
          <table:table-cell/>
          <table:table-cell table:formula="of:=[.K94]/86400" office:value-type="date" office:date-value="2017-08-05T18:56:06">
            <text:p>2017-08-05T18:56:06Z</text:p>
          </table:table-cell>
          <table:table-cell table:formula="of:=[.L94]+2562263623" office:value-type="float" office:value="3711120966">
            <text:p>3711120966</text:p>
          </table:table-cell>
          <table:table-cell table:formula="of:=[.L93]+60466176-1" office:value-type="float" office:value="1148857343">
            <text:p>1148857343</text:p>
          </table:table-cell>
          <table:table-cell table:formula="of:=LOWER(BASE([.L94];36))" office:value-type="string" office:string-value="izzzzz">
            <text:p>izzzzz</text:p>
          </table:table-cell>
        </table:table-row>
        <table:table-row table:style-name="ro1">
          <table:table-cell table:number-columns-repeated="2"/>
          <table:table-cell table:formula="of:=YEAR([.J95])" office:value-type="float" office:value="2017">
            <text:p>2017</text:p>
          </table:table-cell>
          <table:table-cell table:formula="of:=MONTH([.J95])" office:value-type="float" office:value="8">
            <text:p>08</text:p>
          </table:table-cell>
          <table:table-cell table:formula="of:=DAY([.J95])" office:value-type="float" office:value="5">
            <text:p>05</text:p>
          </table:table-cell>
          <table:table-cell table:formula="of:=HOUR([.J95])" office:value-type="float" office:value="18">
            <text:p>18</text:p>
          </table:table-cell>
          <table:table-cell table:formula="of:=MINUTE([.J95])" office:value-type="float" office:value="56">
            <text:p>56</text:p>
          </table:table-cell>
          <table:table-cell table:formula="of:=SECOND([.J95])" office:value-type="float" office:value="7">
            <text:p>07</text:p>
          </table:table-cell>
          <table:table-cell/>
          <table:table-cell table:formula="of:=[.K95]/86400" office:value-type="date" office:date-value="2017-08-05T18:56:07">
            <text:p>2017-08-05T18:56:07Z</text:p>
          </table:table-cell>
          <table:table-cell table:formula="of:=[.L95]+2562263623" office:value-type="float" office:value="3711120967">
            <text:p>3711120967</text:p>
          </table:table-cell>
          <table:table-cell table:formula="of:=[.L94]+1" office:value-type="float" office:value="1148857344">
            <text:p>1148857344</text:p>
          </table:table-cell>
          <table:table-cell table:formula="of:=LOWER(BASE([.L95];36))" office:value-type="string" office:string-value="j00000">
            <text:p>j00000</text:p>
          </table:table-cell>
        </table:table-row>
        <table:table-row table:style-name="ro1">
          <table:table-cell table:number-columns-repeated="2"/>
          <table:table-cell table:formula="of:=YEAR([.J96])" office:value-type="float" office:value="2019">
            <text:p>2019</text:p>
          </table:table-cell>
          <table:table-cell table:formula="of:=MONTH([.J96])" office:value-type="float" office:value="7">
            <text:p>07</text:p>
          </table:table-cell>
          <table:table-cell table:formula="of:=DAY([.J96])" office:value-type="float" office:value="6">
            <text:p>06</text:p>
          </table:table-cell>
          <table:table-cell table:formula="of:=HOUR([.J96])" office:value-type="float" office:value="15">
            <text:p>15</text:p>
          </table:table-cell>
          <table:table-cell table:formula="of:=MINUTE([.J96])" office:value-type="float" office:value="5">
            <text:p>05</text:p>
          </table:table-cell>
          <table:table-cell table:formula="of:=SECOND([.J96])" office:value-type="float" office:value="42">
            <text:p>42</text:p>
          </table:table-cell>
          <table:table-cell/>
          <table:table-cell table:formula="of:=[.K96]/86400" office:value-type="date" office:date-value="2019-07-06T15:05:42">
            <text:p>2019-07-06T15:05:42Z</text:p>
          </table:table-cell>
          <table:table-cell table:formula="of:=[.L96]+2562263623" office:value-type="float" office:value="3771587142">
            <text:p>3771587142</text:p>
          </table:table-cell>
          <table:table-cell table:formula="of:=[.L95]+60466176-1" office:value-type="float" office:value="1209323519">
            <text:p>1209323519</text:p>
          </table:table-cell>
          <table:table-cell table:formula="of:=LOWER(BASE([.L96];36))" office:value-type="string" office:string-value="jzzzzz">
            <text:p>jzzzzz</text:p>
          </table:table-cell>
        </table:table-row>
        <table:table-row table:style-name="ro1">
          <table:table-cell table:number-columns-repeated="2"/>
          <table:table-cell table:formula="of:=YEAR([.J97])" office:value-type="float" office:value="2019">
            <text:p>2019</text:p>
          </table:table-cell>
          <table:table-cell table:formula="of:=MONTH([.J97])" office:value-type="float" office:value="7">
            <text:p>07</text:p>
          </table:table-cell>
          <table:table-cell table:formula="of:=DAY([.J97])" office:value-type="float" office:value="6">
            <text:p>06</text:p>
          </table:table-cell>
          <table:table-cell table:formula="of:=HOUR([.J97])" office:value-type="float" office:value="15">
            <text:p>15</text:p>
          </table:table-cell>
          <table:table-cell table:formula="of:=MINUTE([.J97])" office:value-type="float" office:value="5">
            <text:p>05</text:p>
          </table:table-cell>
          <table:table-cell table:formula="of:=SECOND([.J97])" office:value-type="float" office:value="43">
            <text:p>43</text:p>
          </table:table-cell>
          <table:table-cell/>
          <table:table-cell table:formula="of:=[.K97]/86400" office:value-type="date" office:date-value="2019-07-06T15:05:43">
            <text:p>2019-07-06T15:05:43Z</text:p>
          </table:table-cell>
          <table:table-cell table:formula="of:=[.L97]+2562263623" office:value-type="float" office:value="3771587143">
            <text:p>3771587143</text:p>
          </table:table-cell>
          <table:table-cell table:formula="of:=[.L96]+1" office:value-type="float" office:value="1209323520">
            <text:p>1209323520</text:p>
          </table:table-cell>
          <table:table-cell table:formula="of:=LOWER(BASE([.L97];36))" office:value-type="string" office:string-value="k00000">
            <text:p>k00000</text:p>
          </table:table-cell>
        </table:table-row>
        <table:table-row table:style-name="ro1">
          <table:table-cell table:number-columns-repeated="2"/>
          <table:table-cell table:formula="of:=YEAR([.J98])" office:value-type="float" office:value="2021">
            <text:p>2021</text:p>
          </table:table-cell>
          <table:table-cell table:formula="of:=MONTH([.J98])" office:value-type="float" office:value="6">
            <text:p>06</text:p>
          </table:table-cell>
          <table:table-cell table:formula="of:=DAY([.J98])" office:value-type="float" office:value="5">
            <text:p>05</text:p>
          </table:table-cell>
          <table:table-cell table:formula="of:=HOUR([.J98])" office:value-type="float" office:value="11">
            <text:p>11</text:p>
          </table:table-cell>
          <table:table-cell table:formula="of:=MINUTE([.J98])" office:value-type="float" office:value="15">
            <text:p>15</text:p>
          </table:table-cell>
          <table:table-cell table:formula="of:=SECOND([.J98])" office:value-type="float" office:value="18">
            <text:p>18</text:p>
          </table:table-cell>
          <table:table-cell/>
          <table:table-cell table:formula="of:=[.K98]/86400" office:value-type="date" office:date-value="2021-06-05T11:15:18">
            <text:p>2021-06-05T11:15:18Z</text:p>
          </table:table-cell>
          <table:table-cell table:formula="of:=[.L98]+2562263623" office:value-type="float" office:value="3832053318">
            <text:p>3832053318</text:p>
          </table:table-cell>
          <table:table-cell table:formula="of:=[.L97]+60466176-1" office:value-type="float" office:value="1269789695">
            <text:p>1269789695</text:p>
          </table:table-cell>
          <table:table-cell table:formula="of:=LOWER(BASE([.L98];36))" office:value-type="string" office:string-value="kzzzzz">
            <text:p>kzzzzz</text:p>
          </table:table-cell>
        </table:table-row>
        <table:table-row table:style-name="ro1">
          <table:table-cell table:number-columns-repeated="2"/>
          <table:table-cell table:formula="of:=YEAR([.J99])" office:value-type="float" office:value="2021">
            <text:p>2021</text:p>
          </table:table-cell>
          <table:table-cell table:formula="of:=MONTH([.J99])" office:value-type="float" office:value="6">
            <text:p>06</text:p>
          </table:table-cell>
          <table:table-cell table:formula="of:=DAY([.J99])" office:value-type="float" office:value="5">
            <text:p>05</text:p>
          </table:table-cell>
          <table:table-cell table:formula="of:=HOUR([.J99])" office:value-type="float" office:value="11">
            <text:p>11</text:p>
          </table:table-cell>
          <table:table-cell table:formula="of:=MINUTE([.J99])" office:value-type="float" office:value="15">
            <text:p>15</text:p>
          </table:table-cell>
          <table:table-cell table:formula="of:=SECOND([.J99])" office:value-type="float" office:value="19">
            <text:p>19</text:p>
          </table:table-cell>
          <table:table-cell/>
          <table:table-cell table:formula="of:=[.K99]/86400" office:value-type="date" office:date-value="2021-06-05T11:15:19">
            <text:p>2021-06-05T11:15:19Z</text:p>
          </table:table-cell>
          <table:table-cell table:formula="of:=[.L99]+2562263623" office:value-type="float" office:value="3832053319">
            <text:p>3832053319</text:p>
          </table:table-cell>
          <table:table-cell table:formula="of:=[.L98]+1" office:value-type="float" office:value="1269789696">
            <text:p>1269789696</text:p>
          </table:table-cell>
          <table:table-cell table:formula="of:=LOWER(BASE([.L99];36))" office:value-type="string" office:string-value="l00000">
            <text:p>l00000</text:p>
          </table:table-cell>
        </table:table-row>
        <table:table-row table:style-name="ro1">
          <table:table-cell table:number-columns-repeated="2"/>
          <table:table-cell table:formula="of:=YEAR([.J100])" office:value-type="float" office:value="2023">
            <text:p>2023</text:p>
          </table:table-cell>
          <table:table-cell table:formula="of:=MONTH([.J100])" office:value-type="float" office:value="5">
            <text:p>05</text:p>
          </table:table-cell>
          <table:table-cell table:formula="of:=DAY([.J100])" office:value-type="float" office:value="6">
            <text:p>06</text:p>
          </table:table-cell>
          <table:table-cell table:formula="of:=HOUR([.J100])" office:value-type="float" office:value="7">
            <text:p>07</text:p>
          </table:table-cell>
          <table:table-cell table:formula="of:=MINUTE([.J100])" office:value-type="float" office:value="24">
            <text:p>24</text:p>
          </table:table-cell>
          <table:table-cell table:formula="of:=SECOND([.J100])" office:value-type="float" office:value="54">
            <text:p>54</text:p>
          </table:table-cell>
          <table:table-cell/>
          <table:table-cell table:formula="of:=[.K100]/86400" office:value-type="date" office:date-value="2023-05-06T07:24:54">
            <text:p>2023-05-06T07:24:54Z</text:p>
          </table:table-cell>
          <table:table-cell table:formula="of:=[.L100]+2562263623" office:value-type="float" office:value="3892519494">
            <text:p>3892519494</text:p>
          </table:table-cell>
          <table:table-cell table:formula="of:=[.L99]+60466176-1" office:value-type="float" office:value="1330255871">
            <text:p>1330255871</text:p>
          </table:table-cell>
          <table:table-cell table:formula="of:=LOWER(BASE([.L100];36))" office:value-type="string" office:string-value="lzzzzz">
            <text:p>lzzzzz</text:p>
          </table:table-cell>
        </table:table-row>
        <table:table-row table:style-name="ro1">
          <table:table-cell table:number-columns-repeated="2"/>
          <table:table-cell table:formula="of:=YEAR([.J101])" office:value-type="float" office:value="2023">
            <text:p>2023</text:p>
          </table:table-cell>
          <table:table-cell table:formula="of:=MONTH([.J101])" office:value-type="float" office:value="5">
            <text:p>05</text:p>
          </table:table-cell>
          <table:table-cell table:formula="of:=DAY([.J101])" office:value-type="float" office:value="6">
            <text:p>06</text:p>
          </table:table-cell>
          <table:table-cell table:formula="of:=HOUR([.J101])" office:value-type="float" office:value="7">
            <text:p>07</text:p>
          </table:table-cell>
          <table:table-cell table:formula="of:=MINUTE([.J101])" office:value-type="float" office:value="24">
            <text:p>24</text:p>
          </table:table-cell>
          <table:table-cell table:formula="of:=SECOND([.J101])" office:value-type="float" office:value="55">
            <text:p>55</text:p>
          </table:table-cell>
          <table:table-cell/>
          <table:table-cell table:formula="of:=[.K101]/86400" office:value-type="date" office:date-value="2023-05-06T07:24:55">
            <text:p>2023-05-06T07:24:55Z</text:p>
          </table:table-cell>
          <table:table-cell table:formula="of:=[.L101]+2562263623" office:value-type="float" office:value="3892519495">
            <text:p>3892519495</text:p>
          </table:table-cell>
          <table:table-cell table:formula="of:=[.L100]+1" office:value-type="float" office:value="1330255872">
            <text:p>1330255872</text:p>
          </table:table-cell>
          <table:table-cell table:formula="of:=LOWER(BASE([.L101];36))" office:value-type="string" office:string-value="m00000">
            <text:p>m00000</text:p>
          </table:table-cell>
        </table:table-row>
        <table:table-row table:style-name="ro1">
          <table:table-cell table:number-columns-repeated="2"/>
          <table:table-cell table:formula="of:=YEAR([.J102])" office:value-type="float" office:value="2025">
            <text:p>2025</text:p>
          </table:table-cell>
          <table:table-cell table:formula="of:=MONTH([.J102])" office:value-type="float" office:value="4">
            <text:p>04</text:p>
          </table:table-cell>
          <table:table-cell table:formula="of:=DAY([.J102])" office:value-type="float" office:value="5">
            <text:p>05</text:p>
          </table:table-cell>
          <table:table-cell table:formula="of:=HOUR([.J102])" office:value-type="float" office:value="3">
            <text:p>03</text:p>
          </table:table-cell>
          <table:table-cell table:formula="of:=MINUTE([.J102])" office:value-type="float" office:value="34">
            <text:p>34</text:p>
          </table:table-cell>
          <table:table-cell table:formula="of:=SECOND([.J102])" office:value-type="float" office:value="30">
            <text:p>30</text:p>
          </table:table-cell>
          <table:table-cell/>
          <table:table-cell table:formula="of:=[.K102]/86400" office:value-type="date" office:date-value="2025-04-05T03:34:30">
            <text:p>2025-04-05T03:34:30Z</text:p>
          </table:table-cell>
          <table:table-cell table:formula="of:=[.L102]+2562263623" office:value-type="float" office:value="3952985670">
            <text:p>3952985670</text:p>
          </table:table-cell>
          <table:table-cell table:formula="of:=[.L101]+60466176-1" office:value-type="float" office:value="1390722047">
            <text:p>1390722047</text:p>
          </table:table-cell>
          <table:table-cell table:formula="of:=LOWER(BASE([.L102];36))" office:value-type="string" office:string-value="mzzzzz">
            <text:p>mzzzzz</text:p>
          </table:table-cell>
        </table:table-row>
        <table:table-row table:style-name="ro1">
          <table:table-cell table:number-columns-repeated="2"/>
          <table:table-cell table:formula="of:=YEAR([.J103])" office:value-type="float" office:value="2025">
            <text:p>2025</text:p>
          </table:table-cell>
          <table:table-cell table:formula="of:=MONTH([.J103])" office:value-type="float" office:value="4">
            <text:p>04</text:p>
          </table:table-cell>
          <table:table-cell table:formula="of:=DAY([.J103])" office:value-type="float" office:value="5">
            <text:p>05</text:p>
          </table:table-cell>
          <table:table-cell table:formula="of:=HOUR([.J103])" office:value-type="float" office:value="3">
            <text:p>03</text:p>
          </table:table-cell>
          <table:table-cell table:formula="of:=MINUTE([.J103])" office:value-type="float" office:value="34">
            <text:p>34</text:p>
          </table:table-cell>
          <table:table-cell table:formula="of:=SECOND([.J103])" office:value-type="float" office:value="31">
            <text:p>31</text:p>
          </table:table-cell>
          <table:table-cell/>
          <table:table-cell table:formula="of:=[.K103]/86400" office:value-type="date" office:date-value="2025-04-05T03:34:31">
            <text:p>2025-04-05T03:34:31Z</text:p>
          </table:table-cell>
          <table:table-cell table:formula="of:=[.L103]+2562263623" office:value-type="float" office:value="3952985671">
            <text:p>3952985671</text:p>
          </table:table-cell>
          <table:table-cell table:formula="of:=[.L102]+1" office:value-type="float" office:value="1390722048">
            <text:p>1390722048</text:p>
          </table:table-cell>
          <table:table-cell table:formula="of:=LOWER(BASE([.L103];36))" office:value-type="string" office:string-value="n00000">
            <text:p>n00000</text:p>
          </table:table-cell>
        </table:table-row>
        <table:table-row table:style-name="ro1">
          <table:table-cell table:number-columns-repeated="2"/>
          <table:table-cell table:formula="of:=YEAR([.J104])" office:value-type="float" office:value="2027">
            <text:p>2027</text:p>
          </table:table-cell>
          <table:table-cell table:formula="of:=MONTH([.J104])" office:value-type="float" office:value="3">
            <text:p>03</text:p>
          </table:table-cell>
          <table:table-cell table:formula="of:=DAY([.J104])" office:value-type="float" office:value="5">
            <text:p>05</text:p>
          </table:table-cell>
          <table:table-cell table:formula="of:=HOUR([.J104])" office:value-type="float" office:value="23">
            <text:p>23</text:p>
          </table:table-cell>
          <table:table-cell table:formula="of:=MINUTE([.J104])" office:value-type="float" office:value="44">
            <text:p>44</text:p>
          </table:table-cell>
          <table:table-cell table:formula="of:=SECOND([.J104])" office:value-type="float" office:value="6">
            <text:p>06</text:p>
          </table:table-cell>
          <table:table-cell/>
          <table:table-cell table:formula="of:=[.K104]/86400" office:value-type="date" office:date-value="2027-03-05T23:44:06">
            <text:p>2027-03-05T23:44:06Z</text:p>
          </table:table-cell>
          <table:table-cell table:formula="of:=[.L104]+2562263623" office:value-type="float" office:value="4013451846">
            <text:p>4013451846</text:p>
          </table:table-cell>
          <table:table-cell table:formula="of:=[.L103]+60466176-1" office:value-type="float" office:value="1451188223">
            <text:p>1451188223</text:p>
          </table:table-cell>
          <table:table-cell table:formula="of:=LOWER(BASE([.L104];36))" office:value-type="string" office:string-value="nzzzzz">
            <text:p>nzzzzz</text:p>
          </table:table-cell>
        </table:table-row>
        <table:table-row table:style-name="ro1">
          <table:table-cell table:number-columns-repeated="2"/>
          <table:table-cell table:formula="of:=YEAR([.J105])" office:value-type="float" office:value="2027">
            <text:p>2027</text:p>
          </table:table-cell>
          <table:table-cell table:formula="of:=MONTH([.J105])" office:value-type="float" office:value="3">
            <text:p>03</text:p>
          </table:table-cell>
          <table:table-cell table:formula="of:=DAY([.J105])" office:value-type="float" office:value="5">
            <text:p>05</text:p>
          </table:table-cell>
          <table:table-cell table:formula="of:=HOUR([.J105])" office:value-type="float" office:value="23">
            <text:p>23</text:p>
          </table:table-cell>
          <table:table-cell table:formula="of:=MINUTE([.J105])" office:value-type="float" office:value="44">
            <text:p>44</text:p>
          </table:table-cell>
          <table:table-cell table:formula="of:=SECOND([.J105])" office:value-type="float" office:value="7">
            <text:p>07</text:p>
          </table:table-cell>
          <table:table-cell/>
          <table:table-cell table:formula="of:=[.K105]/86400" office:value-type="date" office:date-value="2027-03-05T23:44:07">
            <text:p>2027-03-05T23:44:07Z</text:p>
          </table:table-cell>
          <table:table-cell table:formula="of:=[.L105]+2562263623" office:value-type="float" office:value="4013451847">
            <text:p>4013451847</text:p>
          </table:table-cell>
          <table:table-cell table:formula="of:=[.L104]+1" office:value-type="float" office:value="1451188224">
            <text:p>1451188224</text:p>
          </table:table-cell>
          <table:table-cell table:formula="of:=LOWER(BASE([.L105];36))" office:value-type="string" office:string-value="o00000">
            <text:p>o00000</text:p>
          </table:table-cell>
        </table:table-row>
        <table:table-row table:style-name="ro1">
          <table:table-cell table:number-columns-repeated="2"/>
          <table:table-cell table:formula="of:=YEAR([.J106])" office:value-type="float" office:value="2029">
            <text:p>2029</text:p>
          </table:table-cell>
          <table:table-cell table:formula="of:=MONTH([.J106])" office:value-type="float" office:value="2">
            <text:p>02</text:p>
          </table:table-cell>
          <table:table-cell table:formula="of:=DAY([.J106])" office:value-type="float" office:value="2">
            <text:p>02</text:p>
          </table:table-cell>
          <table:table-cell table:formula="of:=HOUR([.J106])" office:value-type="float" office:value="19">
            <text:p>19</text:p>
          </table:table-cell>
          <table:table-cell table:formula="of:=MINUTE([.J106])" office:value-type="float" office:value="53">
            <text:p>53</text:p>
          </table:table-cell>
          <table:table-cell table:formula="of:=SECOND([.J106])" office:value-type="float" office:value="42">
            <text:p>42</text:p>
          </table:table-cell>
          <table:table-cell/>
          <table:table-cell table:formula="of:=[.K106]/86400" office:value-type="date" office:date-value="2029-02-02T19:53:42">
            <text:p>2029-02-02T19:53:42Z</text:p>
          </table:table-cell>
          <table:table-cell table:formula="of:=[.L106]+2562263623" office:value-type="float" office:value="4073918022">
            <text:p>4073918022</text:p>
          </table:table-cell>
          <table:table-cell table:formula="of:=[.L105]+60466176-1" office:value-type="float" office:value="1511654399">
            <text:p>1511654399</text:p>
          </table:table-cell>
          <table:table-cell table:formula="of:=LOWER(BASE([.L106];36))" office:value-type="string" office:string-value="ozzzzz">
            <text:p>ozzzzz</text:p>
          </table:table-cell>
        </table:table-row>
        <table:table-row table:style-name="ro1">
          <table:table-cell table:number-columns-repeated="2"/>
          <table:table-cell table:formula="of:=YEAR([.J107])" office:value-type="float" office:value="2029">
            <text:p>2029</text:p>
          </table:table-cell>
          <table:table-cell table:formula="of:=MONTH([.J107])" office:value-type="float" office:value="2">
            <text:p>02</text:p>
          </table:table-cell>
          <table:table-cell table:formula="of:=DAY([.J107])" office:value-type="float" office:value="2">
            <text:p>02</text:p>
          </table:table-cell>
          <table:table-cell table:formula="of:=HOUR([.J107])" office:value-type="float" office:value="19">
            <text:p>19</text:p>
          </table:table-cell>
          <table:table-cell table:formula="of:=MINUTE([.J107])" office:value-type="float" office:value="53">
            <text:p>53</text:p>
          </table:table-cell>
          <table:table-cell table:formula="of:=SECOND([.J107])" office:value-type="float" office:value="43">
            <text:p>43</text:p>
          </table:table-cell>
          <table:table-cell/>
          <table:table-cell table:formula="of:=[.K107]/86400" office:value-type="date" office:date-value="2029-02-02T19:53:43">
            <text:p>2029-02-02T19:53:43Z</text:p>
          </table:table-cell>
          <table:table-cell table:formula="of:=[.L107]+2562263623" office:value-type="float" office:value="4073918023">
            <text:p>4073918023</text:p>
          </table:table-cell>
          <table:table-cell table:formula="of:=[.L106]+1" office:value-type="float" office:value="1511654400">
            <text:p>1511654400</text:p>
          </table:table-cell>
          <table:table-cell table:formula="of:=LOWER(BASE([.L107];36))" office:value-type="string" office:string-value="p00000">
            <text:p>p00000</text:p>
          </table:table-cell>
        </table:table-row>
        <table:table-row table:style-name="ro1">
          <table:table-cell table:number-columns-repeated="2"/>
          <table:table-cell table:formula="of:=YEAR([.J108])" office:value-type="float" office:value="2031">
            <text:p>2031</text:p>
          </table:table-cell>
          <table:table-cell table:formula="of:=MONTH([.J108])" office:value-type="float" office:value="1">
            <text:p>01</text:p>
          </table:table-cell>
          <table:table-cell table:formula="of:=DAY([.J108])" office:value-type="float" office:value="3">
            <text:p>03</text:p>
          </table:table-cell>
          <table:table-cell table:formula="of:=HOUR([.J108])" office:value-type="float" office:value="16">
            <text:p>16</text:p>
          </table:table-cell>
          <table:table-cell table:formula="of:=MINUTE([.J108])" office:value-type="float" office:value="3">
            <text:p>03</text:p>
          </table:table-cell>
          <table:table-cell table:formula="of:=SECOND([.J108])" office:value-type="float" office:value="18">
            <text:p>18</text:p>
          </table:table-cell>
          <table:table-cell/>
          <table:table-cell table:formula="of:=[.K108]/86400" office:value-type="date" office:date-value="2031-01-03T16:03:18">
            <text:p>2031-01-03T16:03:18Z</text:p>
          </table:table-cell>
          <table:table-cell table:formula="of:=[.L108]+2562263623" office:value-type="float" office:value="4134384198">
            <text:p>4134384198</text:p>
          </table:table-cell>
          <table:table-cell table:formula="of:=[.L107]+60466176-1" office:value-type="float" office:value="1572120575">
            <text:p>1572120575</text:p>
          </table:table-cell>
          <table:table-cell table:formula="of:=LOWER(BASE([.L108];36))" office:value-type="string" office:string-value="pzzzzz">
            <text:p>pzzzzz</text:p>
          </table:table-cell>
        </table:table-row>
        <table:table-row table:style-name="ro1">
          <table:table-cell table:number-columns-repeated="2"/>
          <table:table-cell table:formula="of:=YEAR([.J109])" office:value-type="float" office:value="2031">
            <text:p>2031</text:p>
          </table:table-cell>
          <table:table-cell table:formula="of:=MONTH([.J109])" office:value-type="float" office:value="1">
            <text:p>01</text:p>
          </table:table-cell>
          <table:table-cell table:formula="of:=DAY([.J109])" office:value-type="float" office:value="3">
            <text:p>03</text:p>
          </table:table-cell>
          <table:table-cell table:formula="of:=HOUR([.J109])" office:value-type="float" office:value="16">
            <text:p>16</text:p>
          </table:table-cell>
          <table:table-cell table:formula="of:=MINUTE([.J109])" office:value-type="float" office:value="3">
            <text:p>03</text:p>
          </table:table-cell>
          <table:table-cell table:formula="of:=SECOND([.J109])" office:value-type="float" office:value="19">
            <text:p>19</text:p>
          </table:table-cell>
          <table:table-cell/>
          <table:table-cell table:formula="of:=[.K109]/86400" office:value-type="date" office:date-value="2031-01-03T16:03:19">
            <text:p>2031-01-03T16:03:19Z</text:p>
          </table:table-cell>
          <table:table-cell table:formula="of:=[.L109]+2562263623" office:value-type="float" office:value="4134384199">
            <text:p>4134384199</text:p>
          </table:table-cell>
          <table:table-cell table:formula="of:=[.L108]+1" office:value-type="float" office:value="1572120576">
            <text:p>1572120576</text:p>
          </table:table-cell>
          <table:table-cell table:formula="of:=LOWER(BASE([.L109];36))" office:value-type="string" office:string-value="q00000">
            <text:p>q00000</text:p>
          </table:table-cell>
        </table:table-row>
        <table:table-row table:style-name="ro1">
          <table:table-cell table:number-columns-repeated="2"/>
          <table:table-cell table:formula="of:=YEAR([.J110])" office:value-type="float" office:value="2032">
            <text:p>2032</text:p>
          </table:table-cell>
          <table:table-cell table:formula="of:=MONTH([.J110])" office:value-type="float" office:value="12">
            <text:p>12</text:p>
          </table:table-cell>
          <table:table-cell table:formula="of:=DAY([.J110])" office:value-type="float" office:value="3">
            <text:p>03</text:p>
          </table:table-cell>
          <table:table-cell table:formula="of:=HOUR([.J110])" office:value-type="float" office:value="12">
            <text:p>12</text:p>
          </table:table-cell>
          <table:table-cell table:formula="of:=MINUTE([.J110])" office:value-type="float" office:value="12">
            <text:p>12</text:p>
          </table:table-cell>
          <table:table-cell table:formula="of:=SECOND([.J110])" office:value-type="float" office:value="54">
            <text:p>54</text:p>
          </table:table-cell>
          <table:table-cell/>
          <table:table-cell table:formula="of:=[.K110]/86400" office:value-type="date" office:date-value="2032-12-03T12:12:54">
            <text:p>2032-12-03T12:12:54Z</text:p>
          </table:table-cell>
          <table:table-cell table:formula="of:=[.L110]+2562263623" office:value-type="float" office:value="4194850374">
            <text:p>4194850374</text:p>
          </table:table-cell>
          <table:table-cell table:formula="of:=[.L109]+60466176-1" office:value-type="float" office:value="1632586751">
            <text:p>1632586751</text:p>
          </table:table-cell>
          <table:table-cell table:formula="of:=LOWER(BASE([.L110];36))" office:value-type="string" office:string-value="qzzzzz">
            <text:p>qzzzzz</text:p>
          </table:table-cell>
        </table:table-row>
        <table:table-row table:style-name="ro1">
          <table:table-cell table:number-columns-repeated="2"/>
          <table:table-cell table:formula="of:=YEAR([.J111])" office:value-type="float" office:value="2032">
            <text:p>2032</text:p>
          </table:table-cell>
          <table:table-cell table:formula="of:=MONTH([.J111])" office:value-type="float" office:value="12">
            <text:p>12</text:p>
          </table:table-cell>
          <table:table-cell table:formula="of:=DAY([.J111])" office:value-type="float" office:value="3">
            <text:p>03</text:p>
          </table:table-cell>
          <table:table-cell table:formula="of:=HOUR([.J111])" office:value-type="float" office:value="12">
            <text:p>12</text:p>
          </table:table-cell>
          <table:table-cell table:formula="of:=MINUTE([.J111])" office:value-type="float" office:value="12">
            <text:p>12</text:p>
          </table:table-cell>
          <table:table-cell table:formula="of:=SECOND([.J111])" office:value-type="float" office:value="55">
            <text:p>55</text:p>
          </table:table-cell>
          <table:table-cell/>
          <table:table-cell table:formula="of:=[.K111]/86400" office:value-type="date" office:date-value="2032-12-03T12:12:55">
            <text:p>2032-12-03T12:12:55Z</text:p>
          </table:table-cell>
          <table:table-cell table:formula="of:=[.L111]+2562263623" office:value-type="float" office:value="4194850375">
            <text:p>4194850375</text:p>
          </table:table-cell>
          <table:table-cell table:formula="of:=[.L110]+1" office:value-type="float" office:value="1632586752">
            <text:p>1632586752</text:p>
          </table:table-cell>
          <table:table-cell table:formula="of:=LOWER(BASE([.L111];36))" office:value-type="string" office:string-value="r00000">
            <text:p>r00000</text:p>
          </table:table-cell>
        </table:table-row>
        <table:table-row table:style-name="ro1">
          <table:table-cell table:number-columns-repeated="2"/>
          <table:table-cell table:formula="of:=YEAR([.J112])" office:value-type="float" office:value="2034">
            <text:p>2034</text:p>
          </table:table-cell>
          <table:table-cell table:formula="of:=MONTH([.J112])" office:value-type="float" office:value="11">
            <text:p>11</text:p>
          </table:table-cell>
          <table:table-cell table:formula="of:=DAY([.J112])" office:value-type="float" office:value="3">
            <text:p>03</text:p>
          </table:table-cell>
          <table:table-cell table:formula="of:=HOUR([.J112])" office:value-type="float" office:value="8">
            <text:p>08</text:p>
          </table:table-cell>
          <table:table-cell table:formula="of:=MINUTE([.J112])" office:value-type="float" office:value="22">
            <text:p>22</text:p>
          </table:table-cell>
          <table:table-cell table:formula="of:=SECOND([.J112])" office:value-type="float" office:value="30">
            <text:p>30</text:p>
          </table:table-cell>
          <table:table-cell/>
          <table:table-cell table:formula="of:=[.K112]/86400" office:value-type="date" office:date-value="2034-11-03T08:22:30">
            <text:p>2034-11-03T08:22:30Z</text:p>
          </table:table-cell>
          <table:table-cell table:formula="of:=[.L112]+2562263623" office:value-type="float" office:value="4255316550">
            <text:p>4255316550</text:p>
          </table:table-cell>
          <table:table-cell table:formula="of:=[.L111]+60466176-1" office:value-type="float" office:value="1693052927">
            <text:p>1693052927</text:p>
          </table:table-cell>
          <table:table-cell table:formula="of:=LOWER(BASE([.L112];36))" office:value-type="string" office:string-value="rzzzzz">
            <text:p>rzzzzz</text:p>
          </table:table-cell>
        </table:table-row>
        <table:table-row table:style-name="ro1">
          <table:table-cell table:number-columns-repeated="2"/>
          <table:table-cell table:formula="of:=YEAR([.J113])" office:value-type="float" office:value="2034">
            <text:p>2034</text:p>
          </table:table-cell>
          <table:table-cell table:formula="of:=MONTH([.J113])" office:value-type="float" office:value="11">
            <text:p>11</text:p>
          </table:table-cell>
          <table:table-cell table:formula="of:=DAY([.J113])" office:value-type="float" office:value="3">
            <text:p>03</text:p>
          </table:table-cell>
          <table:table-cell table:formula="of:=HOUR([.J113])" office:value-type="float" office:value="8">
            <text:p>08</text:p>
          </table:table-cell>
          <table:table-cell table:formula="of:=MINUTE([.J113])" office:value-type="float" office:value="22">
            <text:p>22</text:p>
          </table:table-cell>
          <table:table-cell table:formula="of:=SECOND([.J113])" office:value-type="float" office:value="31">
            <text:p>31</text:p>
          </table:table-cell>
          <table:table-cell/>
          <table:table-cell table:formula="of:=[.K113]/86400" office:value-type="date" office:date-value="2034-11-03T08:22:31">
            <text:p>2034-11-03T08:22:31Z</text:p>
          </table:table-cell>
          <table:table-cell table:formula="of:=[.L113]+2562263623" office:value-type="float" office:value="4255316551">
            <text:p>4255316551</text:p>
          </table:table-cell>
          <table:table-cell table:formula="of:=[.L112]+1" office:value-type="float" office:value="1693052928">
            <text:p>1693052928</text:p>
          </table:table-cell>
          <table:table-cell table:formula="of:=LOWER(BASE([.L113];36))" office:value-type="string" office:string-value="s00000">
            <text:p>s00000</text:p>
          </table:table-cell>
        </table:table-row>
        <table:table-row table:style-name="ro1">
          <table:table-cell table:number-columns-repeated="2"/>
          <table:table-cell table:formula="of:=YEAR([.J114])" office:value-type="float" office:value="2036">
            <text:p>2036</text:p>
          </table:table-cell>
          <table:table-cell table:formula="of:=MONTH([.J114])" office:value-type="float" office:value="10">
            <text:p>10</text:p>
          </table:table-cell>
          <table:table-cell table:formula="of:=DAY([.J114])" office:value-type="float" office:value="3">
            <text:p>03</text:p>
          </table:table-cell>
          <table:table-cell table:formula="of:=HOUR([.J114])" office:value-type="float" office:value="4">
            <text:p>04</text:p>
          </table:table-cell>
          <table:table-cell table:formula="of:=MINUTE([.J114])" office:value-type="float" office:value="32">
            <text:p>32</text:p>
          </table:table-cell>
          <table:table-cell table:formula="of:=SECOND([.J114])" office:value-type="float" office:value="6">
            <text:p>06</text:p>
          </table:table-cell>
          <table:table-cell/>
          <table:table-cell table:formula="of:=[.K114]/86400" office:value-type="date" office:date-value="2036-10-03T04:32:06">
            <text:p>2036-10-03T04:32:06Z</text:p>
          </table:table-cell>
          <table:table-cell table:formula="of:=[.L114]+2562263623" office:value-type="float" office:value="4315782726">
            <text:p>4315782726</text:p>
          </table:table-cell>
          <table:table-cell table:formula="of:=[.L113]+60466176-1" office:value-type="float" office:value="1753519103">
            <text:p>1753519103</text:p>
          </table:table-cell>
          <table:table-cell table:formula="of:=LOWER(BASE([.L114];36))" office:value-type="string" office:string-value="szzzzz">
            <text:p>szzzzz</text:p>
          </table:table-cell>
        </table:table-row>
        <table:table-row table:style-name="ro1">
          <table:table-cell table:number-columns-repeated="2"/>
          <table:table-cell table:formula="of:=YEAR([.J115])" office:value-type="float" office:value="2036">
            <text:p>2036</text:p>
          </table:table-cell>
          <table:table-cell table:formula="of:=MONTH([.J115])" office:value-type="float" office:value="10">
            <text:p>10</text:p>
          </table:table-cell>
          <table:table-cell table:formula="of:=DAY([.J115])" office:value-type="float" office:value="3">
            <text:p>03</text:p>
          </table:table-cell>
          <table:table-cell table:formula="of:=HOUR([.J115])" office:value-type="float" office:value="4">
            <text:p>04</text:p>
          </table:table-cell>
          <table:table-cell table:formula="of:=MINUTE([.J115])" office:value-type="float" office:value="32">
            <text:p>32</text:p>
          </table:table-cell>
          <table:table-cell table:formula="of:=SECOND([.J115])" office:value-type="float" office:value="7">
            <text:p>07</text:p>
          </table:table-cell>
          <table:table-cell/>
          <table:table-cell table:formula="of:=[.K115]/86400" office:value-type="date" office:date-value="2036-10-03T04:32:07">
            <text:p>2036-10-03T04:32:07Z</text:p>
          </table:table-cell>
          <table:table-cell table:formula="of:=[.L115]+2562263623" office:value-type="float" office:value="4315782727">
            <text:p>4315782727</text:p>
          </table:table-cell>
          <table:table-cell table:formula="of:=[.L114]+1" office:value-type="float" office:value="1753519104">
            <text:p>1753519104</text:p>
          </table:table-cell>
          <table:table-cell table:formula="of:=LOWER(BASE([.L115];36))" office:value-type="string" office:string-value="t00000">
            <text:p>t00000</text:p>
          </table:table-cell>
        </table:table-row>
        <table:table-row table:style-name="ro1">
          <table:table-cell table:number-columns-repeated="2"/>
          <table:table-cell table:formula="of:=YEAR([.J116])" office:value-type="float" office:value="2038">
            <text:p>2038</text:p>
          </table:table-cell>
          <table:table-cell table:formula="of:=MONTH([.J116])" office:value-type="float" office:value="9">
            <text:p>09</text:p>
          </table:table-cell>
          <table:table-cell table:formula="of:=DAY([.J116])" office:value-type="float" office:value="3">
            <text:p>03</text:p>
          </table:table-cell>
          <table:table-cell table:formula="of:=HOUR([.J116])" office:value-type="float" office:value="0">
            <text:p>00</text:p>
          </table:table-cell>
          <table:table-cell table:formula="of:=MINUTE([.J116])" office:value-type="float" office:value="41">
            <text:p>41</text:p>
          </table:table-cell>
          <table:table-cell table:formula="of:=SECOND([.J116])" office:value-type="float" office:value="42">
            <text:p>42</text:p>
          </table:table-cell>
          <table:table-cell/>
          <table:table-cell table:formula="of:=[.K116]/86400" office:value-type="date" office:date-value="2038-09-03T00:41:42">
            <text:p>2038-09-03T00:41:42Z</text:p>
          </table:table-cell>
          <table:table-cell table:formula="of:=[.L116]+2562263623" office:value-type="float" office:value="4376248902">
            <text:p>4376248902</text:p>
          </table:table-cell>
          <table:table-cell table:formula="of:=[.L115]+60466176-1" office:value-type="float" office:value="1813985279">
            <text:p>1813985279</text:p>
          </table:table-cell>
          <table:table-cell table:formula="of:=LOWER(BASE([.L116];36))" office:value-type="string" office:string-value="tzzzzz">
            <text:p>tzzzzz</text:p>
          </table:table-cell>
        </table:table-row>
        <table:table-row table:style-name="ro1">
          <table:table-cell table:number-columns-repeated="2"/>
          <table:table-cell table:formula="of:=YEAR([.J117])" office:value-type="float" office:value="2038">
            <text:p>2038</text:p>
          </table:table-cell>
          <table:table-cell table:formula="of:=MONTH([.J117])" office:value-type="float" office:value="9">
            <text:p>09</text:p>
          </table:table-cell>
          <table:table-cell table:formula="of:=DAY([.J117])" office:value-type="float" office:value="3">
            <text:p>03</text:p>
          </table:table-cell>
          <table:table-cell table:formula="of:=HOUR([.J117])" office:value-type="float" office:value="0">
            <text:p>00</text:p>
          </table:table-cell>
          <table:table-cell table:formula="of:=MINUTE([.J117])" office:value-type="float" office:value="41">
            <text:p>41</text:p>
          </table:table-cell>
          <table:table-cell table:formula="of:=SECOND([.J117])" office:value-type="float" office:value="43">
            <text:p>43</text:p>
          </table:table-cell>
          <table:table-cell/>
          <table:table-cell table:formula="of:=[.K117]/86400" office:value-type="date" office:date-value="2038-09-03T00:41:43">
            <text:p>2038-09-03T00:41:43Z</text:p>
          </table:table-cell>
          <table:table-cell table:formula="of:=[.L117]+2562263623" office:value-type="float" office:value="4376248903">
            <text:p>4376248903</text:p>
          </table:table-cell>
          <table:table-cell table:formula="of:=[.L116]+1" office:value-type="float" office:value="1813985280">
            <text:p>1813985280</text:p>
          </table:table-cell>
          <table:table-cell table:formula="of:=LOWER(BASE([.L117];36))" office:value-type="string" office:string-value="u00000">
            <text:p>u00000</text:p>
          </table:table-cell>
        </table:table-row>
        <table:table-row table:style-name="ro1">
          <table:table-cell table:number-columns-repeated="2"/>
          <table:table-cell table:formula="of:=YEAR([.J118])" office:value-type="float" office:value="2040">
            <text:p>2040</text:p>
          </table:table-cell>
          <table:table-cell table:formula="of:=MONTH([.J118])" office:value-type="float" office:value="8">
            <text:p>08</text:p>
          </table:table-cell>
          <table:table-cell table:formula="of:=DAY([.J118])" office:value-type="float" office:value="2">
            <text:p>02</text:p>
          </table:table-cell>
          <table:table-cell table:formula="of:=HOUR([.J118])" office:value-type="float" office:value="20">
            <text:p>20</text:p>
          </table:table-cell>
          <table:table-cell table:formula="of:=MINUTE([.J118])" office:value-type="float" office:value="51">
            <text:p>51</text:p>
          </table:table-cell>
          <table:table-cell table:formula="of:=SECOND([.J118])" office:value-type="float" office:value="18">
            <text:p>18</text:p>
          </table:table-cell>
          <table:table-cell/>
          <table:table-cell table:formula="of:=[.K118]/86400" office:value-type="date" office:date-value="2040-08-02T20:51:18">
            <text:p>2040-08-02T20:51:18Z</text:p>
          </table:table-cell>
          <table:table-cell table:formula="of:=[.L118]+2562263623" office:value-type="float" office:value="4436715078">
            <text:p>4436715078</text:p>
          </table:table-cell>
          <table:table-cell table:formula="of:=[.L117]+60466176-1" office:value-type="float" office:value="1874451455">
            <text:p>1874451455</text:p>
          </table:table-cell>
          <table:table-cell table:formula="of:=LOWER(BASE([.L118];36))" office:value-type="string" office:string-value="uzzzzz">
            <text:p>uzzzzz</text:p>
          </table:table-cell>
        </table:table-row>
        <table:table-row table:style-name="ro1">
          <table:table-cell table:number-columns-repeated="2"/>
          <table:table-cell table:formula="of:=YEAR([.J119])" office:value-type="float" office:value="2040">
            <text:p>2040</text:p>
          </table:table-cell>
          <table:table-cell table:formula="of:=MONTH([.J119])" office:value-type="float" office:value="8">
            <text:p>08</text:p>
          </table:table-cell>
          <table:table-cell table:formula="of:=DAY([.J119])" office:value-type="float" office:value="2">
            <text:p>02</text:p>
          </table:table-cell>
          <table:table-cell table:formula="of:=HOUR([.J119])" office:value-type="float" office:value="20">
            <text:p>20</text:p>
          </table:table-cell>
          <table:table-cell table:formula="of:=MINUTE([.J119])" office:value-type="float" office:value="51">
            <text:p>51</text:p>
          </table:table-cell>
          <table:table-cell table:formula="of:=SECOND([.J119])" office:value-type="float" office:value="19">
            <text:p>19</text:p>
          </table:table-cell>
          <table:table-cell/>
          <table:table-cell table:formula="of:=[.K119]/86400" office:value-type="date" office:date-value="2040-08-02T20:51:19">
            <text:p>2040-08-02T20:51:19Z</text:p>
          </table:table-cell>
          <table:table-cell table:formula="of:=[.L119]+2562263623" office:value-type="float" office:value="4436715079">
            <text:p>4436715079</text:p>
          </table:table-cell>
          <table:table-cell table:formula="of:=[.L118]+1" office:value-type="float" office:value="1874451456">
            <text:p>1874451456</text:p>
          </table:table-cell>
          <table:table-cell table:formula="of:=LOWER(BASE([.L119];36))" office:value-type="string" office:string-value="v00000">
            <text:p>v00000</text:p>
          </table:table-cell>
        </table:table-row>
        <table:table-row table:style-name="ro1">
          <table:table-cell table:number-columns-repeated="2"/>
          <table:table-cell table:formula="of:=YEAR([.J120])" office:value-type="float" office:value="2042">
            <text:p>2042</text:p>
          </table:table-cell>
          <table:table-cell table:formula="of:=MONTH([.J120])" office:value-type="float" office:value="7">
            <text:p>07</text:p>
          </table:table-cell>
          <table:table-cell table:formula="of:=DAY([.J120])" office:value-type="float" office:value="3">
            <text:p>03</text:p>
          </table:table-cell>
          <table:table-cell table:formula="of:=HOUR([.J120])" office:value-type="float" office:value="17">
            <text:p>17</text:p>
          </table:table-cell>
          <table:table-cell table:formula="of:=MINUTE([.J120])" office:value-type="float" office:value="0">
            <text:p>00</text:p>
          </table:table-cell>
          <table:table-cell table:formula="of:=SECOND([.J120])" office:value-type="float" office:value="54">
            <text:p>54</text:p>
          </table:table-cell>
          <table:table-cell/>
          <table:table-cell table:formula="of:=[.K120]/86400" office:value-type="date" office:date-value="2042-07-03T17:00:54">
            <text:p>2042-07-03T17:00:54Z</text:p>
          </table:table-cell>
          <table:table-cell table:formula="of:=[.L120]+2562263623" office:value-type="float" office:value="4497181254">
            <text:p>4497181254</text:p>
          </table:table-cell>
          <table:table-cell table:formula="of:=[.L119]+60466176-1" office:value-type="float" office:value="1934917631">
            <text:p>1934917631</text:p>
          </table:table-cell>
          <table:table-cell table:formula="of:=LOWER(BASE([.L120];36))" office:value-type="string" office:string-value="vzzzzz">
            <text:p>vzzzzz</text:p>
          </table:table-cell>
        </table:table-row>
        <table:table-row table:style-name="ro1">
          <table:table-cell table:number-columns-repeated="2"/>
          <table:table-cell table:formula="of:=YEAR([.J121])" office:value-type="float" office:value="2042">
            <text:p>2042</text:p>
          </table:table-cell>
          <table:table-cell table:formula="of:=MONTH([.J121])" office:value-type="float" office:value="7">
            <text:p>07</text:p>
          </table:table-cell>
          <table:table-cell table:formula="of:=DAY([.J121])" office:value-type="float" office:value="3">
            <text:p>03</text:p>
          </table:table-cell>
          <table:table-cell table:formula="of:=HOUR([.J121])" office:value-type="float" office:value="17">
            <text:p>17</text:p>
          </table:table-cell>
          <table:table-cell table:formula="of:=MINUTE([.J121])" office:value-type="float" office:value="0">
            <text:p>00</text:p>
          </table:table-cell>
          <table:table-cell table:formula="of:=SECOND([.J121])" office:value-type="float" office:value="55">
            <text:p>55</text:p>
          </table:table-cell>
          <table:table-cell/>
          <table:table-cell table:formula="of:=[.K121]/86400" office:value-type="date" office:date-value="2042-07-03T17:00:55">
            <text:p>2042-07-03T17:00:55Z</text:p>
          </table:table-cell>
          <table:table-cell table:formula="of:=[.L121]+2562263623" office:value-type="float" office:value="4497181255">
            <text:p>4497181255</text:p>
          </table:table-cell>
          <table:table-cell table:formula="of:=[.L120]+1" office:value-type="float" office:value="1934917632">
            <text:p>1934917632</text:p>
          </table:table-cell>
          <table:table-cell table:formula="of:=LOWER(BASE([.L121];36))" office:value-type="string" office:string-value="w00000">
            <text:p>w00000</text:p>
          </table:table-cell>
        </table:table-row>
        <table:table-row table:style-name="ro1">
          <table:table-cell table:number-columns-repeated="2"/>
          <table:table-cell table:formula="of:=YEAR([.J122])" office:value-type="float" office:value="2044">
            <text:p>2044</text:p>
          </table:table-cell>
          <table:table-cell table:formula="of:=MONTH([.J122])" office:value-type="float" office:value="6">
            <text:p>06</text:p>
          </table:table-cell>
          <table:table-cell table:formula="of:=DAY([.J122])" office:value-type="float" office:value="2">
            <text:p>02</text:p>
          </table:table-cell>
          <table:table-cell table:formula="of:=HOUR([.J122])" office:value-type="float" office:value="13">
            <text:p>13</text:p>
          </table:table-cell>
          <table:table-cell table:formula="of:=MINUTE([.J122])" office:value-type="float" office:value="10">
            <text:p>10</text:p>
          </table:table-cell>
          <table:table-cell table:formula="of:=SECOND([.J122])" office:value-type="float" office:value="30">
            <text:p>30</text:p>
          </table:table-cell>
          <table:table-cell/>
          <table:table-cell table:formula="of:=[.K122]/86400" office:value-type="date" office:date-value="2044-06-02T13:10:30">
            <text:p>2044-06-02T13:10:30Z</text:p>
          </table:table-cell>
          <table:table-cell table:formula="of:=[.L122]+2562263623" office:value-type="float" office:value="4557647430">
            <text:p>4557647430</text:p>
          </table:table-cell>
          <table:table-cell table:formula="of:=[.L121]+60466176-1" office:value-type="float" office:value="1995383807">
            <text:p>1995383807</text:p>
          </table:table-cell>
          <table:table-cell table:formula="of:=LOWER(BASE([.L122];36))" office:value-type="string" office:string-value="wzzzzz">
            <text:p>wzzzzz</text:p>
          </table:table-cell>
        </table:table-row>
        <table:table-row table:style-name="ro1">
          <table:table-cell table:number-columns-repeated="2"/>
          <table:table-cell table:formula="of:=YEAR([.J123])" office:value-type="float" office:value="2044">
            <text:p>2044</text:p>
          </table:table-cell>
          <table:table-cell table:formula="of:=MONTH([.J123])" office:value-type="float" office:value="6">
            <text:p>06</text:p>
          </table:table-cell>
          <table:table-cell table:formula="of:=DAY([.J123])" office:value-type="float" office:value="2">
            <text:p>02</text:p>
          </table:table-cell>
          <table:table-cell table:formula="of:=HOUR([.J123])" office:value-type="float" office:value="13">
            <text:p>13</text:p>
          </table:table-cell>
          <table:table-cell table:formula="of:=MINUTE([.J123])" office:value-type="float" office:value="10">
            <text:p>10</text:p>
          </table:table-cell>
          <table:table-cell table:formula="of:=SECOND([.J123])" office:value-type="float" office:value="31">
            <text:p>31</text:p>
          </table:table-cell>
          <table:table-cell/>
          <table:table-cell table:formula="of:=[.K123]/86400" office:value-type="date" office:date-value="2044-06-02T13:10:31">
            <text:p>2044-06-02T13:10:31Z</text:p>
          </table:table-cell>
          <table:table-cell table:formula="of:=[.L123]+2562263623" office:value-type="float" office:value="4557647431">
            <text:p>4557647431</text:p>
          </table:table-cell>
          <table:table-cell table:formula="of:=[.L122]+1" office:value-type="float" office:value="1995383808">
            <text:p>1995383808</text:p>
          </table:table-cell>
          <table:table-cell table:formula="of:=LOWER(BASE([.L123];36))" office:value-type="string" office:string-value="x00000">
            <text:p>x00000</text:p>
          </table:table-cell>
        </table:table-row>
        <table:table-row table:style-name="ro1">
          <table:table-cell table:number-columns-repeated="2"/>
          <table:table-cell table:formula="of:=YEAR([.J124])" office:value-type="float" office:value="2046">
            <text:p>2046</text:p>
          </table:table-cell>
          <table:table-cell table:formula="of:=MONTH([.J124])" office:value-type="float" office:value="5">
            <text:p>05</text:p>
          </table:table-cell>
          <table:table-cell table:formula="of:=DAY([.J124])" office:value-type="float" office:value="3">
            <text:p>03</text:p>
          </table:table-cell>
          <table:table-cell table:formula="of:=HOUR([.J124])" office:value-type="float" office:value="9">
            <text:p>09</text:p>
          </table:table-cell>
          <table:table-cell table:formula="of:=MINUTE([.J124])" office:value-type="float" office:value="20">
            <text:p>20</text:p>
          </table:table-cell>
          <table:table-cell table:formula="of:=SECOND([.J124])" office:value-type="float" office:value="6">
            <text:p>06</text:p>
          </table:table-cell>
          <table:table-cell/>
          <table:table-cell table:formula="of:=[.K124]/86400" office:value-type="date" office:date-value="2046-05-03T09:20:06">
            <text:p>2046-05-03T09:20:06Z</text:p>
          </table:table-cell>
          <table:table-cell table:formula="of:=[.L124]+2562263623" office:value-type="float" office:value="4618113606">
            <text:p>4618113606</text:p>
          </table:table-cell>
          <table:table-cell table:formula="of:=[.L123]+60466176-1" office:value-type="float" office:value="2055849983">
            <text:p>2055849983</text:p>
          </table:table-cell>
          <table:table-cell table:formula="of:=LOWER(BASE([.L124];36))" office:value-type="string" office:string-value="xzzzzz">
            <text:p>xzzzzz</text:p>
          </table:table-cell>
        </table:table-row>
        <table:table-row table:style-name="ro1">
          <table:table-cell table:number-columns-repeated="2"/>
          <table:table-cell table:formula="of:=YEAR([.J125])" office:value-type="float" office:value="2046">
            <text:p>2046</text:p>
          </table:table-cell>
          <table:table-cell table:formula="of:=MONTH([.J125])" office:value-type="float" office:value="5">
            <text:p>05</text:p>
          </table:table-cell>
          <table:table-cell table:formula="of:=DAY([.J125])" office:value-type="float" office:value="3">
            <text:p>03</text:p>
          </table:table-cell>
          <table:table-cell table:formula="of:=HOUR([.J125])" office:value-type="float" office:value="9">
            <text:p>09</text:p>
          </table:table-cell>
          <table:table-cell table:formula="of:=MINUTE([.J125])" office:value-type="float" office:value="20">
            <text:p>20</text:p>
          </table:table-cell>
          <table:table-cell table:formula="of:=SECOND([.J125])" office:value-type="float" office:value="7">
            <text:p>07</text:p>
          </table:table-cell>
          <table:table-cell/>
          <table:table-cell table:formula="of:=[.K125]/86400" office:value-type="date" office:date-value="2046-05-03T09:20:07">
            <text:p>2046-05-03T09:20:07Z</text:p>
          </table:table-cell>
          <table:table-cell table:formula="of:=[.L125]+2562263623" office:value-type="float" office:value="4618113607">
            <text:p>4618113607</text:p>
          </table:table-cell>
          <table:table-cell table:formula="of:=[.L124]+1" office:value-type="float" office:value="2055849984">
            <text:p>2055849984</text:p>
          </table:table-cell>
          <table:table-cell table:formula="of:=LOWER(BASE([.L125];36))" office:value-type="string" office:string-value="y00000">
            <text:p>y00000</text:p>
          </table:table-cell>
        </table:table-row>
        <table:table-row table:style-name="ro1">
          <table:table-cell table:number-columns-repeated="2"/>
          <table:table-cell table:formula="of:=YEAR([.J126])" office:value-type="float" office:value="2048">
            <text:p>2048</text:p>
          </table:table-cell>
          <table:table-cell table:formula="of:=MONTH([.J126])" office:value-type="float" office:value="4">
            <text:p>04</text:p>
          </table:table-cell>
          <table:table-cell table:formula="of:=DAY([.J126])" office:value-type="float" office:value="2">
            <text:p>02</text:p>
          </table:table-cell>
          <table:table-cell table:formula="of:=HOUR([.J126])" office:value-type="float" office:value="5">
            <text:p>05</text:p>
          </table:table-cell>
          <table:table-cell table:formula="of:=MINUTE([.J126])" office:value-type="float" office:value="29">
            <text:p>29</text:p>
          </table:table-cell>
          <table:table-cell table:formula="of:=SECOND([.J126])" office:value-type="float" office:value="42">
            <text:p>42</text:p>
          </table:table-cell>
          <table:table-cell/>
          <table:table-cell table:formula="of:=[.K126]/86400" office:value-type="date" office:date-value="2048-04-02T05:29:42">
            <text:p>2048-04-02T05:29:42Z</text:p>
          </table:table-cell>
          <table:table-cell table:formula="of:=[.L126]+2562263623" office:value-type="float" office:value="4678579782">
            <text:p>4678579782</text:p>
          </table:table-cell>
          <table:table-cell table:formula="of:=[.L125]+60466176-1" office:value-type="float" office:value="2116316159">
            <text:p>2116316159</text:p>
          </table:table-cell>
          <table:table-cell table:formula="of:=LOWER(BASE([.L126];36))" office:value-type="string" office:string-value="yzzzzz">
            <text:p>yzzzzz</text:p>
          </table:table-cell>
        </table:table-row>
        <table:table-row table:style-name="ro1">
          <table:table-cell table:number-columns-repeated="2"/>
          <table:table-cell table:formula="of:=YEAR([.J127])" office:value-type="float" office:value="2048">
            <text:p>2048</text:p>
          </table:table-cell>
          <table:table-cell table:formula="of:=MONTH([.J127])" office:value-type="float" office:value="4">
            <text:p>04</text:p>
          </table:table-cell>
          <table:table-cell table:formula="of:=DAY([.J127])" office:value-type="float" office:value="2">
            <text:p>02</text:p>
          </table:table-cell>
          <table:table-cell table:formula="of:=HOUR([.J127])" office:value-type="float" office:value="5">
            <text:p>05</text:p>
          </table:table-cell>
          <table:table-cell table:formula="of:=MINUTE([.J127])" office:value-type="float" office:value="29">
            <text:p>29</text:p>
          </table:table-cell>
          <table:table-cell table:formula="of:=SECOND([.J127])" office:value-type="float" office:value="43">
            <text:p>43</text:p>
          </table:table-cell>
          <table:table-cell/>
          <table:table-cell table:formula="of:=[.K127]/86400" office:value-type="date" office:date-value="2048-04-02T05:29:43">
            <text:p>2048-04-02T05:29:43Z</text:p>
          </table:table-cell>
          <table:table-cell table:formula="of:=[.L127]+2562263623" office:value-type="float" office:value="4678579783">
            <text:p>4678579783</text:p>
          </table:table-cell>
          <table:table-cell table:formula="of:=[.L126]+1" office:value-type="float" office:value="2116316160">
            <text:p>2116316160</text:p>
          </table:table-cell>
          <table:table-cell table:formula="of:=LOWER(BASE([.L127];36))" office:value-type="string" office:string-value="z00000">
            <text:p>z00000</text:p>
          </table:table-cell>
        </table:table-row>
        <table:table-row table:style-name="ro1">
          <table:table-cell table:number-columns-repeated="2"/>
          <table:table-cell table:formula="of:=YEAR([.J128])" office:value-type="float" office:value="2049">
            <text:p>2049</text:p>
          </table:table-cell>
          <table:table-cell table:formula="of:=MONTH([.J128])" office:value-type="float" office:value="3">
            <text:p>03</text:p>
          </table:table-cell>
          <table:table-cell table:formula="of:=DAY([.J128])" office:value-type="float" office:value="28">
            <text:p>28</text:p>
          </table:table-cell>
          <table:table-cell table:formula="of:=HOUR([.J128])" office:value-type="float" office:value="23">
            <text:p>23</text:p>
          </table:table-cell>
          <table:table-cell table:formula="of:=MINUTE([.J128])" office:value-type="float" office:value="7">
            <text:p>07</text:p>
          </table:table-cell>
          <table:table-cell table:formula="of:=SECOND([.J128])" office:value-type="float" office:value="50">
            <text:p>50</text:p>
          </table:table-cell>
          <table:table-cell/>
          <table:table-cell table:formula="of:=[.K128]/86400" office:value-type="date" office:date-value="2049-03-28T23:07:50">
            <text:p>2049-03-28T23:07:50Z</text:p>
          </table:table-cell>
          <table:table-cell table:formula="of:=[.L128]+2562263623" office:value-type="float" office:value="4709747270">
            <text:p>4709747270</text:p>
          </table:table-cell>
          <table:table-cell table:formula="of:=2^31-1" office:value-type="float" office:value="2147483647">
            <text:p>2147483647</text:p>
          </table:table-cell>
          <table:table-cell table:formula="of:=LOWER(BASE([.L128];36))" office:value-type="string" office:string-value="zik0zj">
            <text:p>zik0zj</text:p>
          </table:table-cell>
        </table:table-row>
        <table:table-row table:style-name="ro1" table:number-rows-repeated="104844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ce1"/>
        <table:table-column table:style-name="co5" table:default-cell-style-name="ce2"/>
        <table:table-column table:style-name="co9" table:default-cell-style-name="ce4"/>
        <table:table-column table:style-name="co10" table:number-columns-repeated="2" table:default-cell-style-name="Default"/>
        <table:table-column table:style-name="co8" table:default-cell-style-name="Default"/>
        <table:table-row table:style-name="ro1" table:number-rows-repeated="3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float" office:value="1981">
            <text:p>1981</text:p>
          </table:table-cell>
          <table:table-cell office:value-type="float" office:value="3">
            <text:p>0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0">
            <text:p>0.0</text:p>
          </table:table-cell>
          <table:table-cell table:formula="of:=(DATE([.C7];[.D7];[.E7])+TIME([.F7];[.G7];[.H7]))" office:value-type="date" office:date-value="1981-03-10T19:53:44">
            <text:p>1981-03-10T19:53:44.00Z</text:p>
          </table:table-cell>
          <table:table-cell table:formula="of:=(DATE([.C7];[.D7];[.E7])+TIME([.F7];[.G7];[.H7]))*86400" office:value-type="float" office:value="2562263624">
            <text:p>2562263624</text:p>
          </table:table-cell>
          <table:table-cell table:formula="of:=[.K7]-2562263623" office:value-type="float" office:value="1">
            <text:p>1</text:p>
          </table:table-cell>
          <table:table-cell table:formula="of:=LOWER(BASE([.L7];36))" office:value-type="string" office:string-value="1">
            <text:p>1</text:p>
          </table:table-cell>
        </table:table-row>
        <table:table-row table:style-name="ro1">
          <table:table-cell table:number-columns-repeated="2"/>
          <table:table-cell table:formula="of:=YEAR([.J8])" office:value-type="float" office:value="1983">
            <text:p>1983</text:p>
          </table:table-cell>
          <table:table-cell table:formula="of:=MONTH([.J8])" office:value-type="float" office:value="2">
            <text:p>02</text:p>
          </table:table-cell>
          <table:table-cell table:formula="of:=DAY([.J8])" office:value-type="float" office:value="8">
            <text:p>08</text:p>
          </table:table-cell>
          <table:table-cell table:formula="of:=HOUR([.J8])" office:value-type="float" office:value="16">
            <text:p>16</text:p>
          </table:table-cell>
          <table:table-cell table:formula="of:=MINUTE([.J8])" office:value-type="float" office:value="3">
            <text:p>03</text:p>
          </table:table-cell>
          <table:table-cell table:formula="of:=SECOND([.J8])" office:value-type="float" office:value="19">
            <text:p>19</text:p>
          </table:table-cell>
          <table:table-cell/>
          <table:table-cell table:formula="of:=[.K8]/86400" office:value-type="date" office:date-value="1983-02-08T16:03:19">
            <text:p>1983-02-08T16:03:19.00Z</text:p>
          </table:table-cell>
          <table:table-cell table:formula="of:=[.L8]+2562263623" office:value-type="float" office:value="2622729799">
            <text:p>2622729799</text:p>
          </table:table-cell>
          <table:table-cell office:value-type="float" office:value="60466176">
            <text:p>60466176</text:p>
          </table:table-cell>
          <table:table-cell table:formula="of:=LOWER(BASE([.L8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9])" office:value-type="float" office:value="1985">
            <text:p>1985</text:p>
          </table:table-cell>
          <table:table-cell table:formula="of:=MONTH([.J9])" office:value-type="float" office:value="1">
            <text:p>01</text:p>
          </table:table-cell>
          <table:table-cell table:formula="of:=DAY([.J9])" office:value-type="float" office:value="8">
            <text:p>08</text:p>
          </table:table-cell>
          <table:table-cell table:formula="of:=HOUR([.J9])" office:value-type="float" office:value="12">
            <text:p>12</text:p>
          </table:table-cell>
          <table:table-cell table:formula="of:=MINUTE([.J9])" office:value-type="float" office:value="12">
            <text:p>12</text:p>
          </table:table-cell>
          <table:table-cell table:formula="of:=SECOND([.J9])" office:value-type="float" office:value="55">
            <text:p>55</text:p>
          </table:table-cell>
          <table:table-cell/>
          <table:table-cell table:formula="of:=[.K9]/86400" office:value-type="date" office:date-value="1985-01-08T12:12:55">
            <text:p>1985-01-08T12:12:55.00Z</text:p>
          </table:table-cell>
          <table:table-cell table:formula="of:=[.L9]+2562263623" office:value-type="float" office:value="2683195975">
            <text:p>2683195975</text:p>
          </table:table-cell>
          <table:table-cell table:formula="of:=[.L8]+60466176" office:value-type="float" office:value="120932352">
            <text:p>120932352</text:p>
          </table:table-cell>
          <table:table-cell table:formula="of:=LOWER(BASE([.L9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10])" office:value-type="float" office:value="1986">
            <text:p>1986</text:p>
          </table:table-cell>
          <table:table-cell table:formula="of:=MONTH([.J10])" office:value-type="float" office:value="12">
            <text:p>12</text:p>
          </table:table-cell>
          <table:table-cell table:formula="of:=DAY([.J10])" office:value-type="float" office:value="9">
            <text:p>09</text:p>
          </table:table-cell>
          <table:table-cell table:formula="of:=HOUR([.J10])" office:value-type="float" office:value="8">
            <text:p>08</text:p>
          </table:table-cell>
          <table:table-cell table:formula="of:=MINUTE([.J10])" office:value-type="float" office:value="22">
            <text:p>22</text:p>
          </table:table-cell>
          <table:table-cell table:formula="of:=SECOND([.J10])" office:value-type="float" office:value="31">
            <text:p>31</text:p>
          </table:table-cell>
          <table:table-cell/>
          <table:table-cell table:formula="of:=[.K10]/86400" office:value-type="date" office:date-value="1986-12-09T08:22:31">
            <text:p>1986-12-09T08:22:31.00Z</text:p>
          </table:table-cell>
          <table:table-cell table:formula="of:=[.L10]+2562263623" office:value-type="float" office:value="2743662151">
            <text:p>2743662151</text:p>
          </table:table-cell>
          <table:table-cell table:formula="of:=[.L9]+60466176" office:value-type="float" office:value="181398528">
            <text:p>181398528</text:p>
          </table:table-cell>
          <table:table-cell table:formula="of:=LOWER(BASE([.L10];36))" office:value-type="string" office:string-value="300000">
            <text:p>300000</text:p>
          </table:table-cell>
        </table:table-row>
        <table:table-row table:style-name="ro1">
          <table:table-cell table:number-columns-repeated="2"/>
          <table:table-cell table:formula="of:=YEAR([.J11])" office:value-type="float" office:value="1988">
            <text:p>1988</text:p>
          </table:table-cell>
          <table:table-cell table:formula="of:=MONTH([.J11])" office:value-type="float" office:value="11">
            <text:p>11</text:p>
          </table:table-cell>
          <table:table-cell table:formula="of:=DAY([.J11])" office:value-type="float" office:value="8">
            <text:p>08</text:p>
          </table:table-cell>
          <table:table-cell table:formula="of:=HOUR([.J11])" office:value-type="float" office:value="4">
            <text:p>04</text:p>
          </table:table-cell>
          <table:table-cell table:formula="of:=MINUTE([.J11])" office:value-type="float" office:value="32">
            <text:p>32</text:p>
          </table:table-cell>
          <table:table-cell table:formula="of:=SECOND([.J11])" office:value-type="float" office:value="7">
            <text:p>07</text:p>
          </table:table-cell>
          <table:table-cell/>
          <table:table-cell table:formula="of:=[.K11]/86400" office:value-type="date" office:date-value="1988-11-08T04:32:07">
            <text:p>1988-11-08T04:32:07.00Z</text:p>
          </table:table-cell>
          <table:table-cell table:formula="of:=[.L11]+2562263623" office:value-type="float" office:value="2804128327">
            <text:p>2804128327</text:p>
          </table:table-cell>
          <table:table-cell table:formula="of:=[.L10]+60466176" office:value-type="float" office:value="241864704">
            <text:p>241864704</text:p>
          </table:table-cell>
          <table:table-cell table:formula="of:=LOWER(BASE([.L11];36))" office:value-type="string" office:string-value="400000">
            <text:p>400000</text:p>
          </table:table-cell>
        </table:table-row>
        <table:table-row table:style-name="ro1">
          <table:table-cell table:number-columns-repeated="2"/>
          <table:table-cell table:formula="of:=YEAR([.J12])" office:value-type="float" office:value="1990">
            <text:p>1990</text:p>
          </table:table-cell>
          <table:table-cell table:formula="of:=MONTH([.J12])" office:value-type="float" office:value="10">
            <text:p>10</text:p>
          </table:table-cell>
          <table:table-cell table:formula="of:=DAY([.J12])" office:value-type="float" office:value="9">
            <text:p>09</text:p>
          </table:table-cell>
          <table:table-cell table:formula="of:=HOUR([.J12])" office:value-type="float" office:value="0">
            <text:p>00</text:p>
          </table:table-cell>
          <table:table-cell table:formula="of:=MINUTE([.J12])" office:value-type="float" office:value="41">
            <text:p>41</text:p>
          </table:table-cell>
          <table:table-cell table:formula="of:=SECOND([.J12])" office:value-type="float" office:value="43">
            <text:p>43</text:p>
          </table:table-cell>
          <table:table-cell/>
          <table:table-cell table:formula="of:=[.K12]/86400" office:value-type="date" office:date-value="1990-10-09T00:41:43">
            <text:p>1990-10-09T00:41:43.00Z</text:p>
          </table:table-cell>
          <table:table-cell table:formula="of:=[.L12]+2562263623" office:value-type="float" office:value="2864594503">
            <text:p>2864594503</text:p>
          </table:table-cell>
          <table:table-cell table:formula="of:=[.L11]+60466176" office:value-type="float" office:value="302330880">
            <text:p>302330880</text:p>
          </table:table-cell>
          <table:table-cell table:formula="of:=LOWER(BASE([.L12];36))" office:value-type="string" office:string-value="500000">
            <text:p>500000</text:p>
          </table:table-cell>
        </table:table-row>
        <table:table-row table:style-name="ro1">
          <table:table-cell table:number-columns-repeated="2"/>
          <table:table-cell table:formula="of:=YEAR([.J13])" office:value-type="float" office:value="1992">
            <text:p>1992</text:p>
          </table:table-cell>
          <table:table-cell table:formula="of:=MONTH([.J13])" office:value-type="float" office:value="9">
            <text:p>09</text:p>
          </table:table-cell>
          <table:table-cell table:formula="of:=DAY([.J13])" office:value-type="float" office:value="7">
            <text:p>07</text:p>
          </table:table-cell>
          <table:table-cell table:formula="of:=HOUR([.J13])" office:value-type="float" office:value="20">
            <text:p>20</text:p>
          </table:table-cell>
          <table:table-cell table:formula="of:=MINUTE([.J13])" office:value-type="float" office:value="51">
            <text:p>51</text:p>
          </table:table-cell>
          <table:table-cell table:formula="of:=SECOND([.J13])" office:value-type="float" office:value="19">
            <text:p>19</text:p>
          </table:table-cell>
          <table:table-cell/>
          <table:table-cell table:formula="of:=[.K13]/86400" office:value-type="date" office:date-value="1992-09-07T20:51:19">
            <text:p>1992-09-07T20:51:19.00Z</text:p>
          </table:table-cell>
          <table:table-cell table:formula="of:=[.L13]+2562263623" office:value-type="float" office:value="2925060679">
            <text:p>2925060679</text:p>
          </table:table-cell>
          <table:table-cell table:formula="of:=[.L12]+60466176" office:value-type="float" office:value="362797056">
            <text:p>362797056</text:p>
          </table:table-cell>
          <table:table-cell table:formula="of:=LOWER(BASE([.L13];36))" office:value-type="string" office:string-value="600000">
            <text:p>600000</text:p>
          </table:table-cell>
        </table:table-row>
        <table:table-row table:style-name="ro1">
          <table:table-cell table:number-columns-repeated="2"/>
          <table:table-cell table:formula="of:=YEAR([.J14])" office:value-type="float" office:value="1994">
            <text:p>1994</text:p>
          </table:table-cell>
          <table:table-cell table:formula="of:=MONTH([.J14])" office:value-type="float" office:value="8">
            <text:p>08</text:p>
          </table:table-cell>
          <table:table-cell table:formula="of:=DAY([.J14])" office:value-type="float" office:value="8">
            <text:p>08</text:p>
          </table:table-cell>
          <table:table-cell table:formula="of:=HOUR([.J14])" office:value-type="float" office:value="17">
            <text:p>17</text:p>
          </table:table-cell>
          <table:table-cell table:formula="of:=MINUTE([.J14])" office:value-type="float" office:value="0">
            <text:p>00</text:p>
          </table:table-cell>
          <table:table-cell table:formula="of:=SECOND([.J14])" office:value-type="float" office:value="55">
            <text:p>55</text:p>
          </table:table-cell>
          <table:table-cell/>
          <table:table-cell table:formula="of:=[.K14]/86400" office:value-type="date" office:date-value="1994-08-08T17:00:55">
            <text:p>1994-08-08T17:00:55.00Z</text:p>
          </table:table-cell>
          <table:table-cell table:formula="of:=[.L14]+2562263623" office:value-type="float" office:value="2985526855">
            <text:p>2985526855</text:p>
          </table:table-cell>
          <table:table-cell table:formula="of:=[.L13]+60466176" office:value-type="float" office:value="423263232">
            <text:p>423263232</text:p>
          </table:table-cell>
          <table:table-cell table:formula="of:=LOWER(BASE([.L14];36))" office:value-type="string" office:string-value="700000">
            <text:p>700000</text:p>
          </table:table-cell>
        </table:table-row>
        <table:table-row table:style-name="ro1">
          <table:table-cell table:number-columns-repeated="2"/>
          <table:table-cell table:formula="of:=YEAR([.J15])" office:value-type="float" office:value="1996">
            <text:p>1996</text:p>
          </table:table-cell>
          <table:table-cell table:formula="of:=MONTH([.J15])" office:value-type="float" office:value="7">
            <text:p>07</text:p>
          </table:table-cell>
          <table:table-cell table:formula="of:=DAY([.J15])" office:value-type="float" office:value="8">
            <text:p>08</text:p>
          </table:table-cell>
          <table:table-cell table:formula="of:=HOUR([.J15])" office:value-type="float" office:value="13">
            <text:p>13</text:p>
          </table:table-cell>
          <table:table-cell table:formula="of:=MINUTE([.J15])" office:value-type="float" office:value="10">
            <text:p>10</text:p>
          </table:table-cell>
          <table:table-cell table:formula="of:=SECOND([.J15])" office:value-type="float" office:value="31">
            <text:p>31</text:p>
          </table:table-cell>
          <table:table-cell/>
          <table:table-cell table:formula="of:=[.K15]/86400" office:value-type="date" office:date-value="1996-07-08T13:10:31">
            <text:p>1996-07-08T13:10:31.00Z</text:p>
          </table:table-cell>
          <table:table-cell table:formula="of:=[.L15]+2562263623" office:value-type="float" office:value="3045993031">
            <text:p>3045993031</text:p>
          </table:table-cell>
          <table:table-cell table:formula="of:=[.L14]+60466176" office:value-type="float" office:value="483729408">
            <text:p>483729408</text:p>
          </table:table-cell>
          <table:table-cell table:formula="of:=LOWER(BASE([.L15];36))" office:value-type="string" office:string-value="800000">
            <text:p>800000</text:p>
          </table:table-cell>
        </table:table-row>
        <table:table-row table:style-name="ro1">
          <table:table-cell table:number-columns-repeated="2"/>
          <table:table-cell table:formula="of:=YEAR([.J16])" office:value-type="float" office:value="1998">
            <text:p>1998</text:p>
          </table:table-cell>
          <table:table-cell table:formula="of:=MONTH([.J16])" office:value-type="float" office:value="6">
            <text:p>06</text:p>
          </table:table-cell>
          <table:table-cell table:formula="of:=DAY([.J16])" office:value-type="float" office:value="8">
            <text:p>08</text:p>
          </table:table-cell>
          <table:table-cell table:formula="of:=HOUR([.J16])" office:value-type="float" office:value="9">
            <text:p>09</text:p>
          </table:table-cell>
          <table:table-cell table:formula="of:=MINUTE([.J16])" office:value-type="float" office:value="20">
            <text:p>20</text:p>
          </table:table-cell>
          <table:table-cell table:formula="of:=SECOND([.J16])" office:value-type="float" office:value="7">
            <text:p>07</text:p>
          </table:table-cell>
          <table:table-cell/>
          <table:table-cell table:formula="of:=[.K16]/86400" office:value-type="date" office:date-value="1998-06-08T09:20:07">
            <text:p>1998-06-08T09:20:07.00Z</text:p>
          </table:table-cell>
          <table:table-cell table:formula="of:=[.L16]+2562263623" office:value-type="float" office:value="3106459207">
            <text:p>3106459207</text:p>
          </table:table-cell>
          <table:table-cell table:formula="of:=[.L15]+60466176" office:value-type="float" office:value="544195584">
            <text:p>544195584</text:p>
          </table:table-cell>
          <table:table-cell table:formula="of:=LOWER(BASE([.L16];36))" office:value-type="string" office:string-value="900000">
            <text:p>900000</text:p>
          </table:table-cell>
        </table:table-row>
        <table:table-row table:style-name="ro1">
          <table:table-cell office:value-type="string">
            <text:p>&gt;</text:p>
          </table:table-cell>
          <table:table-cell/>
          <table:table-cell table:formula="of:=YEAR([.J17])" office:value-type="float" office:value="2000">
            <text:p>2000</text:p>
          </table:table-cell>
          <table:table-cell table:formula="of:=MONTH([.J17])" office:value-type="float" office:value="5">
            <text:p>05</text:p>
          </table:table-cell>
          <table:table-cell table:formula="of:=DAY([.J17])" office:value-type="float" office:value="8">
            <text:p>08</text:p>
          </table:table-cell>
          <table:table-cell table:formula="of:=HOUR([.J17])" office:value-type="float" office:value="5">
            <text:p>05</text:p>
          </table:table-cell>
          <table:table-cell table:formula="of:=MINUTE([.J17])" office:value-type="float" office:value="29">
            <text:p>29</text:p>
          </table:table-cell>
          <table:table-cell table:formula="of:=SECOND([.J17])" office:value-type="float" office:value="43">
            <text:p>43</text:p>
          </table:table-cell>
          <table:table-cell/>
          <table:table-cell table:formula="of:=[.K17]/86400" office:value-type="date" office:date-value="2000-05-08T05:29:43">
            <text:p>2000-05-08T05:29:43.00Z</text:p>
          </table:table-cell>
          <table:table-cell table:formula="of:=[.L17]+2562263623" office:value-type="float" office:value="3166925383">
            <text:p>3166925383</text:p>
          </table:table-cell>
          <table:table-cell table:formula="of:=[.L16]+60466176" office:value-type="float" office:value="604661760">
            <text:p>604661760</text:p>
          </table:table-cell>
          <table:table-cell table:formula="of:=LOWER(BASE([.L17];36))" office:value-type="string" office:string-value="a00000">
            <text:p>a00000</text:p>
          </table:table-cell>
        </table:table-row>
        <table:table-row table:style-name="ro1">
          <table:table-cell table:number-columns-repeated="2"/>
          <table:table-cell table:formula="of:=YEAR([.J18])" office:value-type="float" office:value="2002">
            <text:p>2002</text:p>
          </table:table-cell>
          <table:table-cell table:formula="of:=MONTH([.J18])" office:value-type="float" office:value="4">
            <text:p>04</text:p>
          </table:table-cell>
          <table:table-cell table:formula="of:=DAY([.J18])" office:value-type="float" office:value="8">
            <text:p>08</text:p>
          </table:table-cell>
          <table:table-cell table:formula="of:=HOUR([.J18])" office:value-type="float" office:value="1">
            <text:p>01</text:p>
          </table:table-cell>
          <table:table-cell table:formula="of:=MINUTE([.J18])" office:value-type="float" office:value="39">
            <text:p>39</text:p>
          </table:table-cell>
          <table:table-cell table:formula="of:=SECOND([.J18])" office:value-type="float" office:value="19">
            <text:p>19</text:p>
          </table:table-cell>
          <table:table-cell/>
          <table:table-cell table:formula="of:=[.K18]/86400" office:value-type="date" office:date-value="2002-04-08T01:39:19">
            <text:p>2002-04-08T01:39:19.00Z</text:p>
          </table:table-cell>
          <table:table-cell table:formula="of:=[.L18]+2562263623" office:value-type="float" office:value="3227391559">
            <text:p>3227391559</text:p>
          </table:table-cell>
          <table:table-cell table:formula="of:=[.L17]+60466176" office:value-type="float" office:value="665127936">
            <text:p>665127936</text:p>
          </table:table-cell>
          <table:table-cell table:formula="of:=LOWER(BASE([.L18];36))" office:value-type="string" office:string-value="b00000">
            <text:p>b00000</text:p>
          </table:table-cell>
        </table:table-row>
        <table:table-row table:style-name="ro1">
          <table:table-cell table:number-columns-repeated="2"/>
          <table:table-cell table:formula="of:=YEAR([.J19])" office:value-type="float" office:value="2004">
            <text:p>2004</text:p>
          </table:table-cell>
          <table:table-cell table:formula="of:=MONTH([.J19])" office:value-type="float" office:value="3">
            <text:p>03</text:p>
          </table:table-cell>
          <table:table-cell table:formula="of:=DAY([.J19])" office:value-type="float" office:value="7">
            <text:p>07</text:p>
          </table:table-cell>
          <table:table-cell table:formula="of:=HOUR([.J19])" office:value-type="float" office:value="21">
            <text:p>21</text:p>
          </table:table-cell>
          <table:table-cell table:formula="of:=MINUTE([.J19])" office:value-type="float" office:value="48">
            <text:p>48</text:p>
          </table:table-cell>
          <table:table-cell table:formula="of:=SECOND([.J19])" office:value-type="float" office:value="55">
            <text:p>55</text:p>
          </table:table-cell>
          <table:table-cell/>
          <table:table-cell table:formula="of:=[.K19]/86400" office:value-type="date" office:date-value="2004-03-07T21:48:55">
            <text:p>2004-03-07T21:48:55.00Z</text:p>
          </table:table-cell>
          <table:table-cell table:formula="of:=[.L19]+2562263623" office:value-type="float" office:value="3287857735">
            <text:p>3287857735</text:p>
          </table:table-cell>
          <table:table-cell table:formula="of:=[.L18]+60466176" office:value-type="float" office:value="725594112">
            <text:p>725594112</text:p>
          </table:table-cell>
          <table:table-cell table:formula="of:=LOWER(BASE([.L19];36))" office:value-type="string" office:string-value="c00000">
            <text:p>c00000</text:p>
          </table:table-cell>
        </table:table-row>
        <table:table-row table:style-name="ro1">
          <table:table-cell table:number-columns-repeated="2"/>
          <table:table-cell table:formula="of:=YEAR([.J20])" office:value-type="float" office:value="2006">
            <text:p>2006</text:p>
          </table:table-cell>
          <table:table-cell table:formula="of:=MONTH([.J20])" office:value-type="float" office:value="2">
            <text:p>02</text:p>
          </table:table-cell>
          <table:table-cell table:formula="of:=DAY([.J20])" office:value-type="float" office:value="5">
            <text:p>05</text:p>
          </table:table-cell>
          <table:table-cell table:formula="of:=HOUR([.J20])" office:value-type="float" office:value="17">
            <text:p>17</text:p>
          </table:table-cell>
          <table:table-cell table:formula="of:=MINUTE([.J20])" office:value-type="float" office:value="58">
            <text:p>58</text:p>
          </table:table-cell>
          <table:table-cell table:formula="of:=SECOND([.J20])" office:value-type="float" office:value="31">
            <text:p>31</text:p>
          </table:table-cell>
          <table:table-cell/>
          <table:table-cell table:formula="of:=[.K20]/86400" office:value-type="date" office:date-value="2006-02-05T17:58:31">
            <text:p>2006-02-05T17:58:31.00Z</text:p>
          </table:table-cell>
          <table:table-cell table:formula="of:=[.L20]+2562263623" office:value-type="float" office:value="3348323911">
            <text:p>3348323911</text:p>
          </table:table-cell>
          <table:table-cell table:formula="of:=[.L19]+60466176" office:value-type="float" office:value="786060288">
            <text:p>786060288</text:p>
          </table:table-cell>
          <table:table-cell table:formula="of:=LOWER(BASE([.L20];36))" office:value-type="string" office:string-value="d00000">
            <text:p>d00000</text:p>
          </table:table-cell>
        </table:table-row>
        <table:table-row table:style-name="ro1">
          <table:table-cell table:number-columns-repeated="2"/>
          <table:table-cell table:formula="of:=YEAR([.J21])" office:value-type="float" office:value="2008">
            <text:p>2008</text:p>
          </table:table-cell>
          <table:table-cell table:formula="of:=MONTH([.J21])" office:value-type="float" office:value="1">
            <text:p>01</text:p>
          </table:table-cell>
          <table:table-cell table:formula="of:=DAY([.J21])" office:value-type="float" office:value="6">
            <text:p>06</text:p>
          </table:table-cell>
          <table:table-cell table:formula="of:=HOUR([.J21])" office:value-type="float" office:value="14">
            <text:p>14</text:p>
          </table:table-cell>
          <table:table-cell table:formula="of:=MINUTE([.J21])" office:value-type="float" office:value="8">
            <text:p>08</text:p>
          </table:table-cell>
          <table:table-cell table:formula="of:=SECOND([.J21])" office:value-type="float" office:value="7">
            <text:p>07</text:p>
          </table:table-cell>
          <table:table-cell/>
          <table:table-cell table:formula="of:=[.K21]/86400" office:value-type="date" office:date-value="2008-01-06T14:08:07">
            <text:p>2008-01-06T14:08:07.00Z</text:p>
          </table:table-cell>
          <table:table-cell table:formula="of:=[.L21]+2562263623" office:value-type="float" office:value="3408790087">
            <text:p>3408790087</text:p>
          </table:table-cell>
          <table:table-cell table:formula="of:=[.L20]+60466176" office:value-type="float" office:value="846526464">
            <text:p>846526464</text:p>
          </table:table-cell>
          <table:table-cell table:formula="of:=LOWER(BASE([.L21];36))" office:value-type="string" office:string-value="e00000">
            <text:p>e00000</text:p>
          </table:table-cell>
        </table:table-row>
        <table:table-row table:style-name="ro1">
          <table:table-cell table:number-columns-repeated="2"/>
          <table:table-cell table:formula="of:=YEAR([.J22])" office:value-type="float" office:value="2009">
            <text:p>2009</text:p>
          </table:table-cell>
          <table:table-cell table:formula="of:=MONTH([.J22])" office:value-type="float" office:value="12">
            <text:p>12</text:p>
          </table:table-cell>
          <table:table-cell table:formula="of:=DAY([.J22])" office:value-type="float" office:value="6">
            <text:p>06</text:p>
          </table:table-cell>
          <table:table-cell table:formula="of:=HOUR([.J22])" office:value-type="float" office:value="10">
            <text:p>10</text:p>
          </table:table-cell>
          <table:table-cell table:formula="of:=MINUTE([.J22])" office:value-type="float" office:value="17">
            <text:p>17</text:p>
          </table:table-cell>
          <table:table-cell table:formula="of:=SECOND([.J22])" office:value-type="float" office:value="43">
            <text:p>43</text:p>
          </table:table-cell>
          <table:table-cell/>
          <table:table-cell table:formula="of:=[.K22]/86400" office:value-type="date" office:date-value="2009-12-06T10:17:43">
            <text:p>2009-12-06T10:17:43.00Z</text:p>
          </table:table-cell>
          <table:table-cell table:formula="of:=[.L22]+2562263623" office:value-type="float" office:value="3469256263">
            <text:p>3469256263</text:p>
          </table:table-cell>
          <table:table-cell table:formula="of:=[.L21]+60466176" office:value-type="float" office:value="906992640">
            <text:p>906992640</text:p>
          </table:table-cell>
          <table:table-cell table:formula="of:=LOWER(BASE([.L22];36))" office:value-type="string" office:string-value="f00000">
            <text:p>f00000</text:p>
          </table:table-cell>
        </table:table-row>
        <table:table-row table:style-name="ro1">
          <table:table-cell table:number-columns-repeated="2"/>
          <table:table-cell table:formula="of:=YEAR([.J23])" office:value-type="float" office:value="2011">
            <text:p>2011</text:p>
          </table:table-cell>
          <table:table-cell table:formula="of:=MONTH([.J23])" office:value-type="float" office:value="11">
            <text:p>11</text:p>
          </table:table-cell>
          <table:table-cell table:formula="of:=DAY([.J23])" office:value-type="float" office:value="6">
            <text:p>06</text:p>
          </table:table-cell>
          <table:table-cell table:formula="of:=HOUR([.J23])" office:value-type="float" office:value="6">
            <text:p>06</text:p>
          </table:table-cell>
          <table:table-cell table:formula="of:=MINUTE([.J23])" office:value-type="float" office:value="27">
            <text:p>27</text:p>
          </table:table-cell>
          <table:table-cell table:formula="of:=SECOND([.J23])" office:value-type="float" office:value="19">
            <text:p>19</text:p>
          </table:table-cell>
          <table:table-cell/>
          <table:table-cell table:formula="of:=[.K23]/86400" office:value-type="date" office:date-value="2011-11-06T06:27:19">
            <text:p>2011-11-06T06:27:19.00Z</text:p>
          </table:table-cell>
          <table:table-cell table:formula="of:=[.L23]+2562263623" office:value-type="float" office:value="3529722439">
            <text:p>3529722439</text:p>
          </table:table-cell>
          <table:table-cell table:formula="of:=[.L22]+60466176" office:value-type="float" office:value="967458816">
            <text:p>967458816</text:p>
          </table:table-cell>
          <table:table-cell table:formula="of:=LOWER(BASE([.L23];36))" office:value-type="string" office:string-value="g00000">
            <text:p>g00000</text:p>
          </table:table-cell>
        </table:table-row>
        <table:table-row table:style-name="ro1">
          <table:table-cell table:number-columns-repeated="2"/>
          <table:table-cell table:formula="of:=YEAR([.J24])" office:value-type="float" office:value="2013">
            <text:p>2013</text:p>
          </table:table-cell>
          <table:table-cell table:formula="of:=MONTH([.J24])" office:value-type="float" office:value="10">
            <text:p>10</text:p>
          </table:table-cell>
          <table:table-cell table:formula="of:=DAY([.J24])" office:value-type="float" office:value="6">
            <text:p>06</text:p>
          </table:table-cell>
          <table:table-cell table:formula="of:=HOUR([.J24])" office:value-type="float" office:value="2">
            <text:p>02</text:p>
          </table:table-cell>
          <table:table-cell table:formula="of:=MINUTE([.J24])" office:value-type="float" office:value="36">
            <text:p>36</text:p>
          </table:table-cell>
          <table:table-cell table:formula="of:=SECOND([.J24])" office:value-type="float" office:value="55">
            <text:p>55</text:p>
          </table:table-cell>
          <table:table-cell/>
          <table:table-cell table:formula="of:=[.K24]/86400" office:value-type="date" office:date-value="2013-10-06T02:36:55">
            <text:p>2013-10-06T02:36:55.00Z</text:p>
          </table:table-cell>
          <table:table-cell table:formula="of:=[.L24]+2562263623" office:value-type="float" office:value="3590188615">
            <text:p>3590188615</text:p>
          </table:table-cell>
          <table:table-cell table:formula="of:=[.L23]+60466176" office:value-type="float" office:value="1027924992">
            <text:p>1027924992</text:p>
          </table:table-cell>
          <table:table-cell table:formula="of:=LOWER(BASE([.L24];36))" office:value-type="string" office:string-value="h00000">
            <text:p>h00000</text:p>
          </table:table-cell>
        </table:table-row>
        <table:table-row table:style-name="ro1">
          <table:table-cell table:number-columns-repeated="2"/>
          <table:table-cell table:formula="of:=YEAR([.J25])" office:value-type="float" office:value="2015">
            <text:p>2015</text:p>
          </table:table-cell>
          <table:table-cell table:formula="of:=MONTH([.J25])" office:value-type="float" office:value="9">
            <text:p>09</text:p>
          </table:table-cell>
          <table:table-cell table:formula="of:=DAY([.J25])" office:value-type="float" office:value="5">
            <text:p>05</text:p>
          </table:table-cell>
          <table:table-cell table:formula="of:=HOUR([.J25])" office:value-type="float" office:value="22">
            <text:p>22</text:p>
          </table:table-cell>
          <table:table-cell table:formula="of:=MINUTE([.J25])" office:value-type="float" office:value="46">
            <text:p>46</text:p>
          </table:table-cell>
          <table:table-cell table:formula="of:=SECOND([.J25])" office:value-type="float" office:value="31">
            <text:p>31</text:p>
          </table:table-cell>
          <table:table-cell/>
          <table:table-cell table:formula="of:=[.K25]/86400" office:value-type="date" office:date-value="2015-09-05T22:46:31">
            <text:p>2015-09-05T22:46:31.00Z</text:p>
          </table:table-cell>
          <table:table-cell table:formula="of:=[.L25]+2562263623" office:value-type="float" office:value="3650654791">
            <text:p>3650654791</text:p>
          </table:table-cell>
          <table:table-cell table:formula="of:=[.L24]+60466176" office:value-type="float" office:value="1088391168">
            <text:p>1088391168</text:p>
          </table:table-cell>
          <table:table-cell table:formula="of:=LOWER(BASE([.L25];36))" office:value-type="string" office:string-value="i00000">
            <text:p>i00000</text:p>
          </table:table-cell>
        </table:table-row>
        <table:table-row table:style-name="ro1">
          <table:table-cell table:number-columns-repeated="2"/>
          <table:table-cell table:formula="of:=YEAR([.J26])" office:value-type="float" office:value="2017">
            <text:p>2017</text:p>
          </table:table-cell>
          <table:table-cell table:formula="of:=MONTH([.J26])" office:value-type="float" office:value="8">
            <text:p>08</text:p>
          </table:table-cell>
          <table:table-cell table:formula="of:=DAY([.J26])" office:value-type="float" office:value="5">
            <text:p>05</text:p>
          </table:table-cell>
          <table:table-cell table:formula="of:=HOUR([.J26])" office:value-type="float" office:value="18">
            <text:p>18</text:p>
          </table:table-cell>
          <table:table-cell table:formula="of:=MINUTE([.J26])" office:value-type="float" office:value="56">
            <text:p>56</text:p>
          </table:table-cell>
          <table:table-cell table:formula="of:=SECOND([.J26])" office:value-type="float" office:value="7">
            <text:p>07</text:p>
          </table:table-cell>
          <table:table-cell/>
          <table:table-cell table:formula="of:=[.K26]/86400" office:value-type="date" office:date-value="2017-08-05T18:56:07">
            <text:p>2017-08-05T18:56:07.00Z</text:p>
          </table:table-cell>
          <table:table-cell table:formula="of:=[.L26]+2562263623" office:value-type="float" office:value="3711120967">
            <text:p>3711120967</text:p>
          </table:table-cell>
          <table:table-cell table:formula="of:=[.L25]+60466176" office:value-type="float" office:value="1148857344">
            <text:p>1148857344</text:p>
          </table:table-cell>
          <table:table-cell table:formula="of:=LOWER(BASE([.L26];36))" office:value-type="string" office:string-value="j00000">
            <text:p>j00000</text:p>
          </table:table-cell>
        </table:table-row>
        <table:table-row table:style-name="ro1">
          <table:table-cell table:number-columns-repeated="2"/>
          <table:table-cell table:formula="of:=YEAR([.J27])" office:value-type="float" office:value="2019">
            <text:p>2019</text:p>
          </table:table-cell>
          <table:table-cell table:formula="of:=MONTH([.J27])" office:value-type="float" office:value="7">
            <text:p>07</text:p>
          </table:table-cell>
          <table:table-cell table:formula="of:=DAY([.J27])" office:value-type="float" office:value="6">
            <text:p>06</text:p>
          </table:table-cell>
          <table:table-cell table:formula="of:=HOUR([.J27])" office:value-type="float" office:value="15">
            <text:p>15</text:p>
          </table:table-cell>
          <table:table-cell table:formula="of:=MINUTE([.J27])" office:value-type="float" office:value="5">
            <text:p>05</text:p>
          </table:table-cell>
          <table:table-cell table:formula="of:=SECOND([.J27])" office:value-type="float" office:value="43">
            <text:p>43</text:p>
          </table:table-cell>
          <table:table-cell/>
          <table:table-cell table:formula="of:=[.K27]/86400" office:value-type="date" office:date-value="2019-07-06T15:05:43">
            <text:p>2019-07-06T15:05:43.00Z</text:p>
          </table:table-cell>
          <table:table-cell table:formula="of:=[.L27]+2562263623" office:value-type="float" office:value="3771587143">
            <text:p>3771587143</text:p>
          </table:table-cell>
          <table:table-cell table:formula="of:=[.L26]+60466176" office:value-type="float" office:value="1209323520">
            <text:p>1209323520</text:p>
          </table:table-cell>
          <table:table-cell table:formula="of:=LOWER(BASE([.L27];36))" office:value-type="string" office:string-value="k00000">
            <text:p>k00000</text:p>
          </table:table-cell>
        </table:table-row>
        <table:table-row table:style-name="ro1">
          <table:table-cell table:number-columns-repeated="2"/>
          <table:table-cell table:formula="of:=YEAR([.J28])" office:value-type="float" office:value="2021">
            <text:p>2021</text:p>
          </table:table-cell>
          <table:table-cell table:formula="of:=MONTH([.J28])" office:value-type="float" office:value="6">
            <text:p>06</text:p>
          </table:table-cell>
          <table:table-cell table:formula="of:=DAY([.J28])" office:value-type="float" office:value="5">
            <text:p>05</text:p>
          </table:table-cell>
          <table:table-cell table:formula="of:=HOUR([.J28])" office:value-type="float" office:value="11">
            <text:p>11</text:p>
          </table:table-cell>
          <table:table-cell table:formula="of:=MINUTE([.J28])" office:value-type="float" office:value="15">
            <text:p>15</text:p>
          </table:table-cell>
          <table:table-cell table:formula="of:=SECOND([.J28])" office:value-type="float" office:value="19">
            <text:p>19</text:p>
          </table:table-cell>
          <table:table-cell/>
          <table:table-cell table:formula="of:=[.K28]/86400" office:value-type="date" office:date-value="2021-06-05T11:15:19">
            <text:p>2021-06-05T11:15:19.00Z</text:p>
          </table:table-cell>
          <table:table-cell table:formula="of:=[.L28]+2562263623" office:value-type="float" office:value="3832053319">
            <text:p>3832053319</text:p>
          </table:table-cell>
          <table:table-cell table:formula="of:=[.L27]+60466176" office:value-type="float" office:value="1269789696">
            <text:p>1269789696</text:p>
          </table:table-cell>
          <table:table-cell table:formula="of:=LOWER(BASE([.L28];36))" office:value-type="string" office:string-value="l00000">
            <text:p>l00000</text:p>
          </table:table-cell>
        </table:table-row>
        <table:table-row table:style-name="ro1">
          <table:table-cell table:number-columns-repeated="2"/>
          <table:table-cell table:formula="of:=YEAR([.J29])" office:value-type="float" office:value="2023">
            <text:p>2023</text:p>
          </table:table-cell>
          <table:table-cell table:formula="of:=MONTH([.J29])" office:value-type="float" office:value="5">
            <text:p>05</text:p>
          </table:table-cell>
          <table:table-cell table:formula="of:=DAY([.J29])" office:value-type="float" office:value="6">
            <text:p>06</text:p>
          </table:table-cell>
          <table:table-cell table:formula="of:=HOUR([.J29])" office:value-type="float" office:value="7">
            <text:p>07</text:p>
          </table:table-cell>
          <table:table-cell table:formula="of:=MINUTE([.J29])" office:value-type="float" office:value="24">
            <text:p>24</text:p>
          </table:table-cell>
          <table:table-cell table:formula="of:=SECOND([.J29])" office:value-type="float" office:value="55">
            <text:p>55</text:p>
          </table:table-cell>
          <table:table-cell/>
          <table:table-cell table:formula="of:=[.K29]/86400" office:value-type="date" office:date-value="2023-05-06T07:24:55">
            <text:p>2023-05-06T07:24:55.00Z</text:p>
          </table:table-cell>
          <table:table-cell table:formula="of:=[.L29]+2562263623" office:value-type="float" office:value="3892519495">
            <text:p>3892519495</text:p>
          </table:table-cell>
          <table:table-cell table:formula="of:=[.L28]+60466176" office:value-type="float" office:value="1330255872">
            <text:p>1330255872</text:p>
          </table:table-cell>
          <table:table-cell table:formula="of:=LOWER(BASE([.L29];36))" office:value-type="string" office:string-value="m00000">
            <text:p>m00000</text:p>
          </table:table-cell>
        </table:table-row>
        <table:table-row table:style-name="ro1">
          <table:table-cell table:number-columns-repeated="2"/>
          <table:table-cell table:formula="of:=YEAR([.J30])" office:value-type="float" office:value="2025">
            <text:p>2025</text:p>
          </table:table-cell>
          <table:table-cell table:formula="of:=MONTH([.J30])" office:value-type="float" office:value="4">
            <text:p>04</text:p>
          </table:table-cell>
          <table:table-cell table:formula="of:=DAY([.J30])" office:value-type="float" office:value="5">
            <text:p>05</text:p>
          </table:table-cell>
          <table:table-cell table:formula="of:=HOUR([.J30])" office:value-type="float" office:value="3">
            <text:p>03</text:p>
          </table:table-cell>
          <table:table-cell table:formula="of:=MINUTE([.J30])" office:value-type="float" office:value="34">
            <text:p>34</text:p>
          </table:table-cell>
          <table:table-cell table:formula="of:=SECOND([.J30])" office:value-type="float" office:value="31">
            <text:p>31</text:p>
          </table:table-cell>
          <table:table-cell/>
          <table:table-cell table:formula="of:=[.K30]/86400" office:value-type="date" office:date-value="2025-04-05T03:34:31">
            <text:p>2025-04-05T03:34:31.00Z</text:p>
          </table:table-cell>
          <table:table-cell table:formula="of:=[.L30]+2562263623" office:value-type="float" office:value="3952985671">
            <text:p>3952985671</text:p>
          </table:table-cell>
          <table:table-cell table:formula="of:=[.L29]+60466176" office:value-type="float" office:value="1390722048">
            <text:p>1390722048</text:p>
          </table:table-cell>
          <table:table-cell table:formula="of:=LOWER(BASE([.L30];36))" office:value-type="string" office:string-value="n00000">
            <text:p>n00000</text:p>
          </table:table-cell>
        </table:table-row>
        <table:table-row table:style-name="ro1">
          <table:table-cell table:number-columns-repeated="2"/>
          <table:table-cell table:formula="of:=YEAR([.J31])" office:value-type="float" office:value="2027">
            <text:p>2027</text:p>
          </table:table-cell>
          <table:table-cell table:formula="of:=MONTH([.J31])" office:value-type="float" office:value="3">
            <text:p>03</text:p>
          </table:table-cell>
          <table:table-cell table:formula="of:=DAY([.J31])" office:value-type="float" office:value="5">
            <text:p>05</text:p>
          </table:table-cell>
          <table:table-cell table:formula="of:=HOUR([.J31])" office:value-type="float" office:value="23">
            <text:p>23</text:p>
          </table:table-cell>
          <table:table-cell table:formula="of:=MINUTE([.J31])" office:value-type="float" office:value="44">
            <text:p>44</text:p>
          </table:table-cell>
          <table:table-cell table:formula="of:=SECOND([.J31])" office:value-type="float" office:value="7">
            <text:p>07</text:p>
          </table:table-cell>
          <table:table-cell/>
          <table:table-cell table:formula="of:=[.K31]/86400" office:value-type="date" office:date-value="2027-03-05T23:44:07">
            <text:p>2027-03-05T23:44:07.00Z</text:p>
          </table:table-cell>
          <table:table-cell table:formula="of:=[.L31]+2562263623" office:value-type="float" office:value="4013451847">
            <text:p>4013451847</text:p>
          </table:table-cell>
          <table:table-cell table:formula="of:=[.L30]+60466176" office:value-type="float" office:value="1451188224">
            <text:p>1451188224</text:p>
          </table:table-cell>
          <table:table-cell table:formula="of:=LOWER(BASE([.L31];36))" office:value-type="string" office:string-value="o00000">
            <text:p>o00000</text:p>
          </table:table-cell>
        </table:table-row>
        <table:table-row table:style-name="ro1">
          <table:table-cell table:number-columns-repeated="2"/>
          <table:table-cell table:formula="of:=YEAR([.J32])" office:value-type="float" office:value="2029">
            <text:p>2029</text:p>
          </table:table-cell>
          <table:table-cell table:formula="of:=MONTH([.J32])" office:value-type="float" office:value="2">
            <text:p>02</text:p>
          </table:table-cell>
          <table:table-cell table:formula="of:=DAY([.J32])" office:value-type="float" office:value="2">
            <text:p>02</text:p>
          </table:table-cell>
          <table:table-cell table:formula="of:=HOUR([.J32])" office:value-type="float" office:value="19">
            <text:p>19</text:p>
          </table:table-cell>
          <table:table-cell table:formula="of:=MINUTE([.J32])" office:value-type="float" office:value="53">
            <text:p>53</text:p>
          </table:table-cell>
          <table:table-cell table:formula="of:=SECOND([.J32])" office:value-type="float" office:value="43">
            <text:p>43</text:p>
          </table:table-cell>
          <table:table-cell/>
          <table:table-cell table:formula="of:=[.K32]/86400" office:value-type="date" office:date-value="2029-02-02T19:53:43">
            <text:p>2029-02-02T19:53:43.00Z</text:p>
          </table:table-cell>
          <table:table-cell table:formula="of:=[.L32]+2562263623" office:value-type="float" office:value="4073918023">
            <text:p>4073918023</text:p>
          </table:table-cell>
          <table:table-cell table:formula="of:=[.L31]+60466176" office:value-type="float" office:value="1511654400">
            <text:p>1511654400</text:p>
          </table:table-cell>
          <table:table-cell table:formula="of:=LOWER(BASE([.L32];36))" office:value-type="string" office:string-value="p00000">
            <text:p>p00000</text:p>
          </table:table-cell>
        </table:table-row>
        <table:table-row table:style-name="ro1">
          <table:table-cell table:number-columns-repeated="2"/>
          <table:table-cell table:formula="of:=YEAR([.J33])" office:value-type="float" office:value="2031">
            <text:p>2031</text:p>
          </table:table-cell>
          <table:table-cell table:formula="of:=MONTH([.J33])" office:value-type="float" office:value="1">
            <text:p>01</text:p>
          </table:table-cell>
          <table:table-cell table:formula="of:=DAY([.J33])" office:value-type="float" office:value="3">
            <text:p>03</text:p>
          </table:table-cell>
          <table:table-cell table:formula="of:=HOUR([.J33])" office:value-type="float" office:value="16">
            <text:p>16</text:p>
          </table:table-cell>
          <table:table-cell table:formula="of:=MINUTE([.J33])" office:value-type="float" office:value="3">
            <text:p>03</text:p>
          </table:table-cell>
          <table:table-cell table:formula="of:=SECOND([.J33])" office:value-type="float" office:value="19">
            <text:p>19</text:p>
          </table:table-cell>
          <table:table-cell/>
          <table:table-cell table:formula="of:=[.K33]/86400" office:value-type="date" office:date-value="2031-01-03T16:03:19">
            <text:p>2031-01-03T16:03:19.00Z</text:p>
          </table:table-cell>
          <table:table-cell table:formula="of:=[.L33]+2562263623" office:value-type="float" office:value="4134384199">
            <text:p>4134384199</text:p>
          </table:table-cell>
          <table:table-cell table:formula="of:=[.L32]+60466176" office:value-type="float" office:value="1572120576">
            <text:p>1572120576</text:p>
          </table:table-cell>
          <table:table-cell table:formula="of:=LOWER(BASE([.L33];36))" office:value-type="string" office:string-value="q00000">
            <text:p>q00000</text:p>
          </table:table-cell>
        </table:table-row>
        <table:table-row table:style-name="ro1">
          <table:table-cell table:number-columns-repeated="2"/>
          <table:table-cell table:formula="of:=YEAR([.J34])" office:value-type="float" office:value="2032">
            <text:p>2032</text:p>
          </table:table-cell>
          <table:table-cell table:formula="of:=MONTH([.J34])" office:value-type="float" office:value="12">
            <text:p>12</text:p>
          </table:table-cell>
          <table:table-cell table:formula="of:=DAY([.J34])" office:value-type="float" office:value="3">
            <text:p>03</text:p>
          </table:table-cell>
          <table:table-cell table:formula="of:=HOUR([.J34])" office:value-type="float" office:value="12">
            <text:p>12</text:p>
          </table:table-cell>
          <table:table-cell table:formula="of:=MINUTE([.J34])" office:value-type="float" office:value="12">
            <text:p>12</text:p>
          </table:table-cell>
          <table:table-cell table:formula="of:=SECOND([.J34])" office:value-type="float" office:value="55">
            <text:p>55</text:p>
          </table:table-cell>
          <table:table-cell/>
          <table:table-cell table:formula="of:=[.K34]/86400" office:value-type="date" office:date-value="2032-12-03T12:12:55">
            <text:p>2032-12-03T12:12:55.00Z</text:p>
          </table:table-cell>
          <table:table-cell table:formula="of:=[.L34]+2562263623" office:value-type="float" office:value="4194850375">
            <text:p>4194850375</text:p>
          </table:table-cell>
          <table:table-cell table:formula="of:=[.L33]+60466176" office:value-type="float" office:value="1632586752">
            <text:p>1632586752</text:p>
          </table:table-cell>
          <table:table-cell table:formula="of:=LOWER(BASE([.L34];36))" office:value-type="string" office:string-value="r00000">
            <text:p>r00000</text:p>
          </table:table-cell>
        </table:table-row>
        <table:table-row table:style-name="ro1">
          <table:table-cell table:number-columns-repeated="2"/>
          <table:table-cell table:formula="of:=YEAR([.J35])" office:value-type="float" office:value="2034">
            <text:p>2034</text:p>
          </table:table-cell>
          <table:table-cell table:formula="of:=MONTH([.J35])" office:value-type="float" office:value="11">
            <text:p>11</text:p>
          </table:table-cell>
          <table:table-cell table:formula="of:=DAY([.J35])" office:value-type="float" office:value="3">
            <text:p>03</text:p>
          </table:table-cell>
          <table:table-cell table:formula="of:=HOUR([.J35])" office:value-type="float" office:value="8">
            <text:p>08</text:p>
          </table:table-cell>
          <table:table-cell table:formula="of:=MINUTE([.J35])" office:value-type="float" office:value="22">
            <text:p>22</text:p>
          </table:table-cell>
          <table:table-cell table:formula="of:=SECOND([.J35])" office:value-type="float" office:value="31">
            <text:p>31</text:p>
          </table:table-cell>
          <table:table-cell/>
          <table:table-cell table:formula="of:=[.K35]/86400" office:value-type="date" office:date-value="2034-11-03T08:22:31">
            <text:p>2034-11-03T08:22:31.00Z</text:p>
          </table:table-cell>
          <table:table-cell table:formula="of:=[.L35]+2562263623" office:value-type="float" office:value="4255316551">
            <text:p>4255316551</text:p>
          </table:table-cell>
          <table:table-cell table:formula="of:=[.L34]+60466176" office:value-type="float" office:value="1693052928">
            <text:p>1693052928</text:p>
          </table:table-cell>
          <table:table-cell table:formula="of:=LOWER(BASE([.L35];36))" office:value-type="string" office:string-value="s00000">
            <text:p>s00000</text:p>
          </table:table-cell>
        </table:table-row>
        <table:table-row table:style-name="ro1">
          <table:table-cell table:number-columns-repeated="2"/>
          <table:table-cell table:formula="of:=YEAR([.J36])" office:value-type="float" office:value="2036">
            <text:p>2036</text:p>
          </table:table-cell>
          <table:table-cell table:formula="of:=MONTH([.J36])" office:value-type="float" office:value="10">
            <text:p>10</text:p>
          </table:table-cell>
          <table:table-cell table:formula="of:=DAY([.J36])" office:value-type="float" office:value="3">
            <text:p>03</text:p>
          </table:table-cell>
          <table:table-cell table:formula="of:=HOUR([.J36])" office:value-type="float" office:value="4">
            <text:p>04</text:p>
          </table:table-cell>
          <table:table-cell table:formula="of:=MINUTE([.J36])" office:value-type="float" office:value="32">
            <text:p>32</text:p>
          </table:table-cell>
          <table:table-cell table:formula="of:=SECOND([.J36])" office:value-type="float" office:value="7">
            <text:p>07</text:p>
          </table:table-cell>
          <table:table-cell/>
          <table:table-cell table:formula="of:=[.K36]/86400" office:value-type="date" office:date-value="2036-10-03T04:32:07">
            <text:p>2036-10-03T04:32:07.00Z</text:p>
          </table:table-cell>
          <table:table-cell table:formula="of:=[.L36]+2562263623" office:value-type="float" office:value="4315782727">
            <text:p>4315782727</text:p>
          </table:table-cell>
          <table:table-cell table:formula="of:=[.L35]+60466176" office:value-type="float" office:value="1753519104">
            <text:p>1753519104</text:p>
          </table:table-cell>
          <table:table-cell table:formula="of:=LOWER(BASE([.L36];36))" office:value-type="string" office:string-value="t00000">
            <text:p>t00000</text:p>
          </table:table-cell>
        </table:table-row>
        <table:table-row table:style-name="ro1">
          <table:table-cell table:number-columns-repeated="2"/>
          <table:table-cell table:formula="of:=YEAR([.J37])" office:value-type="float" office:value="2038">
            <text:p>2038</text:p>
          </table:table-cell>
          <table:table-cell table:formula="of:=MONTH([.J37])" office:value-type="float" office:value="9">
            <text:p>09</text:p>
          </table:table-cell>
          <table:table-cell table:formula="of:=DAY([.J37])" office:value-type="float" office:value="3">
            <text:p>03</text:p>
          </table:table-cell>
          <table:table-cell table:formula="of:=HOUR([.J37])" office:value-type="float" office:value="0">
            <text:p>00</text:p>
          </table:table-cell>
          <table:table-cell table:formula="of:=MINUTE([.J37])" office:value-type="float" office:value="41">
            <text:p>41</text:p>
          </table:table-cell>
          <table:table-cell table:formula="of:=SECOND([.J37])" office:value-type="float" office:value="43">
            <text:p>43</text:p>
          </table:table-cell>
          <table:table-cell/>
          <table:table-cell table:formula="of:=[.K37]/86400" office:value-type="date" office:date-value="2038-09-03T00:41:43">
            <text:p>2038-09-03T00:41:43.00Z</text:p>
          </table:table-cell>
          <table:table-cell table:formula="of:=[.L37]+2562263623" office:value-type="float" office:value="4376248903">
            <text:p>4376248903</text:p>
          </table:table-cell>
          <table:table-cell table:formula="of:=[.L36]+60466176" office:value-type="float" office:value="1813985280">
            <text:p>1813985280</text:p>
          </table:table-cell>
          <table:table-cell table:formula="of:=LOWER(BASE([.L37];36))" office:value-type="string" office:string-value="u00000">
            <text:p>u00000</text:p>
          </table:table-cell>
        </table:table-row>
        <table:table-row table:style-name="ro1">
          <table:table-cell table:number-columns-repeated="2"/>
          <table:table-cell table:formula="of:=YEAR([.J38])" office:value-type="float" office:value="2040">
            <text:p>2040</text:p>
          </table:table-cell>
          <table:table-cell table:formula="of:=MONTH([.J38])" office:value-type="float" office:value="8">
            <text:p>08</text:p>
          </table:table-cell>
          <table:table-cell table:formula="of:=DAY([.J38])" office:value-type="float" office:value="2">
            <text:p>02</text:p>
          </table:table-cell>
          <table:table-cell table:formula="of:=HOUR([.J38])" office:value-type="float" office:value="20">
            <text:p>20</text:p>
          </table:table-cell>
          <table:table-cell table:formula="of:=MINUTE([.J38])" office:value-type="float" office:value="51">
            <text:p>51</text:p>
          </table:table-cell>
          <table:table-cell table:formula="of:=SECOND([.J38])" office:value-type="float" office:value="19">
            <text:p>19</text:p>
          </table:table-cell>
          <table:table-cell/>
          <table:table-cell table:formula="of:=[.K38]/86400" office:value-type="date" office:date-value="2040-08-02T20:51:19">
            <text:p>2040-08-02T20:51:19.00Z</text:p>
          </table:table-cell>
          <table:table-cell table:formula="of:=[.L38]+2562263623" office:value-type="float" office:value="4436715079">
            <text:p>4436715079</text:p>
          </table:table-cell>
          <table:table-cell table:formula="of:=[.L37]+60466176" office:value-type="float" office:value="1874451456">
            <text:p>1874451456</text:p>
          </table:table-cell>
          <table:table-cell table:formula="of:=LOWER(BASE([.L38];36))" office:value-type="string" office:string-value="v00000">
            <text:p>v00000</text:p>
          </table:table-cell>
        </table:table-row>
        <table:table-row table:style-name="ro1">
          <table:table-cell table:number-columns-repeated="2"/>
          <table:table-cell table:formula="of:=YEAR([.J39])" office:value-type="float" office:value="2042">
            <text:p>2042</text:p>
          </table:table-cell>
          <table:table-cell table:formula="of:=MONTH([.J39])" office:value-type="float" office:value="7">
            <text:p>07</text:p>
          </table:table-cell>
          <table:table-cell table:formula="of:=DAY([.J39])" office:value-type="float" office:value="3">
            <text:p>03</text:p>
          </table:table-cell>
          <table:table-cell table:formula="of:=HOUR([.J39])" office:value-type="float" office:value="17">
            <text:p>17</text:p>
          </table:table-cell>
          <table:table-cell table:formula="of:=MINUTE([.J39])" office:value-type="float" office:value="0">
            <text:p>00</text:p>
          </table:table-cell>
          <table:table-cell table:formula="of:=SECOND([.J39])" office:value-type="float" office:value="55">
            <text:p>55</text:p>
          </table:table-cell>
          <table:table-cell/>
          <table:table-cell table:formula="of:=[.K39]/86400" office:value-type="date" office:date-value="2042-07-03T17:00:55">
            <text:p>2042-07-03T17:00:55.00Z</text:p>
          </table:table-cell>
          <table:table-cell table:formula="of:=[.L39]+2562263623" office:value-type="float" office:value="4497181255">
            <text:p>4497181255</text:p>
          </table:table-cell>
          <table:table-cell table:formula="of:=[.L38]+60466176" office:value-type="float" office:value="1934917632">
            <text:p>1934917632</text:p>
          </table:table-cell>
          <table:table-cell table:formula="of:=LOWER(BASE([.L39];36))" office:value-type="string" office:string-value="w00000">
            <text:p>w00000</text:p>
          </table:table-cell>
        </table:table-row>
        <table:table-row table:style-name="ro1">
          <table:table-cell table:number-columns-repeated="2"/>
          <table:table-cell table:formula="of:=YEAR([.J40])" office:value-type="float" office:value="2044">
            <text:p>2044</text:p>
          </table:table-cell>
          <table:table-cell table:formula="of:=MONTH([.J40])" office:value-type="float" office:value="6">
            <text:p>06</text:p>
          </table:table-cell>
          <table:table-cell table:formula="of:=DAY([.J40])" office:value-type="float" office:value="2">
            <text:p>02</text:p>
          </table:table-cell>
          <table:table-cell table:formula="of:=HOUR([.J40])" office:value-type="float" office:value="13">
            <text:p>13</text:p>
          </table:table-cell>
          <table:table-cell table:formula="of:=MINUTE([.J40])" office:value-type="float" office:value="10">
            <text:p>10</text:p>
          </table:table-cell>
          <table:table-cell table:formula="of:=SECOND([.J40])" office:value-type="float" office:value="31">
            <text:p>31</text:p>
          </table:table-cell>
          <table:table-cell/>
          <table:table-cell table:formula="of:=[.K40]/86400" office:value-type="date" office:date-value="2044-06-02T13:10:31">
            <text:p>2044-06-02T13:10:31.00Z</text:p>
          </table:table-cell>
          <table:table-cell table:formula="of:=[.L40]+2562263623" office:value-type="float" office:value="4557647431">
            <text:p>4557647431</text:p>
          </table:table-cell>
          <table:table-cell table:formula="of:=[.L39]+60466176" office:value-type="float" office:value="1995383808">
            <text:p>1995383808</text:p>
          </table:table-cell>
          <table:table-cell table:formula="of:=LOWER(BASE([.L40];36))" office:value-type="string" office:string-value="x00000">
            <text:p>x00000</text:p>
          </table:table-cell>
        </table:table-row>
        <table:table-row table:style-name="ro1">
          <table:table-cell table:number-columns-repeated="2"/>
          <table:table-cell table:formula="of:=YEAR([.J41])" office:value-type="float" office:value="2046">
            <text:p>2046</text:p>
          </table:table-cell>
          <table:table-cell table:formula="of:=MONTH([.J41])" office:value-type="float" office:value="5">
            <text:p>05</text:p>
          </table:table-cell>
          <table:table-cell table:formula="of:=DAY([.J41])" office:value-type="float" office:value="3">
            <text:p>03</text:p>
          </table:table-cell>
          <table:table-cell table:formula="of:=HOUR([.J41])" office:value-type="float" office:value="9">
            <text:p>09</text:p>
          </table:table-cell>
          <table:table-cell table:formula="of:=MINUTE([.J41])" office:value-type="float" office:value="20">
            <text:p>20</text:p>
          </table:table-cell>
          <table:table-cell table:formula="of:=SECOND([.J41])" office:value-type="float" office:value="7">
            <text:p>07</text:p>
          </table:table-cell>
          <table:table-cell/>
          <table:table-cell table:formula="of:=[.K41]/86400" office:value-type="date" office:date-value="2046-05-03T09:20:07">
            <text:p>2046-05-03T09:20:07.00Z</text:p>
          </table:table-cell>
          <table:table-cell table:formula="of:=[.L41]+2562263623" office:value-type="float" office:value="4618113607">
            <text:p>4618113607</text:p>
          </table:table-cell>
          <table:table-cell table:formula="of:=[.L40]+60466176" office:value-type="float" office:value="2055849984">
            <text:p>2055849984</text:p>
          </table:table-cell>
          <table:table-cell table:formula="of:=LOWER(BASE([.L41];36))" office:value-type="string" office:string-value="y00000">
            <text:p>y00000</text:p>
          </table:table-cell>
        </table:table-row>
        <table:table-row table:style-name="ro1">
          <table:table-cell table:number-columns-repeated="2"/>
          <table:table-cell table:formula="of:=YEAR([.J42])" office:value-type="float" office:value="2048">
            <text:p>2048</text:p>
          </table:table-cell>
          <table:table-cell table:formula="of:=MONTH([.J42])" office:value-type="float" office:value="4">
            <text:p>04</text:p>
          </table:table-cell>
          <table:table-cell table:formula="of:=DAY([.J42])" office:value-type="float" office:value="2">
            <text:p>02</text:p>
          </table:table-cell>
          <table:table-cell table:formula="of:=HOUR([.J42])" office:value-type="float" office:value="5">
            <text:p>05</text:p>
          </table:table-cell>
          <table:table-cell table:formula="of:=MINUTE([.J42])" office:value-type="float" office:value="29">
            <text:p>29</text:p>
          </table:table-cell>
          <table:table-cell table:formula="of:=SECOND([.J42])" office:value-type="float" office:value="43">
            <text:p>43</text:p>
          </table:table-cell>
          <table:table-cell/>
          <table:table-cell table:formula="of:=[.K42]/86400" office:value-type="date" office:date-value="2048-04-02T05:29:43">
            <text:p>2048-04-02T05:29:43.00Z</text:p>
          </table:table-cell>
          <table:table-cell table:formula="of:=[.L42]+2562263623" office:value-type="float" office:value="4678579783">
            <text:p>4678579783</text:p>
          </table:table-cell>
          <table:table-cell table:formula="of:=[.L41]+60466176" office:value-type="float" office:value="2116316160">
            <text:p>2116316160</text:p>
          </table:table-cell>
          <table:table-cell table:formula="of:=LOWER(BASE([.L42];36))" office:value-type="string" office:string-value="z00000">
            <text:p>z00000</text:p>
          </table:table-cell>
        </table:table-row>
        <table:table-row table:style-name="ro1">
          <table:table-cell table:number-columns-repeated="11"/>
          <table:table-cell table:formula="of:=2^31-1" office:value-type="float" office:value="2147483647">
            <text:p>2147483647</text:p>
          </table:table-cell>
          <table:table-cell table:formula="of:=LOWER(BASE([.L43];36))" office:value-type="string" office:string-value="zik0zj">
            <text:p>zik0zj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formula="of:=YEAR([.J46])" office:value-type="float" office:value="1981">
            <text:p>1981</text:p>
          </table:table-cell>
          <table:table-cell table:formula="of:=MONTH([.J46])" office:value-type="float" office:value="3">
            <text:p>03</text:p>
          </table:table-cell>
          <table:table-cell table:formula="of:=DAY([.J46])" office:value-type="float" office:value="10">
            <text:p>10</text:p>
          </table:table-cell>
          <table:table-cell table:formula="of:=HOUR([.J46])" office:value-type="float" office:value="19">
            <text:p>19</text:p>
          </table:table-cell>
          <table:table-cell table:formula="of:=MINUTE([.J46])" office:value-type="float" office:value="53">
            <text:p>53</text:p>
          </table:table-cell>
          <table:table-cell table:formula="of:=SECOND(ROUNDDOWN([.K46])/86400)" office:value-type="float" office:value="44">
            <text:p>44</text:p>
          </table:table-cell>
          <table:table-cell table:formula="of:=MOD([.K46];1)" office:value-type="float" office:value="0">
            <text:p>0.0</text:p>
          </table:table-cell>
          <table:table-cell table:formula="of:=(ROUNDDOWN([.K46])+MOD([.K46];1))/86400" office:value-type="date" office:date-value="1981-03-10T19:53:44">
            <text:p>1981-03-10T19:53:44.00Z</text:p>
          </table:table-cell>
          <table:table-cell table:formula="of:=[.L46]+2562263623" office:value-type="float" office:value="2562263624">
            <text:p>2562263624</text:p>
          </table:table-cell>
          <table:table-cell office:value-type="float" office:value="1">
            <text:p>1</text:p>
          </table:table-cell>
          <table:table-cell table:formula="of:=LOWER(BASE([.L46];36))" office:value-type="string" office:string-value="1">
            <text:p>1</text:p>
          </table:table-cell>
        </table:table-row>
        <table:table-row table:style-name="ro1">
          <table:table-cell table:number-columns-repeated="2"/>
          <table:table-cell table:formula="of:=YEAR([.J47])" office:value-type="float" office:value="1994">
            <text:p>1994</text:p>
          </table:table-cell>
          <table:table-cell table:formula="of:=MONTH([.J47])" office:value-type="float" office:value="10">
            <text:p>10</text:p>
          </table:table-cell>
          <table:table-cell table:formula="of:=DAY([.J47])" office:value-type="float" office:value="19">
            <text:p>19</text:p>
          </table:table-cell>
          <table:table-cell table:formula="of:=HOUR([.J47])" office:value-type="float" office:value="20">
            <text:p>20</text:p>
          </table:table-cell>
          <table:table-cell table:formula="of:=MINUTE([.J47])" office:value-type="float" office:value="32">
            <text:p>32</text:p>
          </table:table-cell>
          <table:table-cell table:formula="of:=SECOND(ROUNDDOWN([.K47])/86400)" office:value-type="float" office:value="33">
            <text:p>33</text:p>
          </table:table-cell>
          <table:table-cell table:formula="of:=MOD([.K47];1)" office:value-type="float" office:value="0.199999809265137">
            <text:p>0.2</text:p>
          </table:table-cell>
          <table:table-cell table:formula="of:=(ROUNDDOWN([.K47])+MOD([.K47];1))/86400" office:value-type="date" office:date-value="1994-10-19T20:32:33.2">
            <text:p>1994-10-19T20:32:33.20Z</text:p>
          </table:table-cell>
          <table:table-cell table:formula="of:=[.L47]+2562263623" office:value-type="float" office:value="2991760353.2">
            <text:p>2991760353.2</text:p>
          </table:table-cell>
          <table:table-cell table:formula="of:=[.L46]+429496729.2" office:value-type="float" office:value="429496730.2">
            <text:p>429496730.2</text:p>
          </table:table-cell>
          <table:table-cell table:formula="of:=LOWER(BASE([.L47];36))" office:value-type="string" office:string-value="73plsq">
            <text:p>73plsq</text:p>
          </table:table-cell>
        </table:table-row>
        <table:table-row table:style-name="ro1">
          <table:table-cell table:number-columns-repeated="2"/>
          <table:table-cell table:formula="of:=YEAR([.J48])" office:value-type="float" office:value="1994">
            <text:p>1994</text:p>
          </table:table-cell>
          <table:table-cell table:formula="of:=MONTH([.J48])" office:value-type="float" office:value="10">
            <text:p>10</text:p>
          </table:table-cell>
          <table:table-cell table:formula="of:=DAY([.J48])" office:value-type="float" office:value="19">
            <text:p>19</text:p>
          </table:table-cell>
          <table:table-cell table:formula="of:=HOUR([.J48])" office:value-type="float" office:value="20">
            <text:p>20</text:p>
          </table:table-cell>
          <table:table-cell table:formula="of:=MINUTE([.J48])" office:value-type="float" office:value="32">
            <text:p>32</text:p>
          </table:table-cell>
          <table:table-cell table:formula="of:=SECOND(ROUNDDOWN([.K48])/86400)" office:value-type="float" office:value="33">
            <text:p>33</text:p>
          </table:table-cell>
          <table:table-cell table:formula="of:=MOD([.K48];1)" office:value-type="float" office:value="0.400000095367432">
            <text:p>0.4</text:p>
          </table:table-cell>
          <table:table-cell table:formula="of:=(ROUNDDOWN([.K48])+MOD([.K48];1))/86400" office:value-type="date" office:date-value="1994-10-19T20:32:33.4">
            <text:p>1994-10-19T20:32:33.40Z</text:p>
          </table:table-cell>
          <table:table-cell table:formula="of:=[.L48]+2562263623" office:value-type="float" office:value="2991760353.4">
            <text:p>2991760353.4</text:p>
          </table:table-cell>
          <table:table-cell table:formula="of:=[.L47]+0.2" office:value-type="float" office:value="429496730.4">
            <text:p>429496730.4</text:p>
          </table:table-cell>
          <table:table-cell table:formula="of:=LOWER(BASE([.L48];36))" office:value-type="string" office:string-value="73plsq">
            <text:p>73plsq</text:p>
          </table:table-cell>
        </table:table-row>
        <table:table-row table:style-name="ro1">
          <table:table-cell table:number-columns-repeated="2"/>
          <table:table-cell table:formula="of:=YEAR([.J49])" office:value-type="float" office:value="2008">
            <text:p>2008</text:p>
          </table:table-cell>
          <table:table-cell table:formula="of:=MONTH([.J49])" office:value-type="float" office:value="5">
            <text:p>05</text:p>
          </table:table-cell>
          <table:table-cell table:formula="of:=DAY([.J49])" office:value-type="float" office:value="29">
            <text:p>29</text:p>
          </table:table-cell>
          <table:table-cell table:formula="of:=HOUR([.J49])" office:value-type="float" office:value="21">
            <text:p>21</text:p>
          </table:table-cell>
          <table:table-cell table:formula="of:=MINUTE([.J49])" office:value-type="float" office:value="11">
            <text:p>11</text:p>
          </table:table-cell>
          <table:table-cell table:formula="of:=SECOND(ROUNDDOWN([.K49])/86400)" office:value-type="float" office:value="22">
            <text:p>22</text:p>
          </table:table-cell>
          <table:table-cell table:formula="of:=MOD([.K49];1)" office:value-type="float" office:value="0.599999904632568">
            <text:p>0.6</text:p>
          </table:table-cell>
          <table:table-cell table:formula="of:=(ROUNDDOWN([.K49])+MOD([.K49];1))/86400" office:value-type="date" office:date-value="2008-05-29T21:11:22.6">
            <text:p>2008-05-29T21:11:22.60Z</text:p>
          </table:table-cell>
          <table:table-cell table:formula="of:=[.L49]+2562263623" office:value-type="float" office:value="3421257082.6">
            <text:p>3421257082.6</text:p>
          </table:table-cell>
          <table:table-cell table:formula="of:=[.L48]+429496729.2" office:value-type="float" office:value="858993459.6">
            <text:p>858993459.6</text:p>
          </table:table-cell>
          <table:table-cell table:formula="of:=LOWER(BASE([.L49];36))" office:value-type="string" office:string-value="e7f7lf">
            <text:p>e7f7lf</text:p>
          </table:table-cell>
        </table:table-row>
        <table:table-row table:style-name="ro1">
          <table:table-cell table:number-columns-repeated="2"/>
          <table:table-cell table:formula="of:=YEAR([.J50])" office:value-type="float" office:value="2008">
            <text:p>2008</text:p>
          </table:table-cell>
          <table:table-cell table:formula="of:=MONTH([.J50])" office:value-type="float" office:value="5">
            <text:p>05</text:p>
          </table:table-cell>
          <table:table-cell table:formula="of:=DAY([.J50])" office:value-type="float" office:value="29">
            <text:p>29</text:p>
          </table:table-cell>
          <table:table-cell table:formula="of:=HOUR([.J50])" office:value-type="float" office:value="21">
            <text:p>21</text:p>
          </table:table-cell>
          <table:table-cell table:formula="of:=MINUTE([.J50])" office:value-type="float" office:value="11">
            <text:p>11</text:p>
          </table:table-cell>
          <table:table-cell table:formula="of:=SECOND(ROUNDDOWN([.K50])/86400)" office:value-type="float" office:value="22">
            <text:p>22</text:p>
          </table:table-cell>
          <table:table-cell table:formula="of:=MOD([.K50];1)" office:value-type="float" office:value="0.800000190734863">
            <text:p>0.8</text:p>
          </table:table-cell>
          <table:table-cell table:formula="of:=(ROUNDDOWN([.K50])+MOD([.K50];1))/86400" office:value-type="date" office:date-value="2008-05-29T21:11:22.8">
            <text:p>2008-05-29T21:11:22.80Z</text:p>
          </table:table-cell>
          <table:table-cell table:formula="of:=[.L50]+2562263623" office:value-type="float" office:value="3421257082.8">
            <text:p>3421257082.8</text:p>
          </table:table-cell>
          <table:table-cell table:formula="of:=[.L49]+0.2" office:value-type="float" office:value="858993459.8">
            <text:p>858993459.8</text:p>
          </table:table-cell>
          <table:table-cell table:formula="of:=LOWER(BASE([.L50];36))" office:value-type="string" office:string-value="e7f7lf">
            <text:p>e7f7lf</text:p>
          </table:table-cell>
        </table:table-row>
        <table:table-row table:style-name="ro1">
          <table:table-cell table:number-columns-repeated="2"/>
          <table:table-cell table:formula="of:=YEAR([.J51])" office:value-type="float" office:value="2022">
            <text:p>2022</text:p>
          </table:table-cell>
          <table:table-cell table:formula="of:=MONTH([.J51])" office:value-type="float" office:value="1">
            <text:p>01</text:p>
          </table:table-cell>
          <table:table-cell table:formula="of:=DAY([.J51])" office:value-type="float" office:value="7">
            <text:p>07</text:p>
          </table:table-cell>
          <table:table-cell table:formula="of:=HOUR([.J51])" office:value-type="float" office:value="21">
            <text:p>21</text:p>
          </table:table-cell>
          <table:table-cell table:formula="of:=MINUTE([.J51])" office:value-type="float" office:value="50">
            <text:p>50</text:p>
          </table:table-cell>
          <table:table-cell table:formula="of:=SECOND(ROUNDDOWN([.K51])/86400)" office:value-type="float" office:value="12">
            <text:p>12</text:p>
          </table:table-cell>
          <table:table-cell table:formula="of:=MOD([.K51];1)" office:value-type="float" office:value="0">
            <text:p>0.0</text:p>
          </table:table-cell>
          <table:table-cell table:formula="of:=(ROUNDDOWN([.K51])+MOD([.K51];1))/86400" office:value-type="date" office:date-value="2022-01-07T21:50:12">
            <text:p>2022-01-07T21:50:12.00Z</text:p>
          </table:table-cell>
          <table:table-cell table:formula="of:=[.L51]+2562263623" office:value-type="float" office:value="3850753812">
            <text:p>3850753812</text:p>
          </table:table-cell>
          <table:table-cell table:formula="of:=[.L50]+429496729.2" office:value-type="float" office:value="1288490189">
            <text:p>1288490189</text:p>
          </table:table-cell>
          <table:table-cell table:formula="of:=LOWER(BASE([.L51];36))" office:value-type="string" office:string-value="lb4te5">
            <text:p>lb4te5</text:p>
          </table:table-cell>
        </table:table-row>
        <table:table-row table:style-name="ro1">
          <table:table-cell table:number-columns-repeated="2"/>
          <table:table-cell table:formula="of:=YEAR([.J52])" office:value-type="float" office:value="2022">
            <text:p>2022</text:p>
          </table:table-cell>
          <table:table-cell table:formula="of:=MONTH([.J52])" office:value-type="float" office:value="1">
            <text:p>01</text:p>
          </table:table-cell>
          <table:table-cell table:formula="of:=DAY([.J52])" office:value-type="float" office:value="7">
            <text:p>07</text:p>
          </table:table-cell>
          <table:table-cell table:formula="of:=HOUR([.J52])" office:value-type="float" office:value="21">
            <text:p>21</text:p>
          </table:table-cell>
          <table:table-cell table:formula="of:=MINUTE([.J52])" office:value-type="float" office:value="50">
            <text:p>50</text:p>
          </table:table-cell>
          <table:table-cell table:formula="of:=SECOND(ROUNDDOWN([.K52])/86400)" office:value-type="float" office:value="12">
            <text:p>12</text:p>
          </table:table-cell>
          <table:table-cell table:formula="of:=MOD([.K52];1)" office:value-type="float" office:value="0.199999809265137">
            <text:p>0.2</text:p>
          </table:table-cell>
          <table:table-cell table:formula="of:=(ROUNDDOWN([.K52])+MOD([.K52];1))/86400" office:value-type="date" office:date-value="2022-01-07T21:50:12.2">
            <text:p>2022-01-07T21:50:12.20Z</text:p>
          </table:table-cell>
          <table:table-cell table:formula="of:=[.L52]+2562263623" office:value-type="float" office:value="3850753812.2">
            <text:p>3850753812.2</text:p>
          </table:table-cell>
          <table:table-cell table:formula="of:=[.L51]+0.2" office:value-type="float" office:value="1288490189.2">
            <text:p>1288490189.2</text:p>
          </table:table-cell>
          <table:table-cell table:formula="of:=LOWER(BASE([.L52];36))" office:value-type="string" office:string-value="lb4te5">
            <text:p>lb4te5</text:p>
          </table:table-cell>
        </table:table-row>
        <table:table-row table:style-name="ro1">
          <table:table-cell table:number-columns-repeated="2"/>
          <table:table-cell table:formula="of:=YEAR([.J53])" office:value-type="float" office:value="2035">
            <text:p>2035</text:p>
          </table:table-cell>
          <table:table-cell table:formula="of:=MONTH([.J53])" office:value-type="float" office:value="8">
            <text:p>08</text:p>
          </table:table-cell>
          <table:table-cell table:formula="of:=DAY([.J53])" office:value-type="float" office:value="18">
            <text:p>18</text:p>
          </table:table-cell>
          <table:table-cell table:formula="of:=HOUR([.J53])" office:value-type="float" office:value="22">
            <text:p>22</text:p>
          </table:table-cell>
          <table:table-cell table:formula="of:=MINUTE([.J53])" office:value-type="float" office:value="29">
            <text:p>29</text:p>
          </table:table-cell>
          <table:table-cell table:formula="of:=SECOND(ROUNDDOWN([.K53])/86400)" office:value-type="float" office:value="1">
            <text:p>01</text:p>
          </table:table-cell>
          <table:table-cell table:formula="of:=MOD([.K53];1)" office:value-type="float" office:value="0.400000095367432">
            <text:p>0.4</text:p>
          </table:table-cell>
          <table:table-cell table:formula="of:=(ROUNDDOWN([.K53])+MOD([.K53];1))/86400" office:value-type="date" office:date-value="2035-08-18T22:29:01.4">
            <text:p>2035-08-18T22:29:01.40Z</text:p>
          </table:table-cell>
          <table:table-cell table:formula="of:=[.L53]+2562263623" office:value-type="float" office:value="4280250541.4">
            <text:p>4280250541.4</text:p>
          </table:table-cell>
          <table:table-cell table:formula="of:=[.L52]+429496729.2" office:value-type="float" office:value="1717986918.4">
            <text:p>1717986918.4</text:p>
          </table:table-cell>
          <table:table-cell table:formula="of:=LOWER(BASE([.L53];36))" office:value-type="string" office:string-value="seuf6u">
            <text:p>seuf6u</text:p>
          </table:table-cell>
        </table:table-row>
        <table:table-row table:style-name="ro1">
          <table:table-cell table:number-columns-repeated="2"/>
          <table:table-cell table:formula="of:=YEAR([.J54])" office:value-type="float" office:value="2035">
            <text:p>2035</text:p>
          </table:table-cell>
          <table:table-cell table:formula="of:=MONTH([.J54])" office:value-type="float" office:value="8">
            <text:p>08</text:p>
          </table:table-cell>
          <table:table-cell table:formula="of:=DAY([.J54])" office:value-type="float" office:value="18">
            <text:p>18</text:p>
          </table:table-cell>
          <table:table-cell table:formula="of:=HOUR([.J54])" office:value-type="float" office:value="22">
            <text:p>22</text:p>
          </table:table-cell>
          <table:table-cell table:formula="of:=MINUTE([.J54])" office:value-type="float" office:value="29">
            <text:p>29</text:p>
          </table:table-cell>
          <table:table-cell table:formula="of:=SECOND(ROUNDDOWN([.K54])/86400)" office:value-type="float" office:value="1">
            <text:p>01</text:p>
          </table:table-cell>
          <table:table-cell table:formula="of:=MOD([.K54];1)" office:value-type="float" office:value="0.600000381469727">
            <text:p>0.6</text:p>
          </table:table-cell>
          <table:table-cell table:formula="of:=(ROUNDDOWN([.K54])+MOD([.K54];1))/86400" office:value-type="date" office:date-value="2035-08-18T22:29:01.600001">
            <text:p>2035-08-18T22:29:01.60Z</text:p>
          </table:table-cell>
          <table:table-cell table:formula="of:=[.L54]+2562263623" office:value-type="float" office:value="4280250541.6">
            <text:p>4280250541.6</text:p>
          </table:table-cell>
          <table:table-cell table:formula="of:=[.L53]+0.2" office:value-type="float" office:value="1717986918.6">
            <text:p>1717986918.6</text:p>
          </table:table-cell>
          <table:table-cell table:formula="of:=LOWER(BASE([.L54];36))" office:value-type="string" office:string-value="seuf6u">
            <text:p>seuf6u</text:p>
          </table:table-cell>
        </table:table-row>
        <table:table-row table:style-name="ro1">
          <table:table-cell table:number-columns-repeated="2"/>
          <table:table-cell table:formula="of:=YEAR([.J55])" office:value-type="float" office:value="2049">
            <text:p>2049</text:p>
          </table:table-cell>
          <table:table-cell table:formula="of:=MONTH([.J55])" office:value-type="float" office:value="3">
            <text:p>03</text:p>
          </table:table-cell>
          <table:table-cell table:formula="of:=DAY([.J55])" office:value-type="float" office:value="28">
            <text:p>28</text:p>
          </table:table-cell>
          <table:table-cell table:formula="of:=HOUR([.J55])" office:value-type="float" office:value="23">
            <text:p>23</text:p>
          </table:table-cell>
          <table:table-cell table:formula="of:=MINUTE([.J55])" office:value-type="float" office:value="7">
            <text:p>07</text:p>
          </table:table-cell>
          <table:table-cell table:formula="of:=SECOND(ROUNDDOWN([.K55])/86400)" office:value-type="float" office:value="50">
            <text:p>50</text:p>
          </table:table-cell>
          <table:table-cell table:formula="of:=MOD([.K55];1)" office:value-type="float" office:value="0.800000190734863">
            <text:p>0.8</text:p>
          </table:table-cell>
          <table:table-cell table:formula="of:=(ROUNDDOWN([.K55])+MOD([.K55];1))/86400" office:value-type="date" office:date-value="2049-03-28T23:07:50.8">
            <text:p>2049-03-28T23:07:50.80Z</text:p>
          </table:table-cell>
          <table:table-cell table:formula="of:=[.L55]+2562263623" office:value-type="float" office:value="4709747270.8">
            <text:p>4709747270.8</text:p>
          </table:table-cell>
          <table:table-cell table:formula="of:=[.L54]+429496729.2" office:value-type="float" office:value="2147483647.8">
            <text:p>2147483647.8</text:p>
          </table:table-cell>
          <table:table-cell table:formula="of:=LOWER(BASE([.L55];36))" office:value-type="string" office:string-value="zik0zj">
            <text:p>zik0zj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formula="of:=YEAR([.J59])" office:value-type="float" office:value="2022">
            <text:p>2022</text:p>
          </table:table-cell>
          <table:table-cell table:formula="of:=MONTH([.J59])" office:value-type="float" office:value="1">
            <text:p>01</text:p>
          </table:table-cell>
          <table:table-cell table:formula="of:=DAY([.J59])" office:value-type="float" office:value="7">
            <text:p>07</text:p>
          </table:table-cell>
          <table:table-cell table:formula="of:=HOUR([.J59])" office:value-type="float" office:value="21">
            <text:p>21</text:p>
          </table:table-cell>
          <table:table-cell table:formula="of:=MINUTE([.J59])" office:value-type="float" office:value="50">
            <text:p>50</text:p>
          </table:table-cell>
          <table:table-cell table:formula="of:=SECOND(ROUNDDOWN([.K59])/86400)" office:value-type="float" office:value="12">
            <text:p>12</text:p>
          </table:table-cell>
          <table:table-cell table:formula="of:=MOD([.K59];1)" office:value-type="float" office:value="0">
            <text:p>0.0</text:p>
          </table:table-cell>
          <table:table-cell table:formula="of:=(ROUNDDOWN([.K59])+MOD([.K59];1))/86400" office:value-type="date" office:date-value="2022-01-07T21:50:12">
            <text:p>2022-01-07T21:50:12.00Z</text:p>
          </table:table-cell>
          <table:table-cell table:formula="of:=([.L59]+19253769060)/5" office:value-type="float" office:value="3850753812">
            <text:p>3850753812</text:p>
          </table:table-cell>
          <table:table-cell office:value-type="float" office:value="0">
            <text:p>0</text:p>
          </table:table-cell>
          <table:table-cell table:formula="of:=LOWER(BASE([.L59];36))" office:value-type="string" office:string-value="0">
            <text:p>0</text:p>
          </table:table-cell>
        </table:table-row>
        <table:table-row table:style-name="ro1">
          <table:table-cell table:number-columns-repeated="2"/>
          <table:table-cell table:formula="of:=YEAR([.J60])" office:value-type="float" office:value="2022">
            <text:p>2022</text:p>
          </table:table-cell>
          <table:table-cell table:formula="of:=MONTH([.J60])" office:value-type="float" office:value="5">
            <text:p>05</text:p>
          </table:table-cell>
          <table:table-cell table:formula="of:=DAY([.J60])" office:value-type="float" office:value="27">
            <text:p>27</text:p>
          </table:table-cell>
          <table:table-cell table:formula="of:=HOUR([.J60])" office:value-type="float" office:value="21">
            <text:p>21</text:p>
          </table:table-cell>
          <table:table-cell table:formula="of:=MINUTE([.J60])" office:value-type="float" office:value="4">
            <text:p>04</text:p>
          </table:table-cell>
          <table:table-cell table:formula="of:=SECOND(ROUNDDOWN([.K60])/86400)" office:value-type="float" office:value="7">
            <text:p>07</text:p>
          </table:table-cell>
          <table:table-cell table:formula="of:=MOD([.K60];1)" office:value-type="float" office:value="0.199999809265137">
            <text:p>0.2</text:p>
          </table:table-cell>
          <table:table-cell table:formula="of:=(ROUNDDOWN([.K60])+MOD([.K60];1))/86400" office:value-type="date" office:date-value="2022-05-27T21:04:07.2">
            <text:p>2022-05-27T21:04:07.20Z</text:p>
          </table:table-cell>
          <table:table-cell table:formula="of:=([.L60]+19253769060)/5" office:value-type="float" office:value="3862847047.2">
            <text:p>3862847047.2</text:p>
          </table:table-cell>
          <table:table-cell table:formula="of:=[.L59]+60466176" office:value-type="float" office:value="60466176">
            <text:p>60466176</text:p>
          </table:table-cell>
          <table:table-cell table:formula="of:=LOWER(BASE([.L60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61])" office:value-type="float" office:value="2022">
            <text:p>2022</text:p>
          </table:table-cell>
          <table:table-cell table:formula="of:=MONTH([.J61])" office:value-type="float" office:value="10">
            <text:p>10</text:p>
          </table:table-cell>
          <table:table-cell table:formula="of:=DAY([.J61])" office:value-type="float" office:value="14">
            <text:p>14</text:p>
          </table:table-cell>
          <table:table-cell table:formula="of:=HOUR([.J61])" office:value-type="float" office:value="20">
            <text:p>20</text:p>
          </table:table-cell>
          <table:table-cell table:formula="of:=MINUTE([.J61])" office:value-type="float" office:value="18">
            <text:p>18</text:p>
          </table:table-cell>
          <table:table-cell table:formula="of:=SECOND(ROUNDDOWN([.K61])/86400)" office:value-type="float" office:value="2">
            <text:p>02</text:p>
          </table:table-cell>
          <table:table-cell table:formula="of:=MOD([.K61];1)" office:value-type="float" office:value="0.400000095367432">
            <text:p>0.4</text:p>
          </table:table-cell>
          <table:table-cell table:formula="of:=(ROUNDDOWN([.K61])+MOD([.K61];1))/86400" office:value-type="date" office:date-value="2022-10-14T20:18:02.4">
            <text:p>2022-10-14T20:18:02.40Z</text:p>
          </table:table-cell>
          <table:table-cell table:formula="of:=([.L61]+19253769060)/5" office:value-type="float" office:value="3874940282.4">
            <text:p>3874940282.4</text:p>
          </table:table-cell>
          <table:table-cell table:formula="of:=[.L60]+60466176" office:value-type="float" office:value="120932352">
            <text:p>120932352</text:p>
          </table:table-cell>
          <table:table-cell table:formula="of:=LOWER(BASE([.L61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62])" office:value-type="float" office:value="2023">
            <text:p>2023</text:p>
          </table:table-cell>
          <table:table-cell table:formula="of:=MONTH([.J62])" office:value-type="float" office:value="3">
            <text:p>03</text:p>
          </table:table-cell>
          <table:table-cell table:formula="of:=DAY([.J62])" office:value-type="float" office:value="3">
            <text:p>03</text:p>
          </table:table-cell>
          <table:table-cell table:formula="of:=HOUR([.J62])" office:value-type="float" office:value="19">
            <text:p>19</text:p>
          </table:table-cell>
          <table:table-cell table:formula="of:=MINUTE([.J62])" office:value-type="float" office:value="31">
            <text:p>31</text:p>
          </table:table-cell>
          <table:table-cell table:formula="of:=SECOND(ROUNDDOWN([.K62])/86400)" office:value-type="float" office:value="57">
            <text:p>57</text:p>
          </table:table-cell>
          <table:table-cell table:formula="of:=MOD([.K62];1)" office:value-type="float" office:value="0.599999904632568">
            <text:p>0.6</text:p>
          </table:table-cell>
          <table:table-cell table:formula="of:=(ROUNDDOWN([.K62])+MOD([.K62];1))/86400" office:value-type="date" office:date-value="2023-03-03T19:31:57.6">
            <text:p>2023-03-03T19:31:57.60Z</text:p>
          </table:table-cell>
          <table:table-cell table:formula="of:=([.L62]+19253769060)/5" office:value-type="float" office:value="3887033517.6">
            <text:p>3887033517.6</text:p>
          </table:table-cell>
          <table:table-cell table:formula="of:=[.L61]+60466176" office:value-type="float" office:value="181398528">
            <text:p>181398528</text:p>
          </table:table-cell>
          <table:table-cell table:formula="of:=LOWER(BASE([.L62];36))" office:value-type="string" office:string-value="300000">
            <text:p>30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64])" office:value-type="float" office:value="2022">
            <text:p>2022</text:p>
          </table:table-cell>
          <table:table-cell table:formula="of:=MONTH([.J64])" office:value-type="float" office:value="10">
            <text:p>10</text:p>
          </table:table-cell>
          <table:table-cell table:formula="of:=DAY([.J64])" office:value-type="float" office:value="18">
            <text:p>18</text:p>
          </table:table-cell>
          <table:table-cell table:formula="of:=HOUR([.J64])" office:value-type="float" office:value="17">
            <text:p>17</text:p>
          </table:table-cell>
          <table:table-cell table:formula="of:=MINUTE([.J64])" office:value-type="float" office:value="36">
            <text:p>36</text:p>
          </table:table-cell>
          <table:table-cell table:formula="of:=SECOND(ROUNDDOWN([.K64])/86400)" office:value-type="float" office:value="45">
            <text:p>45</text:p>
          </table:table-cell>
          <table:table-cell table:formula="of:=MOD([.K64];1)" office:value-type="float" office:value="0.599999904632568">
            <text:p>0.6</text:p>
          </table:table-cell>
          <table:table-cell table:formula="of:=(ROUNDDOWN([.K64])+MOD([.K64];1))/86400" office:value-type="date" office:date-value="2022-10-18T17:36:45.6">
            <text:p>2022-10-18T17:36:45.60Z</text:p>
          </table:table-cell>
          <table:table-cell table:formula="of:=([.L64]+19253769060)/5" office:value-type="float" office:value="3875276205.6">
            <text:p>3875276205.6</text:p>
          </table:table-cell>
          <table:table-cell office:value-type="float" office:value="122611968">
            <text:p>122611968</text:p>
          </table:table-cell>
          <table:table-cell table:formula="of:=LOWER(BASE([.L64];36))" office:value-type="string" office:string-value="210000">
            <text:p>210000</text:p>
          </table:table-cell>
        </table:table-row>
        <table:table-row table:style-name="ro1">
          <table:table-cell table:number-columns-repeated="2"/>
          <table:table-cell table:formula="of:=YEAR([.J65])" office:value-type="float" office:value="2022">
            <text:p>2022</text:p>
          </table:table-cell>
          <table:table-cell table:formula="of:=MONTH([.J65])" office:value-type="float" office:value="10">
            <text:p>10</text:p>
          </table:table-cell>
          <table:table-cell table:formula="of:=DAY([.J65])" office:value-type="float" office:value="22">
            <text:p>22</text:p>
          </table:table-cell>
          <table:table-cell table:formula="of:=HOUR([.J65])" office:value-type="float" office:value="14">
            <text:p>14</text:p>
          </table:table-cell>
          <table:table-cell table:formula="of:=MINUTE([.J65])" office:value-type="float" office:value="55">
            <text:p>55</text:p>
          </table:table-cell>
          <table:table-cell table:formula="of:=SECOND(ROUNDDOWN([.K65])/86400)" office:value-type="float" office:value="28">
            <text:p>28</text:p>
          </table:table-cell>
          <table:table-cell table:formula="of:=MOD([.K65];1)" office:value-type="float" office:value="0.800000190734863">
            <text:p>0.8</text:p>
          </table:table-cell>
          <table:table-cell table:formula="of:=(ROUNDDOWN([.K65])+MOD([.K65];1))/86400" office:value-type="date" office:date-value="2022-10-22T14:55:28.8">
            <text:p>2022-10-22T14:55:28.80Z</text:p>
          </table:table-cell>
          <table:table-cell table:formula="of:=([.L65]+19253769060)/5" office:value-type="float" office:value="3875612128.8">
            <text:p>3875612128.8</text:p>
          </table:table-cell>
          <table:table-cell table:formula="of:=[.L64]+([.L64]-[.L61])" office:value-type="float" office:value="124291584">
            <text:p>124291584</text:p>
          </table:table-cell>
          <table:table-cell table:formula="of:=LOWER(BASE([.L65];36))" office:value-type="string" office:string-value="220000">
            <text:p>220000</text:p>
          </table:table-cell>
        </table:table-row>
        <table:table-row table:style-name="ro1">
          <table:table-cell table:number-columns-repeated="2"/>
          <table:table-cell table:formula="of:=YEAR([.J66])" office:value-type="float" office:value="2022">
            <text:p>2022</text:p>
          </table:table-cell>
          <table:table-cell table:formula="of:=MONTH([.J66])" office:value-type="float" office:value="10">
            <text:p>10</text:p>
          </table:table-cell>
          <table:table-cell table:formula="of:=DAY([.J66])" office:value-type="float" office:value="26">
            <text:p>26</text:p>
          </table:table-cell>
          <table:table-cell table:formula="of:=HOUR([.J66])" office:value-type="float" office:value="12">
            <text:p>12</text:p>
          </table:table-cell>
          <table:table-cell table:formula="of:=MINUTE([.J66])" office:value-type="float" office:value="14">
            <text:p>14</text:p>
          </table:table-cell>
          <table:table-cell table:formula="of:=SECOND(ROUNDDOWN([.K66])/86400)" office:value-type="float" office:value="12">
            <text:p>12</text:p>
          </table:table-cell>
          <table:table-cell table:formula="of:=MOD([.K66];1)" office:value-type="float" office:value="0">
            <text:p>0.0</text:p>
          </table:table-cell>
          <table:table-cell table:formula="of:=(ROUNDDOWN([.K66])+MOD([.K66];1))/86400" office:value-type="date" office:date-value="2022-10-26T12:14:12">
            <text:p>2022-10-26T12:14:12.00Z</text:p>
          </table:table-cell>
          <table:table-cell table:formula="of:=([.L66]+19253769060)/5" office:value-type="float" office:value="3875948052">
            <text:p>3875948052</text:p>
          </table:table-cell>
          <table:table-cell table:formula="of:=[.L65]+[.L65]-[.L64]" office:value-type="float" office:value="125971200">
            <text:p>125971200</text:p>
          </table:table-cell>
          <table:table-cell table:formula="of:=LOWER(BASE([.L66];36))" office:value-type="string" office:string-value="230000">
            <text:p>230000</text:p>
          </table:table-cell>
        </table:table-row>
        <table:table-row table:style-name="ro1">
          <table:table-cell table:number-columns-repeated="2"/>
          <table:table-cell table:formula="of:=YEAR([.J67])" office:value-type="float" office:value="2022">
            <text:p>2022</text:p>
          </table:table-cell>
          <table:table-cell table:formula="of:=MONTH([.J67])" office:value-type="float" office:value="10">
            <text:p>10</text:p>
          </table:table-cell>
          <table:table-cell table:formula="of:=DAY([.J67])" office:value-type="float" office:value="30">
            <text:p>30</text:p>
          </table:table-cell>
          <table:table-cell table:formula="of:=HOUR([.J67])" office:value-type="float" office:value="9">
            <text:p>09</text:p>
          </table:table-cell>
          <table:table-cell table:formula="of:=MINUTE([.J67])" office:value-type="float" office:value="32">
            <text:p>32</text:p>
          </table:table-cell>
          <table:table-cell table:formula="of:=SECOND(ROUNDDOWN([.K67])/86400)" office:value-type="float" office:value="55">
            <text:p>55</text:p>
          </table:table-cell>
          <table:table-cell table:formula="of:=MOD([.K67];1)" office:value-type="float" office:value="0.199999809265137">
            <text:p>0.2</text:p>
          </table:table-cell>
          <table:table-cell table:formula="of:=(ROUNDDOWN([.K67])+MOD([.K67];1))/86400" office:value-type="date" office:date-value="2022-10-30T09:32:55.2">
            <text:p>2022-10-30T09:32:55.20Z</text:p>
          </table:table-cell>
          <table:table-cell table:formula="of:=([.L67]+19253769060)/5" office:value-type="float" office:value="3876283975.2">
            <text:p>3876283975.2</text:p>
          </table:table-cell>
          <table:table-cell table:formula="of:=[.L66]+[.L66]-[.L65]" office:value-type="float" office:value="127650816">
            <text:p>127650816</text:p>
          </table:table-cell>
          <table:table-cell table:formula="of:=LOWER(BASE([.L67];36))" office:value-type="string" office:string-value="240000">
            <text:p>240000</text:p>
          </table:table-cell>
        </table:table-row>
        <table:table-row table:style-name="ro1">
          <table:table-cell table:number-columns-repeated="2"/>
          <table:table-cell table:formula="of:=YEAR([.J68])" office:value-type="float" office:value="2022">
            <text:p>2022</text:p>
          </table:table-cell>
          <table:table-cell table:formula="of:=MONTH([.J68])" office:value-type="float" office:value="11">
            <text:p>11</text:p>
          </table:table-cell>
          <table:table-cell table:formula="of:=DAY([.J68])" office:value-type="float" office:value="3">
            <text:p>03</text:p>
          </table:table-cell>
          <table:table-cell table:formula="of:=HOUR([.J68])" office:value-type="float" office:value="6">
            <text:p>06</text:p>
          </table:table-cell>
          <table:table-cell table:formula="of:=MINUTE([.J68])" office:value-type="float" office:value="51">
            <text:p>51</text:p>
          </table:table-cell>
          <table:table-cell table:formula="of:=SECOND(ROUNDDOWN([.K68])/86400)" office:value-type="float" office:value="38">
            <text:p>38</text:p>
          </table:table-cell>
          <table:table-cell table:formula="of:=MOD([.K68];1)" office:value-type="float" office:value="0.400000095367432">
            <text:p>0.4</text:p>
          </table:table-cell>
          <table:table-cell table:formula="of:=(ROUNDDOWN([.K68])+MOD([.K68];1))/86400" office:value-type="date" office:date-value="2022-11-03T06:51:38.4">
            <text:p>2022-11-03T06:51:38.40Z</text:p>
          </table:table-cell>
          <table:table-cell table:formula="of:=([.L68]+19253769060)/5" office:value-type="float" office:value="3876619898.4">
            <text:p>3876619898.4</text:p>
          </table:table-cell>
          <table:table-cell table:formula="of:=[.L67]+[.L67]-[.L66]" office:value-type="float" office:value="129330432">
            <text:p>129330432</text:p>
          </table:table-cell>
          <table:table-cell table:formula="of:=LOWER(BASE([.L68];36))" office:value-type="string" office:string-value="250000">
            <text:p>250000</text:p>
          </table:table-cell>
        </table:table-row>
        <table:table-row table:style-name="ro1">
          <table:table-cell table:number-columns-repeated="2"/>
          <table:table-cell table:formula="of:=YEAR([.J69])" office:value-type="float" office:value="2022">
            <text:p>2022</text:p>
          </table:table-cell>
          <table:table-cell table:formula="of:=MONTH([.J69])" office:value-type="float" office:value="11">
            <text:p>11</text:p>
          </table:table-cell>
          <table:table-cell table:formula="of:=DAY([.J69])" office:value-type="float" office:value="7">
            <text:p>07</text:p>
          </table:table-cell>
          <table:table-cell table:formula="of:=HOUR([.J69])" office:value-type="float" office:value="4">
            <text:p>04</text:p>
          </table:table-cell>
          <table:table-cell table:formula="of:=MINUTE([.J69])" office:value-type="float" office:value="10">
            <text:p>10</text:p>
          </table:table-cell>
          <table:table-cell table:formula="of:=SECOND(ROUNDDOWN([.K69])/86400)" office:value-type="float" office:value="21">
            <text:p>21</text:p>
          </table:table-cell>
          <table:table-cell table:formula="of:=MOD([.K69];1)" office:value-type="float" office:value="0.599999904632568">
            <text:p>0.6</text:p>
          </table:table-cell>
          <table:table-cell table:formula="of:=(ROUNDDOWN([.K69])+MOD([.K69];1))/86400" office:value-type="date" office:date-value="2022-11-07T04:10:21.6">
            <text:p>2022-11-07T04:10:21.60Z</text:p>
          </table:table-cell>
          <table:table-cell table:formula="of:=([.L69]+19253769060)/5" office:value-type="float" office:value="3876955821.6">
            <text:p>3876955821.6</text:p>
          </table:table-cell>
          <table:table-cell table:formula="of:=[.L68]+[.L68]-[.L67]" office:value-type="float" office:value="131010048">
            <text:p>131010048</text:p>
          </table:table-cell>
          <table:table-cell table:formula="of:=LOWER(BASE([.L69];36))" office:value-type="string" office:string-value="260000">
            <text:p>260000</text:p>
          </table:table-cell>
        </table:table-row>
        <table:table-row table:style-name="ro1">
          <table:table-cell table:number-columns-repeated="2"/>
          <table:table-cell table:formula="of:=YEAR([.J70])" office:value-type="float" office:value="2022">
            <text:p>2022</text:p>
          </table:table-cell>
          <table:table-cell table:formula="of:=MONTH([.J70])" office:value-type="float" office:value="11">
            <text:p>11</text:p>
          </table:table-cell>
          <table:table-cell table:formula="of:=DAY([.J70])" office:value-type="float" office:value="11">
            <text:p>11</text:p>
          </table:table-cell>
          <table:table-cell table:formula="of:=HOUR([.J70])" office:value-type="float" office:value="1">
            <text:p>01</text:p>
          </table:table-cell>
          <table:table-cell table:formula="of:=MINUTE([.J70])" office:value-type="float" office:value="29">
            <text:p>29</text:p>
          </table:table-cell>
          <table:table-cell table:formula="of:=SECOND(ROUNDDOWN([.K70])/86400)" office:value-type="float" office:value="4">
            <text:p>04</text:p>
          </table:table-cell>
          <table:table-cell table:formula="of:=MOD([.K70];1)" office:value-type="float" office:value="0.800000190734863">
            <text:p>0.8</text:p>
          </table:table-cell>
          <table:table-cell table:formula="of:=(ROUNDDOWN([.K70])+MOD([.K70];1))/86400" office:value-type="date" office:date-value="2022-11-11T01:29:04.8">
            <text:p>2022-11-11T01:29:04.80Z</text:p>
          </table:table-cell>
          <table:table-cell table:formula="of:=([.L70]+19253769060)/5" office:value-type="float" office:value="3877291744.8">
            <text:p>3877291744.8</text:p>
          </table:table-cell>
          <table:table-cell table:formula="of:=[.L69]+[.L69]-[.L68]" office:value-type="float" office:value="132689664">
            <text:p>132689664</text:p>
          </table:table-cell>
          <table:table-cell table:formula="of:=LOWER(BASE([.L70];36))" office:value-type="string" office:string-value="270000">
            <text:p>270000</text:p>
          </table:table-cell>
        </table:table-row>
        <table:table-row table:style-name="ro1">
          <table:table-cell table:number-columns-repeated="2"/>
          <table:table-cell table:formula="of:=YEAR([.J71])" office:value-type="float" office:value="2022">
            <text:p>2022</text:p>
          </table:table-cell>
          <table:table-cell table:formula="of:=MONTH([.J71])" office:value-type="float" office:value="11">
            <text:p>11</text:p>
          </table:table-cell>
          <table:table-cell table:formula="of:=DAY([.J71])" office:value-type="float" office:value="14">
            <text:p>14</text:p>
          </table:table-cell>
          <table:table-cell table:formula="of:=HOUR([.J71])" office:value-type="float" office:value="22">
            <text:p>22</text:p>
          </table:table-cell>
          <table:table-cell table:formula="of:=MINUTE([.J71])" office:value-type="float" office:value="47">
            <text:p>47</text:p>
          </table:table-cell>
          <table:table-cell table:formula="of:=SECOND(ROUNDDOWN([.K71])/86400)" office:value-type="float" office:value="48">
            <text:p>48</text:p>
          </table:table-cell>
          <table:table-cell table:formula="of:=MOD([.K71];1)" office:value-type="float" office:value="0">
            <text:p>0.0</text:p>
          </table:table-cell>
          <table:table-cell table:formula="of:=(ROUNDDOWN([.K71])+MOD([.K71];1))/86400" office:value-type="date" office:date-value="2022-11-14T22:47:48">
            <text:p>2022-11-14T22:47:48.00Z</text:p>
          </table:table-cell>
          <table:table-cell table:formula="of:=([.L71]+19253769060)/5" office:value-type="float" office:value="3877627668">
            <text:p>3877627668</text:p>
          </table:table-cell>
          <table:table-cell table:formula="of:=[.L70]+[.L70]-[.L69]" office:value-type="float" office:value="134369280">
            <text:p>134369280</text:p>
          </table:table-cell>
          <table:table-cell table:formula="of:=LOWER(BASE([.L71];36))" office:value-type="string" office:string-value="280000">
            <text:p>280000</text:p>
          </table:table-cell>
        </table:table-row>
        <table:table-row table:style-name="ro1">
          <table:table-cell table:number-columns-repeated="2"/>
          <table:table-cell table:formula="of:=YEAR([.J72])" office:value-type="float" office:value="2022">
            <text:p>2022</text:p>
          </table:table-cell>
          <table:table-cell table:formula="of:=MONTH([.J72])" office:value-type="float" office:value="11">
            <text:p>11</text:p>
          </table:table-cell>
          <table:table-cell table:formula="of:=DAY([.J72])" office:value-type="float" office:value="18">
            <text:p>18</text:p>
          </table:table-cell>
          <table:table-cell table:formula="of:=HOUR([.J72])" office:value-type="float" office:value="20">
            <text:p>20</text:p>
          </table:table-cell>
          <table:table-cell table:formula="of:=MINUTE([.J72])" office:value-type="float" office:value="6">
            <text:p>06</text:p>
          </table:table-cell>
          <table:table-cell table:formula="of:=SECOND(ROUNDDOWN([.K72])/86400)" office:value-type="float" office:value="31">
            <text:p>31</text:p>
          </table:table-cell>
          <table:table-cell table:formula="of:=MOD([.K72];1)" office:value-type="float" office:value="0.199999809265137">
            <text:p>0.2</text:p>
          </table:table-cell>
          <table:table-cell table:formula="of:=(ROUNDDOWN([.K72])+MOD([.K72];1))/86400" office:value-type="date" office:date-value="2022-11-18T20:06:31.2">
            <text:p>2022-11-18T20:06:31.20Z</text:p>
          </table:table-cell>
          <table:table-cell table:formula="of:=([.L72]+19253769060)/5" office:value-type="float" office:value="3877963591.2">
            <text:p>3877963591.2</text:p>
          </table:table-cell>
          <table:table-cell table:formula="of:=[.L71]+[.L71]-[.L70]" office:value-type="float" office:value="136048896">
            <text:p>136048896</text:p>
          </table:table-cell>
          <table:table-cell table:formula="of:=LOWER(BASE([.L72];36))" office:value-type="string" office:string-value="290000">
            <text:p>290000</text:p>
          </table:table-cell>
        </table:table-row>
        <table:table-row table:style-name="ro1">
          <table:table-cell table:number-columns-repeated="2"/>
          <table:table-cell table:formula="of:=YEAR([.J73])" office:value-type="float" office:value="2022">
            <text:p>2022</text:p>
          </table:table-cell>
          <table:table-cell table:formula="of:=MONTH([.J73])" office:value-type="float" office:value="11">
            <text:p>11</text:p>
          </table:table-cell>
          <table:table-cell table:formula="of:=DAY([.J73])" office:value-type="float" office:value="22">
            <text:p>22</text:p>
          </table:table-cell>
          <table:table-cell table:formula="of:=HOUR([.J73])" office:value-type="float" office:value="17">
            <text:p>17</text:p>
          </table:table-cell>
          <table:table-cell table:formula="of:=MINUTE([.J73])" office:value-type="float" office:value="25">
            <text:p>25</text:p>
          </table:table-cell>
          <table:table-cell table:formula="of:=SECOND(ROUNDDOWN([.K73])/86400)" office:value-type="float" office:value="14">
            <text:p>14</text:p>
          </table:table-cell>
          <table:table-cell table:formula="of:=MOD([.K73];1)" office:value-type="float" office:value="0.400000095367432">
            <text:p>0.4</text:p>
          </table:table-cell>
          <table:table-cell table:formula="of:=(ROUNDDOWN([.K73])+MOD([.K73];1))/86400" office:value-type="date" office:date-value="2022-11-22T17:25:14.4">
            <text:p>2022-11-22T17:25:14.40Z</text:p>
          </table:table-cell>
          <table:table-cell table:formula="of:=([.L73]+19253769060)/5" office:value-type="float" office:value="3878299514.4">
            <text:p>3878299514.4</text:p>
          </table:table-cell>
          <table:table-cell table:formula="of:=[.L72]+[.L72]-[.L71]" office:value-type="float" office:value="137728512">
            <text:p>137728512</text:p>
          </table:table-cell>
          <table:table-cell table:formula="of:=LOWER(BASE([.L73];36))" office:value-type="string" office:string-value="2a0000">
            <text:p>2a0000</text:p>
          </table:table-cell>
        </table:table-row>
        <table:table-row table:style-name="ro1">
          <table:table-cell table:number-columns-repeated="2"/>
          <table:table-cell table:formula="of:=YEAR([.J74])" office:value-type="float" office:value="2022">
            <text:p>2022</text:p>
          </table:table-cell>
          <table:table-cell table:formula="of:=MONTH([.J74])" office:value-type="float" office:value="11">
            <text:p>11</text:p>
          </table:table-cell>
          <table:table-cell table:formula="of:=DAY([.J74])" office:value-type="float" office:value="26">
            <text:p>26</text:p>
          </table:table-cell>
          <table:table-cell table:formula="of:=HOUR([.J74])" office:value-type="float" office:value="14">
            <text:p>14</text:p>
          </table:table-cell>
          <table:table-cell table:formula="of:=MINUTE([.J74])" office:value-type="float" office:value="43">
            <text:p>43</text:p>
          </table:table-cell>
          <table:table-cell table:formula="of:=SECOND(ROUNDDOWN([.K74])/86400)" office:value-type="float" office:value="57">
            <text:p>57</text:p>
          </table:table-cell>
          <table:table-cell table:formula="of:=MOD([.K74];1)" office:value-type="float" office:value="0.599999904632568">
            <text:p>0.6</text:p>
          </table:table-cell>
          <table:table-cell table:formula="of:=(ROUNDDOWN([.K74])+MOD([.K74];1))/86400" office:value-type="date" office:date-value="2022-11-26T14:43:57.6">
            <text:p>2022-11-26T14:43:57.60Z</text:p>
          </table:table-cell>
          <table:table-cell table:formula="of:=([.L74]+19253769060)/5" office:value-type="float" office:value="3878635437.6">
            <text:p>3878635437.6</text:p>
          </table:table-cell>
          <table:table-cell table:formula="of:=[.L73]+[.L73]-[.L72]" office:value-type="float" office:value="139408128">
            <text:p>139408128</text:p>
          </table:table-cell>
          <table:table-cell table:formula="of:=LOWER(BASE([.L74];36))" office:value-type="string" office:string-value="2b0000">
            <text:p>2b0000</text:p>
          </table:table-cell>
        </table:table-row>
        <table:table-row table:style-name="ro1">
          <table:table-cell table:number-columns-repeated="2"/>
          <table:table-cell table:formula="of:=YEAR([.J75])" office:value-type="float" office:value="2022">
            <text:p>2022</text:p>
          </table:table-cell>
          <table:table-cell table:formula="of:=MONTH([.J75])" office:value-type="float" office:value="11">
            <text:p>11</text:p>
          </table:table-cell>
          <table:table-cell table:formula="of:=DAY([.J75])" office:value-type="float" office:value="30">
            <text:p>30</text:p>
          </table:table-cell>
          <table:table-cell table:formula="of:=HOUR([.J75])" office:value-type="float" office:value="12">
            <text:p>12</text:p>
          </table:table-cell>
          <table:table-cell table:formula="of:=MINUTE([.J75])" office:value-type="float" office:value="2">
            <text:p>02</text:p>
          </table:table-cell>
          <table:table-cell table:formula="of:=SECOND(ROUNDDOWN([.K75])/86400)" office:value-type="float" office:value="40">
            <text:p>40</text:p>
          </table:table-cell>
          <table:table-cell table:formula="of:=MOD([.K75];1)" office:value-type="float" office:value="0.800000190734863">
            <text:p>0.8</text:p>
          </table:table-cell>
          <table:table-cell table:formula="of:=(ROUNDDOWN([.K75])+MOD([.K75];1))/86400" office:value-type="date" office:date-value="2022-11-30T12:02:40.8">
            <text:p>2022-11-30T12:02:40.80Z</text:p>
          </table:table-cell>
          <table:table-cell table:formula="of:=([.L75]+19253769060)/5" office:value-type="float" office:value="3878971360.8">
            <text:p>3878971360.8</text:p>
          </table:table-cell>
          <table:table-cell table:formula="of:=[.L74]+[.L74]-[.L73]" office:value-type="float" office:value="141087744">
            <text:p>141087744</text:p>
          </table:table-cell>
          <table:table-cell table:formula="of:=LOWER(BASE([.L75];36))" office:value-type="string" office:string-value="2c0000">
            <text:p>2c0000</text:p>
          </table:table-cell>
        </table:table-row>
        <table:table-row table:style-name="ro1">
          <table:table-cell table:number-columns-repeated="2"/>
          <table:table-cell table:formula="of:=YEAR([.J76])" office:value-type="float" office:value="2022">
            <text:p>2022</text:p>
          </table:table-cell>
          <table:table-cell table:formula="of:=MONTH([.J76])" office:value-type="float" office:value="12">
            <text:p>12</text:p>
          </table:table-cell>
          <table:table-cell table:formula="of:=DAY([.J76])" office:value-type="float" office:value="4">
            <text:p>04</text:p>
          </table:table-cell>
          <table:table-cell table:formula="of:=HOUR([.J76])" office:value-type="float" office:value="9">
            <text:p>09</text:p>
          </table:table-cell>
          <table:table-cell table:formula="of:=MINUTE([.J76])" office:value-type="float" office:value="21">
            <text:p>21</text:p>
          </table:table-cell>
          <table:table-cell table:formula="of:=SECOND(ROUNDDOWN([.K76])/86400)" office:value-type="float" office:value="24">
            <text:p>24</text:p>
          </table:table-cell>
          <table:table-cell table:formula="of:=MOD([.K76];1)" office:value-type="float" office:value="0">
            <text:p>0.0</text:p>
          </table:table-cell>
          <table:table-cell table:formula="of:=(ROUNDDOWN([.K76])+MOD([.K76];1))/86400" office:value-type="date" office:date-value="2022-12-04T09:21:24">
            <text:p>2022-12-04T09:21:24.00Z</text:p>
          </table:table-cell>
          <table:table-cell table:formula="of:=([.L76]+19253769060)/5" office:value-type="float" office:value="3879307284">
            <text:p>3879307284</text:p>
          </table:table-cell>
          <table:table-cell table:formula="of:=[.L75]+[.L75]-[.L74]" office:value-type="float" office:value="142767360">
            <text:p>142767360</text:p>
          </table:table-cell>
          <table:table-cell table:formula="of:=LOWER(BASE([.L76];36))" office:value-type="string" office:string-value="2d0000">
            <text:p>2d0000</text:p>
          </table:table-cell>
        </table:table-row>
        <table:table-row table:style-name="ro1">
          <table:table-cell table:number-columns-repeated="2"/>
          <table:table-cell table:formula="of:=YEAR([.J77])" office:value-type="float" office:value="2022">
            <text:p>2022</text:p>
          </table:table-cell>
          <table:table-cell table:formula="of:=MONTH([.J77])" office:value-type="float" office:value="12">
            <text:p>12</text:p>
          </table:table-cell>
          <table:table-cell table:formula="of:=DAY([.J77])" office:value-type="float" office:value="8">
            <text:p>08</text:p>
          </table:table-cell>
          <table:table-cell table:formula="of:=HOUR([.J77])" office:value-type="float" office:value="6">
            <text:p>06</text:p>
          </table:table-cell>
          <table:table-cell table:formula="of:=MINUTE([.J77])" office:value-type="float" office:value="40">
            <text:p>40</text:p>
          </table:table-cell>
          <table:table-cell table:formula="of:=SECOND(ROUNDDOWN([.K77])/86400)" office:value-type="float" office:value="7">
            <text:p>07</text:p>
          </table:table-cell>
          <table:table-cell table:formula="of:=MOD([.K77];1)" office:value-type="float" office:value="0.199999809265137">
            <text:p>0.2</text:p>
          </table:table-cell>
          <table:table-cell table:formula="of:=(ROUNDDOWN([.K77])+MOD([.K77];1))/86400" office:value-type="date" office:date-value="2022-12-08T06:40:07.2">
            <text:p>2022-12-08T06:40:07.20Z</text:p>
          </table:table-cell>
          <table:table-cell table:formula="of:=([.L77]+19253769060)/5" office:value-type="float" office:value="3879643207.2">
            <text:p>3879643207.2</text:p>
          </table:table-cell>
          <table:table-cell table:formula="of:=[.L76]+[.L76]-[.L75]" office:value-type="float" office:value="144446976">
            <text:p>144446976</text:p>
          </table:table-cell>
          <table:table-cell table:formula="of:=LOWER(BASE([.L77];36))" office:value-type="string" office:string-value="2e0000">
            <text:p>2e0000</text:p>
          </table:table-cell>
        </table:table-row>
        <table:table-row table:style-name="ro1">
          <table:table-cell table:number-columns-repeated="2"/>
          <table:table-cell table:formula="of:=YEAR([.J78])" office:value-type="float" office:value="2022">
            <text:p>2022</text:p>
          </table:table-cell>
          <table:table-cell table:formula="of:=MONTH([.J78])" office:value-type="float" office:value="12">
            <text:p>12</text:p>
          </table:table-cell>
          <table:table-cell table:formula="of:=DAY([.J78])" office:value-type="float" office:value="12">
            <text:p>12</text:p>
          </table:table-cell>
          <table:table-cell table:formula="of:=HOUR([.J78])" office:value-type="float" office:value="3">
            <text:p>03</text:p>
          </table:table-cell>
          <table:table-cell table:formula="of:=MINUTE([.J78])" office:value-type="float" office:value="58">
            <text:p>58</text:p>
          </table:table-cell>
          <table:table-cell table:formula="of:=SECOND(ROUNDDOWN([.K78])/86400)" office:value-type="float" office:value="50">
            <text:p>50</text:p>
          </table:table-cell>
          <table:table-cell table:formula="of:=MOD([.K78];1)" office:value-type="float" office:value="0.400000095367432">
            <text:p>0.4</text:p>
          </table:table-cell>
          <table:table-cell table:formula="of:=(ROUNDDOWN([.K78])+MOD([.K78];1))/86400" office:value-type="date" office:date-value="2022-12-12T03:58:50.4">
            <text:p>2022-12-12T03:58:50.40Z</text:p>
          </table:table-cell>
          <table:table-cell table:formula="of:=([.L78]+19253769060)/5" office:value-type="float" office:value="3879979130.4">
            <text:p>3879979130.4</text:p>
          </table:table-cell>
          <table:table-cell table:formula="of:=[.L77]+[.L77]-[.L76]" office:value-type="float" office:value="146126592">
            <text:p>146126592</text:p>
          </table:table-cell>
          <table:table-cell table:formula="of:=LOWER(BASE([.L78];36))" office:value-type="string" office:string-value="2f0000">
            <text:p>2f0000</text:p>
          </table:table-cell>
        </table:table-row>
        <table:table-row table:style-name="ro1">
          <table:table-cell table:number-columns-repeated="2"/>
          <table:table-cell table:formula="of:=YEAR([.J79])" office:value-type="float" office:value="2022">
            <text:p>2022</text:p>
          </table:table-cell>
          <table:table-cell table:formula="of:=MONTH([.J79])" office:value-type="float" office:value="12">
            <text:p>12</text:p>
          </table:table-cell>
          <table:table-cell table:formula="of:=DAY([.J79])" office:value-type="float" office:value="16">
            <text:p>16</text:p>
          </table:table-cell>
          <table:table-cell table:formula="of:=HOUR([.J79])" office:value-type="float" office:value="1">
            <text:p>01</text:p>
          </table:table-cell>
          <table:table-cell table:formula="of:=MINUTE([.J79])" office:value-type="float" office:value="17">
            <text:p>17</text:p>
          </table:table-cell>
          <table:table-cell table:formula="of:=SECOND(ROUNDDOWN([.K79])/86400)" office:value-type="float" office:value="33">
            <text:p>33</text:p>
          </table:table-cell>
          <table:table-cell table:formula="of:=MOD([.K79];1)" office:value-type="float" office:value="0.599999904632568">
            <text:p>0.6</text:p>
          </table:table-cell>
          <table:table-cell table:formula="of:=(ROUNDDOWN([.K79])+MOD([.K79];1))/86400" office:value-type="date" office:date-value="2022-12-16T01:17:33.6">
            <text:p>2022-12-16T01:17:33.60Z</text:p>
          </table:table-cell>
          <table:table-cell table:formula="of:=([.L79]+19253769060)/5" office:value-type="float" office:value="3880315053.6">
            <text:p>3880315053.6</text:p>
          </table:table-cell>
          <table:table-cell table:formula="of:=[.L78]+[.L78]-[.L77]" office:value-type="float" office:value="147806208">
            <text:p>147806208</text:p>
          </table:table-cell>
          <table:table-cell table:formula="of:=LOWER(BASE([.L79];36))" office:value-type="string" office:string-value="2g0000">
            <text:p>2g0000</text:p>
          </table:table-cell>
        </table:table-row>
        <table:table-row table:style-name="ro1">
          <table:table-cell table:number-columns-repeated="2"/>
          <table:table-cell table:formula="of:=YEAR([.J80])" office:value-type="float" office:value="2022">
            <text:p>2022</text:p>
          </table:table-cell>
          <table:table-cell table:formula="of:=MONTH([.J80])" office:value-type="float" office:value="12">
            <text:p>12</text:p>
          </table:table-cell>
          <table:table-cell table:formula="of:=DAY([.J80])" office:value-type="float" office:value="19">
            <text:p>19</text:p>
          </table:table-cell>
          <table:table-cell table:formula="of:=HOUR([.J80])" office:value-type="float" office:value="22">
            <text:p>22</text:p>
          </table:table-cell>
          <table:table-cell table:formula="of:=MINUTE([.J80])" office:value-type="float" office:value="36">
            <text:p>36</text:p>
          </table:table-cell>
          <table:table-cell table:formula="of:=SECOND(ROUNDDOWN([.K80])/86400)" office:value-type="float" office:value="16">
            <text:p>16</text:p>
          </table:table-cell>
          <table:table-cell table:formula="of:=MOD([.K80];1)" office:value-type="float" office:value="0.800000190734863">
            <text:p>0.8</text:p>
          </table:table-cell>
          <table:table-cell table:formula="of:=(ROUNDDOWN([.K80])+MOD([.K80];1))/86400" office:value-type="date" office:date-value="2022-12-19T22:36:16.8">
            <text:p>2022-12-19T22:36:16.80Z</text:p>
          </table:table-cell>
          <table:table-cell table:formula="of:=([.L80]+19253769060)/5" office:value-type="float" office:value="3880650976.8">
            <text:p>3880650976.8</text:p>
          </table:table-cell>
          <table:table-cell table:formula="of:=[.L79]+[.L79]-[.L78]" office:value-type="float" office:value="149485824">
            <text:p>149485824</text:p>
          </table:table-cell>
          <table:table-cell table:formula="of:=LOWER(BASE([.L80];36))" office:value-type="string" office:string-value="2h0000">
            <text:p>2h0000</text:p>
          </table:table-cell>
        </table:table-row>
        <table:table-row table:style-name="ro1">
          <table:table-cell table:number-columns-repeated="2"/>
          <table:table-cell table:formula="of:=YEAR([.J81])" office:value-type="float" office:value="2022">
            <text:p>2022</text:p>
          </table:table-cell>
          <table:table-cell table:formula="of:=MONTH([.J81])" office:value-type="float" office:value="12">
            <text:p>12</text:p>
          </table:table-cell>
          <table:table-cell table:formula="of:=DAY([.J81])" office:value-type="float" office:value="23">
            <text:p>23</text:p>
          </table:table-cell>
          <table:table-cell table:formula="of:=HOUR([.J81])" office:value-type="float" office:value="19">
            <text:p>19</text:p>
          </table:table-cell>
          <table:table-cell table:formula="of:=MINUTE([.J81])" office:value-type="float" office:value="55">
            <text:p>55</text:p>
          </table:table-cell>
          <table:table-cell table:formula="of:=SECOND(ROUNDDOWN([.K81])/86400)" office:value-type="float" office:value="0">
            <text:p>00</text:p>
          </table:table-cell>
          <table:table-cell table:formula="of:=MOD([.K81];1)" office:value-type="float" office:value="0">
            <text:p>0.0</text:p>
          </table:table-cell>
          <table:table-cell table:formula="of:=(ROUNDDOWN([.K81])+MOD([.K81];1))/86400" office:value-type="date" office:date-value="2022-12-23T19:55:00">
            <text:p>2022-12-23T19:55:00.00Z</text:p>
          </table:table-cell>
          <table:table-cell table:formula="of:=([.L81]+19253769060)/5" office:value-type="float" office:value="3880986900">
            <text:p>3880986900</text:p>
          </table:table-cell>
          <table:table-cell table:formula="of:=[.L80]+[.L80]-[.L79]" office:value-type="float" office:value="151165440">
            <text:p>151165440</text:p>
          </table:table-cell>
          <table:table-cell table:formula="of:=LOWER(BASE([.L81];36))" office:value-type="string" office:string-value="2i0000">
            <text:p>2i0000</text:p>
          </table:table-cell>
        </table:table-row>
        <table:table-row table:style-name="ro1">
          <table:table-cell table:number-columns-repeated="2"/>
          <table:table-cell table:formula="of:=YEAR([.J82])" office:value-type="float" office:value="2022">
            <text:p>2022</text:p>
          </table:table-cell>
          <table:table-cell table:formula="of:=MONTH([.J82])" office:value-type="float" office:value="12">
            <text:p>12</text:p>
          </table:table-cell>
          <table:table-cell table:formula="of:=DAY([.J82])" office:value-type="float" office:value="27">
            <text:p>27</text:p>
          </table:table-cell>
          <table:table-cell table:formula="of:=HOUR([.J82])" office:value-type="float" office:value="17">
            <text:p>17</text:p>
          </table:table-cell>
          <table:table-cell table:formula="of:=MINUTE([.J82])" office:value-type="float" office:value="13">
            <text:p>13</text:p>
          </table:table-cell>
          <table:table-cell table:formula="of:=SECOND(ROUNDDOWN([.K82])/86400)" office:value-type="float" office:value="43">
            <text:p>43</text:p>
          </table:table-cell>
          <table:table-cell table:formula="of:=MOD([.K82];1)" office:value-type="float" office:value="0.199999809265137">
            <text:p>0.2</text:p>
          </table:table-cell>
          <table:table-cell table:formula="of:=(ROUNDDOWN([.K82])+MOD([.K82];1))/86400" office:value-type="date" office:date-value="2022-12-27T17:13:43.2">
            <text:p>2022-12-27T17:13:43.20Z</text:p>
          </table:table-cell>
          <table:table-cell table:formula="of:=([.L82]+19253769060)/5" office:value-type="float" office:value="3881322823.2">
            <text:p>3881322823.2</text:p>
          </table:table-cell>
          <table:table-cell table:formula="of:=[.L81]+[.L81]-[.L80]" office:value-type="float" office:value="152845056">
            <text:p>152845056</text:p>
          </table:table-cell>
          <table:table-cell table:formula="of:=LOWER(BASE([.L82];36))" office:value-type="string" office:string-value="2j0000">
            <text:p>2j0000</text:p>
          </table:table-cell>
        </table:table-row>
        <table:table-row table:style-name="ro1">
          <table:table-cell table:number-columns-repeated="2"/>
          <table:table-cell table:formula="of:=YEAR([.J83])" office:value-type="float" office:value="2022">
            <text:p>2022</text:p>
          </table:table-cell>
          <table:table-cell table:formula="of:=MONTH([.J83])" office:value-type="float" office:value="12">
            <text:p>12</text:p>
          </table:table-cell>
          <table:table-cell table:formula="of:=DAY([.J83])" office:value-type="float" office:value="31">
            <text:p>31</text:p>
          </table:table-cell>
          <table:table-cell table:formula="of:=HOUR([.J83])" office:value-type="float" office:value="14">
            <text:p>14</text:p>
          </table:table-cell>
          <table:table-cell table:formula="of:=MINUTE([.J83])" office:value-type="float" office:value="32">
            <text:p>32</text:p>
          </table:table-cell>
          <table:table-cell table:formula="of:=SECOND(ROUNDDOWN([.K83])/86400)" office:value-type="float" office:value="26">
            <text:p>26</text:p>
          </table:table-cell>
          <table:table-cell table:formula="of:=MOD([.K83];1)" office:value-type="float" office:value="0.400000095367432">
            <text:p>0.4</text:p>
          </table:table-cell>
          <table:table-cell table:formula="of:=(ROUNDDOWN([.K83])+MOD([.K83];1))/86400" office:value-type="date" office:date-value="2022-12-31T14:32:26.4">
            <text:p>2022-12-31T14:32:26.40Z</text:p>
          </table:table-cell>
          <table:table-cell table:formula="of:=([.L83]+19253769060)/5" office:value-type="float" office:value="3881658746.4">
            <text:p>3881658746.4</text:p>
          </table:table-cell>
          <table:table-cell table:formula="of:=[.L82]+[.L82]-[.L81]" office:value-type="float" office:value="154524672">
            <text:p>154524672</text:p>
          </table:table-cell>
          <table:table-cell table:formula="of:=LOWER(BASE([.L83];36))" office:value-type="string" office:string-value="2k0000">
            <text:p>2k0000</text:p>
          </table:table-cell>
        </table:table-row>
        <table:table-row table:style-name="ro1">
          <table:table-cell table:number-columns-repeated="2"/>
          <table:table-cell table:formula="of:=YEAR([.J84])" office:value-type="float" office:value="2023">
            <text:p>2023</text:p>
          </table:table-cell>
          <table:table-cell table:formula="of:=MONTH([.J84])" office:value-type="float" office:value="1">
            <text:p>01</text:p>
          </table:table-cell>
          <table:table-cell table:formula="of:=DAY([.J84])" office:value-type="float" office:value="4">
            <text:p>04</text:p>
          </table:table-cell>
          <table:table-cell table:formula="of:=HOUR([.J84])" office:value-type="float" office:value="11">
            <text:p>11</text:p>
          </table:table-cell>
          <table:table-cell table:formula="of:=MINUTE([.J84])" office:value-type="float" office:value="51">
            <text:p>51</text:p>
          </table:table-cell>
          <table:table-cell table:formula="of:=SECOND(ROUNDDOWN([.K84])/86400)" office:value-type="float" office:value="9">
            <text:p>09</text:p>
          </table:table-cell>
          <table:table-cell table:formula="of:=MOD([.K84];1)" office:value-type="float" office:value="0.599999904632568">
            <text:p>0.6</text:p>
          </table:table-cell>
          <table:table-cell table:formula="of:=(ROUNDDOWN([.K84])+MOD([.K84];1))/86400" office:value-type="date" office:date-value="2023-01-04T11:51:09.6">
            <text:p>2023-01-04T11:51:09.60Z</text:p>
          </table:table-cell>
          <table:table-cell table:formula="of:=([.L84]+19253769060)/5" office:value-type="float" office:value="3881994669.6">
            <text:p>3881994669.6</text:p>
          </table:table-cell>
          <table:table-cell table:formula="of:=[.L83]+[.L83]-[.L82]" office:value-type="float" office:value="156204288">
            <text:p>156204288</text:p>
          </table:table-cell>
          <table:table-cell table:formula="of:=LOWER(BASE([.L84];36))" office:value-type="string" office:string-value="2l0000">
            <text:p>2l0000</text:p>
          </table:table-cell>
        </table:table-row>
        <table:table-row table:style-name="ro1">
          <table:table-cell table:number-columns-repeated="2"/>
          <table:table-cell table:formula="of:=YEAR([.J85])" office:value-type="float" office:value="2023">
            <text:p>2023</text:p>
          </table:table-cell>
          <table:table-cell table:formula="of:=MONTH([.J85])" office:value-type="float" office:value="1">
            <text:p>01</text:p>
          </table:table-cell>
          <table:table-cell table:formula="of:=DAY([.J85])" office:value-type="float" office:value="8">
            <text:p>08</text:p>
          </table:table-cell>
          <table:table-cell table:formula="of:=HOUR([.J85])" office:value-type="float" office:value="9">
            <text:p>09</text:p>
          </table:table-cell>
          <table:table-cell table:formula="of:=MINUTE([.J85])" office:value-type="float" office:value="9">
            <text:p>09</text:p>
          </table:table-cell>
          <table:table-cell table:formula="of:=SECOND(ROUNDDOWN([.K85])/86400)" office:value-type="float" office:value="52">
            <text:p>52</text:p>
          </table:table-cell>
          <table:table-cell table:formula="of:=MOD([.K85];1)" office:value-type="float" office:value="0.800000190734863">
            <text:p>0.8</text:p>
          </table:table-cell>
          <table:table-cell table:formula="of:=(ROUNDDOWN([.K85])+MOD([.K85];1))/86400" office:value-type="date" office:date-value="2023-01-08T09:09:52.8">
            <text:p>2023-01-08T09:09:52.80Z</text:p>
          </table:table-cell>
          <table:table-cell table:formula="of:=([.L85]+19253769060)/5" office:value-type="float" office:value="3882330592.8">
            <text:p>3882330592.8</text:p>
          </table:table-cell>
          <table:table-cell table:formula="of:=[.L84]+[.L84]-[.L83]" office:value-type="float" office:value="157883904">
            <text:p>157883904</text:p>
          </table:table-cell>
          <table:table-cell table:formula="of:=LOWER(BASE([.L85];36))" office:value-type="string" office:string-value="2m0000">
            <text:p>2m0000</text:p>
          </table:table-cell>
        </table:table-row>
        <table:table-row table:style-name="ro1">
          <table:table-cell table:number-columns-repeated="2"/>
          <table:table-cell table:formula="of:=YEAR([.J86])" office:value-type="float" office:value="2023">
            <text:p>2023</text:p>
          </table:table-cell>
          <table:table-cell table:formula="of:=MONTH([.J86])" office:value-type="float" office:value="1">
            <text:p>01</text:p>
          </table:table-cell>
          <table:table-cell table:formula="of:=DAY([.J86])" office:value-type="float" office:value="12">
            <text:p>12</text:p>
          </table:table-cell>
          <table:table-cell table:formula="of:=HOUR([.J86])" office:value-type="float" office:value="6">
            <text:p>06</text:p>
          </table:table-cell>
          <table:table-cell table:formula="of:=MINUTE([.J86])" office:value-type="float" office:value="28">
            <text:p>28</text:p>
          </table:table-cell>
          <table:table-cell table:formula="of:=SECOND(ROUNDDOWN([.K86])/86400)" office:value-type="float" office:value="36">
            <text:p>36</text:p>
          </table:table-cell>
          <table:table-cell table:formula="of:=MOD([.K86];1)" office:value-type="float" office:value="0">
            <text:p>0.0</text:p>
          </table:table-cell>
          <table:table-cell table:formula="of:=(ROUNDDOWN([.K86])+MOD([.K86];1))/86400" office:value-type="date" office:date-value="2023-01-12T06:28:36">
            <text:p>2023-01-12T06:28:36.00Z</text:p>
          </table:table-cell>
          <table:table-cell table:formula="of:=([.L86]+19253769060)/5" office:value-type="float" office:value="3882666516">
            <text:p>3882666516</text:p>
          </table:table-cell>
          <table:table-cell table:formula="of:=[.L85]+[.L85]-[.L84]" office:value-type="float" office:value="159563520">
            <text:p>159563520</text:p>
          </table:table-cell>
          <table:table-cell table:formula="of:=LOWER(BASE([.L86];36))" office:value-type="string" office:string-value="2n0000">
            <text:p>2n0000</text:p>
          </table:table-cell>
        </table:table-row>
        <table:table-row table:style-name="ro1">
          <table:table-cell table:number-columns-repeated="2"/>
          <table:table-cell table:formula="of:=YEAR([.J87])" office:value-type="float" office:value="2023">
            <text:p>2023</text:p>
          </table:table-cell>
          <table:table-cell table:formula="of:=MONTH([.J87])" office:value-type="float" office:value="1">
            <text:p>01</text:p>
          </table:table-cell>
          <table:table-cell table:formula="of:=DAY([.J87])" office:value-type="float" office:value="16">
            <text:p>16</text:p>
          </table:table-cell>
          <table:table-cell table:formula="of:=HOUR([.J87])" office:value-type="float" office:value="3">
            <text:p>03</text:p>
          </table:table-cell>
          <table:table-cell table:formula="of:=MINUTE([.J87])" office:value-type="float" office:value="47">
            <text:p>47</text:p>
          </table:table-cell>
          <table:table-cell table:formula="of:=SECOND(ROUNDDOWN([.K87])/86400)" office:value-type="float" office:value="19">
            <text:p>19</text:p>
          </table:table-cell>
          <table:table-cell table:formula="of:=MOD([.K87];1)" office:value-type="float" office:value="0.199999809265137">
            <text:p>0.2</text:p>
          </table:table-cell>
          <table:table-cell table:formula="of:=(ROUNDDOWN([.K87])+MOD([.K87];1))/86400" office:value-type="date" office:date-value="2023-01-16T03:47:19.2">
            <text:p>2023-01-16T03:47:19.20Z</text:p>
          </table:table-cell>
          <table:table-cell table:formula="of:=([.L87]+19253769060)/5" office:value-type="float" office:value="3883002439.2">
            <text:p>3883002439.2</text:p>
          </table:table-cell>
          <table:table-cell table:formula="of:=[.L86]+[.L86]-[.L85]" office:value-type="float" office:value="161243136">
            <text:p>161243136</text:p>
          </table:table-cell>
          <table:table-cell table:formula="of:=LOWER(BASE([.L87];36))" office:value-type="string" office:string-value="2o0000">
            <text:p>2o0000</text:p>
          </table:table-cell>
        </table:table-row>
        <table:table-row table:style-name="ro1">
          <table:table-cell table:number-columns-repeated="2"/>
          <table:table-cell table:formula="of:=YEAR([.J88])" office:value-type="float" office:value="2023">
            <text:p>2023</text:p>
          </table:table-cell>
          <table:table-cell table:formula="of:=MONTH([.J88])" office:value-type="float" office:value="1">
            <text:p>01</text:p>
          </table:table-cell>
          <table:table-cell table:formula="of:=DAY([.J88])" office:value-type="float" office:value="20">
            <text:p>20</text:p>
          </table:table-cell>
          <table:table-cell table:formula="of:=HOUR([.J88])" office:value-type="float" office:value="1">
            <text:p>01</text:p>
          </table:table-cell>
          <table:table-cell table:formula="of:=MINUTE([.J88])" office:value-type="float" office:value="6">
            <text:p>06</text:p>
          </table:table-cell>
          <table:table-cell table:formula="of:=SECOND(ROUNDDOWN([.K88])/86400)" office:value-type="float" office:value="2">
            <text:p>02</text:p>
          </table:table-cell>
          <table:table-cell table:formula="of:=MOD([.K88];1)" office:value-type="float" office:value="0.400000095367432">
            <text:p>0.4</text:p>
          </table:table-cell>
          <table:table-cell table:formula="of:=(ROUNDDOWN([.K88])+MOD([.K88];1))/86400" office:value-type="date" office:date-value="2023-01-20T01:06:02.4">
            <text:p>2023-01-20T01:06:02.40Z</text:p>
          </table:table-cell>
          <table:table-cell table:formula="of:=([.L88]+19253769060)/5" office:value-type="float" office:value="3883338362.4">
            <text:p>3883338362.4</text:p>
          </table:table-cell>
          <table:table-cell table:formula="of:=[.L87]+[.L87]-[.L86]" office:value-type="float" office:value="162922752">
            <text:p>162922752</text:p>
          </table:table-cell>
          <table:table-cell table:formula="of:=LOWER(BASE([.L88];36))" office:value-type="string" office:string-value="2p0000">
            <text:p>2p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90])" office:value-type="float" office:value="2023">
            <text:p>2023</text:p>
          </table:table-cell>
          <table:table-cell table:formula="of:=MONTH([.J90])" office:value-type="float" office:value="1">
            <text:p>01</text:p>
          </table:table-cell>
          <table:table-cell table:formula="of:=DAY([.J90])" office:value-type="float" office:value="16">
            <text:p>16</text:p>
          </table:table-cell>
          <table:table-cell table:formula="of:=HOUR([.J90])" office:value-type="float" office:value="6">
            <text:p>06</text:p>
          </table:table-cell>
          <table:table-cell table:formula="of:=MINUTE([.J90])" office:value-type="float" office:value="22">
            <text:p>22</text:p>
          </table:table-cell>
          <table:table-cell table:formula="of:=SECOND(ROUNDDOWN([.K90])/86400)" office:value-type="float" office:value="50">
            <text:p>50</text:p>
          </table:table-cell>
          <table:table-cell table:formula="of:=MOD([.K90];1)" office:value-type="float" office:value="0.400000095367432">
            <text:p>0.4</text:p>
          </table:table-cell>
          <table:table-cell table:formula="of:=(ROUNDDOWN([.K90])+MOD([.K90];1))/86400" office:value-type="date" office:date-value="2023-01-16T06:22:50.4">
            <text:p>2023-01-16T06:22:50.40Z</text:p>
          </table:table-cell>
          <table:table-cell table:formula="of:=([.L90]+19253769060)/5" office:value-type="float" office:value="3883011770.4">
            <text:p>3883011770.4</text:p>
          </table:table-cell>
          <table:table-cell office:value-type="float" office:value="161289792">
            <text:p>161289792</text:p>
          </table:table-cell>
          <table:table-cell table:formula="of:=LOWER(BASE([.L90];36))" office:value-type="string" office:string-value="2o1000">
            <text:p>2o1000</text:p>
          </table:table-cell>
        </table:table-row>
        <table:table-row table:style-name="ro1">
          <table:table-cell table:number-columns-repeated="2"/>
          <table:table-cell table:formula="of:=YEAR([.J91])" office:value-type="float" office:value="2023">
            <text:p>2023</text:p>
          </table:table-cell>
          <table:table-cell table:formula="of:=MONTH([.J91])" office:value-type="float" office:value="1">
            <text:p>01</text:p>
          </table:table-cell>
          <table:table-cell table:formula="of:=DAY([.J91])" office:value-type="float" office:value="16">
            <text:p>16</text:p>
          </table:table-cell>
          <table:table-cell table:formula="of:=HOUR([.J91])" office:value-type="float" office:value="8">
            <text:p>08</text:p>
          </table:table-cell>
          <table:table-cell table:formula="of:=MINUTE([.J91])" office:value-type="float" office:value="58">
            <text:p>58</text:p>
          </table:table-cell>
          <table:table-cell table:formula="of:=SECOND(ROUNDDOWN([.K91])/86400)" office:value-type="float" office:value="21">
            <text:p>21</text:p>
          </table:table-cell>
          <table:table-cell table:formula="of:=MOD([.K91];1)" office:value-type="float" office:value="0.599999904632568">
            <text:p>0.6</text:p>
          </table:table-cell>
          <table:table-cell table:formula="of:=(ROUNDDOWN([.K91])+MOD([.K91];1))/86400" office:value-type="date" office:date-value="2023-01-16T08:58:21.6">
            <text:p>2023-01-16T08:58:21.60Z</text:p>
          </table:table-cell>
          <table:table-cell table:formula="of:=([.L91]+19253769060)/5" office:value-type="float" office:value="3883021101.6">
            <text:p>3883021101.6</text:p>
          </table:table-cell>
          <table:table-cell table:formula="of:=[.L90]+([.L90]-[.L87])" office:value-type="float" office:value="161336448">
            <text:p>161336448</text:p>
          </table:table-cell>
          <table:table-cell table:formula="of:=LOWER(BASE([.L91];36))" office:value-type="string" office:string-value="2o2000">
            <text:p>2o2000</text:p>
          </table:table-cell>
        </table:table-row>
        <table:table-row table:style-name="ro1">
          <table:table-cell table:number-columns-repeated="2"/>
          <table:table-cell table:formula="of:=YEAR([.J92])" office:value-type="float" office:value="2023">
            <text:p>2023</text:p>
          </table:table-cell>
          <table:table-cell table:formula="of:=MONTH([.J92])" office:value-type="float" office:value="1">
            <text:p>01</text:p>
          </table:table-cell>
          <table:table-cell table:formula="of:=DAY([.J92])" office:value-type="float" office:value="16">
            <text:p>16</text:p>
          </table:table-cell>
          <table:table-cell table:formula="of:=HOUR([.J92])" office:value-type="float" office:value="11">
            <text:p>11</text:p>
          </table:table-cell>
          <table:table-cell table:formula="of:=MINUTE([.J92])" office:value-type="float" office:value="33">
            <text:p>33</text:p>
          </table:table-cell>
          <table:table-cell table:formula="of:=SECOND(ROUNDDOWN([.K92])/86400)" office:value-type="float" office:value="52">
            <text:p>52</text:p>
          </table:table-cell>
          <table:table-cell table:formula="of:=MOD([.K92];1)" office:value-type="float" office:value="0.800000190734863">
            <text:p>0.8</text:p>
          </table:table-cell>
          <table:table-cell table:formula="of:=(ROUNDDOWN([.K92])+MOD([.K92];1))/86400" office:value-type="date" office:date-value="2023-01-16T11:33:52.8">
            <text:p>2023-01-16T11:33:52.80Z</text:p>
          </table:table-cell>
          <table:table-cell table:formula="of:=([.L92]+19253769060)/5" office:value-type="float" office:value="3883030432.8">
            <text:p>3883030432.8</text:p>
          </table:table-cell>
          <table:table-cell table:formula="of:=[.L91]+[.L91]-[.L90]" office:value-type="float" office:value="161383104">
            <text:p>161383104</text:p>
          </table:table-cell>
          <table:table-cell table:formula="of:=LOWER(BASE([.L92];36))" office:value-type="string" office:string-value="2o3000">
            <text:p>2o3000</text:p>
          </table:table-cell>
        </table:table-row>
        <table:table-row table:style-name="ro1">
          <table:table-cell table:number-columns-repeated="2"/>
          <table:table-cell table:formula="of:=YEAR([.J93])" office:value-type="float" office:value="2023">
            <text:p>2023</text:p>
          </table:table-cell>
          <table:table-cell table:formula="of:=MONTH([.J93])" office:value-type="float" office:value="1">
            <text:p>01</text:p>
          </table:table-cell>
          <table:table-cell table:formula="of:=DAY([.J93])" office:value-type="float" office:value="16">
            <text:p>16</text:p>
          </table:table-cell>
          <table:table-cell table:formula="of:=HOUR([.J93])" office:value-type="float" office:value="14">
            <text:p>14</text:p>
          </table:table-cell>
          <table:table-cell table:formula="of:=MINUTE([.J93])" office:value-type="float" office:value="9">
            <text:p>09</text:p>
          </table:table-cell>
          <table:table-cell table:formula="of:=SECOND(ROUNDDOWN([.K93])/86400)" office:value-type="float" office:value="24">
            <text:p>24</text:p>
          </table:table-cell>
          <table:table-cell table:formula="of:=MOD([.K93];1)" office:value-type="float" office:value="0">
            <text:p>0.0</text:p>
          </table:table-cell>
          <table:table-cell table:formula="of:=(ROUNDDOWN([.K93])+MOD([.K93];1))/86400" office:value-type="date" office:date-value="2023-01-16T14:09:24">
            <text:p>2023-01-16T14:09:24.00Z</text:p>
          </table:table-cell>
          <table:table-cell table:formula="of:=([.L93]+19253769060)/5" office:value-type="float" office:value="3883039764">
            <text:p>3883039764</text:p>
          </table:table-cell>
          <table:table-cell table:formula="of:=[.L92]+[.L92]-[.L91]" office:value-type="float" office:value="161429760">
            <text:p>161429760</text:p>
          </table:table-cell>
          <table:table-cell table:formula="of:=LOWER(BASE([.L93];36))" office:value-type="string" office:string-value="2o4000">
            <text:p>2o4000</text:p>
          </table:table-cell>
        </table:table-row>
        <table:table-row table:style-name="ro1">
          <table:table-cell table:number-columns-repeated="2"/>
          <table:table-cell table:formula="of:=YEAR([.J94])" office:value-type="float" office:value="2023">
            <text:p>2023</text:p>
          </table:table-cell>
          <table:table-cell table:formula="of:=MONTH([.J94])" office:value-type="float" office:value="1">
            <text:p>01</text:p>
          </table:table-cell>
          <table:table-cell table:formula="of:=DAY([.J94])" office:value-type="float" office:value="16">
            <text:p>16</text:p>
          </table:table-cell>
          <table:table-cell table:formula="of:=HOUR([.J94])" office:value-type="float" office:value="16">
            <text:p>16</text:p>
          </table:table-cell>
          <table:table-cell table:formula="of:=MINUTE([.J94])" office:value-type="float" office:value="44">
            <text:p>44</text:p>
          </table:table-cell>
          <table:table-cell table:formula="of:=SECOND(ROUNDDOWN([.K94])/86400)" office:value-type="float" office:value="55">
            <text:p>55</text:p>
          </table:table-cell>
          <table:table-cell table:formula="of:=MOD([.K94];1)" office:value-type="float" office:value="0.199999809265137">
            <text:p>0.2</text:p>
          </table:table-cell>
          <table:table-cell table:formula="of:=(ROUNDDOWN([.K94])+MOD([.K94];1))/86400" office:value-type="date" office:date-value="2023-01-16T16:44:55.2">
            <text:p>2023-01-16T16:44:55.20Z</text:p>
          </table:table-cell>
          <table:table-cell table:formula="of:=([.L94]+19253769060)/5" office:value-type="float" office:value="3883049095.2">
            <text:p>3883049095.2</text:p>
          </table:table-cell>
          <table:table-cell table:formula="of:=[.L93]+[.L93]-[.L92]" office:value-type="float" office:value="161476416">
            <text:p>161476416</text:p>
          </table:table-cell>
          <table:table-cell table:formula="of:=LOWER(BASE([.L94];36))" office:value-type="string" office:string-value="2o5000">
            <text:p>2o5000</text:p>
          </table:table-cell>
        </table:table-row>
        <table:table-row table:style-name="ro1">
          <table:table-cell table:number-columns-repeated="2"/>
          <table:table-cell table:formula="of:=YEAR([.J95])" office:value-type="float" office:value="2023">
            <text:p>2023</text:p>
          </table:table-cell>
          <table:table-cell table:formula="of:=MONTH([.J95])" office:value-type="float" office:value="1">
            <text:p>01</text:p>
          </table:table-cell>
          <table:table-cell table:formula="of:=DAY([.J95])" office:value-type="float" office:value="16">
            <text:p>16</text:p>
          </table:table-cell>
          <table:table-cell table:formula="of:=HOUR([.J95])" office:value-type="float" office:value="19">
            <text:p>19</text:p>
          </table:table-cell>
          <table:table-cell table:formula="of:=MINUTE([.J95])" office:value-type="float" office:value="20">
            <text:p>20</text:p>
          </table:table-cell>
          <table:table-cell table:formula="of:=SECOND(ROUNDDOWN([.K95])/86400)" office:value-type="float" office:value="26">
            <text:p>26</text:p>
          </table:table-cell>
          <table:table-cell table:formula="of:=MOD([.K95];1)" office:value-type="float" office:value="0.400000095367432">
            <text:p>0.4</text:p>
          </table:table-cell>
          <table:table-cell table:formula="of:=(ROUNDDOWN([.K95])+MOD([.K95];1))/86400" office:value-type="date" office:date-value="2023-01-16T19:20:26.4">
            <text:p>2023-01-16T19:20:26.40Z</text:p>
          </table:table-cell>
          <table:table-cell table:formula="of:=([.L95]+19253769060)/5" office:value-type="float" office:value="3883058426.4">
            <text:p>3883058426.4</text:p>
          </table:table-cell>
          <table:table-cell table:formula="of:=[.L94]+[.L94]-[.L93]" office:value-type="float" office:value="161523072">
            <text:p>161523072</text:p>
          </table:table-cell>
          <table:table-cell table:formula="of:=LOWER(BASE([.L95];36))" office:value-type="string" office:string-value="2o6000">
            <text:p>2o6000</text:p>
          </table:table-cell>
        </table:table-row>
        <table:table-row table:style-name="ro1">
          <table:table-cell table:number-columns-repeated="2"/>
          <table:table-cell table:formula="of:=YEAR([.J96])" office:value-type="float" office:value="2023">
            <text:p>2023</text:p>
          </table:table-cell>
          <table:table-cell table:formula="of:=MONTH([.J96])" office:value-type="float" office:value="1">
            <text:p>01</text:p>
          </table:table-cell>
          <table:table-cell table:formula="of:=DAY([.J96])" office:value-type="float" office:value="16">
            <text:p>16</text:p>
          </table:table-cell>
          <table:table-cell table:formula="of:=HOUR([.J96])" office:value-type="float" office:value="21">
            <text:p>21</text:p>
          </table:table-cell>
          <table:table-cell table:formula="of:=MINUTE([.J96])" office:value-type="float" office:value="55">
            <text:p>55</text:p>
          </table:table-cell>
          <table:table-cell table:formula="of:=SECOND(ROUNDDOWN([.K96])/86400)" office:value-type="float" office:value="57">
            <text:p>57</text:p>
          </table:table-cell>
          <table:table-cell table:formula="of:=MOD([.K96];1)" office:value-type="float" office:value="0.599999904632568">
            <text:p>0.6</text:p>
          </table:table-cell>
          <table:table-cell table:formula="of:=(ROUNDDOWN([.K96])+MOD([.K96];1))/86400" office:value-type="date" office:date-value="2023-01-16T21:55:57.6">
            <text:p>2023-01-16T21:55:57.60Z</text:p>
          </table:table-cell>
          <table:table-cell table:formula="of:=([.L96]+19253769060)/5" office:value-type="float" office:value="3883067757.6">
            <text:p>3883067757.6</text:p>
          </table:table-cell>
          <table:table-cell table:formula="of:=[.L95]+[.L95]-[.L94]" office:value-type="float" office:value="161569728">
            <text:p>161569728</text:p>
          </table:table-cell>
          <table:table-cell table:formula="of:=LOWER(BASE([.L96];36))" office:value-type="string" office:string-value="2o7000">
            <text:p>2o7000</text:p>
          </table:table-cell>
        </table:table-row>
        <table:table-row table:style-name="ro1">
          <table:table-cell table:number-columns-repeated="2"/>
          <table:table-cell table:formula="of:=YEAR([.J97])" office:value-type="float" office:value="2023">
            <text:p>2023</text:p>
          </table:table-cell>
          <table:table-cell table:formula="of:=MONTH([.J97])" office:value-type="float" office:value="1">
            <text:p>01</text:p>
          </table:table-cell>
          <table:table-cell table:formula="of:=DAY([.J97])" office:value-type="float" office:value="17">
            <text:p>17</text:p>
          </table:table-cell>
          <table:table-cell table:formula="of:=HOUR([.J97])" office:value-type="float" office:value="0">
            <text:p>00</text:p>
          </table:table-cell>
          <table:table-cell table:formula="of:=MINUTE([.J97])" office:value-type="float" office:value="31">
            <text:p>31</text:p>
          </table:table-cell>
          <table:table-cell table:formula="of:=SECOND(ROUNDDOWN([.K97])/86400)" office:value-type="float" office:value="28">
            <text:p>28</text:p>
          </table:table-cell>
          <table:table-cell table:formula="of:=MOD([.K97];1)" office:value-type="float" office:value="0.800000190734863">
            <text:p>0.8</text:p>
          </table:table-cell>
          <table:table-cell table:formula="of:=(ROUNDDOWN([.K97])+MOD([.K97];1))/86400" office:value-type="date" office:date-value="2023-01-17T00:31:28.8">
            <text:p>2023-01-17T00:31:28.80Z</text:p>
          </table:table-cell>
          <table:table-cell table:formula="of:=([.L97]+19253769060)/5" office:value-type="float" office:value="3883077088.8">
            <text:p>3883077088.8</text:p>
          </table:table-cell>
          <table:table-cell table:formula="of:=[.L96]+[.L96]-[.L95]" office:value-type="float" office:value="161616384">
            <text:p>161616384</text:p>
          </table:table-cell>
          <table:table-cell table:formula="of:=LOWER(BASE([.L97];36))" office:value-type="string" office:string-value="2o8000">
            <text:p>2o8000</text:p>
          </table:table-cell>
        </table:table-row>
        <table:table-row table:style-name="ro1">
          <table:table-cell table:number-columns-repeated="2"/>
          <table:table-cell table:formula="of:=YEAR([.J98])" office:value-type="float" office:value="2023">
            <text:p>2023</text:p>
          </table:table-cell>
          <table:table-cell table:formula="of:=MONTH([.J98])" office:value-type="float" office:value="1">
            <text:p>01</text:p>
          </table:table-cell>
          <table:table-cell table:formula="of:=DAY([.J98])" office:value-type="float" office:value="17">
            <text:p>17</text:p>
          </table:table-cell>
          <table:table-cell table:formula="of:=HOUR([.J98])" office:value-type="float" office:value="3">
            <text:p>03</text:p>
          </table:table-cell>
          <table:table-cell table:formula="of:=MINUTE([.J98])" office:value-type="float" office:value="7">
            <text:p>07</text:p>
          </table:table-cell>
          <table:table-cell table:formula="of:=SECOND(ROUNDDOWN([.K98])/86400)" office:value-type="float" office:value="0">
            <text:p>00</text:p>
          </table:table-cell>
          <table:table-cell table:formula="of:=MOD([.K98];1)" office:value-type="float" office:value="0">
            <text:p>0.0</text:p>
          </table:table-cell>
          <table:table-cell table:formula="of:=(ROUNDDOWN([.K98])+MOD([.K98];1))/86400" office:value-type="date" office:date-value="2023-01-17T03:07:00">
            <text:p>2023-01-17T03:07:00.00Z</text:p>
          </table:table-cell>
          <table:table-cell table:formula="of:=([.L98]+19253769060)/5" office:value-type="float" office:value="3883086420">
            <text:p>3883086420</text:p>
          </table:table-cell>
          <table:table-cell table:formula="of:=[.L97]+[.L97]-[.L96]" office:value-type="float" office:value="161663040">
            <text:p>161663040</text:p>
          </table:table-cell>
          <table:table-cell table:formula="of:=LOWER(BASE([.L98];36))" office:value-type="string" office:string-value="2o9000">
            <text:p>2o9000</text:p>
          </table:table-cell>
        </table:table-row>
        <table:table-row table:style-name="ro1">
          <table:table-cell table:number-columns-repeated="2"/>
          <table:table-cell table:formula="of:=YEAR([.J99])" office:value-type="float" office:value="2023">
            <text:p>2023</text:p>
          </table:table-cell>
          <table:table-cell table:formula="of:=MONTH([.J99])" office:value-type="float" office:value="1">
            <text:p>01</text:p>
          </table:table-cell>
          <table:table-cell table:formula="of:=DAY([.J99])" office:value-type="float" office:value="17">
            <text:p>17</text:p>
          </table:table-cell>
          <table:table-cell table:formula="of:=HOUR([.J99])" office:value-type="float" office:value="5">
            <text:p>05</text:p>
          </table:table-cell>
          <table:table-cell table:formula="of:=MINUTE([.J99])" office:value-type="float" office:value="42">
            <text:p>42</text:p>
          </table:table-cell>
          <table:table-cell table:formula="of:=SECOND(ROUNDDOWN([.K99])/86400)" office:value-type="float" office:value="31">
            <text:p>31</text:p>
          </table:table-cell>
          <table:table-cell table:formula="of:=MOD([.K99];1)" office:value-type="float" office:value="0.199999809265137">
            <text:p>0.2</text:p>
          </table:table-cell>
          <table:table-cell table:formula="of:=(ROUNDDOWN([.K99])+MOD([.K99];1))/86400" office:value-type="date" office:date-value="2023-01-17T05:42:31.199999">
            <text:p>2023-01-17T05:42:31.20Z</text:p>
          </table:table-cell>
          <table:table-cell table:formula="of:=([.L99]+19253769060)/5" office:value-type="float" office:value="3883095751.2">
            <text:p>3883095751.2</text:p>
          </table:table-cell>
          <table:table-cell table:formula="of:=[.L98]+[.L98]-[.L97]" office:value-type="float" office:value="161709696">
            <text:p>161709696</text:p>
          </table:table-cell>
          <table:table-cell table:formula="of:=LOWER(BASE([.L99];36))" office:value-type="string" office:string-value="2oa000">
            <text:p>2oa000</text:p>
          </table:table-cell>
        </table:table-row>
        <table:table-row table:style-name="ro1">
          <table:table-cell table:number-columns-repeated="2"/>
          <table:table-cell table:formula="of:=YEAR([.J100])" office:value-type="float" office:value="2023">
            <text:p>2023</text:p>
          </table:table-cell>
          <table:table-cell table:formula="of:=MONTH([.J100])" office:value-type="float" office:value="1">
            <text:p>01</text:p>
          </table:table-cell>
          <table:table-cell table:formula="of:=DAY([.J100])" office:value-type="float" office:value="17">
            <text:p>17</text:p>
          </table:table-cell>
          <table:table-cell table:formula="of:=HOUR([.J100])" office:value-type="float" office:value="8">
            <text:p>08</text:p>
          </table:table-cell>
          <table:table-cell table:formula="of:=MINUTE([.J100])" office:value-type="float" office:value="18">
            <text:p>18</text:p>
          </table:table-cell>
          <table:table-cell table:formula="of:=SECOND(ROUNDDOWN([.K100])/86400)" office:value-type="float" office:value="2">
            <text:p>02</text:p>
          </table:table-cell>
          <table:table-cell table:formula="of:=MOD([.K100];1)" office:value-type="float" office:value="0.400000095367432">
            <text:p>0.4</text:p>
          </table:table-cell>
          <table:table-cell table:formula="of:=(ROUNDDOWN([.K100])+MOD([.K100];1))/86400" office:value-type="date" office:date-value="2023-01-17T08:18:02.4">
            <text:p>2023-01-17T08:18:02.40Z</text:p>
          </table:table-cell>
          <table:table-cell table:formula="of:=([.L100]+19253769060)/5" office:value-type="float" office:value="3883105082.4">
            <text:p>3883105082.4</text:p>
          </table:table-cell>
          <table:table-cell table:formula="of:=[.L99]+[.L99]-[.L98]" office:value-type="float" office:value="161756352">
            <text:p>161756352</text:p>
          </table:table-cell>
          <table:table-cell table:formula="of:=LOWER(BASE([.L100];36))" office:value-type="string" office:string-value="2ob000">
            <text:p>2ob000</text:p>
          </table:table-cell>
        </table:table-row>
        <table:table-row table:style-name="ro1">
          <table:table-cell table:number-columns-repeated="2"/>
          <table:table-cell table:formula="of:=YEAR([.J101])" office:value-type="float" office:value="2023">
            <text:p>2023</text:p>
          </table:table-cell>
          <table:table-cell table:formula="of:=MONTH([.J101])" office:value-type="float" office:value="1">
            <text:p>01</text:p>
          </table:table-cell>
          <table:table-cell table:formula="of:=DAY([.J101])" office:value-type="float" office:value="17">
            <text:p>17</text:p>
          </table:table-cell>
          <table:table-cell table:formula="of:=HOUR([.J101])" office:value-type="float" office:value="10">
            <text:p>10</text:p>
          </table:table-cell>
          <table:table-cell table:formula="of:=MINUTE([.J101])" office:value-type="float" office:value="53">
            <text:p>53</text:p>
          </table:table-cell>
          <table:table-cell table:formula="of:=SECOND(ROUNDDOWN([.K101])/86400)" office:value-type="float" office:value="33">
            <text:p>33</text:p>
          </table:table-cell>
          <table:table-cell table:formula="of:=MOD([.K101];1)" office:value-type="float" office:value="0.599999904632568">
            <text:p>0.6</text:p>
          </table:table-cell>
          <table:table-cell table:formula="of:=(ROUNDDOWN([.K101])+MOD([.K101];1))/86400" office:value-type="date" office:date-value="2023-01-17T10:53:33.6">
            <text:p>2023-01-17T10:53:33.60Z</text:p>
          </table:table-cell>
          <table:table-cell table:formula="of:=([.L101]+19253769060)/5" office:value-type="float" office:value="3883114413.6">
            <text:p>3883114413.6</text:p>
          </table:table-cell>
          <table:table-cell table:formula="of:=[.L100]+[.L100]-[.L99]" office:value-type="float" office:value="161803008">
            <text:p>161803008</text:p>
          </table:table-cell>
          <table:table-cell table:formula="of:=LOWER(BASE([.L101];36))" office:value-type="string" office:string-value="2oc000">
            <text:p>2oc000</text:p>
          </table:table-cell>
        </table:table-row>
        <table:table-row table:style-name="ro1">
          <table:table-cell table:number-columns-repeated="2"/>
          <table:table-cell table:formula="of:=YEAR([.J102])" office:value-type="float" office:value="2023">
            <text:p>2023</text:p>
          </table:table-cell>
          <table:table-cell table:formula="of:=MONTH([.J102])" office:value-type="float" office:value="1">
            <text:p>01</text:p>
          </table:table-cell>
          <table:table-cell table:formula="of:=DAY([.J102])" office:value-type="float" office:value="17">
            <text:p>17</text:p>
          </table:table-cell>
          <table:table-cell table:formula="of:=HOUR([.J102])" office:value-type="float" office:value="13">
            <text:p>13</text:p>
          </table:table-cell>
          <table:table-cell table:formula="of:=MINUTE([.J102])" office:value-type="float" office:value="29">
            <text:p>29</text:p>
          </table:table-cell>
          <table:table-cell table:formula="of:=SECOND(ROUNDDOWN([.K102])/86400)" office:value-type="float" office:value="4">
            <text:p>04</text:p>
          </table:table-cell>
          <table:table-cell table:formula="of:=MOD([.K102];1)" office:value-type="float" office:value="0.800000190734863">
            <text:p>0.8</text:p>
          </table:table-cell>
          <table:table-cell table:formula="of:=(ROUNDDOWN([.K102])+MOD([.K102];1))/86400" office:value-type="date" office:date-value="2023-01-17T13:29:04.8">
            <text:p>2023-01-17T13:29:04.80Z</text:p>
          </table:table-cell>
          <table:table-cell table:formula="of:=([.L102]+19253769060)/5" office:value-type="float" office:value="3883123744.8">
            <text:p>3883123744.8</text:p>
          </table:table-cell>
          <table:table-cell table:formula="of:=[.L101]+[.L101]-[.L100]" office:value-type="float" office:value="161849664">
            <text:p>161849664</text:p>
          </table:table-cell>
          <table:table-cell table:formula="of:=LOWER(BASE([.L102];36))" office:value-type="string" office:string-value="2od000">
            <text:p>2od000</text:p>
          </table:table-cell>
        </table:table-row>
        <table:table-row table:style-name="ro1">
          <table:table-cell table:number-columns-repeated="2"/>
          <table:table-cell table:formula="of:=YEAR([.J103])" office:value-type="float" office:value="2023">
            <text:p>2023</text:p>
          </table:table-cell>
          <table:table-cell table:formula="of:=MONTH([.J103])" office:value-type="float" office:value="1">
            <text:p>01</text:p>
          </table:table-cell>
          <table:table-cell table:formula="of:=DAY([.J103])" office:value-type="float" office:value="17">
            <text:p>17</text:p>
          </table:table-cell>
          <table:table-cell table:formula="of:=HOUR([.J103])" office:value-type="float" office:value="16">
            <text:p>16</text:p>
          </table:table-cell>
          <table:table-cell table:formula="of:=MINUTE([.J103])" office:value-type="float" office:value="4">
            <text:p>04</text:p>
          </table:table-cell>
          <table:table-cell table:formula="of:=SECOND(ROUNDDOWN([.K103])/86400)" office:value-type="float" office:value="36">
            <text:p>36</text:p>
          </table:table-cell>
          <table:table-cell table:formula="of:=MOD([.K103];1)" office:value-type="float" office:value="0">
            <text:p>0.0</text:p>
          </table:table-cell>
          <table:table-cell table:formula="of:=(ROUNDDOWN([.K103])+MOD([.K103];1))/86400" office:value-type="date" office:date-value="2023-01-17T16:04:36">
            <text:p>2023-01-17T16:04:36.00Z</text:p>
          </table:table-cell>
          <table:table-cell table:formula="of:=([.L103]+19253769060)/5" office:value-type="float" office:value="3883133076">
            <text:p>3883133076</text:p>
          </table:table-cell>
          <table:table-cell table:formula="of:=[.L102]+[.L102]-[.L101]" office:value-type="float" office:value="161896320">
            <text:p>161896320</text:p>
          </table:table-cell>
          <table:table-cell table:formula="of:=LOWER(BASE([.L103];36))" office:value-type="string" office:string-value="2oe000">
            <text:p>2oe000</text:p>
          </table:table-cell>
        </table:table-row>
        <table:table-row table:style-name="ro1">
          <table:table-cell table:number-columns-repeated="2"/>
          <table:table-cell table:formula="of:=YEAR([.J104])" office:value-type="float" office:value="2023">
            <text:p>2023</text:p>
          </table:table-cell>
          <table:table-cell table:formula="of:=MONTH([.J104])" office:value-type="float" office:value="1">
            <text:p>01</text:p>
          </table:table-cell>
          <table:table-cell table:formula="of:=DAY([.J104])" office:value-type="float" office:value="17">
            <text:p>17</text:p>
          </table:table-cell>
          <table:table-cell table:formula="of:=HOUR([.J104])" office:value-type="float" office:value="18">
            <text:p>18</text:p>
          </table:table-cell>
          <table:table-cell table:formula="of:=MINUTE([.J104])" office:value-type="float" office:value="40">
            <text:p>40</text:p>
          </table:table-cell>
          <table:table-cell table:formula="of:=SECOND(ROUNDDOWN([.K104])/86400)" office:value-type="float" office:value="7">
            <text:p>07</text:p>
          </table:table-cell>
          <table:table-cell table:formula="of:=MOD([.K104];1)" office:value-type="float" office:value="0.199999809265137">
            <text:p>0.2</text:p>
          </table:table-cell>
          <table:table-cell table:formula="of:=(ROUNDDOWN([.K104])+MOD([.K104];1))/86400" office:value-type="date" office:date-value="2023-01-17T18:40:07.2">
            <text:p>2023-01-17T18:40:07.20Z</text:p>
          </table:table-cell>
          <table:table-cell table:formula="of:=([.L104]+19253769060)/5" office:value-type="float" office:value="3883142407.2">
            <text:p>3883142407.2</text:p>
          </table:table-cell>
          <table:table-cell table:formula="of:=[.L103]+[.L103]-[.L102]" office:value-type="float" office:value="161942976">
            <text:p>161942976</text:p>
          </table:table-cell>
          <table:table-cell table:formula="of:=LOWER(BASE([.L104];36))" office:value-type="string" office:string-value="2of000">
            <text:p>2of000</text:p>
          </table:table-cell>
        </table:table-row>
        <table:table-row table:style-name="ro1">
          <table:table-cell table:number-columns-repeated="2"/>
          <table:table-cell table:formula="of:=YEAR([.J105])" office:value-type="float" office:value="2023">
            <text:p>2023</text:p>
          </table:table-cell>
          <table:table-cell table:formula="of:=MONTH([.J105])" office:value-type="float" office:value="1">
            <text:p>01</text:p>
          </table:table-cell>
          <table:table-cell table:formula="of:=DAY([.J105])" office:value-type="float" office:value="17">
            <text:p>17</text:p>
          </table:table-cell>
          <table:table-cell table:formula="of:=HOUR([.J105])" office:value-type="float" office:value="21">
            <text:p>21</text:p>
          </table:table-cell>
          <table:table-cell table:formula="of:=MINUTE([.J105])" office:value-type="float" office:value="15">
            <text:p>15</text:p>
          </table:table-cell>
          <table:table-cell table:formula="of:=SECOND(ROUNDDOWN([.K105])/86400)" office:value-type="float" office:value="38">
            <text:p>38</text:p>
          </table:table-cell>
          <table:table-cell table:formula="of:=MOD([.K105];1)" office:value-type="float" office:value="0.400000095367432">
            <text:p>0.4</text:p>
          </table:table-cell>
          <table:table-cell table:formula="of:=(ROUNDDOWN([.K105])+MOD([.K105];1))/86400" office:value-type="date" office:date-value="2023-01-17T21:15:38.4">
            <text:p>2023-01-17T21:15:38.40Z</text:p>
          </table:table-cell>
          <table:table-cell table:formula="of:=([.L105]+19253769060)/5" office:value-type="float" office:value="3883151738.4">
            <text:p>3883151738.4</text:p>
          </table:table-cell>
          <table:table-cell table:formula="of:=[.L104]+[.L104]-[.L103]" office:value-type="float" office:value="161989632">
            <text:p>161989632</text:p>
          </table:table-cell>
          <table:table-cell table:formula="of:=LOWER(BASE([.L105];36))" office:value-type="string" office:string-value="2og000">
            <text:p>2og000</text:p>
          </table:table-cell>
        </table:table-row>
        <table:table-row table:style-name="ro1">
          <table:table-cell table:number-columns-repeated="2"/>
          <table:table-cell table:formula="of:=YEAR([.J106])" office:value-type="float" office:value="2023">
            <text:p>2023</text:p>
          </table:table-cell>
          <table:table-cell table:formula="of:=MONTH([.J106])" office:value-type="float" office:value="1">
            <text:p>01</text:p>
          </table:table-cell>
          <table:table-cell table:formula="of:=DAY([.J106])" office:value-type="float" office:value="17">
            <text:p>17</text:p>
          </table:table-cell>
          <table:table-cell table:formula="of:=HOUR([.J106])" office:value-type="float" office:value="23">
            <text:p>23</text:p>
          </table:table-cell>
          <table:table-cell table:formula="of:=MINUTE([.J106])" office:value-type="float" office:value="51">
            <text:p>51</text:p>
          </table:table-cell>
          <table:table-cell table:formula="of:=SECOND(ROUNDDOWN([.K106])/86400)" office:value-type="float" office:value="9">
            <text:p>09</text:p>
          </table:table-cell>
          <table:table-cell table:formula="of:=MOD([.K106];1)" office:value-type="float" office:value="0.599999904632568">
            <text:p>0.6</text:p>
          </table:table-cell>
          <table:table-cell table:formula="of:=(ROUNDDOWN([.K106])+MOD([.K106];1))/86400" office:value-type="date" office:date-value="2023-01-17T23:51:09.6">
            <text:p>2023-01-17T23:51:09.60Z</text:p>
          </table:table-cell>
          <table:table-cell table:formula="of:=([.L106]+19253769060)/5" office:value-type="float" office:value="3883161069.6">
            <text:p>3883161069.6</text:p>
          </table:table-cell>
          <table:table-cell table:formula="of:=[.L105]+[.L105]-[.L104]" office:value-type="float" office:value="162036288">
            <text:p>162036288</text:p>
          </table:table-cell>
          <table:table-cell table:formula="of:=LOWER(BASE([.L106];36))" office:value-type="string" office:string-value="2oh000">
            <text:p>2oh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108])" office:value-type="float" office:value="2023">
            <text:p>2023</text:p>
          </table:table-cell>
          <table:table-cell table:formula="of:=MONTH([.J108])" office:value-type="float" office:value="1">
            <text:p>01</text:p>
          </table:table-cell>
          <table:table-cell table:formula="of:=DAY([.J108])" office:value-type="float" office:value="17">
            <text:p>17</text:p>
          </table:table-cell>
          <table:table-cell table:formula="of:=HOUR([.J108])" office:value-type="float" office:value="21">
            <text:p>21</text:p>
          </table:table-cell>
          <table:table-cell table:formula="of:=MINUTE([.J108])" office:value-type="float" office:value="19">
            <text:p>19</text:p>
          </table:table-cell>
          <table:table-cell table:formula="of:=SECOND(ROUNDDOWN([.K108])/86400)" office:value-type="float" office:value="57">
            <text:p>57</text:p>
          </table:table-cell>
          <table:table-cell table:formula="of:=MOD([.K108];1)" office:value-type="float" office:value="0.599999904632568">
            <text:p>0.6</text:p>
          </table:table-cell>
          <table:table-cell table:formula="of:=(ROUNDDOWN([.K108])+MOD([.K108];1))/86400" office:value-type="date" office:date-value="2023-01-17T21:19:57.6">
            <text:p>2023-01-17T21:19:57.60Z</text:p>
          </table:table-cell>
          <table:table-cell table:formula="of:=([.L108]+19253769060)/5" office:value-type="float" office:value="3883151997.6">
            <text:p>3883151997.6</text:p>
          </table:table-cell>
          <table:table-cell office:value-type="float" office:value="161990928">
            <text:p>161990928</text:p>
          </table:table-cell>
          <table:table-cell table:formula="of:=LOWER(BASE([.L108];36))" office:value-type="string" office:string-value="2og100">
            <text:p>2og100</text:p>
          </table:table-cell>
        </table:table-row>
        <table:table-row table:style-name="ro1">
          <table:table-cell table:number-columns-repeated="2"/>
          <table:table-cell table:formula="of:=YEAR([.J109])" office:value-type="float" office:value="2023">
            <text:p>2023</text:p>
          </table:table-cell>
          <table:table-cell table:formula="of:=MONTH([.J109])" office:value-type="float" office:value="1">
            <text:p>01</text:p>
          </table:table-cell>
          <table:table-cell table:formula="of:=DAY([.J109])" office:value-type="float" office:value="17">
            <text:p>17</text:p>
          </table:table-cell>
          <table:table-cell table:formula="of:=HOUR([.J109])" office:value-type="float" office:value="21">
            <text:p>21</text:p>
          </table:table-cell>
          <table:table-cell table:formula="of:=MINUTE([.J109])" office:value-type="float" office:value="24">
            <text:p>24</text:p>
          </table:table-cell>
          <table:table-cell table:formula="of:=SECOND(ROUNDDOWN([.K109])/86400)" office:value-type="float" office:value="16">
            <text:p>16</text:p>
          </table:table-cell>
          <table:table-cell table:formula="of:=MOD([.K109];1)" office:value-type="float" office:value="0.800000190734863">
            <text:p>0.8</text:p>
          </table:table-cell>
          <table:table-cell table:formula="of:=(ROUNDDOWN([.K109])+MOD([.K109];1))/86400" office:value-type="date" office:date-value="2023-01-17T21:24:16.8">
            <text:p>2023-01-17T21:24:16.80Z</text:p>
          </table:table-cell>
          <table:table-cell table:formula="of:=([.L109]+19253769060)/5" office:value-type="float" office:value="3883152256.8">
            <text:p>3883152256.8</text:p>
          </table:table-cell>
          <table:table-cell table:formula="of:=[.L108]+([.L108]-[.L105])" office:value-type="float" office:value="161992224">
            <text:p>161992224</text:p>
          </table:table-cell>
          <table:table-cell table:formula="of:=LOWER(BASE([.L109];36))" office:value-type="string" office:string-value="2og200">
            <text:p>2og200</text:p>
          </table:table-cell>
        </table:table-row>
        <table:table-row table:style-name="ro1">
          <table:table-cell table:number-columns-repeated="2"/>
          <table:table-cell table:formula="of:=YEAR([.J110])" office:value-type="float" office:value="2023">
            <text:p>2023</text:p>
          </table:table-cell>
          <table:table-cell table:formula="of:=MONTH([.J110])" office:value-type="float" office:value="1">
            <text:p>01</text:p>
          </table:table-cell>
          <table:table-cell table:formula="of:=DAY([.J110])" office:value-type="float" office:value="17">
            <text:p>17</text:p>
          </table:table-cell>
          <table:table-cell table:formula="of:=HOUR([.J110])" office:value-type="float" office:value="21">
            <text:p>21</text:p>
          </table:table-cell>
          <table:table-cell table:formula="of:=MINUTE([.J110])" office:value-type="float" office:value="28">
            <text:p>28</text:p>
          </table:table-cell>
          <table:table-cell table:formula="of:=SECOND(ROUNDDOWN([.K110])/86400)" office:value-type="float" office:value="36">
            <text:p>36</text:p>
          </table:table-cell>
          <table:table-cell table:formula="of:=MOD([.K110];1)" office:value-type="float" office:value="0">
            <text:p>0.0</text:p>
          </table:table-cell>
          <table:table-cell table:formula="of:=(ROUNDDOWN([.K110])+MOD([.K110];1))/86400" office:value-type="date" office:date-value="2023-01-17T21:28:36">
            <text:p>2023-01-17T21:28:36.00Z</text:p>
          </table:table-cell>
          <table:table-cell table:formula="of:=([.L110]+19253769060)/5" office:value-type="float" office:value="3883152516">
            <text:p>3883152516</text:p>
          </table:table-cell>
          <table:table-cell table:formula="of:=[.L109]+[.L109]-[.L108]" office:value-type="float" office:value="161993520">
            <text:p>161993520</text:p>
          </table:table-cell>
          <table:table-cell table:formula="of:=LOWER(BASE([.L110];36))" office:value-type="string" office:string-value="2og300">
            <text:p>2og300</text:p>
          </table:table-cell>
        </table:table-row>
        <table:table-row table:style-name="ro1">
          <table:table-cell table:number-columns-repeated="2"/>
          <table:table-cell table:formula="of:=YEAR([.J111])" office:value-type="float" office:value="2023">
            <text:p>2023</text:p>
          </table:table-cell>
          <table:table-cell table:formula="of:=MONTH([.J111])" office:value-type="float" office:value="1">
            <text:p>01</text:p>
          </table:table-cell>
          <table:table-cell table:formula="of:=DAY([.J111])" office:value-type="float" office:value="17">
            <text:p>17</text:p>
          </table:table-cell>
          <table:table-cell table:formula="of:=HOUR([.J111])" office:value-type="float" office:value="21">
            <text:p>21</text:p>
          </table:table-cell>
          <table:table-cell table:formula="of:=MINUTE([.J111])" office:value-type="float" office:value="32">
            <text:p>32</text:p>
          </table:table-cell>
          <table:table-cell table:formula="of:=SECOND(ROUNDDOWN([.K111])/86400)" office:value-type="float" office:value="55">
            <text:p>55</text:p>
          </table:table-cell>
          <table:table-cell table:formula="of:=MOD([.K111];1)" office:value-type="float" office:value="0.199999809265137">
            <text:p>0.2</text:p>
          </table:table-cell>
          <table:table-cell table:formula="of:=(ROUNDDOWN([.K111])+MOD([.K111];1))/86400" office:value-type="date" office:date-value="2023-01-17T21:32:55.2">
            <text:p>2023-01-17T21:32:55.20Z</text:p>
          </table:table-cell>
          <table:table-cell table:formula="of:=([.L111]+19253769060)/5" office:value-type="float" office:value="3883152775.2">
            <text:p>3883152775.2</text:p>
          </table:table-cell>
          <table:table-cell table:formula="of:=[.L110]+[.L110]-[.L109]" office:value-type="float" office:value="161994816">
            <text:p>161994816</text:p>
          </table:table-cell>
          <table:table-cell table:formula="of:=LOWER(BASE([.L111];36))" office:value-type="string" office:string-value="2og400">
            <text:p>2og400</text:p>
          </table:table-cell>
        </table:table-row>
        <table:table-row table:style-name="ro1">
          <table:table-cell table:number-columns-repeated="2"/>
          <table:table-cell table:formula="of:=YEAR([.J112])" office:value-type="float" office:value="2023">
            <text:p>2023</text:p>
          </table:table-cell>
          <table:table-cell table:formula="of:=MONTH([.J112])" office:value-type="float" office:value="1">
            <text:p>01</text:p>
          </table:table-cell>
          <table:table-cell table:formula="of:=DAY([.J112])" office:value-type="float" office:value="17">
            <text:p>17</text:p>
          </table:table-cell>
          <table:table-cell table:formula="of:=HOUR([.J112])" office:value-type="float" office:value="21">
            <text:p>21</text:p>
          </table:table-cell>
          <table:table-cell table:formula="of:=MINUTE([.J112])" office:value-type="float" office:value="37">
            <text:p>37</text:p>
          </table:table-cell>
          <table:table-cell table:formula="of:=SECOND(ROUNDDOWN([.K112])/86400)" office:value-type="float" office:value="14">
            <text:p>14</text:p>
          </table:table-cell>
          <table:table-cell table:formula="of:=MOD([.K112];1)" office:value-type="float" office:value="0.400000095367432">
            <text:p>0.4</text:p>
          </table:table-cell>
          <table:table-cell table:formula="of:=(ROUNDDOWN([.K112])+MOD([.K112];1))/86400" office:value-type="date" office:date-value="2023-01-17T21:37:14.4">
            <text:p>2023-01-17T21:37:14.40Z</text:p>
          </table:table-cell>
          <table:table-cell table:formula="of:=([.L112]+19253769060)/5" office:value-type="float" office:value="3883153034.4">
            <text:p>3883153034.4</text:p>
          </table:table-cell>
          <table:table-cell table:formula="of:=[.L111]+[.L111]-[.L110]" office:value-type="float" office:value="161996112">
            <text:p>161996112</text:p>
          </table:table-cell>
          <table:table-cell table:formula="of:=LOWER(BASE([.L112];36))" office:value-type="string" office:string-value="2og500">
            <text:p>2og500</text:p>
          </table:table-cell>
        </table:table-row>
        <table:table-row table:style-name="ro1">
          <table:table-cell table:number-columns-repeated="2"/>
          <table:table-cell table:formula="of:=YEAR([.J113])" office:value-type="float" office:value="2023">
            <text:p>2023</text:p>
          </table:table-cell>
          <table:table-cell table:formula="of:=MONTH([.J113])" office:value-type="float" office:value="1">
            <text:p>01</text:p>
          </table:table-cell>
          <table:table-cell table:formula="of:=DAY([.J113])" office:value-type="float" office:value="17">
            <text:p>17</text:p>
          </table:table-cell>
          <table:table-cell table:formula="of:=HOUR([.J113])" office:value-type="float" office:value="21">
            <text:p>21</text:p>
          </table:table-cell>
          <table:table-cell table:formula="of:=MINUTE([.J113])" office:value-type="float" office:value="41">
            <text:p>41</text:p>
          </table:table-cell>
          <table:table-cell table:formula="of:=SECOND(ROUNDDOWN([.K113])/86400)" office:value-type="float" office:value="33">
            <text:p>33</text:p>
          </table:table-cell>
          <table:table-cell table:formula="of:=MOD([.K113];1)" office:value-type="float" office:value="0.599999904632568">
            <text:p>0.6</text:p>
          </table:table-cell>
          <table:table-cell table:formula="of:=(ROUNDDOWN([.K113])+MOD([.K113];1))/86400" office:value-type="date" office:date-value="2023-01-17T21:41:33.6">
            <text:p>2023-01-17T21:41:33.60Z</text:p>
          </table:table-cell>
          <table:table-cell table:formula="of:=([.L113]+19253769060)/5" office:value-type="float" office:value="3883153293.6">
            <text:p>3883153293.6</text:p>
          </table:table-cell>
          <table:table-cell table:formula="of:=[.L112]+[.L112]-[.L111]" office:value-type="float" office:value="161997408">
            <text:p>161997408</text:p>
          </table:table-cell>
          <table:table-cell table:formula="of:=LOWER(BASE([.L113];36))" office:value-type="string" office:string-value="2og600">
            <text:p>2og600</text:p>
          </table:table-cell>
        </table:table-row>
        <table:table-row table:style-name="ro1">
          <table:table-cell table:number-columns-repeated="2"/>
          <table:table-cell table:formula="of:=YEAR([.J114])" office:value-type="float" office:value="2023">
            <text:p>2023</text:p>
          </table:table-cell>
          <table:table-cell table:formula="of:=MONTH([.J114])" office:value-type="float" office:value="1">
            <text:p>01</text:p>
          </table:table-cell>
          <table:table-cell table:formula="of:=DAY([.J114])" office:value-type="float" office:value="17">
            <text:p>17</text:p>
          </table:table-cell>
          <table:table-cell table:formula="of:=HOUR([.J114])" office:value-type="float" office:value="21">
            <text:p>21</text:p>
          </table:table-cell>
          <table:table-cell table:formula="of:=MINUTE([.J114])" office:value-type="float" office:value="45">
            <text:p>45</text:p>
          </table:table-cell>
          <table:table-cell table:formula="of:=SECOND(ROUNDDOWN([.K114])/86400)" office:value-type="float" office:value="52">
            <text:p>52</text:p>
          </table:table-cell>
          <table:table-cell table:formula="of:=MOD([.K114];1)" office:value-type="float" office:value="0.800000190734863">
            <text:p>0.8</text:p>
          </table:table-cell>
          <table:table-cell table:formula="of:=(ROUNDDOWN([.K114])+MOD([.K114];1))/86400" office:value-type="date" office:date-value="2023-01-17T21:45:52.8">
            <text:p>2023-01-17T21:45:52.80Z</text:p>
          </table:table-cell>
          <table:table-cell table:formula="of:=([.L114]+19253769060)/5" office:value-type="float" office:value="3883153552.8">
            <text:p>3883153552.8</text:p>
          </table:table-cell>
          <table:table-cell table:formula="of:=[.L113]+[.L113]-[.L112]" office:value-type="float" office:value="161998704">
            <text:p>161998704</text:p>
          </table:table-cell>
          <table:table-cell table:formula="of:=LOWER(BASE([.L114];36))" office:value-type="string" office:string-value="2og700">
            <text:p>2og700</text:p>
          </table:table-cell>
        </table:table-row>
        <table:table-row table:style-name="ro1">
          <table:table-cell table:number-columns-repeated="2"/>
          <table:table-cell table:formula="of:=YEAR([.J115])" office:value-type="float" office:value="2023">
            <text:p>2023</text:p>
          </table:table-cell>
          <table:table-cell table:formula="of:=MONTH([.J115])" office:value-type="float" office:value="1">
            <text:p>01</text:p>
          </table:table-cell>
          <table:table-cell table:formula="of:=DAY([.J115])" office:value-type="float" office:value="17">
            <text:p>17</text:p>
          </table:table-cell>
          <table:table-cell table:formula="of:=HOUR([.J115])" office:value-type="float" office:value="21">
            <text:p>21</text:p>
          </table:table-cell>
          <table:table-cell table:formula="of:=MINUTE([.J115])" office:value-type="float" office:value="50">
            <text:p>50</text:p>
          </table:table-cell>
          <table:table-cell table:formula="of:=SECOND(ROUNDDOWN([.K115])/86400)" office:value-type="float" office:value="12">
            <text:p>12</text:p>
          </table:table-cell>
          <table:table-cell table:formula="of:=MOD([.K115];1)" office:value-type="float" office:value="0">
            <text:p>0.0</text:p>
          </table:table-cell>
          <table:table-cell table:formula="of:=(ROUNDDOWN([.K115])+MOD([.K115];1))/86400" office:value-type="date" office:date-value="2023-01-17T21:50:12">
            <text:p>2023-01-17T21:50:12.00Z</text:p>
          </table:table-cell>
          <table:table-cell table:formula="of:=([.L115]+19253769060)/5" office:value-type="float" office:value="3883153812">
            <text:p>3883153812</text:p>
          </table:table-cell>
          <table:table-cell table:formula="of:=[.L114]+[.L114]-[.L113]" office:value-type="float" office:value="162000000">
            <text:p>162000000</text:p>
          </table:table-cell>
          <table:table-cell table:formula="of:=LOWER(BASE([.L115];36))" office:value-type="string" office:string-value="2og800">
            <text:p>2og800</text:p>
          </table:table-cell>
        </table:table-row>
        <table:table-row table:style-name="ro1">
          <table:table-cell table:number-columns-repeated="2"/>
          <table:table-cell table:formula="of:=YEAR([.J116])" office:value-type="float" office:value="2023">
            <text:p>2023</text:p>
          </table:table-cell>
          <table:table-cell table:formula="of:=MONTH([.J116])" office:value-type="float" office:value="1">
            <text:p>01</text:p>
          </table:table-cell>
          <table:table-cell table:formula="of:=DAY([.J116])" office:value-type="float" office:value="17">
            <text:p>17</text:p>
          </table:table-cell>
          <table:table-cell table:formula="of:=HOUR([.J116])" office:value-type="float" office:value="21">
            <text:p>21</text:p>
          </table:table-cell>
          <table:table-cell table:formula="of:=MINUTE([.J116])" office:value-type="float" office:value="54">
            <text:p>54</text:p>
          </table:table-cell>
          <table:table-cell table:formula="of:=SECOND(ROUNDDOWN([.K116])/86400)" office:value-type="float" office:value="31">
            <text:p>31</text:p>
          </table:table-cell>
          <table:table-cell table:formula="of:=MOD([.K116];1)" office:value-type="float" office:value="0.199999809265137">
            <text:p>0.2</text:p>
          </table:table-cell>
          <table:table-cell table:formula="of:=(ROUNDDOWN([.K116])+MOD([.K116];1))/86400" office:value-type="date" office:date-value="2023-01-17T21:54:31.2">
            <text:p>2023-01-17T21:54:31.20Z</text:p>
          </table:table-cell>
          <table:table-cell table:formula="of:=([.L116]+19253769060)/5" office:value-type="float" office:value="3883154071.2">
            <text:p>3883154071.2</text:p>
          </table:table-cell>
          <table:table-cell table:formula="of:=[.L115]+[.L115]-[.L114]" office:value-type="float" office:value="162001296">
            <text:p>162001296</text:p>
          </table:table-cell>
          <table:table-cell table:formula="of:=LOWER(BASE([.L116];36))" office:value-type="string" office:string-value="2og900">
            <text:p>2og900</text:p>
          </table:table-cell>
        </table:table-row>
        <table:table-row table:style-name="ro1">
          <table:table-cell table:number-columns-repeated="2"/>
          <table:table-cell table:formula="of:=YEAR([.J117])" office:value-type="float" office:value="2023">
            <text:p>2023</text:p>
          </table:table-cell>
          <table:table-cell table:formula="of:=MONTH([.J117])" office:value-type="float" office:value="1">
            <text:p>01</text:p>
          </table:table-cell>
          <table:table-cell table:formula="of:=DAY([.J117])" office:value-type="float" office:value="17">
            <text:p>17</text:p>
          </table:table-cell>
          <table:table-cell table:formula="of:=HOUR([.J117])" office:value-type="float" office:value="21">
            <text:p>21</text:p>
          </table:table-cell>
          <table:table-cell table:formula="of:=MINUTE([.J117])" office:value-type="float" office:value="58">
            <text:p>58</text:p>
          </table:table-cell>
          <table:table-cell table:formula="of:=SECOND(ROUNDDOWN([.K117])/86400)" office:value-type="float" office:value="50">
            <text:p>50</text:p>
          </table:table-cell>
          <table:table-cell table:formula="of:=MOD([.K117];1)" office:value-type="float" office:value="0.400000095367432">
            <text:p>0.4</text:p>
          </table:table-cell>
          <table:table-cell table:formula="of:=(ROUNDDOWN([.K117])+MOD([.K117];1))/86400" office:value-type="date" office:date-value="2023-01-17T21:58:50.4">
            <text:p>2023-01-17T21:58:50.40Z</text:p>
          </table:table-cell>
          <table:table-cell table:formula="of:=([.L117]+19253769060)/5" office:value-type="float" office:value="3883154330.4">
            <text:p>3883154330.4</text:p>
          </table:table-cell>
          <table:table-cell table:formula="of:=[.L116]+[.L116]-[.L115]" office:value-type="float" office:value="162002592">
            <text:p>162002592</text:p>
          </table:table-cell>
          <table:table-cell table:formula="of:=LOWER(BASE([.L117];36))" office:value-type="string" office:string-value="2oga00">
            <text:p>2oga00</text:p>
          </table:table-cell>
        </table:table-row>
        <table:table-row table:style-name="ro1">
          <table:table-cell table:number-columns-repeated="2"/>
          <table:table-cell table:formula="of:=YEAR([.J118])" office:value-type="float" office:value="2023">
            <text:p>2023</text:p>
          </table:table-cell>
          <table:table-cell table:formula="of:=MONTH([.J118])" office:value-type="float" office:value="1">
            <text:p>01</text:p>
          </table:table-cell>
          <table:table-cell table:formula="of:=DAY([.J118])" office:value-type="float" office:value="17">
            <text:p>17</text:p>
          </table:table-cell>
          <table:table-cell table:formula="of:=HOUR([.J118])" office:value-type="float" office:value="22">
            <text:p>22</text:p>
          </table:table-cell>
          <table:table-cell table:formula="of:=MINUTE([.J118])" office:value-type="float" office:value="3">
            <text:p>03</text:p>
          </table:table-cell>
          <table:table-cell table:formula="of:=SECOND(ROUNDDOWN([.K118])/86400)" office:value-type="float" office:value="9">
            <text:p>09</text:p>
          </table:table-cell>
          <table:table-cell table:formula="of:=MOD([.K118];1)" office:value-type="float" office:value="0.599999904632568">
            <text:p>0.6</text:p>
          </table:table-cell>
          <table:table-cell table:formula="of:=(ROUNDDOWN([.K118])+MOD([.K118];1))/86400" office:value-type="date" office:date-value="2023-01-17T22:03:09.6">
            <text:p>2023-01-17T22:03:09.60Z</text:p>
          </table:table-cell>
          <table:table-cell table:formula="of:=([.L118]+19253769060)/5" office:value-type="float" office:value="3883154589.6">
            <text:p>3883154589.6</text:p>
          </table:table-cell>
          <table:table-cell table:formula="of:=[.L117]+[.L117]-[.L116]" office:value-type="float" office:value="162003888">
            <text:p>162003888</text:p>
          </table:table-cell>
          <table:table-cell table:formula="of:=LOWER(BASE([.L118];36))" office:value-type="string" office:string-value="2ogb00">
            <text:p>2ogb00</text:p>
          </table:table-cell>
        </table:table-row>
        <table:table-row table:style-name="ro1">
          <table:table-cell table:number-columns-repeated="2"/>
          <table:table-cell table:formula="of:=YEAR([.J119])" office:value-type="float" office:value="2023">
            <text:p>2023</text:p>
          </table:table-cell>
          <table:table-cell table:formula="of:=MONTH([.J119])" office:value-type="float" office:value="1">
            <text:p>01</text:p>
          </table:table-cell>
          <table:table-cell table:formula="of:=DAY([.J119])" office:value-type="float" office:value="17">
            <text:p>17</text:p>
          </table:table-cell>
          <table:table-cell table:formula="of:=HOUR([.J119])" office:value-type="float" office:value="22">
            <text:p>22</text:p>
          </table:table-cell>
          <table:table-cell table:formula="of:=MINUTE([.J119])" office:value-type="float" office:value="7">
            <text:p>07</text:p>
          </table:table-cell>
          <table:table-cell table:formula="of:=SECOND(ROUNDDOWN([.K119])/86400)" office:value-type="float" office:value="28">
            <text:p>28</text:p>
          </table:table-cell>
          <table:table-cell table:formula="of:=MOD([.K119];1)" office:value-type="float" office:value="0.800000190734863">
            <text:p>0.8</text:p>
          </table:table-cell>
          <table:table-cell table:formula="of:=(ROUNDDOWN([.K119])+MOD([.K119];1))/86400" office:value-type="date" office:date-value="2023-01-17T22:07:28.8">
            <text:p>2023-01-17T22:07:28.80Z</text:p>
          </table:table-cell>
          <table:table-cell table:formula="of:=([.L119]+19253769060)/5" office:value-type="float" office:value="3883154848.8">
            <text:p>3883154848.8</text:p>
          </table:table-cell>
          <table:table-cell table:formula="of:=[.L118]+[.L118]-[.L117]" office:value-type="float" office:value="162005184">
            <text:p>162005184</text:p>
          </table:table-cell>
          <table:table-cell table:formula="of:=LOWER(BASE([.L119];36))" office:value-type="string" office:string-value="2ogc00">
            <text:p>2ogc00</text:p>
          </table:table-cell>
        </table:table-row>
        <table:table-row table:style-name="ro1">
          <table:table-cell table:number-columns-repeated="2"/>
          <table:table-cell table:formula="of:=YEAR([.J120])" office:value-type="float" office:value="2023">
            <text:p>2023</text:p>
          </table:table-cell>
          <table:table-cell table:formula="of:=MONTH([.J120])" office:value-type="float" office:value="1">
            <text:p>01</text:p>
          </table:table-cell>
          <table:table-cell table:formula="of:=DAY([.J120])" office:value-type="float" office:value="17">
            <text:p>17</text:p>
          </table:table-cell>
          <table:table-cell table:formula="of:=HOUR([.J120])" office:value-type="float" office:value="22">
            <text:p>22</text:p>
          </table:table-cell>
          <table:table-cell table:formula="of:=MINUTE([.J120])" office:value-type="float" office:value="11">
            <text:p>11</text:p>
          </table:table-cell>
          <table:table-cell table:formula="of:=SECOND(ROUNDDOWN([.K120])/86400)" office:value-type="float" office:value="48">
            <text:p>48</text:p>
          </table:table-cell>
          <table:table-cell table:formula="of:=MOD([.K120];1)" office:value-type="float" office:value="0">
            <text:p>0.0</text:p>
          </table:table-cell>
          <table:table-cell table:formula="of:=(ROUNDDOWN([.K120])+MOD([.K120];1))/86400" office:value-type="date" office:date-value="2023-01-17T22:11:48">
            <text:p>2023-01-17T22:11:48.00Z</text:p>
          </table:table-cell>
          <table:table-cell table:formula="of:=([.L120]+19253769060)/5" office:value-type="float" office:value="3883155108">
            <text:p>3883155108</text:p>
          </table:table-cell>
          <table:table-cell table:formula="of:=[.L119]+[.L119]-[.L118]" office:value-type="float" office:value="162006480">
            <text:p>162006480</text:p>
          </table:table-cell>
          <table:table-cell table:formula="of:=LOWER(BASE([.L120];36))" office:value-type="string" office:string-value="2ogd00">
            <text:p>2ogd00</text:p>
          </table:table-cell>
        </table:table-row>
        <table:table-row table:style-name="ro1">
          <table:table-cell table:number-columns-repeated="2"/>
          <table:table-cell table:formula="of:=YEAR([.J121])" office:value-type="float" office:value="2023">
            <text:p>2023</text:p>
          </table:table-cell>
          <table:table-cell table:formula="of:=MONTH([.J121])" office:value-type="float" office:value="1">
            <text:p>01</text:p>
          </table:table-cell>
          <table:table-cell table:formula="of:=DAY([.J121])" office:value-type="float" office:value="17">
            <text:p>17</text:p>
          </table:table-cell>
          <table:table-cell table:formula="of:=HOUR([.J121])" office:value-type="float" office:value="22">
            <text:p>22</text:p>
          </table:table-cell>
          <table:table-cell table:formula="of:=MINUTE([.J121])" office:value-type="float" office:value="16">
            <text:p>16</text:p>
          </table:table-cell>
          <table:table-cell table:formula="of:=SECOND(ROUNDDOWN([.K121])/86400)" office:value-type="float" office:value="7">
            <text:p>07</text:p>
          </table:table-cell>
          <table:table-cell table:formula="of:=MOD([.K121];1)" office:value-type="float" office:value="0.199999809265137">
            <text:p>0.2</text:p>
          </table:table-cell>
          <table:table-cell table:formula="of:=(ROUNDDOWN([.K121])+MOD([.K121];1))/86400" office:value-type="date" office:date-value="2023-01-17T22:16:07.2">
            <text:p>2023-01-17T22:16:07.20Z</text:p>
          </table:table-cell>
          <table:table-cell table:formula="of:=([.L121]+19253769060)/5" office:value-type="float" office:value="3883155367.2">
            <text:p>3883155367.2</text:p>
          </table:table-cell>
          <table:table-cell table:formula="of:=[.L120]+[.L120]-[.L119]" office:value-type="float" office:value="162007776">
            <text:p>162007776</text:p>
          </table:table-cell>
          <table:table-cell table:formula="of:=LOWER(BASE([.L121];36))" office:value-type="string" office:string-value="2oge00">
            <text:p>2oge00</text:p>
          </table:table-cell>
        </table:table-row>
        <table:table-row table:style-name="ro1">
          <table:table-cell table:number-columns-repeated="2"/>
          <table:table-cell table:formula="of:=YEAR([.J122])" office:value-type="float" office:value="2023">
            <text:p>2023</text:p>
          </table:table-cell>
          <table:table-cell table:formula="of:=MONTH([.J122])" office:value-type="float" office:value="1">
            <text:p>01</text:p>
          </table:table-cell>
          <table:table-cell table:formula="of:=DAY([.J122])" office:value-type="float" office:value="17">
            <text:p>17</text:p>
          </table:table-cell>
          <table:table-cell table:formula="of:=HOUR([.J122])" office:value-type="float" office:value="22">
            <text:p>22</text:p>
          </table:table-cell>
          <table:table-cell table:formula="of:=MINUTE([.J122])" office:value-type="float" office:value="20">
            <text:p>20</text:p>
          </table:table-cell>
          <table:table-cell table:formula="of:=SECOND(ROUNDDOWN([.K122])/86400)" office:value-type="float" office:value="26">
            <text:p>26</text:p>
          </table:table-cell>
          <table:table-cell table:formula="of:=MOD([.K122];1)" office:value-type="float" office:value="0.400000095367432">
            <text:p>0.4</text:p>
          </table:table-cell>
          <table:table-cell table:formula="of:=(ROUNDDOWN([.K122])+MOD([.K122];1))/86400" office:value-type="date" office:date-value="2023-01-17T22:20:26.4">
            <text:p>2023-01-17T22:20:26.40Z</text:p>
          </table:table-cell>
          <table:table-cell table:formula="of:=([.L122]+19253769060)/5" office:value-type="float" office:value="3883155626.4">
            <text:p>3883155626.4</text:p>
          </table:table-cell>
          <table:table-cell table:formula="of:=[.L121]+[.L121]-[.L120]" office:value-type="float" office:value="162009072">
            <text:p>162009072</text:p>
          </table:table-cell>
          <table:table-cell table:formula="of:=LOWER(BASE([.L122];36))" office:value-type="string" office:string-value="2ogf00">
            <text:p>2ogf00</text:p>
          </table:table-cell>
        </table:table-row>
        <table:table-row table:style-name="ro1">
          <table:table-cell table:number-columns-repeated="2"/>
          <table:table-cell table:formula="of:=YEAR([.J123])" office:value-type="float" office:value="2023">
            <text:p>2023</text:p>
          </table:table-cell>
          <table:table-cell table:formula="of:=MONTH([.J123])" office:value-type="float" office:value="1">
            <text:p>01</text:p>
          </table:table-cell>
          <table:table-cell table:formula="of:=DAY([.J123])" office:value-type="float" office:value="17">
            <text:p>17</text:p>
          </table:table-cell>
          <table:table-cell table:formula="of:=HOUR([.J123])" office:value-type="float" office:value="22">
            <text:p>22</text:p>
          </table:table-cell>
          <table:table-cell table:formula="of:=MINUTE([.J123])" office:value-type="float" office:value="24">
            <text:p>24</text:p>
          </table:table-cell>
          <table:table-cell table:formula="of:=SECOND(ROUNDDOWN([.K123])/86400)" office:value-type="float" office:value="45">
            <text:p>45</text:p>
          </table:table-cell>
          <table:table-cell table:formula="of:=MOD([.K123];1)" office:value-type="float" office:value="0.599999904632568">
            <text:p>0.6</text:p>
          </table:table-cell>
          <table:table-cell table:formula="of:=(ROUNDDOWN([.K123])+MOD([.K123];1))/86400" office:value-type="date" office:date-value="2023-01-17T22:24:45.6">
            <text:p>2023-01-17T22:24:45.60Z</text:p>
          </table:table-cell>
          <table:table-cell table:formula="of:=([.L123]+19253769060)/5" office:value-type="float" office:value="3883155885.6">
            <text:p>3883155885.6</text:p>
          </table:table-cell>
          <table:table-cell table:formula="of:=[.L122]+[.L122]-[.L121]" office:value-type="float" office:value="162010368">
            <text:p>162010368</text:p>
          </table:table-cell>
          <table:table-cell table:formula="of:=LOWER(BASE([.L123];36))" office:value-type="string" office:string-value="2ogg00">
            <text:p>2ogg00</text:p>
          </table:table-cell>
        </table:table-row>
        <table:table-row table:style-name="ro1">
          <table:table-cell table:number-columns-repeated="2"/>
          <table:table-cell table:formula="of:=YEAR([.J124])" office:value-type="float" office:value="2023">
            <text:p>2023</text:p>
          </table:table-cell>
          <table:table-cell table:formula="of:=MONTH([.J124])" office:value-type="float" office:value="1">
            <text:p>01</text:p>
          </table:table-cell>
          <table:table-cell table:formula="of:=DAY([.J124])" office:value-type="float" office:value="17">
            <text:p>17</text:p>
          </table:table-cell>
          <table:table-cell table:formula="of:=HOUR([.J124])" office:value-type="float" office:value="22">
            <text:p>22</text:p>
          </table:table-cell>
          <table:table-cell table:formula="of:=MINUTE([.J124])" office:value-type="float" office:value="29">
            <text:p>29</text:p>
          </table:table-cell>
          <table:table-cell table:formula="of:=SECOND(ROUNDDOWN([.K124])/86400)" office:value-type="float" office:value="4">
            <text:p>04</text:p>
          </table:table-cell>
          <table:table-cell table:formula="of:=MOD([.K124];1)" office:value-type="float" office:value="0.800000190734863">
            <text:p>0.8</text:p>
          </table:table-cell>
          <table:table-cell table:formula="of:=(ROUNDDOWN([.K124])+MOD([.K124];1))/86400" office:value-type="date" office:date-value="2023-01-17T22:29:04.8">
            <text:p>2023-01-17T22:29:04.80Z</text:p>
          </table:table-cell>
          <table:table-cell table:formula="of:=([.L124]+19253769060)/5" office:value-type="float" office:value="3883156144.8">
            <text:p>3883156144.8</text:p>
          </table:table-cell>
          <table:table-cell table:formula="of:=[.L123]+[.L123]-[.L122]" office:value-type="float" office:value="162011664">
            <text:p>162011664</text:p>
          </table:table-cell>
          <table:table-cell table:formula="of:=LOWER(BASE([.L124];36))" office:value-type="string" office:string-value="2ogh00">
            <text:p>2ogh00</text:p>
          </table:table-cell>
        </table:table-row>
        <table:table-row table:style-name="ro1">
          <table:table-cell table:number-columns-repeated="2"/>
          <table:table-cell table:formula="of:=YEAR([.J125])" office:value-type="float" office:value="2023">
            <text:p>2023</text:p>
          </table:table-cell>
          <table:table-cell table:formula="of:=MONTH([.J125])" office:value-type="float" office:value="1">
            <text:p>01</text:p>
          </table:table-cell>
          <table:table-cell table:formula="of:=DAY([.J125])" office:value-type="float" office:value="17">
            <text:p>17</text:p>
          </table:table-cell>
          <table:table-cell table:formula="of:=HOUR([.J125])" office:value-type="float" office:value="22">
            <text:p>22</text:p>
          </table:table-cell>
          <table:table-cell table:formula="of:=MINUTE([.J125])" office:value-type="float" office:value="33">
            <text:p>33</text:p>
          </table:table-cell>
          <table:table-cell table:formula="of:=SECOND(ROUNDDOWN([.K125])/86400)" office:value-type="float" office:value="24">
            <text:p>24</text:p>
          </table:table-cell>
          <table:table-cell table:formula="of:=MOD([.K125];1)" office:value-type="float" office:value="0">
            <text:p>0.0</text:p>
          </table:table-cell>
          <table:table-cell table:formula="of:=(ROUNDDOWN([.K125])+MOD([.K125];1))/86400" office:value-type="date" office:date-value="2023-01-17T22:33:24">
            <text:p>2023-01-17T22:33:24.00Z</text:p>
          </table:table-cell>
          <table:table-cell table:formula="of:=([.L125]+19253769060)/5" office:value-type="float" office:value="3883156404">
            <text:p>3883156404</text:p>
          </table:table-cell>
          <table:table-cell table:formula="of:=[.L124]+[.L124]-[.L123]" office:value-type="float" office:value="162012960">
            <text:p>162012960</text:p>
          </table:table-cell>
          <table:table-cell table:formula="of:=LOWER(BASE([.L125];36))" office:value-type="string" office:string-value="2ogi00">
            <text:p>2ogi00</text:p>
          </table:table-cell>
        </table:table-row>
        <table:table-row table:style-name="ro1">
          <table:table-cell table:number-columns-repeated="2"/>
          <table:table-cell table:formula="of:=YEAR([.J126])" office:value-type="float" office:value="2023">
            <text:p>2023</text:p>
          </table:table-cell>
          <table:table-cell table:formula="of:=MONTH([.J126])" office:value-type="float" office:value="1">
            <text:p>01</text:p>
          </table:table-cell>
          <table:table-cell table:formula="of:=DAY([.J126])" office:value-type="float" office:value="17">
            <text:p>17</text:p>
          </table:table-cell>
          <table:table-cell table:formula="of:=HOUR([.J126])" office:value-type="float" office:value="22">
            <text:p>22</text:p>
          </table:table-cell>
          <table:table-cell table:formula="of:=MINUTE([.J126])" office:value-type="float" office:value="37">
            <text:p>37</text:p>
          </table:table-cell>
          <table:table-cell table:formula="of:=SECOND(ROUNDDOWN([.K126])/86400)" office:value-type="float" office:value="43">
            <text:p>43</text:p>
          </table:table-cell>
          <table:table-cell table:formula="of:=MOD([.K126];1)" office:value-type="float" office:value="0.199999809265137">
            <text:p>0.2</text:p>
          </table:table-cell>
          <table:table-cell table:formula="of:=(ROUNDDOWN([.K126])+MOD([.K126];1))/86400" office:value-type="date" office:date-value="2023-01-17T22:37:43.2">
            <text:p>2023-01-17T22:37:43.20Z</text:p>
          </table:table-cell>
          <table:table-cell table:formula="of:=([.L126]+19253769060)/5" office:value-type="float" office:value="3883156663.2">
            <text:p>3883156663.2</text:p>
          </table:table-cell>
          <table:table-cell table:formula="of:=[.L125]+[.L125]-[.L124]" office:value-type="float" office:value="162014256">
            <text:p>162014256</text:p>
          </table:table-cell>
          <table:table-cell table:formula="of:=LOWER(BASE([.L126];36))" office:value-type="string" office:string-value="2ogj00">
            <text:p>2ogj00</text:p>
          </table:table-cell>
        </table:table-row>
        <table:table-row table:style-name="ro1">
          <table:table-cell table:number-columns-repeated="2"/>
          <table:table-cell table:formula="of:=YEAR([.J127])" office:value-type="float" office:value="2023">
            <text:p>2023</text:p>
          </table:table-cell>
          <table:table-cell table:formula="of:=MONTH([.J127])" office:value-type="float" office:value="1">
            <text:p>01</text:p>
          </table:table-cell>
          <table:table-cell table:formula="of:=DAY([.J127])" office:value-type="float" office:value="17">
            <text:p>17</text:p>
          </table:table-cell>
          <table:table-cell table:formula="of:=HOUR([.J127])" office:value-type="float" office:value="22">
            <text:p>22</text:p>
          </table:table-cell>
          <table:table-cell table:formula="of:=MINUTE([.J127])" office:value-type="float" office:value="42">
            <text:p>42</text:p>
          </table:table-cell>
          <table:table-cell table:formula="of:=SECOND(ROUNDDOWN([.K127])/86400)" office:value-type="float" office:value="2">
            <text:p>02</text:p>
          </table:table-cell>
          <table:table-cell table:formula="of:=MOD([.K127];1)" office:value-type="float" office:value="0.400000095367432">
            <text:p>0.4</text:p>
          </table:table-cell>
          <table:table-cell table:formula="of:=(ROUNDDOWN([.K127])+MOD([.K127];1))/86400" office:value-type="date" office:date-value="2023-01-17T22:42:02.4">
            <text:p>2023-01-17T22:42:02.40Z</text:p>
          </table:table-cell>
          <table:table-cell table:formula="of:=([.L127]+19253769060)/5" office:value-type="float" office:value="3883156922.4">
            <text:p>3883156922.4</text:p>
          </table:table-cell>
          <table:table-cell table:formula="of:=[.L126]+[.L126]-[.L125]" office:value-type="float" office:value="162015552">
            <text:p>162015552</text:p>
          </table:table-cell>
          <table:table-cell table:formula="of:=LOWER(BASE([.L127];36))" office:value-type="string" office:string-value="2ogk00">
            <text:p>2ogk00</text:p>
          </table:table-cell>
        </table:table-row>
        <table:table-row table:style-name="ro1">
          <table:table-cell table:number-columns-repeated="2"/>
          <table:table-cell table:formula="of:=YEAR([.J128])" office:value-type="float" office:value="2023">
            <text:p>2023</text:p>
          </table:table-cell>
          <table:table-cell table:formula="of:=MONTH([.J128])" office:value-type="float" office:value="1">
            <text:p>01</text:p>
          </table:table-cell>
          <table:table-cell table:formula="of:=DAY([.J128])" office:value-type="float" office:value="17">
            <text:p>17</text:p>
          </table:table-cell>
          <table:table-cell table:formula="of:=HOUR([.J128])" office:value-type="float" office:value="22">
            <text:p>22</text:p>
          </table:table-cell>
          <table:table-cell table:formula="of:=MINUTE([.J128])" office:value-type="float" office:value="46">
            <text:p>46</text:p>
          </table:table-cell>
          <table:table-cell table:formula="of:=SECOND(ROUNDDOWN([.K128])/86400)" office:value-type="float" office:value="21">
            <text:p>21</text:p>
          </table:table-cell>
          <table:table-cell table:formula="of:=MOD([.K128];1)" office:value-type="float" office:value="0.599999904632568">
            <text:p>0.6</text:p>
          </table:table-cell>
          <table:table-cell table:formula="of:=(ROUNDDOWN([.K128])+MOD([.K128];1))/86400" office:value-type="date" office:date-value="2023-01-17T22:46:21.6">
            <text:p>2023-01-17T22:46:21.60Z</text:p>
          </table:table-cell>
          <table:table-cell table:formula="of:=([.L128]+19253769060)/5" office:value-type="float" office:value="3883157181.6">
            <text:p>3883157181.6</text:p>
          </table:table-cell>
          <table:table-cell table:formula="of:=[.L127]+[.L127]-[.L126]" office:value-type="float" office:value="162016848">
            <text:p>162016848</text:p>
          </table:table-cell>
          <table:table-cell table:formula="of:=LOWER(BASE([.L128];36))" office:value-type="string" office:string-value="2ogl00">
            <text:p>2ogl00</text:p>
          </table:table-cell>
        </table:table-row>
        <table:table-row table:style-name="ro1">
          <table:table-cell table:number-columns-repeated="2"/>
          <table:table-cell table:formula="of:=YEAR([.J129])" office:value-type="float" office:value="2023">
            <text:p>2023</text:p>
          </table:table-cell>
          <table:table-cell table:formula="of:=MONTH([.J129])" office:value-type="float" office:value="1">
            <text:p>01</text:p>
          </table:table-cell>
          <table:table-cell table:formula="of:=DAY([.J129])" office:value-type="float" office:value="17">
            <text:p>17</text:p>
          </table:table-cell>
          <table:table-cell table:formula="of:=HOUR([.J129])" office:value-type="float" office:value="22">
            <text:p>22</text:p>
          </table:table-cell>
          <table:table-cell table:formula="of:=MINUTE([.J129])" office:value-type="float" office:value="50">
            <text:p>50</text:p>
          </table:table-cell>
          <table:table-cell table:formula="of:=SECOND(ROUNDDOWN([.K129])/86400)" office:value-type="float" office:value="40">
            <text:p>40</text:p>
          </table:table-cell>
          <table:table-cell table:formula="of:=MOD([.K129];1)" office:value-type="float" office:value="0.800000190734863">
            <text:p>0.8</text:p>
          </table:table-cell>
          <table:table-cell table:formula="of:=(ROUNDDOWN([.K129])+MOD([.K129];1))/86400" office:value-type="date" office:date-value="2023-01-17T22:50:40.8">
            <text:p>2023-01-17T22:50:40.80Z</text:p>
          </table:table-cell>
          <table:table-cell table:formula="of:=([.L129]+19253769060)/5" office:value-type="float" office:value="3883157440.8">
            <text:p>3883157440.8</text:p>
          </table:table-cell>
          <table:table-cell table:formula="of:=[.L128]+[.L128]-[.L127]" office:value-type="float" office:value="162018144">
            <text:p>162018144</text:p>
          </table:table-cell>
          <table:table-cell table:formula="of:=LOWER(BASE([.L129];36))" office:value-type="string" office:string-value="2ogm00">
            <text:p>2ogm00</text:p>
          </table:table-cell>
        </table:table-row>
        <table:table-row table:style-name="ro1">
          <table:table-cell table:number-columns-repeated="2"/>
          <table:table-cell table:formula="of:=YEAR([.J130])" office:value-type="float" office:value="2023">
            <text:p>2023</text:p>
          </table:table-cell>
          <table:table-cell table:formula="of:=MONTH([.J130])" office:value-type="float" office:value="1">
            <text:p>01</text:p>
          </table:table-cell>
          <table:table-cell table:formula="of:=DAY([.J130])" office:value-type="float" office:value="17">
            <text:p>17</text:p>
          </table:table-cell>
          <table:table-cell table:formula="of:=HOUR([.J130])" office:value-type="float" office:value="22">
            <text:p>22</text:p>
          </table:table-cell>
          <table:table-cell table:formula="of:=MINUTE([.J130])" office:value-type="float" office:value="55">
            <text:p>55</text:p>
          </table:table-cell>
          <table:table-cell table:formula="of:=SECOND(ROUNDDOWN([.K130])/86400)" office:value-type="float" office:value="0">
            <text:p>00</text:p>
          </table:table-cell>
          <table:table-cell table:formula="of:=MOD([.K130];1)" office:value-type="float" office:value="0">
            <text:p>0.0</text:p>
          </table:table-cell>
          <table:table-cell table:formula="of:=(ROUNDDOWN([.K130])+MOD([.K130];1))/86400" office:value-type="date" office:date-value="2023-01-17T22:55:00">
            <text:p>2023-01-17T22:55:00.00Z</text:p>
          </table:table-cell>
          <table:table-cell table:formula="of:=([.L130]+19253769060)/5" office:value-type="float" office:value="3883157700">
            <text:p>3883157700</text:p>
          </table:table-cell>
          <table:table-cell table:formula="of:=[.L129]+[.L129]-[.L128]" office:value-type="float" office:value="162019440">
            <text:p>162019440</text:p>
          </table:table-cell>
          <table:table-cell table:formula="of:=LOWER(BASE([.L130];36))" office:value-type="string" office:string-value="2ogn00">
            <text:p>2ogn00</text:p>
          </table:table-cell>
        </table:table-row>
        <table:table-row table:style-name="ro1">
          <table:table-cell table:number-columns-repeated="2"/>
          <table:table-cell table:formula="of:=YEAR([.J131])" office:value-type="float" office:value="2023">
            <text:p>2023</text:p>
          </table:table-cell>
          <table:table-cell table:formula="of:=MONTH([.J131])" office:value-type="float" office:value="1">
            <text:p>01</text:p>
          </table:table-cell>
          <table:table-cell table:formula="of:=DAY([.J131])" office:value-type="float" office:value="17">
            <text:p>17</text:p>
          </table:table-cell>
          <table:table-cell table:formula="of:=HOUR([.J131])" office:value-type="float" office:value="22">
            <text:p>22</text:p>
          </table:table-cell>
          <table:table-cell table:formula="of:=MINUTE([.J131])" office:value-type="float" office:value="59">
            <text:p>59</text:p>
          </table:table-cell>
          <table:table-cell table:formula="of:=SECOND(ROUNDDOWN([.K131])/86400)" office:value-type="float" office:value="19">
            <text:p>19</text:p>
          </table:table-cell>
          <table:table-cell table:formula="of:=MOD([.K131];1)" office:value-type="float" office:value="0.199999809265137">
            <text:p>0.2</text:p>
          </table:table-cell>
          <table:table-cell table:formula="of:=(ROUNDDOWN([.K131])+MOD([.K131];1))/86400" office:value-type="date" office:date-value="2023-01-17T22:59:19.2">
            <text:p>2023-01-17T22:59:19.20Z</text:p>
          </table:table-cell>
          <table:table-cell table:formula="of:=([.L131]+19253769060)/5" office:value-type="float" office:value="3883157959.2">
            <text:p>3883157959.2</text:p>
          </table:table-cell>
          <table:table-cell table:formula="of:=[.L130]+[.L130]-[.L129]" office:value-type="float" office:value="162020736">
            <text:p>162020736</text:p>
          </table:table-cell>
          <table:table-cell table:formula="of:=LOWER(BASE([.L131];36))" office:value-type="string" office:string-value="2ogo00">
            <text:p>2ogo00</text:p>
          </table:table-cell>
        </table:table-row>
        <table:table-row table:style-name="ro1">
          <table:table-cell table:number-columns-repeated="2"/>
          <table:table-cell table:formula="of:=YEAR([.J132])" office:value-type="float" office:value="2023">
            <text:p>2023</text:p>
          </table:table-cell>
          <table:table-cell table:formula="of:=MONTH([.J132])" office:value-type="float" office:value="1">
            <text:p>01</text:p>
          </table:table-cell>
          <table:table-cell table:formula="of:=DAY([.J132])" office:value-type="float" office:value="17">
            <text:p>17</text:p>
          </table:table-cell>
          <table:table-cell table:formula="of:=HOUR([.J132])" office:value-type="float" office:value="23">
            <text:p>23</text:p>
          </table:table-cell>
          <table:table-cell table:formula="of:=MINUTE([.J132])" office:value-type="float" office:value="3">
            <text:p>03</text:p>
          </table:table-cell>
          <table:table-cell table:formula="of:=SECOND(ROUNDDOWN([.K132])/86400)" office:value-type="float" office:value="38">
            <text:p>38</text:p>
          </table:table-cell>
          <table:table-cell table:formula="of:=MOD([.K132];1)" office:value-type="float" office:value="0.400000095367432">
            <text:p>0.4</text:p>
          </table:table-cell>
          <table:table-cell table:formula="of:=(ROUNDDOWN([.K132])+MOD([.K132];1))/86400" office:value-type="date" office:date-value="2023-01-17T23:03:38.4">
            <text:p>2023-01-17T23:03:38.40Z</text:p>
          </table:table-cell>
          <table:table-cell table:formula="of:=([.L132]+19253769060)/5" office:value-type="float" office:value="3883158218.4">
            <text:p>3883158218.4</text:p>
          </table:table-cell>
          <table:table-cell table:formula="of:=[.L131]+[.L131]-[.L130]" office:value-type="float" office:value="162022032">
            <text:p>162022032</text:p>
          </table:table-cell>
          <table:table-cell table:formula="of:=LOWER(BASE([.L132];36))" office:value-type="string" office:string-value="2ogp00">
            <text:p>2ogp00</text:p>
          </table:table-cell>
        </table:table-row>
        <table:table-row table:style-name="ro1">
          <table:table-cell table:number-columns-repeated="2"/>
          <table:table-cell table:formula="of:=YEAR([.J133])" office:value-type="float" office:value="2023">
            <text:p>2023</text:p>
          </table:table-cell>
          <table:table-cell table:formula="of:=MONTH([.J133])" office:value-type="float" office:value="1">
            <text:p>01</text:p>
          </table:table-cell>
          <table:table-cell table:formula="of:=DAY([.J133])" office:value-type="float" office:value="17">
            <text:p>17</text:p>
          </table:table-cell>
          <table:table-cell table:formula="of:=HOUR([.J133])" office:value-type="float" office:value="23">
            <text:p>23</text:p>
          </table:table-cell>
          <table:table-cell table:formula="of:=MINUTE([.J133])" office:value-type="float" office:value="7">
            <text:p>07</text:p>
          </table:table-cell>
          <table:table-cell table:formula="of:=SECOND(ROUNDDOWN([.K133])/86400)" office:value-type="float" office:value="57">
            <text:p>57</text:p>
          </table:table-cell>
          <table:table-cell table:formula="of:=MOD([.K133];1)" office:value-type="float" office:value="0.599999904632568">
            <text:p>0.6</text:p>
          </table:table-cell>
          <table:table-cell table:formula="of:=(ROUNDDOWN([.K133])+MOD([.K133];1))/86400" office:value-type="date" office:date-value="2023-01-17T23:07:57.6">
            <text:p>2023-01-17T23:07:57.60Z</text:p>
          </table:table-cell>
          <table:table-cell table:formula="of:=([.L133]+19253769060)/5" office:value-type="float" office:value="3883158477.6">
            <text:p>3883158477.6</text:p>
          </table:table-cell>
          <table:table-cell table:formula="of:=[.L132]+[.L132]-[.L131]" office:value-type="float" office:value="162023328">
            <text:p>162023328</text:p>
          </table:table-cell>
          <table:table-cell table:formula="of:=LOWER(BASE([.L133];36))" office:value-type="string" office:string-value="2ogq00">
            <text:p>2ogq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135])" office:value-type="float" office:value="2023">
            <text:p>2023</text:p>
          </table:table-cell>
          <table:table-cell table:formula="of:=MONTH([.J135])" office:value-type="float" office:value="1">
            <text:p>01</text:p>
          </table:table-cell>
          <table:table-cell table:formula="of:=DAY([.J135])" office:value-type="float" office:value="17">
            <text:p>17</text:p>
          </table:table-cell>
          <table:table-cell table:formula="of:=HOUR([.J135])" office:value-type="float" office:value="23">
            <text:p>23</text:p>
          </table:table-cell>
          <table:table-cell table:formula="of:=MINUTE([.J135])" office:value-type="float" office:value="3">
            <text:p>03</text:p>
          </table:table-cell>
          <table:table-cell table:formula="of:=SECOND(ROUNDDOWN([.K135])/86400)" office:value-type="float" office:value="45">
            <text:p>45</text:p>
          </table:table-cell>
          <table:table-cell table:formula="of:=MOD([.K135];1)" office:value-type="float" office:value="0.599999904632568">
            <text:p>0.6</text:p>
          </table:table-cell>
          <table:table-cell table:formula="of:=(ROUNDDOWN([.K135])+MOD([.K135];1))/86400" office:value-type="date" office:date-value="2023-01-17T23:03:45.6">
            <text:p>2023-01-17T23:03:45.60Z</text:p>
          </table:table-cell>
          <table:table-cell table:formula="of:=([.L135]+19253769060)/5" office:value-type="float" office:value="3883158225.6">
            <text:p>3883158225.6</text:p>
          </table:table-cell>
          <table:table-cell office:value-type="float" office:value="162022068">
            <text:p>162022068</text:p>
          </table:table-cell>
          <table:table-cell table:formula="of:=LOWER(BASE([.L135];36))" office:value-type="string" office:string-value="2ogp10">
            <text:p>2ogp10</text:p>
          </table:table-cell>
        </table:table-row>
        <table:table-row table:style-name="ro1">
          <table:table-cell table:number-columns-repeated="2"/>
          <table:table-cell table:formula="of:=YEAR([.J136])" office:value-type="float" office:value="2023">
            <text:p>2023</text:p>
          </table:table-cell>
          <table:table-cell table:formula="of:=MONTH([.J136])" office:value-type="float" office:value="1">
            <text:p>01</text:p>
          </table:table-cell>
          <table:table-cell table:formula="of:=DAY([.J136])" office:value-type="float" office:value="17">
            <text:p>17</text:p>
          </table:table-cell>
          <table:table-cell table:formula="of:=HOUR([.J136])" office:value-type="float" office:value="23">
            <text:p>23</text:p>
          </table:table-cell>
          <table:table-cell table:formula="of:=MINUTE([.J136])" office:value-type="float" office:value="3">
            <text:p>03</text:p>
          </table:table-cell>
          <table:table-cell table:formula="of:=SECOND(ROUNDDOWN([.K136])/86400)" office:value-type="float" office:value="52">
            <text:p>52</text:p>
          </table:table-cell>
          <table:table-cell table:formula="of:=MOD([.K136];1)" office:value-type="float" office:value="0.800000190734863">
            <text:p>0.8</text:p>
          </table:table-cell>
          <table:table-cell table:formula="of:=(ROUNDDOWN([.K136])+MOD([.K136];1))/86400" office:value-type="date" office:date-value="2023-01-17T23:03:52.8">
            <text:p>2023-01-17T23:03:52.80Z</text:p>
          </table:table-cell>
          <table:table-cell table:formula="of:=([.L136]+19253769060)/5" office:value-type="float" office:value="3883158232.8">
            <text:p>3883158232.8</text:p>
          </table:table-cell>
          <table:table-cell table:formula="of:=[.L135]+([.L135]-[.L132])" office:value-type="float" office:value="162022104">
            <text:p>162022104</text:p>
          </table:table-cell>
          <table:table-cell table:formula="of:=LOWER(BASE([.L136];36))" office:value-type="string" office:string-value="2ogp20">
            <text:p>2ogp20</text:p>
          </table:table-cell>
        </table:table-row>
        <table:table-row table:style-name="ro1">
          <table:table-cell table:number-columns-repeated="2"/>
          <table:table-cell table:formula="of:=YEAR([.J137])" office:value-type="float" office:value="2023">
            <text:p>2023</text:p>
          </table:table-cell>
          <table:table-cell table:formula="of:=MONTH([.J137])" office:value-type="float" office:value="1">
            <text:p>01</text:p>
          </table:table-cell>
          <table:table-cell table:formula="of:=DAY([.J137])" office:value-type="float" office:value="17">
            <text:p>17</text:p>
          </table:table-cell>
          <table:table-cell table:formula="of:=HOUR([.J137])" office:value-type="float" office:value="23">
            <text:p>23</text:p>
          </table:table-cell>
          <table:table-cell table:formula="of:=MINUTE([.J137])" office:value-type="float" office:value="4">
            <text:p>04</text:p>
          </table:table-cell>
          <table:table-cell table:formula="of:=SECOND(ROUNDDOWN([.K137])/86400)" office:value-type="float" office:value="0">
            <text:p>00</text:p>
          </table:table-cell>
          <table:table-cell table:formula="of:=MOD([.K137];1)" office:value-type="float" office:value="0">
            <text:p>0.0</text:p>
          </table:table-cell>
          <table:table-cell table:formula="of:=(ROUNDDOWN([.K137])+MOD([.K137];1))/86400" office:value-type="date" office:date-value="2023-01-17T23:04:00">
            <text:p>2023-01-17T23:04:00.00Z</text:p>
          </table:table-cell>
          <table:table-cell table:formula="of:=([.L137]+19253769060)/5" office:value-type="float" office:value="3883158240">
            <text:p>3883158240</text:p>
          </table:table-cell>
          <table:table-cell table:formula="of:=[.L136]+[.L136]-[.L135]" office:value-type="float" office:value="162022140">
            <text:p>162022140</text:p>
          </table:table-cell>
          <table:table-cell table:formula="of:=LOWER(BASE([.L137];36))" office:value-type="string" office:string-value="2ogp30">
            <text:p>2ogp30</text:p>
          </table:table-cell>
        </table:table-row>
        <table:table-row table:style-name="ro1">
          <table:table-cell table:number-columns-repeated="2"/>
          <table:table-cell table:formula="of:=YEAR([.J138])" office:value-type="float" office:value="2023">
            <text:p>2023</text:p>
          </table:table-cell>
          <table:table-cell table:formula="of:=MONTH([.J138])" office:value-type="float" office:value="1">
            <text:p>01</text:p>
          </table:table-cell>
          <table:table-cell table:formula="of:=DAY([.J138])" office:value-type="float" office:value="17">
            <text:p>17</text:p>
          </table:table-cell>
          <table:table-cell table:formula="of:=HOUR([.J138])" office:value-type="float" office:value="23">
            <text:p>23</text:p>
          </table:table-cell>
          <table:table-cell table:formula="of:=MINUTE([.J138])" office:value-type="float" office:value="4">
            <text:p>04</text:p>
          </table:table-cell>
          <table:table-cell table:formula="of:=SECOND(ROUNDDOWN([.K138])/86400)" office:value-type="float" office:value="7">
            <text:p>07</text:p>
          </table:table-cell>
          <table:table-cell table:formula="of:=MOD([.K138];1)" office:value-type="float" office:value="0.199999809265137">
            <text:p>0.2</text:p>
          </table:table-cell>
          <table:table-cell table:formula="of:=(ROUNDDOWN([.K138])+MOD([.K138];1))/86400" office:value-type="date" office:date-value="2023-01-17T23:04:07.2">
            <text:p>2023-01-17T23:04:07.20Z</text:p>
          </table:table-cell>
          <table:table-cell table:formula="of:=([.L138]+19253769060)/5" office:value-type="float" office:value="3883158247.2">
            <text:p>3883158247.2</text:p>
          </table:table-cell>
          <table:table-cell table:formula="of:=[.L137]+[.L137]-[.L136]" office:value-type="float" office:value="162022176">
            <text:p>162022176</text:p>
          </table:table-cell>
          <table:table-cell table:formula="of:=LOWER(BASE([.L138];36))" office:value-type="string" office:string-value="2ogp40">
            <text:p>2ogp40</text:p>
          </table:table-cell>
        </table:table-row>
        <table:table-row table:style-name="ro1">
          <table:table-cell table:number-columns-repeated="2"/>
          <table:table-cell table:formula="of:=YEAR([.J139])" office:value-type="float" office:value="2023">
            <text:p>2023</text:p>
          </table:table-cell>
          <table:table-cell table:formula="of:=MONTH([.J139])" office:value-type="float" office:value="1">
            <text:p>01</text:p>
          </table:table-cell>
          <table:table-cell table:formula="of:=DAY([.J139])" office:value-type="float" office:value="17">
            <text:p>17</text:p>
          </table:table-cell>
          <table:table-cell table:formula="of:=HOUR([.J139])" office:value-type="float" office:value="23">
            <text:p>23</text:p>
          </table:table-cell>
          <table:table-cell table:formula="of:=MINUTE([.J139])" office:value-type="float" office:value="4">
            <text:p>04</text:p>
          </table:table-cell>
          <table:table-cell table:formula="of:=SECOND(ROUNDDOWN([.K139])/86400)" office:value-type="float" office:value="14">
            <text:p>14</text:p>
          </table:table-cell>
          <table:table-cell table:formula="of:=MOD([.K139];1)" office:value-type="float" office:value="0.400000095367432">
            <text:p>0.4</text:p>
          </table:table-cell>
          <table:table-cell table:formula="of:=(ROUNDDOWN([.K139])+MOD([.K139];1))/86400" office:value-type="date" office:date-value="2023-01-17T23:04:14.4">
            <text:p>2023-01-17T23:04:14.40Z</text:p>
          </table:table-cell>
          <table:table-cell table:formula="of:=([.L139]+19253769060)/5" office:value-type="float" office:value="3883158254.4">
            <text:p>3883158254.4</text:p>
          </table:table-cell>
          <table:table-cell table:formula="of:=[.L138]+[.L138]-[.L137]" office:value-type="float" office:value="162022212">
            <text:p>162022212</text:p>
          </table:table-cell>
          <table:table-cell table:formula="of:=LOWER(BASE([.L139];36))" office:value-type="string" office:string-value="2ogp50">
            <text:p>2ogp50</text:p>
          </table:table-cell>
        </table:table-row>
        <table:table-row table:style-name="ro1">
          <table:table-cell table:number-columns-repeated="2"/>
          <table:table-cell table:formula="of:=YEAR([.J140])" office:value-type="float" office:value="2023">
            <text:p>2023</text:p>
          </table:table-cell>
          <table:table-cell table:formula="of:=MONTH([.J140])" office:value-type="float" office:value="1">
            <text:p>01</text:p>
          </table:table-cell>
          <table:table-cell table:formula="of:=DAY([.J140])" office:value-type="float" office:value="17">
            <text:p>17</text:p>
          </table:table-cell>
          <table:table-cell table:formula="of:=HOUR([.J140])" office:value-type="float" office:value="23">
            <text:p>23</text:p>
          </table:table-cell>
          <table:table-cell table:formula="of:=MINUTE([.J140])" office:value-type="float" office:value="4">
            <text:p>04</text:p>
          </table:table-cell>
          <table:table-cell table:formula="of:=SECOND(ROUNDDOWN([.K140])/86400)" office:value-type="float" office:value="21">
            <text:p>21</text:p>
          </table:table-cell>
          <table:table-cell table:formula="of:=MOD([.K140];1)" office:value-type="float" office:value="0.599999904632568">
            <text:p>0.6</text:p>
          </table:table-cell>
          <table:table-cell table:formula="of:=(ROUNDDOWN([.K140])+MOD([.K140];1))/86400" office:value-type="date" office:date-value="2023-01-17T23:04:21.6">
            <text:p>2023-01-17T23:04:21.60Z</text:p>
          </table:table-cell>
          <table:table-cell table:formula="of:=([.L140]+19253769060)/5" office:value-type="float" office:value="3883158261.6">
            <text:p>3883158261.6</text:p>
          </table:table-cell>
          <table:table-cell table:formula="of:=[.L139]+[.L139]-[.L138]" office:value-type="float" office:value="162022248">
            <text:p>162022248</text:p>
          </table:table-cell>
          <table:table-cell table:formula="of:=LOWER(BASE([.L140];36))" office:value-type="string" office:string-value="2ogp60">
            <text:p>2ogp60</text:p>
          </table:table-cell>
        </table:table-row>
        <table:table-row table:style-name="ro1">
          <table:table-cell table:number-columns-repeated="2"/>
          <table:table-cell table:formula="of:=YEAR([.J141])" office:value-type="float" office:value="2023">
            <text:p>2023</text:p>
          </table:table-cell>
          <table:table-cell table:formula="of:=MONTH([.J141])" office:value-type="float" office:value="1">
            <text:p>01</text:p>
          </table:table-cell>
          <table:table-cell table:formula="of:=DAY([.J141])" office:value-type="float" office:value="17">
            <text:p>17</text:p>
          </table:table-cell>
          <table:table-cell table:formula="of:=HOUR([.J141])" office:value-type="float" office:value="23">
            <text:p>23</text:p>
          </table:table-cell>
          <table:table-cell table:formula="of:=MINUTE([.J141])" office:value-type="float" office:value="4">
            <text:p>04</text:p>
          </table:table-cell>
          <table:table-cell table:formula="of:=SECOND(ROUNDDOWN([.K141])/86400)" office:value-type="float" office:value="28">
            <text:p>28</text:p>
          </table:table-cell>
          <table:table-cell table:formula="of:=MOD([.K141];1)" office:value-type="float" office:value="0.800000190734863">
            <text:p>0.8</text:p>
          </table:table-cell>
          <table:table-cell table:formula="of:=(ROUNDDOWN([.K141])+MOD([.K141];1))/86400" office:value-type="date" office:date-value="2023-01-17T23:04:28.8">
            <text:p>2023-01-17T23:04:28.80Z</text:p>
          </table:table-cell>
          <table:table-cell table:formula="of:=([.L141]+19253769060)/5" office:value-type="float" office:value="3883158268.8">
            <text:p>3883158268.8</text:p>
          </table:table-cell>
          <table:table-cell table:formula="of:=[.L140]+[.L140]-[.L139]" office:value-type="float" office:value="162022284">
            <text:p>162022284</text:p>
          </table:table-cell>
          <table:table-cell table:formula="of:=LOWER(BASE([.L141];36))" office:value-type="string" office:string-value="2ogp70">
            <text:p>2ogp70</text:p>
          </table:table-cell>
        </table:table-row>
        <table:table-row table:style-name="ro1">
          <table:table-cell table:number-columns-repeated="2"/>
          <table:table-cell table:formula="of:=YEAR([.J142])" office:value-type="float" office:value="2023">
            <text:p>2023</text:p>
          </table:table-cell>
          <table:table-cell table:formula="of:=MONTH([.J142])" office:value-type="float" office:value="1">
            <text:p>01</text:p>
          </table:table-cell>
          <table:table-cell table:formula="of:=DAY([.J142])" office:value-type="float" office:value="17">
            <text:p>17</text:p>
          </table:table-cell>
          <table:table-cell table:formula="of:=HOUR([.J142])" office:value-type="float" office:value="23">
            <text:p>23</text:p>
          </table:table-cell>
          <table:table-cell table:formula="of:=MINUTE([.J142])" office:value-type="float" office:value="4">
            <text:p>04</text:p>
          </table:table-cell>
          <table:table-cell table:formula="of:=SECOND(ROUNDDOWN([.K142])/86400)" office:value-type="float" office:value="36">
            <text:p>36</text:p>
          </table:table-cell>
          <table:table-cell table:formula="of:=MOD([.K142];1)" office:value-type="float" office:value="0">
            <text:p>0.0</text:p>
          </table:table-cell>
          <table:table-cell table:formula="of:=(ROUNDDOWN([.K142])+MOD([.K142];1))/86400" office:value-type="date" office:date-value="2023-01-17T23:04:36">
            <text:p>2023-01-17T23:04:36.00Z</text:p>
          </table:table-cell>
          <table:table-cell table:formula="of:=([.L142]+19253769060)/5" office:value-type="float" office:value="3883158276">
            <text:p>3883158276</text:p>
          </table:table-cell>
          <table:table-cell table:formula="of:=[.L141]+[.L141]-[.L140]" office:value-type="float" office:value="162022320">
            <text:p>162022320</text:p>
          </table:table-cell>
          <table:table-cell table:formula="of:=LOWER(BASE([.L142];36))" office:value-type="string" office:string-value="2ogp80">
            <text:p>2ogp80</text:p>
          </table:table-cell>
        </table:table-row>
        <table:table-row table:style-name="ro1">
          <table:table-cell table:number-columns-repeated="2"/>
          <table:table-cell table:formula="of:=YEAR([.J143])" office:value-type="float" office:value="2023">
            <text:p>2023</text:p>
          </table:table-cell>
          <table:table-cell table:formula="of:=MONTH([.J143])" office:value-type="float" office:value="1">
            <text:p>01</text:p>
          </table:table-cell>
          <table:table-cell table:formula="of:=DAY([.J143])" office:value-type="float" office:value="17">
            <text:p>17</text:p>
          </table:table-cell>
          <table:table-cell table:formula="of:=HOUR([.J143])" office:value-type="float" office:value="23">
            <text:p>23</text:p>
          </table:table-cell>
          <table:table-cell table:formula="of:=MINUTE([.J143])" office:value-type="float" office:value="4">
            <text:p>04</text:p>
          </table:table-cell>
          <table:table-cell table:formula="of:=SECOND(ROUNDDOWN([.K143])/86400)" office:value-type="float" office:value="43">
            <text:p>43</text:p>
          </table:table-cell>
          <table:table-cell table:formula="of:=MOD([.K143];1)" office:value-type="float" office:value="0.199999809265137">
            <text:p>0.2</text:p>
          </table:table-cell>
          <table:table-cell table:formula="of:=(ROUNDDOWN([.K143])+MOD([.K143];1))/86400" office:value-type="date" office:date-value="2023-01-17T23:04:43.2">
            <text:p>2023-01-17T23:04:43.20Z</text:p>
          </table:table-cell>
          <table:table-cell table:formula="of:=([.L143]+19253769060)/5" office:value-type="float" office:value="3883158283.2">
            <text:p>3883158283.2</text:p>
          </table:table-cell>
          <table:table-cell table:formula="of:=[.L142]+[.L142]-[.L141]" office:value-type="float" office:value="162022356">
            <text:p>162022356</text:p>
          </table:table-cell>
          <table:table-cell table:formula="of:=LOWER(BASE([.L143];36))" office:value-type="string" office:string-value="2ogp90">
            <text:p>2ogp90</text:p>
          </table:table-cell>
        </table:table-row>
        <table:table-row table:style-name="ro1">
          <table:table-cell table:number-columns-repeated="2"/>
          <table:table-cell table:formula="of:=YEAR([.J144])" office:value-type="float" office:value="2023">
            <text:p>2023</text:p>
          </table:table-cell>
          <table:table-cell table:formula="of:=MONTH([.J144])" office:value-type="float" office:value="1">
            <text:p>01</text:p>
          </table:table-cell>
          <table:table-cell table:formula="of:=DAY([.J144])" office:value-type="float" office:value="17">
            <text:p>17</text:p>
          </table:table-cell>
          <table:table-cell table:formula="of:=HOUR([.J144])" office:value-type="float" office:value="23">
            <text:p>23</text:p>
          </table:table-cell>
          <table:table-cell table:formula="of:=MINUTE([.J144])" office:value-type="float" office:value="4">
            <text:p>04</text:p>
          </table:table-cell>
          <table:table-cell table:formula="of:=SECOND(ROUNDDOWN([.K144])/86400)" office:value-type="float" office:value="50">
            <text:p>50</text:p>
          </table:table-cell>
          <table:table-cell table:formula="of:=MOD([.K144];1)" office:value-type="float" office:value="0.400000095367432">
            <text:p>0.4</text:p>
          </table:table-cell>
          <table:table-cell table:formula="of:=(ROUNDDOWN([.K144])+MOD([.K144];1))/86400" office:value-type="date" office:date-value="2023-01-17T23:04:50.4">
            <text:p>2023-01-17T23:04:50.40Z</text:p>
          </table:table-cell>
          <table:table-cell table:formula="of:=([.L144]+19253769060)/5" office:value-type="float" office:value="3883158290.4">
            <text:p>3883158290.4</text:p>
          </table:table-cell>
          <table:table-cell table:formula="of:=[.L143]+[.L143]-[.L142]" office:value-type="float" office:value="162022392">
            <text:p>162022392</text:p>
          </table:table-cell>
          <table:table-cell table:formula="of:=LOWER(BASE([.L144];36))" office:value-type="string" office:string-value="2ogpa0">
            <text:p>2ogpa0</text:p>
          </table:table-cell>
        </table:table-row>
        <table:table-row table:style-name="ro1">
          <table:table-cell table:number-columns-repeated="2"/>
          <table:table-cell table:formula="of:=YEAR([.J145])" office:value-type="float" office:value="2023">
            <text:p>2023</text:p>
          </table:table-cell>
          <table:table-cell table:formula="of:=MONTH([.J145])" office:value-type="float" office:value="1">
            <text:p>01</text:p>
          </table:table-cell>
          <table:table-cell table:formula="of:=DAY([.J145])" office:value-type="float" office:value="17">
            <text:p>17</text:p>
          </table:table-cell>
          <table:table-cell table:formula="of:=HOUR([.J145])" office:value-type="float" office:value="23">
            <text:p>23</text:p>
          </table:table-cell>
          <table:table-cell table:formula="of:=MINUTE([.J145])" office:value-type="float" office:value="4">
            <text:p>04</text:p>
          </table:table-cell>
          <table:table-cell table:formula="of:=SECOND(ROUNDDOWN([.K145])/86400)" office:value-type="float" office:value="57">
            <text:p>57</text:p>
          </table:table-cell>
          <table:table-cell table:formula="of:=MOD([.K145];1)" office:value-type="float" office:value="0.599999904632568">
            <text:p>0.6</text:p>
          </table:table-cell>
          <table:table-cell table:formula="of:=(ROUNDDOWN([.K145])+MOD([.K145];1))/86400" office:value-type="date" office:date-value="2023-01-17T23:04:57.6">
            <text:p>2023-01-17T23:04:57.60Z</text:p>
          </table:table-cell>
          <table:table-cell table:formula="of:=([.L145]+19253769060)/5" office:value-type="float" office:value="3883158297.6">
            <text:p>3883158297.6</text:p>
          </table:table-cell>
          <table:table-cell table:formula="of:=[.L144]+[.L144]-[.L143]" office:value-type="float" office:value="162022428">
            <text:p>162022428</text:p>
          </table:table-cell>
          <table:table-cell table:formula="of:=LOWER(BASE([.L145];36))" office:value-type="string" office:string-value="2ogpb0">
            <text:p>2ogpb0</text:p>
          </table:table-cell>
        </table:table-row>
        <table:table-row table:style-name="ro1">
          <table:table-cell table:number-columns-repeated="2"/>
          <table:table-cell table:formula="of:=YEAR([.J146])" office:value-type="float" office:value="2023">
            <text:p>2023</text:p>
          </table:table-cell>
          <table:table-cell table:formula="of:=MONTH([.J146])" office:value-type="float" office:value="1">
            <text:p>01</text:p>
          </table:table-cell>
          <table:table-cell table:formula="of:=DAY([.J146])" office:value-type="float" office:value="17">
            <text:p>17</text:p>
          </table:table-cell>
          <table:table-cell table:formula="of:=HOUR([.J146])" office:value-type="float" office:value="23">
            <text:p>23</text:p>
          </table:table-cell>
          <table:table-cell table:formula="of:=MINUTE([.J146])" office:value-type="float" office:value="5">
            <text:p>05</text:p>
          </table:table-cell>
          <table:table-cell table:formula="of:=SECOND(ROUNDDOWN([.K146])/86400)" office:value-type="float" office:value="4">
            <text:p>04</text:p>
          </table:table-cell>
          <table:table-cell table:formula="of:=MOD([.K146];1)" office:value-type="float" office:value="0.800000190734863">
            <text:p>0.8</text:p>
          </table:table-cell>
          <table:table-cell table:formula="of:=(ROUNDDOWN([.K146])+MOD([.K146];1))/86400" office:value-type="date" office:date-value="2023-01-17T23:05:04.8">
            <text:p>2023-01-17T23:05:04.80Z</text:p>
          </table:table-cell>
          <table:table-cell table:formula="of:=([.L146]+19253769060)/5" office:value-type="float" office:value="3883158304.8">
            <text:p>3883158304.8</text:p>
          </table:table-cell>
          <table:table-cell table:formula="of:=[.L145]+[.L145]-[.L144]" office:value-type="float" office:value="162022464">
            <text:p>162022464</text:p>
          </table:table-cell>
          <table:table-cell table:formula="of:=LOWER(BASE([.L146];36))" office:value-type="string" office:string-value="2ogpc0">
            <text:p>2ogpc0</text:p>
          </table:table-cell>
        </table:table-row>
        <table:table-row table:style-name="ro1">
          <table:table-cell table:number-columns-repeated="2"/>
          <table:table-cell table:formula="of:=YEAR([.J147])" office:value-type="float" office:value="2023">
            <text:p>2023</text:p>
          </table:table-cell>
          <table:table-cell table:formula="of:=MONTH([.J147])" office:value-type="float" office:value="1">
            <text:p>01</text:p>
          </table:table-cell>
          <table:table-cell table:formula="of:=DAY([.J147])" office:value-type="float" office:value="17">
            <text:p>17</text:p>
          </table:table-cell>
          <table:table-cell table:formula="of:=HOUR([.J147])" office:value-type="float" office:value="23">
            <text:p>23</text:p>
          </table:table-cell>
          <table:table-cell table:formula="of:=MINUTE([.J147])" office:value-type="float" office:value="5">
            <text:p>05</text:p>
          </table:table-cell>
          <table:table-cell table:formula="of:=SECOND(ROUNDDOWN([.K147])/86400)" office:value-type="float" office:value="12">
            <text:p>12</text:p>
          </table:table-cell>
          <table:table-cell table:formula="of:=MOD([.K147];1)" office:value-type="float" office:value="0">
            <text:p>0.0</text:p>
          </table:table-cell>
          <table:table-cell table:formula="of:=(ROUNDDOWN([.K147])+MOD([.K147];1))/86400" office:value-type="date" office:date-value="2023-01-17T23:05:12">
            <text:p>2023-01-17T23:05:12.00Z</text:p>
          </table:table-cell>
          <table:table-cell table:formula="of:=([.L147]+19253769060)/5" office:value-type="float" office:value="3883158312">
            <text:p>3883158312</text:p>
          </table:table-cell>
          <table:table-cell table:formula="of:=[.L146]+[.L146]-[.L145]" office:value-type="float" office:value="162022500">
            <text:p>162022500</text:p>
          </table:table-cell>
          <table:table-cell table:formula="of:=LOWER(BASE([.L147];36))" office:value-type="string" office:string-value="2ogpd0">
            <text:p>2ogpd0</text:p>
          </table:table-cell>
        </table:table-row>
        <table:table-row table:style-name="ro1">
          <table:table-cell table:number-columns-repeated="2"/>
          <table:table-cell table:formula="of:=YEAR([.J148])" office:value-type="float" office:value="2023">
            <text:p>2023</text:p>
          </table:table-cell>
          <table:table-cell table:formula="of:=MONTH([.J148])" office:value-type="float" office:value="1">
            <text:p>01</text:p>
          </table:table-cell>
          <table:table-cell table:formula="of:=DAY([.J148])" office:value-type="float" office:value="17">
            <text:p>17</text:p>
          </table:table-cell>
          <table:table-cell table:formula="of:=HOUR([.J148])" office:value-type="float" office:value="23">
            <text:p>23</text:p>
          </table:table-cell>
          <table:table-cell table:formula="of:=MINUTE([.J148])" office:value-type="float" office:value="5">
            <text:p>05</text:p>
          </table:table-cell>
          <table:table-cell table:formula="of:=SECOND(ROUNDDOWN([.K148])/86400)" office:value-type="float" office:value="19">
            <text:p>19</text:p>
          </table:table-cell>
          <table:table-cell table:formula="of:=MOD([.K148];1)" office:value-type="float" office:value="0.199999809265137">
            <text:p>0.2</text:p>
          </table:table-cell>
          <table:table-cell table:formula="of:=(ROUNDDOWN([.K148])+MOD([.K148];1))/86400" office:value-type="date" office:date-value="2023-01-17T23:05:19.2">
            <text:p>2023-01-17T23:05:19.20Z</text:p>
          </table:table-cell>
          <table:table-cell table:formula="of:=([.L148]+19253769060)/5" office:value-type="float" office:value="3883158319.2">
            <text:p>3883158319.2</text:p>
          </table:table-cell>
          <table:table-cell table:formula="of:=[.L147]+[.L147]-[.L146]" office:value-type="float" office:value="162022536">
            <text:p>162022536</text:p>
          </table:table-cell>
          <table:table-cell table:formula="of:=LOWER(BASE([.L148];36))" office:value-type="string" office:string-value="2ogpe0">
            <text:p>2ogpe0</text:p>
          </table:table-cell>
        </table:table-row>
        <table:table-row table:style-name="ro1">
          <table:table-cell table:number-columns-repeated="2"/>
          <table:table-cell table:formula="of:=YEAR([.J149])" office:value-type="float" office:value="2023">
            <text:p>2023</text:p>
          </table:table-cell>
          <table:table-cell table:formula="of:=MONTH([.J149])" office:value-type="float" office:value="1">
            <text:p>01</text:p>
          </table:table-cell>
          <table:table-cell table:formula="of:=DAY([.J149])" office:value-type="float" office:value="17">
            <text:p>17</text:p>
          </table:table-cell>
          <table:table-cell table:formula="of:=HOUR([.J149])" office:value-type="float" office:value="23">
            <text:p>23</text:p>
          </table:table-cell>
          <table:table-cell table:formula="of:=MINUTE([.J149])" office:value-type="float" office:value="5">
            <text:p>05</text:p>
          </table:table-cell>
          <table:table-cell table:formula="of:=SECOND(ROUNDDOWN([.K149])/86400)" office:value-type="float" office:value="26">
            <text:p>26</text:p>
          </table:table-cell>
          <table:table-cell table:formula="of:=MOD([.K149];1)" office:value-type="float" office:value="0.400000095367432">
            <text:p>0.4</text:p>
          </table:table-cell>
          <table:table-cell table:formula="of:=(ROUNDDOWN([.K149])+MOD([.K149];1))/86400" office:value-type="date" office:date-value="2023-01-17T23:05:26.4">
            <text:p>2023-01-17T23:05:26.40Z</text:p>
          </table:table-cell>
          <table:table-cell table:formula="of:=([.L149]+19253769060)/5" office:value-type="float" office:value="3883158326.4">
            <text:p>3883158326.4</text:p>
          </table:table-cell>
          <table:table-cell table:formula="of:=[.L148]+[.L148]-[.L147]" office:value-type="float" office:value="162022572">
            <text:p>162022572</text:p>
          </table:table-cell>
          <table:table-cell table:formula="of:=LOWER(BASE([.L149];36))" office:value-type="string" office:string-value="2ogpf0">
            <text:p>2ogpf0</text:p>
          </table:table-cell>
        </table:table-row>
        <table:table-row table:style-name="ro1">
          <table:table-cell table:number-columns-repeated="2"/>
          <table:table-cell table:formula="of:=YEAR([.J150])" office:value-type="float" office:value="2023">
            <text:p>2023</text:p>
          </table:table-cell>
          <table:table-cell table:formula="of:=MONTH([.J150])" office:value-type="float" office:value="1">
            <text:p>01</text:p>
          </table:table-cell>
          <table:table-cell table:formula="of:=DAY([.J150])" office:value-type="float" office:value="17">
            <text:p>17</text:p>
          </table:table-cell>
          <table:table-cell table:formula="of:=HOUR([.J150])" office:value-type="float" office:value="23">
            <text:p>23</text:p>
          </table:table-cell>
          <table:table-cell table:formula="of:=MINUTE([.J150])" office:value-type="float" office:value="5">
            <text:p>05</text:p>
          </table:table-cell>
          <table:table-cell table:formula="of:=SECOND(ROUNDDOWN([.K150])/86400)" office:value-type="float" office:value="33">
            <text:p>33</text:p>
          </table:table-cell>
          <table:table-cell table:formula="of:=MOD([.K150];1)" office:value-type="float" office:value="0.599999904632568">
            <text:p>0.6</text:p>
          </table:table-cell>
          <table:table-cell table:formula="of:=(ROUNDDOWN([.K150])+MOD([.K150];1))/86400" office:value-type="date" office:date-value="2023-01-17T23:05:33.6">
            <text:p>2023-01-17T23:05:33.60Z</text:p>
          </table:table-cell>
          <table:table-cell table:formula="of:=([.L150]+19253769060)/5" office:value-type="float" office:value="3883158333.6">
            <text:p>3883158333.6</text:p>
          </table:table-cell>
          <table:table-cell table:formula="of:=[.L149]+[.L149]-[.L148]" office:value-type="float" office:value="162022608">
            <text:p>162022608</text:p>
          </table:table-cell>
          <table:table-cell table:formula="of:=LOWER(BASE([.L150];36))" office:value-type="string" office:string-value="2ogpg0">
            <text:p>2ogpg0</text:p>
          </table:table-cell>
        </table:table-row>
        <table:table-row table:style-name="ro1">
          <table:table-cell table:number-columns-repeated="2"/>
          <table:table-cell table:formula="of:=YEAR([.J151])" office:value-type="float" office:value="2023">
            <text:p>2023</text:p>
          </table:table-cell>
          <table:table-cell table:formula="of:=MONTH([.J151])" office:value-type="float" office:value="1">
            <text:p>01</text:p>
          </table:table-cell>
          <table:table-cell table:formula="of:=DAY([.J151])" office:value-type="float" office:value="17">
            <text:p>17</text:p>
          </table:table-cell>
          <table:table-cell table:formula="of:=HOUR([.J151])" office:value-type="float" office:value="23">
            <text:p>23</text:p>
          </table:table-cell>
          <table:table-cell table:formula="of:=MINUTE([.J151])" office:value-type="float" office:value="5">
            <text:p>05</text:p>
          </table:table-cell>
          <table:table-cell table:formula="of:=SECOND(ROUNDDOWN([.K151])/86400)" office:value-type="float" office:value="40">
            <text:p>40</text:p>
          </table:table-cell>
          <table:table-cell table:formula="of:=MOD([.K151];1)" office:value-type="float" office:value="0.800000190734863">
            <text:p>0.8</text:p>
          </table:table-cell>
          <table:table-cell table:formula="of:=(ROUNDDOWN([.K151])+MOD([.K151];1))/86400" office:value-type="date" office:date-value="2023-01-17T23:05:40.8">
            <text:p>2023-01-17T23:05:40.80Z</text:p>
          </table:table-cell>
          <table:table-cell table:formula="of:=([.L151]+19253769060)/5" office:value-type="float" office:value="3883158340.8">
            <text:p>3883158340.8</text:p>
          </table:table-cell>
          <table:table-cell table:formula="of:=[.L150]+[.L150]-[.L149]" office:value-type="float" office:value="162022644">
            <text:p>162022644</text:p>
          </table:table-cell>
          <table:table-cell table:formula="of:=LOWER(BASE([.L151];36))" office:value-type="string" office:string-value="2ogph0">
            <text:p>2ogph0</text:p>
          </table:table-cell>
        </table:table-row>
        <table:table-row table:style-name="ro1">
          <table:table-cell table:number-columns-repeated="2"/>
          <table:table-cell table:formula="of:=YEAR([.J152])" office:value-type="float" office:value="2023">
            <text:p>2023</text:p>
          </table:table-cell>
          <table:table-cell table:formula="of:=MONTH([.J152])" office:value-type="float" office:value="1">
            <text:p>01</text:p>
          </table:table-cell>
          <table:table-cell table:formula="of:=DAY([.J152])" office:value-type="float" office:value="17">
            <text:p>17</text:p>
          </table:table-cell>
          <table:table-cell table:formula="of:=HOUR([.J152])" office:value-type="float" office:value="23">
            <text:p>23</text:p>
          </table:table-cell>
          <table:table-cell table:formula="of:=MINUTE([.J152])" office:value-type="float" office:value="5">
            <text:p>05</text:p>
          </table:table-cell>
          <table:table-cell table:formula="of:=SECOND(ROUNDDOWN([.K152])/86400)" office:value-type="float" office:value="48">
            <text:p>48</text:p>
          </table:table-cell>
          <table:table-cell table:formula="of:=MOD([.K152];1)" office:value-type="float" office:value="0">
            <text:p>0.0</text:p>
          </table:table-cell>
          <table:table-cell table:formula="of:=(ROUNDDOWN([.K152])+MOD([.K152];1))/86400" office:value-type="date" office:date-value="2023-01-17T23:05:48">
            <text:p>2023-01-17T23:05:48.00Z</text:p>
          </table:table-cell>
          <table:table-cell table:formula="of:=([.L152]+19253769060)/5" office:value-type="float" office:value="3883158348">
            <text:p>3883158348</text:p>
          </table:table-cell>
          <table:table-cell table:formula="of:=[.L151]+[.L151]-[.L150]" office:value-type="float" office:value="162022680">
            <text:p>162022680</text:p>
          </table:table-cell>
          <table:table-cell table:formula="of:=LOWER(BASE([.L152];36))" office:value-type="string" office:string-value="2ogpi0">
            <text:p>2ogpi0</text:p>
          </table:table-cell>
        </table:table-row>
        <table:table-row table:style-name="ro1">
          <table:table-cell table:number-columns-repeated="2"/>
          <table:table-cell table:formula="of:=YEAR([.J153])" office:value-type="float" office:value="2023">
            <text:p>2023</text:p>
          </table:table-cell>
          <table:table-cell table:formula="of:=MONTH([.J153])" office:value-type="float" office:value="1">
            <text:p>01</text:p>
          </table:table-cell>
          <table:table-cell table:formula="of:=DAY([.J153])" office:value-type="float" office:value="17">
            <text:p>17</text:p>
          </table:table-cell>
          <table:table-cell table:formula="of:=HOUR([.J153])" office:value-type="float" office:value="23">
            <text:p>23</text:p>
          </table:table-cell>
          <table:table-cell table:formula="of:=MINUTE([.J153])" office:value-type="float" office:value="5">
            <text:p>05</text:p>
          </table:table-cell>
          <table:table-cell table:formula="of:=SECOND(ROUNDDOWN([.K153])/86400)" office:value-type="float" office:value="55">
            <text:p>55</text:p>
          </table:table-cell>
          <table:table-cell table:formula="of:=MOD([.K153];1)" office:value-type="float" office:value="0.199999809265137">
            <text:p>0.2</text:p>
          </table:table-cell>
          <table:table-cell table:formula="of:=(ROUNDDOWN([.K153])+MOD([.K153];1))/86400" office:value-type="date" office:date-value="2023-01-17T23:05:55.2">
            <text:p>2023-01-17T23:05:55.20Z</text:p>
          </table:table-cell>
          <table:table-cell table:formula="of:=([.L153]+19253769060)/5" office:value-type="float" office:value="3883158355.2">
            <text:p>3883158355.2</text:p>
          </table:table-cell>
          <table:table-cell table:formula="of:=[.L152]+[.L152]-[.L151]" office:value-type="float" office:value="162022716">
            <text:p>162022716</text:p>
          </table:table-cell>
          <table:table-cell table:formula="of:=LOWER(BASE([.L153];36))" office:value-type="string" office:string-value="2ogpj0">
            <text:p>2ogpj0</text:p>
          </table:table-cell>
        </table:table-row>
        <table:table-row table:style-name="ro1">
          <table:table-cell table:number-columns-repeated="2"/>
          <table:table-cell table:formula="of:=YEAR([.J154])" office:value-type="float" office:value="2023">
            <text:p>2023</text:p>
          </table:table-cell>
          <table:table-cell table:formula="of:=MONTH([.J154])" office:value-type="float" office:value="1">
            <text:p>01</text:p>
          </table:table-cell>
          <table:table-cell table:formula="of:=DAY([.J154])" office:value-type="float" office:value="17">
            <text:p>17</text:p>
          </table:table-cell>
          <table:table-cell table:formula="of:=HOUR([.J154])" office:value-type="float" office:value="23">
            <text:p>23</text:p>
          </table:table-cell>
          <table:table-cell table:formula="of:=MINUTE([.J154])" office:value-type="float" office:value="6">
            <text:p>06</text:p>
          </table:table-cell>
          <table:table-cell table:formula="of:=SECOND(ROUNDDOWN([.K154])/86400)" office:value-type="float" office:value="2">
            <text:p>02</text:p>
          </table:table-cell>
          <table:table-cell table:formula="of:=MOD([.K154];1)" office:value-type="float" office:value="0.400000095367432">
            <text:p>0.4</text:p>
          </table:table-cell>
          <table:table-cell table:formula="of:=(ROUNDDOWN([.K154])+MOD([.K154];1))/86400" office:value-type="date" office:date-value="2023-01-17T23:06:02.4">
            <text:p>2023-01-17T23:06:02.40Z</text:p>
          </table:table-cell>
          <table:table-cell table:formula="of:=([.L154]+19253769060)/5" office:value-type="float" office:value="3883158362.4">
            <text:p>3883158362.4</text:p>
          </table:table-cell>
          <table:table-cell table:formula="of:=[.L153]+[.L153]-[.L152]" office:value-type="float" office:value="162022752">
            <text:p>162022752</text:p>
          </table:table-cell>
          <table:table-cell table:formula="of:=LOWER(BASE([.L154];36))" office:value-type="string" office:string-value="2ogpk0">
            <text:p>2ogpk0</text:p>
          </table:table-cell>
        </table:table-row>
        <table:table-row table:style-name="ro1">
          <table:table-cell table:number-columns-repeated="2"/>
          <table:table-cell table:formula="of:=YEAR([.J155])" office:value-type="float" office:value="2023">
            <text:p>2023</text:p>
          </table:table-cell>
          <table:table-cell table:formula="of:=MONTH([.J155])" office:value-type="float" office:value="1">
            <text:p>01</text:p>
          </table:table-cell>
          <table:table-cell table:formula="of:=DAY([.J155])" office:value-type="float" office:value="17">
            <text:p>17</text:p>
          </table:table-cell>
          <table:table-cell table:formula="of:=HOUR([.J155])" office:value-type="float" office:value="23">
            <text:p>23</text:p>
          </table:table-cell>
          <table:table-cell table:formula="of:=MINUTE([.J155])" office:value-type="float" office:value="6">
            <text:p>06</text:p>
          </table:table-cell>
          <table:table-cell table:formula="of:=SECOND(ROUNDDOWN([.K155])/86400)" office:value-type="float" office:value="9">
            <text:p>09</text:p>
          </table:table-cell>
          <table:table-cell table:formula="of:=MOD([.K155];1)" office:value-type="float" office:value="0.599999904632568">
            <text:p>0.6</text:p>
          </table:table-cell>
          <table:table-cell table:formula="of:=(ROUNDDOWN([.K155])+MOD([.K155];1))/86400" office:value-type="date" office:date-value="2023-01-17T23:06:09.6">
            <text:p>2023-01-17T23:06:09.60Z</text:p>
          </table:table-cell>
          <table:table-cell table:formula="of:=([.L155]+19253769060)/5" office:value-type="float" office:value="3883158369.6">
            <text:p>3883158369.6</text:p>
          </table:table-cell>
          <table:table-cell table:formula="of:=[.L154]+[.L154]-[.L153]" office:value-type="float" office:value="162022788">
            <text:p>162022788</text:p>
          </table:table-cell>
          <table:table-cell table:formula="of:=LOWER(BASE([.L155];36))" office:value-type="string" office:string-value="2ogpl0">
            <text:p>2ogpl0</text:p>
          </table:table-cell>
        </table:table-row>
        <table:table-row table:style-name="ro1">
          <table:table-cell table:number-columns-repeated="2"/>
          <table:table-cell table:formula="of:=YEAR([.J156])" office:value-type="float" office:value="2023">
            <text:p>2023</text:p>
          </table:table-cell>
          <table:table-cell table:formula="of:=MONTH([.J156])" office:value-type="float" office:value="1">
            <text:p>01</text:p>
          </table:table-cell>
          <table:table-cell table:formula="of:=DAY([.J156])" office:value-type="float" office:value="17">
            <text:p>17</text:p>
          </table:table-cell>
          <table:table-cell table:formula="of:=HOUR([.J156])" office:value-type="float" office:value="23">
            <text:p>23</text:p>
          </table:table-cell>
          <table:table-cell table:formula="of:=MINUTE([.J156])" office:value-type="float" office:value="6">
            <text:p>06</text:p>
          </table:table-cell>
          <table:table-cell table:formula="of:=SECOND(ROUNDDOWN([.K156])/86400)" office:value-type="float" office:value="16">
            <text:p>16</text:p>
          </table:table-cell>
          <table:table-cell table:formula="of:=MOD([.K156];1)" office:value-type="float" office:value="0.800000190734863">
            <text:p>0.8</text:p>
          </table:table-cell>
          <table:table-cell table:formula="of:=(ROUNDDOWN([.K156])+MOD([.K156];1))/86400" office:value-type="date" office:date-value="2023-01-17T23:06:16.8">
            <text:p>2023-01-17T23:06:16.80Z</text:p>
          </table:table-cell>
          <table:table-cell table:formula="of:=([.L156]+19253769060)/5" office:value-type="float" office:value="3883158376.8">
            <text:p>3883158376.8</text:p>
          </table:table-cell>
          <table:table-cell table:formula="of:=[.L155]+[.L155]-[.L154]" office:value-type="float" office:value="162022824">
            <text:p>162022824</text:p>
          </table:table-cell>
          <table:table-cell table:formula="of:=LOWER(BASE([.L156];36))" office:value-type="string" office:string-value="2ogpm0">
            <text:p>2ogpm0</text:p>
          </table:table-cell>
        </table:table-row>
        <table:table-row table:style-name="ro1">
          <table:table-cell table:number-columns-repeated="2"/>
          <table:table-cell table:formula="of:=YEAR([.J157])" office:value-type="float" office:value="2023">
            <text:p>2023</text:p>
          </table:table-cell>
          <table:table-cell table:formula="of:=MONTH([.J157])" office:value-type="float" office:value="1">
            <text:p>01</text:p>
          </table:table-cell>
          <table:table-cell table:formula="of:=DAY([.J157])" office:value-type="float" office:value="17">
            <text:p>17</text:p>
          </table:table-cell>
          <table:table-cell table:formula="of:=HOUR([.J157])" office:value-type="float" office:value="23">
            <text:p>23</text:p>
          </table:table-cell>
          <table:table-cell table:formula="of:=MINUTE([.J157])" office:value-type="float" office:value="6">
            <text:p>06</text:p>
          </table:table-cell>
          <table:table-cell table:formula="of:=SECOND(ROUNDDOWN([.K157])/86400)" office:value-type="float" office:value="24">
            <text:p>24</text:p>
          </table:table-cell>
          <table:table-cell table:formula="of:=MOD([.K157];1)" office:value-type="float" office:value="0">
            <text:p>0.0</text:p>
          </table:table-cell>
          <table:table-cell table:formula="of:=(ROUNDDOWN([.K157])+MOD([.K157];1))/86400" office:value-type="date" office:date-value="2023-01-17T23:06:24">
            <text:p>2023-01-17T23:06:24.00Z</text:p>
          </table:table-cell>
          <table:table-cell table:formula="of:=([.L157]+19253769060)/5" office:value-type="float" office:value="3883158384">
            <text:p>3883158384</text:p>
          </table:table-cell>
          <table:table-cell table:formula="of:=[.L156]+[.L156]-[.L155]" office:value-type="float" office:value="162022860">
            <text:p>162022860</text:p>
          </table:table-cell>
          <table:table-cell table:formula="of:=LOWER(BASE([.L157];36))" office:value-type="string" office:string-value="2ogpn0">
            <text:p>2ogpn0</text:p>
          </table:table-cell>
        </table:table-row>
        <table:table-row table:style-name="ro1">
          <table:table-cell table:number-columns-repeated="2"/>
          <table:table-cell table:formula="of:=YEAR([.J158])" office:value-type="float" office:value="2023">
            <text:p>2023</text:p>
          </table:table-cell>
          <table:table-cell table:formula="of:=MONTH([.J158])" office:value-type="float" office:value="1">
            <text:p>01</text:p>
          </table:table-cell>
          <table:table-cell table:formula="of:=DAY([.J158])" office:value-type="float" office:value="17">
            <text:p>17</text:p>
          </table:table-cell>
          <table:table-cell table:formula="of:=HOUR([.J158])" office:value-type="float" office:value="23">
            <text:p>23</text:p>
          </table:table-cell>
          <table:table-cell table:formula="of:=MINUTE([.J158])" office:value-type="float" office:value="6">
            <text:p>06</text:p>
          </table:table-cell>
          <table:table-cell table:formula="of:=SECOND(ROUNDDOWN([.K158])/86400)" office:value-type="float" office:value="31">
            <text:p>31</text:p>
          </table:table-cell>
          <table:table-cell table:formula="of:=MOD([.K158];1)" office:value-type="float" office:value="0.199999809265137">
            <text:p>0.2</text:p>
          </table:table-cell>
          <table:table-cell table:formula="of:=(ROUNDDOWN([.K158])+MOD([.K158];1))/86400" office:value-type="date" office:date-value="2023-01-17T23:06:31.2">
            <text:p>2023-01-17T23:06:31.20Z</text:p>
          </table:table-cell>
          <table:table-cell table:formula="of:=([.L158]+19253769060)/5" office:value-type="float" office:value="3883158391.2">
            <text:p>3883158391.2</text:p>
          </table:table-cell>
          <table:table-cell table:formula="of:=[.L157]+[.L157]-[.L156]" office:value-type="float" office:value="162022896">
            <text:p>162022896</text:p>
          </table:table-cell>
          <table:table-cell table:formula="of:=LOWER(BASE([.L158];36))" office:value-type="string" office:string-value="2ogpo0">
            <text:p>2ogpo0</text:p>
          </table:table-cell>
        </table:table-row>
        <table:table-row table:style-name="ro1">
          <table:table-cell table:number-columns-repeated="2"/>
          <table:table-cell table:formula="of:=YEAR([.J159])" office:value-type="float" office:value="2023">
            <text:p>2023</text:p>
          </table:table-cell>
          <table:table-cell table:formula="of:=MONTH([.J159])" office:value-type="float" office:value="1">
            <text:p>01</text:p>
          </table:table-cell>
          <table:table-cell table:formula="of:=DAY([.J159])" office:value-type="float" office:value="17">
            <text:p>17</text:p>
          </table:table-cell>
          <table:table-cell table:formula="of:=HOUR([.J159])" office:value-type="float" office:value="23">
            <text:p>23</text:p>
          </table:table-cell>
          <table:table-cell table:formula="of:=MINUTE([.J159])" office:value-type="float" office:value="6">
            <text:p>06</text:p>
          </table:table-cell>
          <table:table-cell table:formula="of:=SECOND(ROUNDDOWN([.K159])/86400)" office:value-type="float" office:value="38">
            <text:p>38</text:p>
          </table:table-cell>
          <table:table-cell table:formula="of:=MOD([.K159];1)" office:value-type="float" office:value="0.400000095367432">
            <text:p>0.4</text:p>
          </table:table-cell>
          <table:table-cell table:formula="of:=(ROUNDDOWN([.K159])+MOD([.K159];1))/86400" office:value-type="date" office:date-value="2023-01-17T23:06:38.4">
            <text:p>2023-01-17T23:06:38.40Z</text:p>
          </table:table-cell>
          <table:table-cell table:formula="of:=([.L159]+19253769060)/5" office:value-type="float" office:value="3883158398.4">
            <text:p>3883158398.4</text:p>
          </table:table-cell>
          <table:table-cell table:formula="of:=[.L158]+[.L158]-[.L157]" office:value-type="float" office:value="162022932">
            <text:p>162022932</text:p>
          </table:table-cell>
          <table:table-cell table:formula="of:=LOWER(BASE([.L159];36))" office:value-type="string" office:string-value="2ogpp0">
            <text:p>2ogpp0</text:p>
          </table:table-cell>
        </table:table-row>
        <table:table-row table:style-name="ro1">
          <table:table-cell table:number-columns-repeated="2"/>
          <table:table-cell table:formula="of:=YEAR([.J160])" office:value-type="float" office:value="2023">
            <text:p>2023</text:p>
          </table:table-cell>
          <table:table-cell table:formula="of:=MONTH([.J160])" office:value-type="float" office:value="1">
            <text:p>01</text:p>
          </table:table-cell>
          <table:table-cell table:formula="of:=DAY([.J160])" office:value-type="float" office:value="17">
            <text:p>17</text:p>
          </table:table-cell>
          <table:table-cell table:formula="of:=HOUR([.J160])" office:value-type="float" office:value="23">
            <text:p>23</text:p>
          </table:table-cell>
          <table:table-cell table:formula="of:=MINUTE([.J160])" office:value-type="float" office:value="6">
            <text:p>06</text:p>
          </table:table-cell>
          <table:table-cell table:formula="of:=SECOND(ROUNDDOWN([.K160])/86400)" office:value-type="float" office:value="45">
            <text:p>45</text:p>
          </table:table-cell>
          <table:table-cell table:formula="of:=MOD([.K160];1)" office:value-type="float" office:value="0.599999904632568">
            <text:p>0.6</text:p>
          </table:table-cell>
          <table:table-cell table:formula="of:=(ROUNDDOWN([.K160])+MOD([.K160];1))/86400" office:value-type="date" office:date-value="2023-01-17T23:06:45.6">
            <text:p>2023-01-17T23:06:45.60Z</text:p>
          </table:table-cell>
          <table:table-cell table:formula="of:=([.L160]+19253769060)/5" office:value-type="float" office:value="3883158405.6">
            <text:p>3883158405.6</text:p>
          </table:table-cell>
          <table:table-cell table:formula="of:=[.L159]+[.L159]-[.L158]" office:value-type="float" office:value="162022968">
            <text:p>162022968</text:p>
          </table:table-cell>
          <table:table-cell table:formula="of:=LOWER(BASE([.L160];36))" office:value-type="string" office:string-value="2ogpq0">
            <text:p>2ogpq0</text:p>
          </table:table-cell>
        </table:table-row>
        <table:table-row table:style-name="ro1">
          <table:table-cell table:number-columns-repeated="2"/>
          <table:table-cell table:formula="of:=YEAR([.J161])" office:value-type="float" office:value="2023">
            <text:p>2023</text:p>
          </table:table-cell>
          <table:table-cell table:formula="of:=MONTH([.J161])" office:value-type="float" office:value="1">
            <text:p>01</text:p>
          </table:table-cell>
          <table:table-cell table:formula="of:=DAY([.J161])" office:value-type="float" office:value="17">
            <text:p>17</text:p>
          </table:table-cell>
          <table:table-cell table:formula="of:=HOUR([.J161])" office:value-type="float" office:value="23">
            <text:p>23</text:p>
          </table:table-cell>
          <table:table-cell table:formula="of:=MINUTE([.J161])" office:value-type="float" office:value="6">
            <text:p>06</text:p>
          </table:table-cell>
          <table:table-cell table:formula="of:=SECOND(ROUNDDOWN([.K161])/86400)" office:value-type="float" office:value="52">
            <text:p>52</text:p>
          </table:table-cell>
          <table:table-cell table:formula="of:=MOD([.K161];1)" office:value-type="float" office:value="0.800000190734863">
            <text:p>0.8</text:p>
          </table:table-cell>
          <table:table-cell table:formula="of:=(ROUNDDOWN([.K161])+MOD([.K161];1))/86400" office:value-type="date" office:date-value="2023-01-17T23:06:52.8">
            <text:p>2023-01-17T23:06:52.80Z</text:p>
          </table:table-cell>
          <table:table-cell table:formula="of:=([.L161]+19253769060)/5" office:value-type="float" office:value="3883158412.8">
            <text:p>3883158412.8</text:p>
          </table:table-cell>
          <table:table-cell table:formula="of:=[.L160]+[.L160]-[.L159]" office:value-type="float" office:value="162023004">
            <text:p>162023004</text:p>
          </table:table-cell>
          <table:table-cell table:formula="of:=LOWER(BASE([.L161];36))" office:value-type="string" office:string-value="2ogpr0">
            <text:p>2ogpr0</text:p>
          </table:table-cell>
        </table:table-row>
        <table:table-row table:style-name="ro1">
          <table:table-cell table:number-columns-repeated="2"/>
          <table:table-cell table:formula="of:=YEAR([.J162])" office:value-type="float" office:value="2023">
            <text:p>2023</text:p>
          </table:table-cell>
          <table:table-cell table:formula="of:=MONTH([.J162])" office:value-type="float" office:value="1">
            <text:p>01</text:p>
          </table:table-cell>
          <table:table-cell table:formula="of:=DAY([.J162])" office:value-type="float" office:value="17">
            <text:p>17</text:p>
          </table:table-cell>
          <table:table-cell table:formula="of:=HOUR([.J162])" office:value-type="float" office:value="23">
            <text:p>23</text:p>
          </table:table-cell>
          <table:table-cell table:formula="of:=MINUTE([.J162])" office:value-type="float" office:value="7">
            <text:p>07</text:p>
          </table:table-cell>
          <table:table-cell table:formula="of:=SECOND(ROUNDDOWN([.K162])/86400)" office:value-type="float" office:value="0">
            <text:p>00</text:p>
          </table:table-cell>
          <table:table-cell table:formula="of:=MOD([.K162];1)" office:value-type="float" office:value="0">
            <text:p>0.0</text:p>
          </table:table-cell>
          <table:table-cell table:formula="of:=(ROUNDDOWN([.K162])+MOD([.K162];1))/86400" office:value-type="date" office:date-value="2023-01-17T23:07:00">
            <text:p>2023-01-17T23:07:00.00Z</text:p>
          </table:table-cell>
          <table:table-cell table:formula="of:=([.L162]+19253769060)/5" office:value-type="float" office:value="3883158420">
            <text:p>3883158420</text:p>
          </table:table-cell>
          <table:table-cell table:formula="of:=[.L161]+[.L161]-[.L160]" office:value-type="float" office:value="162023040">
            <text:p>162023040</text:p>
          </table:table-cell>
          <table:table-cell table:formula="of:=LOWER(BASE([.L162];36))" office:value-type="string" office:string-value="2ogps0">
            <text:p>2ogps0</text:p>
          </table:table-cell>
        </table:table-row>
        <table:table-row table:style-name="ro1">
          <table:table-cell table:number-columns-repeated="2"/>
          <table:table-cell table:formula="of:=YEAR([.J163])" office:value-type="float" office:value="2023">
            <text:p>2023</text:p>
          </table:table-cell>
          <table:table-cell table:formula="of:=MONTH([.J163])" office:value-type="float" office:value="1">
            <text:p>01</text:p>
          </table:table-cell>
          <table:table-cell table:formula="of:=DAY([.J163])" office:value-type="float" office:value="17">
            <text:p>17</text:p>
          </table:table-cell>
          <table:table-cell table:formula="of:=HOUR([.J163])" office:value-type="float" office:value="23">
            <text:p>23</text:p>
          </table:table-cell>
          <table:table-cell table:formula="of:=MINUTE([.J163])" office:value-type="float" office:value="7">
            <text:p>07</text:p>
          </table:table-cell>
          <table:table-cell table:formula="of:=SECOND(ROUNDDOWN([.K163])/86400)" office:value-type="float" office:value="7">
            <text:p>07</text:p>
          </table:table-cell>
          <table:table-cell table:formula="of:=MOD([.K163];1)" office:value-type="float" office:value="0.199999809265137">
            <text:p>0.2</text:p>
          </table:table-cell>
          <table:table-cell table:formula="of:=(ROUNDDOWN([.K163])+MOD([.K163];1))/86400" office:value-type="date" office:date-value="2023-01-17T23:07:07.2">
            <text:p>2023-01-17T23:07:07.20Z</text:p>
          </table:table-cell>
          <table:table-cell table:formula="of:=([.L163]+19253769060)/5" office:value-type="float" office:value="3883158427.2">
            <text:p>3883158427.2</text:p>
          </table:table-cell>
          <table:table-cell table:formula="of:=[.L162]+[.L162]-[.L161]" office:value-type="float" office:value="162023076">
            <text:p>162023076</text:p>
          </table:table-cell>
          <table:table-cell table:formula="of:=LOWER(BASE([.L163];36))" office:value-type="string" office:string-value="2ogpt0">
            <text:p>2ogpt0</text:p>
          </table:table-cell>
        </table:table-row>
        <table:table-row table:style-name="ro1">
          <table:table-cell table:number-columns-repeated="2"/>
          <table:table-cell table:formula="of:=YEAR([.J164])" office:value-type="float" office:value="2023">
            <text:p>2023</text:p>
          </table:table-cell>
          <table:table-cell table:formula="of:=MONTH([.J164])" office:value-type="float" office:value="1">
            <text:p>01</text:p>
          </table:table-cell>
          <table:table-cell table:formula="of:=DAY([.J164])" office:value-type="float" office:value="17">
            <text:p>17</text:p>
          </table:table-cell>
          <table:table-cell table:formula="of:=HOUR([.J164])" office:value-type="float" office:value="23">
            <text:p>23</text:p>
          </table:table-cell>
          <table:table-cell table:formula="of:=MINUTE([.J164])" office:value-type="float" office:value="7">
            <text:p>07</text:p>
          </table:table-cell>
          <table:table-cell table:formula="of:=SECOND(ROUNDDOWN([.K164])/86400)" office:value-type="float" office:value="14">
            <text:p>14</text:p>
          </table:table-cell>
          <table:table-cell table:formula="of:=MOD([.K164];1)" office:value-type="float" office:value="0.400000095367432">
            <text:p>0.4</text:p>
          </table:table-cell>
          <table:table-cell table:formula="of:=(ROUNDDOWN([.K164])+MOD([.K164];1))/86400" office:value-type="date" office:date-value="2023-01-17T23:07:14.4">
            <text:p>2023-01-17T23:07:14.40Z</text:p>
          </table:table-cell>
          <table:table-cell table:formula="of:=([.L164]+19253769060)/5" office:value-type="float" office:value="3883158434.4">
            <text:p>3883158434.4</text:p>
          </table:table-cell>
          <table:table-cell table:formula="of:=[.L163]+[.L163]-[.L162]" office:value-type="float" office:value="162023112">
            <text:p>162023112</text:p>
          </table:table-cell>
          <table:table-cell table:formula="of:=LOWER(BASE([.L164];36))" office:value-type="string" office:string-value="2ogpu0">
            <text:p>2ogpu0</text:p>
          </table:table-cell>
        </table:table-row>
        <table:table-row table:style-name="ro1">
          <table:table-cell table:number-columns-repeated="2"/>
          <table:table-cell table:formula="of:=YEAR([.J165])" office:value-type="float" office:value="2023">
            <text:p>2023</text:p>
          </table:table-cell>
          <table:table-cell table:formula="of:=MONTH([.J165])" office:value-type="float" office:value="1">
            <text:p>01</text:p>
          </table:table-cell>
          <table:table-cell table:formula="of:=DAY([.J165])" office:value-type="float" office:value="17">
            <text:p>17</text:p>
          </table:table-cell>
          <table:table-cell table:formula="of:=HOUR([.J165])" office:value-type="float" office:value="23">
            <text:p>23</text:p>
          </table:table-cell>
          <table:table-cell table:formula="of:=MINUTE([.J165])" office:value-type="float" office:value="7">
            <text:p>07</text:p>
          </table:table-cell>
          <table:table-cell table:formula="of:=SECOND(ROUNDDOWN([.K165])/86400)" office:value-type="float" office:value="21">
            <text:p>21</text:p>
          </table:table-cell>
          <table:table-cell table:formula="of:=MOD([.K165];1)" office:value-type="float" office:value="0.599999904632568">
            <text:p>0.6</text:p>
          </table:table-cell>
          <table:table-cell table:formula="of:=(ROUNDDOWN([.K165])+MOD([.K165];1))/86400" office:value-type="date" office:date-value="2023-01-17T23:07:21.6">
            <text:p>2023-01-17T23:07:21.60Z</text:p>
          </table:table-cell>
          <table:table-cell table:formula="of:=([.L165]+19253769060)/5" office:value-type="float" office:value="3883158441.6">
            <text:p>3883158441.6</text:p>
          </table:table-cell>
          <table:table-cell table:formula="of:=[.L164]+[.L164]-[.L163]" office:value-type="float" office:value="162023148">
            <text:p>162023148</text:p>
          </table:table-cell>
          <table:table-cell table:formula="of:=LOWER(BASE([.L165];36))" office:value-type="string" office:string-value="2ogpv0">
            <text:p>2ogpv0</text:p>
          </table:table-cell>
        </table:table-row>
        <table:table-row table:style-name="ro1">
          <table:table-cell table:number-columns-repeated="2"/>
          <table:table-cell table:formula="of:=YEAR([.J166])" office:value-type="float" office:value="2023">
            <text:p>2023</text:p>
          </table:table-cell>
          <table:table-cell table:formula="of:=MONTH([.J166])" office:value-type="float" office:value="1">
            <text:p>01</text:p>
          </table:table-cell>
          <table:table-cell table:formula="of:=DAY([.J166])" office:value-type="float" office:value="17">
            <text:p>17</text:p>
          </table:table-cell>
          <table:table-cell table:formula="of:=HOUR([.J166])" office:value-type="float" office:value="23">
            <text:p>23</text:p>
          </table:table-cell>
          <table:table-cell table:formula="of:=MINUTE([.J166])" office:value-type="float" office:value="7">
            <text:p>07</text:p>
          </table:table-cell>
          <table:table-cell table:formula="of:=SECOND(ROUNDDOWN([.K166])/86400)" office:value-type="float" office:value="28">
            <text:p>28</text:p>
          </table:table-cell>
          <table:table-cell table:formula="of:=MOD([.K166];1)" office:value-type="float" office:value="0.800000190734863">
            <text:p>0.8</text:p>
          </table:table-cell>
          <table:table-cell table:formula="of:=(ROUNDDOWN([.K166])+MOD([.K166];1))/86400" office:value-type="date" office:date-value="2023-01-17T23:07:28.8">
            <text:p>2023-01-17T23:07:28.80Z</text:p>
          </table:table-cell>
          <table:table-cell table:formula="of:=([.L166]+19253769060)/5" office:value-type="float" office:value="3883158448.8">
            <text:p>3883158448.8</text:p>
          </table:table-cell>
          <table:table-cell table:formula="of:=[.L165]+[.L165]-[.L164]" office:value-type="float" office:value="162023184">
            <text:p>162023184</text:p>
          </table:table-cell>
          <table:table-cell table:formula="of:=LOWER(BASE([.L166];36))" office:value-type="string" office:string-value="2ogpw0">
            <text:p>2ogpw0</text:p>
          </table:table-cell>
        </table:table-row>
        <table:table-row table:style-name="ro1">
          <table:table-cell table:number-columns-repeated="2"/>
          <table:table-cell table:formula="of:=YEAR([.J167])" office:value-type="float" office:value="2023">
            <text:p>2023</text:p>
          </table:table-cell>
          <table:table-cell table:formula="of:=MONTH([.J167])" office:value-type="float" office:value="1">
            <text:p>01</text:p>
          </table:table-cell>
          <table:table-cell table:formula="of:=DAY([.J167])" office:value-type="float" office:value="17">
            <text:p>17</text:p>
          </table:table-cell>
          <table:table-cell table:formula="of:=HOUR([.J167])" office:value-type="float" office:value="23">
            <text:p>23</text:p>
          </table:table-cell>
          <table:table-cell table:formula="of:=MINUTE([.J167])" office:value-type="float" office:value="7">
            <text:p>07</text:p>
          </table:table-cell>
          <table:table-cell table:formula="of:=SECOND(ROUNDDOWN([.K167])/86400)" office:value-type="float" office:value="36">
            <text:p>36</text:p>
          </table:table-cell>
          <table:table-cell table:formula="of:=MOD([.K167];1)" office:value-type="float" office:value="0">
            <text:p>0.0</text:p>
          </table:table-cell>
          <table:table-cell table:formula="of:=(ROUNDDOWN([.K167])+MOD([.K167];1))/86400" office:value-type="date" office:date-value="2023-01-17T23:07:36">
            <text:p>2023-01-17T23:07:36.00Z</text:p>
          </table:table-cell>
          <table:table-cell table:formula="of:=([.L167]+19253769060)/5" office:value-type="float" office:value="3883158456">
            <text:p>3883158456</text:p>
          </table:table-cell>
          <table:table-cell table:formula="of:=[.L166]+[.L166]-[.L165]" office:value-type="float" office:value="162023220">
            <text:p>162023220</text:p>
          </table:table-cell>
          <table:table-cell table:formula="of:=LOWER(BASE([.L167];36))" office:value-type="string" office:string-value="2ogpx0">
            <text:p>2ogpx0</text:p>
          </table:table-cell>
        </table:table-row>
        <table:table-row table:style-name="ro1">
          <table:table-cell table:number-columns-repeated="2"/>
          <table:table-cell table:formula="of:=YEAR([.J168])" office:value-type="float" office:value="2023">
            <text:p>2023</text:p>
          </table:table-cell>
          <table:table-cell table:formula="of:=MONTH([.J168])" office:value-type="float" office:value="1">
            <text:p>01</text:p>
          </table:table-cell>
          <table:table-cell table:formula="of:=DAY([.J168])" office:value-type="float" office:value="17">
            <text:p>17</text:p>
          </table:table-cell>
          <table:table-cell table:formula="of:=HOUR([.J168])" office:value-type="float" office:value="23">
            <text:p>23</text:p>
          </table:table-cell>
          <table:table-cell table:formula="of:=MINUTE([.J168])" office:value-type="float" office:value="7">
            <text:p>07</text:p>
          </table:table-cell>
          <table:table-cell table:formula="of:=SECOND(ROUNDDOWN([.K168])/86400)" office:value-type="float" office:value="43">
            <text:p>43</text:p>
          </table:table-cell>
          <table:table-cell table:formula="of:=MOD([.K168];1)" office:value-type="float" office:value="0.199999809265137">
            <text:p>0.2</text:p>
          </table:table-cell>
          <table:table-cell table:formula="of:=(ROUNDDOWN([.K168])+MOD([.K168];1))/86400" office:value-type="date" office:date-value="2023-01-17T23:07:43.2">
            <text:p>2023-01-17T23:07:43.20Z</text:p>
          </table:table-cell>
          <table:table-cell table:formula="of:=([.L168]+19253769060)/5" office:value-type="float" office:value="3883158463.2">
            <text:p>3883158463.2</text:p>
          </table:table-cell>
          <table:table-cell table:formula="of:=[.L167]+[.L167]-[.L166]" office:value-type="float" office:value="162023256">
            <text:p>162023256</text:p>
          </table:table-cell>
          <table:table-cell table:formula="of:=LOWER(BASE([.L168];36))" office:value-type="string" office:string-value="2ogpy0">
            <text:p>2ogpy0</text:p>
          </table:table-cell>
        </table:table-row>
        <table:table-row table:style-name="ro1">
          <table:table-cell table:number-columns-repeated="2"/>
          <table:table-cell table:formula="of:=YEAR([.J169])" office:value-type="float" office:value="2023">
            <text:p>2023</text:p>
          </table:table-cell>
          <table:table-cell table:formula="of:=MONTH([.J169])" office:value-type="float" office:value="1">
            <text:p>01</text:p>
          </table:table-cell>
          <table:table-cell table:formula="of:=DAY([.J169])" office:value-type="float" office:value="17">
            <text:p>17</text:p>
          </table:table-cell>
          <table:table-cell table:formula="of:=HOUR([.J169])" office:value-type="float" office:value="23">
            <text:p>23</text:p>
          </table:table-cell>
          <table:table-cell table:formula="of:=MINUTE([.J169])" office:value-type="float" office:value="7">
            <text:p>07</text:p>
          </table:table-cell>
          <table:table-cell table:formula="of:=SECOND(ROUNDDOWN([.K169])/86400)" office:value-type="float" office:value="50">
            <text:p>50</text:p>
          </table:table-cell>
          <table:table-cell table:formula="of:=MOD([.K169];1)" office:value-type="float" office:value="0.400000095367432">
            <text:p>0.4</text:p>
          </table:table-cell>
          <table:table-cell table:formula="of:=(ROUNDDOWN([.K169])+MOD([.K169];1))/86400" office:value-type="date" office:date-value="2023-01-17T23:07:50.4">
            <text:p>2023-01-17T23:07:50.40Z</text:p>
          </table:table-cell>
          <table:table-cell table:formula="of:=([.L169]+19253769060)/5" office:value-type="float" office:value="3883158470.4">
            <text:p>3883158470.4</text:p>
          </table:table-cell>
          <table:table-cell table:formula="of:=[.L168]+[.L168]-[.L167]" office:value-type="float" office:value="162023292">
            <text:p>162023292</text:p>
          </table:table-cell>
          <table:table-cell table:formula="of:=LOWER(BASE([.L169];36))" office:value-type="string" office:string-value="2ogpz0">
            <text:p>2ogpz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171])" office:value-type="float" office:value="2023">
            <text:p>2023</text:p>
          </table:table-cell>
          <table:table-cell table:formula="of:=MONTH([.J171])" office:value-type="float" office:value="1">
            <text:p>01</text:p>
          </table:table-cell>
          <table:table-cell table:formula="of:=DAY([.J171])" office:value-type="float" office:value="17">
            <text:p>17</text:p>
          </table:table-cell>
          <table:table-cell table:formula="of:=HOUR([.J171])" office:value-type="float" office:value="23">
            <text:p>23</text:p>
          </table:table-cell>
          <table:table-cell table:formula="of:=MINUTE([.J171])" office:value-type="float" office:value="7">
            <text:p>07</text:p>
          </table:table-cell>
          <table:table-cell table:formula="of:=SECOND(ROUNDDOWN([.K171])/86400)" office:value-type="float" office:value="48">
            <text:p>48</text:p>
          </table:table-cell>
          <table:table-cell table:formula="of:=MOD([.K171];1)" office:value-type="float" office:value="0">
            <text:p>0.0</text:p>
          </table:table-cell>
          <table:table-cell table:formula="of:=(ROUNDDOWN([.K171])+MOD([.K171];1))/86400" office:value-type="date" office:date-value="2023-01-17T23:07:48">
            <text:p>2023-01-17T23:07:48.00Z</text:p>
          </table:table-cell>
          <table:table-cell table:formula="of:=([.L171]+19253769060)/5" office:value-type="float" office:value="3883158468">
            <text:p>3883158468</text:p>
          </table:table-cell>
          <table:table-cell office:value-type="float" office:value="162023280">
            <text:p>162023280</text:p>
          </table:table-cell>
          <table:table-cell table:formula="of:=LOWER(BASE([.L171];36))" office:value-type="string" office:string-value="2ogpyo">
            <text:p>2ogpyo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formula="of:=YEAR([.J175])" office:value-type="float" office:value="2008">
            <text:p>2008</text:p>
          </table:table-cell>
          <table:table-cell table:formula="of:=MONTH([.J175])" office:value-type="float" office:value="5">
            <text:p>05</text:p>
          </table:table-cell>
          <table:table-cell table:formula="of:=DAY([.J175])" office:value-type="float" office:value="29">
            <text:p>29</text:p>
          </table:table-cell>
          <table:table-cell table:formula="of:=HOUR([.J175])" office:value-type="float" office:value="21">
            <text:p>21</text:p>
          </table:table-cell>
          <table:table-cell table:formula="of:=MINUTE([.J175])" office:value-type="float" office:value="11">
            <text:p>11</text:p>
          </table:table-cell>
          <table:table-cell table:formula="of:=SECOND(ROUNDDOWN([.K175])/86400)" office:value-type="float" office:value="22">
            <text:p>22</text:p>
          </table:table-cell>
          <table:table-cell table:formula="of:=MOD([.K175];1)" office:value-type="float" office:value="0.599999904632568">
            <text:p>0.6</text:p>
          </table:table-cell>
          <table:table-cell table:formula="of:=(ROUNDDOWN([.K175])+MOD([.K175];1))/86400" office:value-type="date" office:date-value="2008-05-29T21:11:22.6">
            <text:p>2008-05-29T21:11:22.60Z</text:p>
          </table:table-cell>
          <table:table-cell table:formula="of:=([.L175]+17106285413)/5" office:value-type="float" office:value="3421257082.6">
            <text:p>3421257082.6</text:p>
          </table:table-cell>
          <table:table-cell office:value-type="float" office:value="0">
            <text:p>0</text:p>
          </table:table-cell>
          <table:table-cell table:formula="of:=LOWER(BASE([.L175];36))" office:value-type="string" office:string-value="0">
            <text:p>0</text:p>
          </table:table-cell>
        </table:table-row>
        <table:table-row table:style-name="ro1">
          <table:table-cell table:number-columns-repeated="2"/>
          <table:table-cell table:formula="of:=YEAR([.J176])" office:value-type="float" office:value="2008">
            <text:p>2008</text:p>
          </table:table-cell>
          <table:table-cell table:formula="of:=MONTH([.J176])" office:value-type="float" office:value="10">
            <text:p>10</text:p>
          </table:table-cell>
          <table:table-cell table:formula="of:=DAY([.J176])" office:value-type="float" office:value="16">
            <text:p>16</text:p>
          </table:table-cell>
          <table:table-cell table:formula="of:=HOUR([.J176])" office:value-type="float" office:value="20">
            <text:p>20</text:p>
          </table:table-cell>
          <table:table-cell table:formula="of:=MINUTE([.J176])" office:value-type="float" office:value="25">
            <text:p>25</text:p>
          </table:table-cell>
          <table:table-cell table:formula="of:=SECOND(ROUNDDOWN([.K176])/86400)" office:value-type="float" office:value="17">
            <text:p>17</text:p>
          </table:table-cell>
          <table:table-cell table:formula="of:=MOD([.K176];1)" office:value-type="float" office:value="0.800000190734863">
            <text:p>0.8</text:p>
          </table:table-cell>
          <table:table-cell table:formula="of:=(ROUNDDOWN([.K176])+MOD([.K176];1))/86400" office:value-type="date" office:date-value="2008-10-16T20:25:17.8">
            <text:p>2008-10-16T20:25:17.80Z</text:p>
          </table:table-cell>
          <table:table-cell table:formula="of:=([.L176]+17106285413)/5" office:value-type="float" office:value="3433350317.8">
            <text:p>3433350317.8</text:p>
          </table:table-cell>
          <table:table-cell table:formula="of:=[.L175]+60466176" office:value-type="float" office:value="60466176">
            <text:p>60466176</text:p>
          </table:table-cell>
          <table:table-cell table:formula="of:=LOWER(BASE([.L176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177])" office:value-type="float" office:value="2009">
            <text:p>2009</text:p>
          </table:table-cell>
          <table:table-cell table:formula="of:=MONTH([.J177])" office:value-type="float" office:value="3">
            <text:p>03</text:p>
          </table:table-cell>
          <table:table-cell table:formula="of:=DAY([.J177])" office:value-type="float" office:value="5">
            <text:p>05</text:p>
          </table:table-cell>
          <table:table-cell table:formula="of:=HOUR([.J177])" office:value-type="float" office:value="19">
            <text:p>19</text:p>
          </table:table-cell>
          <table:table-cell table:formula="of:=MINUTE([.J177])" office:value-type="float" office:value="39">
            <text:p>39</text:p>
          </table:table-cell>
          <table:table-cell table:formula="of:=SECOND(ROUNDDOWN([.K177])/86400)" office:value-type="float" office:value="13">
            <text:p>13</text:p>
          </table:table-cell>
          <table:table-cell table:formula="of:=MOD([.K177];1)" office:value-type="float" office:value="0">
            <text:p>0.0</text:p>
          </table:table-cell>
          <table:table-cell table:formula="of:=(ROUNDDOWN([.K177])+MOD([.K177];1))/86400" office:value-type="date" office:date-value="2009-03-05T19:39:13">
            <text:p>2009-03-05T19:39:13.00Z</text:p>
          </table:table-cell>
          <table:table-cell table:formula="of:=([.L177]+17106285413)/5" office:value-type="float" office:value="3445443553">
            <text:p>3445443553</text:p>
          </table:table-cell>
          <table:table-cell table:formula="of:=[.L176]+60466176" office:value-type="float" office:value="120932352">
            <text:p>120932352</text:p>
          </table:table-cell>
          <table:table-cell table:formula="of:=LOWER(BASE([.L177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178])" office:value-type="float" office:value="2009">
            <text:p>2009</text:p>
          </table:table-cell>
          <table:table-cell table:formula="of:=MONTH([.J178])" office:value-type="float" office:value="7">
            <text:p>07</text:p>
          </table:table-cell>
          <table:table-cell table:formula="of:=DAY([.J178])" office:value-type="float" office:value="23">
            <text:p>23</text:p>
          </table:table-cell>
          <table:table-cell table:formula="of:=HOUR([.J178])" office:value-type="float" office:value="18">
            <text:p>18</text:p>
          </table:table-cell>
          <table:table-cell table:formula="of:=MINUTE([.J178])" office:value-type="float" office:value="53">
            <text:p>53</text:p>
          </table:table-cell>
          <table:table-cell table:formula="of:=SECOND(ROUNDDOWN([.K178])/86400)" office:value-type="float" office:value="8">
            <text:p>08</text:p>
          </table:table-cell>
          <table:table-cell table:formula="of:=MOD([.K178];1)" office:value-type="float" office:value="0.199999809265137">
            <text:p>0.2</text:p>
          </table:table-cell>
          <table:table-cell table:formula="of:=(ROUNDDOWN([.K178])+MOD([.K178];1))/86400" office:value-type="date" office:date-value="2009-07-23T18:53:08.2">
            <text:p>2009-07-23T18:53:08.20Z</text:p>
          </table:table-cell>
          <table:table-cell table:formula="of:=([.L178]+17106285413)/5" office:value-type="float" office:value="3457536788.2">
            <text:p>3457536788.2</text:p>
          </table:table-cell>
          <table:table-cell table:formula="of:=[.L177]+60466176" office:value-type="float" office:value="181398528">
            <text:p>181398528</text:p>
          </table:table-cell>
          <table:table-cell table:formula="of:=LOWER(BASE([.L178];36))" office:value-type="string" office:string-value="300000">
            <text:p>300000</text:p>
          </table:table-cell>
        </table:table-row>
        <table:table-row table:style-name="ro1">
          <table:table-cell table:number-columns-repeated="2"/>
          <table:table-cell table:formula="of:=YEAR([.J179])" office:value-type="float" office:value="2009">
            <text:p>2009</text:p>
          </table:table-cell>
          <table:table-cell table:formula="of:=MONTH([.J179])" office:value-type="float" office:value="12">
            <text:p>12</text:p>
          </table:table-cell>
          <table:table-cell table:formula="of:=DAY([.J179])" office:value-type="float" office:value="10">
            <text:p>10</text:p>
          </table:table-cell>
          <table:table-cell table:formula="of:=HOUR([.J179])" office:value-type="float" office:value="18">
            <text:p>18</text:p>
          </table:table-cell>
          <table:table-cell table:formula="of:=MINUTE([.J179])" office:value-type="float" office:value="7">
            <text:p>07</text:p>
          </table:table-cell>
          <table:table-cell table:formula="of:=SECOND(ROUNDDOWN([.K179])/86400)" office:value-type="float" office:value="3">
            <text:p>03</text:p>
          </table:table-cell>
          <table:table-cell table:formula="of:=MOD([.K179];1)" office:value-type="float" office:value="0.400000095367432">
            <text:p>0.4</text:p>
          </table:table-cell>
          <table:table-cell table:formula="of:=(ROUNDDOWN([.K179])+MOD([.K179];1))/86400" office:value-type="date" office:date-value="2009-12-10T18:07:03.4">
            <text:p>2009-12-10T18:07:03.40Z</text:p>
          </table:table-cell>
          <table:table-cell table:formula="of:=([.L179]+17106285413)/5" office:value-type="float" office:value="3469630023.4">
            <text:p>3469630023.4</text:p>
          </table:table-cell>
          <table:table-cell table:formula="of:=[.L178]+60466176" office:value-type="float" office:value="241864704">
            <text:p>241864704</text:p>
          </table:table-cell>
          <table:table-cell table:formula="of:=LOWER(BASE([.L179];36))" office:value-type="string" office:string-value="400000">
            <text:p>400000</text:p>
          </table:table-cell>
        </table:table-row>
        <table:table-row table:style-name="ro1">
          <table:table-cell table:number-columns-repeated="2"/>
          <table:table-cell table:formula="of:=YEAR([.J180])" office:value-type="float" office:value="2010">
            <text:p>2010</text:p>
          </table:table-cell>
          <table:table-cell table:formula="of:=MONTH([.J180])" office:value-type="float" office:value="4">
            <text:p>04</text:p>
          </table:table-cell>
          <table:table-cell table:formula="of:=DAY([.J180])" office:value-type="float" office:value="29">
            <text:p>29</text:p>
          </table:table-cell>
          <table:table-cell table:formula="of:=HOUR([.J180])" office:value-type="float" office:value="17">
            <text:p>17</text:p>
          </table:table-cell>
          <table:table-cell table:formula="of:=MINUTE([.J180])" office:value-type="float" office:value="20">
            <text:p>20</text:p>
          </table:table-cell>
          <table:table-cell table:formula="of:=SECOND(ROUNDDOWN([.K180])/86400)" office:value-type="float" office:value="58">
            <text:p>58</text:p>
          </table:table-cell>
          <table:table-cell table:formula="of:=MOD([.K180];1)" office:value-type="float" office:value="0.599999904632568">
            <text:p>0.6</text:p>
          </table:table-cell>
          <table:table-cell table:formula="of:=(ROUNDDOWN([.K180])+MOD([.K180];1))/86400" office:value-type="date" office:date-value="2010-04-29T17:20:58.6">
            <text:p>2010-04-29T17:20:58.60Z</text:p>
          </table:table-cell>
          <table:table-cell table:formula="of:=([.L180]+17106285413)/5" office:value-type="float" office:value="3481723258.6">
            <text:p>3481723258.6</text:p>
          </table:table-cell>
          <table:table-cell table:formula="of:=[.L179]+60466176" office:value-type="float" office:value="302330880">
            <text:p>302330880</text:p>
          </table:table-cell>
          <table:table-cell table:formula="of:=LOWER(BASE([.L180];36))" office:value-type="string" office:string-value="500000">
            <text:p>500000</text:p>
          </table:table-cell>
        </table:table-row>
        <table:table-row table:style-name="ro1">
          <table:table-cell table:number-columns-repeated="2"/>
          <table:table-cell table:formula="of:=YEAR([.J181])" office:value-type="float" office:value="2010">
            <text:p>2010</text:p>
          </table:table-cell>
          <table:table-cell table:formula="of:=MONTH([.J181])" office:value-type="float" office:value="9">
            <text:p>09</text:p>
          </table:table-cell>
          <table:table-cell table:formula="of:=DAY([.J181])" office:value-type="float" office:value="16">
            <text:p>16</text:p>
          </table:table-cell>
          <table:table-cell table:formula="of:=HOUR([.J181])" office:value-type="float" office:value="16">
            <text:p>16</text:p>
          </table:table-cell>
          <table:table-cell table:formula="of:=MINUTE([.J181])" office:value-type="float" office:value="34">
            <text:p>34</text:p>
          </table:table-cell>
          <table:table-cell table:formula="of:=SECOND(ROUNDDOWN([.K181])/86400)" office:value-type="float" office:value="53">
            <text:p>53</text:p>
          </table:table-cell>
          <table:table-cell table:formula="of:=MOD([.K181];1)" office:value-type="float" office:value="0.800000190734863">
            <text:p>0.8</text:p>
          </table:table-cell>
          <table:table-cell table:formula="of:=(ROUNDDOWN([.K181])+MOD([.K181];1))/86400" office:value-type="date" office:date-value="2010-09-16T16:34:53.8">
            <text:p>2010-09-16T16:34:53.80Z</text:p>
          </table:table-cell>
          <table:table-cell table:formula="of:=([.L181]+17106285413)/5" office:value-type="float" office:value="3493816493.8">
            <text:p>3493816493.8</text:p>
          </table:table-cell>
          <table:table-cell table:formula="of:=[.L180]+60466176" office:value-type="float" office:value="362797056">
            <text:p>362797056</text:p>
          </table:table-cell>
          <table:table-cell table:formula="of:=LOWER(BASE([.L181];36))" office:value-type="string" office:string-value="600000">
            <text:p>600000</text:p>
          </table:table-cell>
        </table:table-row>
        <table:table-row table:style-name="ro1">
          <table:table-cell table:number-columns-repeated="2"/>
          <table:table-cell table:formula="of:=YEAR([.J182])" office:value-type="float" office:value="2011">
            <text:p>2011</text:p>
          </table:table-cell>
          <table:table-cell table:formula="of:=MONTH([.J182])" office:value-type="float" office:value="2">
            <text:p>02</text:p>
          </table:table-cell>
          <table:table-cell table:formula="of:=DAY([.J182])" office:value-type="float" office:value="3">
            <text:p>03</text:p>
          </table:table-cell>
          <table:table-cell table:formula="of:=HOUR([.J182])" office:value-type="float" office:value="15">
            <text:p>15</text:p>
          </table:table-cell>
          <table:table-cell table:formula="of:=MINUTE([.J182])" office:value-type="float" office:value="48">
            <text:p>48</text:p>
          </table:table-cell>
          <table:table-cell table:formula="of:=SECOND(ROUNDDOWN([.K182])/86400)" office:value-type="float" office:value="49">
            <text:p>49</text:p>
          </table:table-cell>
          <table:table-cell table:formula="of:=MOD([.K182];1)" office:value-type="float" office:value="0">
            <text:p>0.0</text:p>
          </table:table-cell>
          <table:table-cell table:formula="of:=(ROUNDDOWN([.K182])+MOD([.K182];1))/86400" office:value-type="date" office:date-value="2011-02-03T15:48:49">
            <text:p>2011-02-03T15:48:49.00Z</text:p>
          </table:table-cell>
          <table:table-cell table:formula="of:=([.L182]+17106285413)/5" office:value-type="float" office:value="3505909729">
            <text:p>3505909729</text:p>
          </table:table-cell>
          <table:table-cell table:formula="of:=[.L181]+60466176" office:value-type="float" office:value="423263232">
            <text:p>423263232</text:p>
          </table:table-cell>
          <table:table-cell table:formula="of:=LOWER(BASE([.L182];36))" office:value-type="string" office:string-value="700000">
            <text:p>700000</text:p>
          </table:table-cell>
        </table:table-row>
        <table:table-row table:style-name="ro1">
          <table:table-cell table:number-columns-repeated="2"/>
          <table:table-cell table:formula="of:=YEAR([.J183])" office:value-type="float" office:value="2011">
            <text:p>2011</text:p>
          </table:table-cell>
          <table:table-cell table:formula="of:=MONTH([.J183])" office:value-type="float" office:value="6">
            <text:p>06</text:p>
          </table:table-cell>
          <table:table-cell table:formula="of:=DAY([.J183])" office:value-type="float" office:value="23">
            <text:p>23</text:p>
          </table:table-cell>
          <table:table-cell table:formula="of:=HOUR([.J183])" office:value-type="float" office:value="15">
            <text:p>15</text:p>
          </table:table-cell>
          <table:table-cell table:formula="of:=MINUTE([.J183])" office:value-type="float" office:value="2">
            <text:p>02</text:p>
          </table:table-cell>
          <table:table-cell table:formula="of:=SECOND(ROUNDDOWN([.K183])/86400)" office:value-type="float" office:value="44">
            <text:p>44</text:p>
          </table:table-cell>
          <table:table-cell table:formula="of:=MOD([.K183];1)" office:value-type="float" office:value="0.199999809265137">
            <text:p>0.2</text:p>
          </table:table-cell>
          <table:table-cell table:formula="of:=(ROUNDDOWN([.K183])+MOD([.K183];1))/86400" office:value-type="date" office:date-value="2011-06-23T15:02:44.2">
            <text:p>2011-06-23T15:02:44.20Z</text:p>
          </table:table-cell>
          <table:table-cell table:formula="of:=([.L183]+17106285413)/5" office:value-type="float" office:value="3518002964.2">
            <text:p>3518002964.2</text:p>
          </table:table-cell>
          <table:table-cell table:formula="of:=[.L182]+60466176" office:value-type="float" office:value="483729408">
            <text:p>483729408</text:p>
          </table:table-cell>
          <table:table-cell table:formula="of:=LOWER(BASE([.L183];36))" office:value-type="string" office:string-value="800000">
            <text:p>800000</text:p>
          </table:table-cell>
        </table:table-row>
        <table:table-row table:style-name="ro1">
          <table:table-cell table:number-columns-repeated="2"/>
          <table:table-cell table:formula="of:=YEAR([.J184])" office:value-type="float" office:value="2011">
            <text:p>2011</text:p>
          </table:table-cell>
          <table:table-cell table:formula="of:=MONTH([.J184])" office:value-type="float" office:value="11">
            <text:p>11</text:p>
          </table:table-cell>
          <table:table-cell table:formula="of:=DAY([.J184])" office:value-type="float" office:value="10">
            <text:p>10</text:p>
          </table:table-cell>
          <table:table-cell table:formula="of:=HOUR([.J184])" office:value-type="float" office:value="14">
            <text:p>14</text:p>
          </table:table-cell>
          <table:table-cell table:formula="of:=MINUTE([.J184])" office:value-type="float" office:value="16">
            <text:p>16</text:p>
          </table:table-cell>
          <table:table-cell table:formula="of:=SECOND(ROUNDDOWN([.K184])/86400)" office:value-type="float" office:value="39">
            <text:p>39</text:p>
          </table:table-cell>
          <table:table-cell table:formula="of:=MOD([.K184];1)" office:value-type="float" office:value="0.400000095367432">
            <text:p>0.4</text:p>
          </table:table-cell>
          <table:table-cell table:formula="of:=(ROUNDDOWN([.K184])+MOD([.K184];1))/86400" office:value-type="date" office:date-value="2011-11-10T14:16:39.4">
            <text:p>2011-11-10T14:16:39.40Z</text:p>
          </table:table-cell>
          <table:table-cell table:formula="of:=([.L184]+17106285413)/5" office:value-type="float" office:value="3530096199.4">
            <text:p>3530096199.4</text:p>
          </table:table-cell>
          <table:table-cell table:formula="of:=[.L183]+60466176" office:value-type="float" office:value="544195584">
            <text:p>544195584</text:p>
          </table:table-cell>
          <table:table-cell table:formula="of:=LOWER(BASE([.L184];36))" office:value-type="string" office:string-value="900000">
            <text:p>900000</text:p>
          </table:table-cell>
        </table:table-row>
        <table:table-row table:style-name="ro1">
          <table:table-cell table:number-columns-repeated="2"/>
          <table:table-cell table:formula="of:=YEAR([.J185])" office:value-type="float" office:value="2012">
            <text:p>2012</text:p>
          </table:table-cell>
          <table:table-cell table:formula="of:=MONTH([.J185])" office:value-type="float" office:value="3">
            <text:p>03</text:p>
          </table:table-cell>
          <table:table-cell table:formula="of:=DAY([.J185])" office:value-type="float" office:value="29">
            <text:p>29</text:p>
          </table:table-cell>
          <table:table-cell table:formula="of:=HOUR([.J185])" office:value-type="float" office:value="13">
            <text:p>13</text:p>
          </table:table-cell>
          <table:table-cell table:formula="of:=MINUTE([.J185])" office:value-type="float" office:value="30">
            <text:p>30</text:p>
          </table:table-cell>
          <table:table-cell table:formula="of:=SECOND(ROUNDDOWN([.K185])/86400)" office:value-type="float" office:value="34">
            <text:p>34</text:p>
          </table:table-cell>
          <table:table-cell table:formula="of:=MOD([.K185];1)" office:value-type="float" office:value="0.599999904632568">
            <text:p>0.6</text:p>
          </table:table-cell>
          <table:table-cell table:formula="of:=(ROUNDDOWN([.K185])+MOD([.K185];1))/86400" office:value-type="date" office:date-value="2012-03-29T13:30:34.6">
            <text:p>2012-03-29T13:30:34.60Z</text:p>
          </table:table-cell>
          <table:table-cell table:formula="of:=([.L185]+17106285413)/5" office:value-type="float" office:value="3542189434.6">
            <text:p>3542189434.6</text:p>
          </table:table-cell>
          <table:table-cell table:formula="of:=[.L184]+60466176" office:value-type="float" office:value="604661760">
            <text:p>604661760</text:p>
          </table:table-cell>
          <table:table-cell table:formula="of:=LOWER(BASE([.L185];36))" office:value-type="string" office:string-value="a00000">
            <text:p>a00000</text:p>
          </table:table-cell>
        </table:table-row>
        <table:table-row table:style-name="ro1">
          <table:table-cell table:number-columns-repeated="2"/>
          <table:table-cell table:formula="of:=YEAR([.J186])" office:value-type="float" office:value="2012">
            <text:p>2012</text:p>
          </table:table-cell>
          <table:table-cell table:formula="of:=MONTH([.J186])" office:value-type="float" office:value="8">
            <text:p>08</text:p>
          </table:table-cell>
          <table:table-cell table:formula="of:=DAY([.J186])" office:value-type="float" office:value="16">
            <text:p>16</text:p>
          </table:table-cell>
          <table:table-cell table:formula="of:=HOUR([.J186])" office:value-type="float" office:value="12">
            <text:p>12</text:p>
          </table:table-cell>
          <table:table-cell table:formula="of:=MINUTE([.J186])" office:value-type="float" office:value="44">
            <text:p>44</text:p>
          </table:table-cell>
          <table:table-cell table:formula="of:=SECOND(ROUNDDOWN([.K186])/86400)" office:value-type="float" office:value="29">
            <text:p>29</text:p>
          </table:table-cell>
          <table:table-cell table:formula="of:=MOD([.K186];1)" office:value-type="float" office:value="0.800000190734863">
            <text:p>0.8</text:p>
          </table:table-cell>
          <table:table-cell table:formula="of:=(ROUNDDOWN([.K186])+MOD([.K186];1))/86400" office:value-type="date" office:date-value="2012-08-16T12:44:29.8">
            <text:p>2012-08-16T12:44:29.80Z</text:p>
          </table:table-cell>
          <table:table-cell table:formula="of:=([.L186]+17106285413)/5" office:value-type="float" office:value="3554282669.8">
            <text:p>3554282669.8</text:p>
          </table:table-cell>
          <table:table-cell table:formula="of:=[.L185]+60466176" office:value-type="float" office:value="665127936">
            <text:p>665127936</text:p>
          </table:table-cell>
          <table:table-cell table:formula="of:=LOWER(BASE([.L186];36))" office:value-type="string" office:string-value="b00000">
            <text:p>b00000</text:p>
          </table:table-cell>
        </table:table-row>
        <table:table-row table:style-name="ro1">
          <table:table-cell table:number-columns-repeated="2"/>
          <table:table-cell table:formula="of:=YEAR([.J187])" office:value-type="float" office:value="2013">
            <text:p>2013</text:p>
          </table:table-cell>
          <table:table-cell table:formula="of:=MONTH([.J187])" office:value-type="float" office:value="1">
            <text:p>01</text:p>
          </table:table-cell>
          <table:table-cell table:formula="of:=DAY([.J187])" office:value-type="float" office:value="3">
            <text:p>03</text:p>
          </table:table-cell>
          <table:table-cell table:formula="of:=HOUR([.J187])" office:value-type="float" office:value="11">
            <text:p>11</text:p>
          </table:table-cell>
          <table:table-cell table:formula="of:=MINUTE([.J187])" office:value-type="float" office:value="58">
            <text:p>58</text:p>
          </table:table-cell>
          <table:table-cell table:formula="of:=SECOND(ROUNDDOWN([.K187])/86400)" office:value-type="float" office:value="25">
            <text:p>25</text:p>
          </table:table-cell>
          <table:table-cell table:formula="of:=MOD([.K187];1)" office:value-type="float" office:value="0">
            <text:p>0.0</text:p>
          </table:table-cell>
          <table:table-cell table:formula="of:=(ROUNDDOWN([.K187])+MOD([.K187];1))/86400" office:value-type="date" office:date-value="2013-01-03T11:58:25">
            <text:p>2013-01-03T11:58:25.00Z</text:p>
          </table:table-cell>
          <table:table-cell table:formula="of:=([.L187]+17106285413)/5" office:value-type="float" office:value="3566375905">
            <text:p>3566375905</text:p>
          </table:table-cell>
          <table:table-cell table:formula="of:=[.L186]+60466176" office:value-type="float" office:value="725594112">
            <text:p>725594112</text:p>
          </table:table-cell>
          <table:table-cell table:formula="of:=LOWER(BASE([.L187];36))" office:value-type="string" office:string-value="c00000">
            <text:p>c00000</text:p>
          </table:table-cell>
        </table:table-row>
        <table:table-row table:style-name="ro1">
          <table:table-cell table:number-columns-repeated="2"/>
          <table:table-cell table:formula="of:=YEAR([.J188])" office:value-type="float" office:value="2013">
            <text:p>2013</text:p>
          </table:table-cell>
          <table:table-cell table:formula="of:=MONTH([.J188])" office:value-type="float" office:value="5">
            <text:p>05</text:p>
          </table:table-cell>
          <table:table-cell table:formula="of:=DAY([.J188])" office:value-type="float" office:value="23">
            <text:p>23</text:p>
          </table:table-cell>
          <table:table-cell table:formula="of:=HOUR([.J188])" office:value-type="float" office:value="11">
            <text:p>11</text:p>
          </table:table-cell>
          <table:table-cell table:formula="of:=MINUTE([.J188])" office:value-type="float" office:value="12">
            <text:p>12</text:p>
          </table:table-cell>
          <table:table-cell table:formula="of:=SECOND(ROUNDDOWN([.K188])/86400)" office:value-type="float" office:value="20">
            <text:p>20</text:p>
          </table:table-cell>
          <table:table-cell table:formula="of:=MOD([.K188];1)" office:value-type="float" office:value="0.199999809265137">
            <text:p>0.2</text:p>
          </table:table-cell>
          <table:table-cell table:formula="of:=(ROUNDDOWN([.K188])+MOD([.K188];1))/86400" office:value-type="date" office:date-value="2013-05-23T11:12:20.2">
            <text:p>2013-05-23T11:12:20.20Z</text:p>
          </table:table-cell>
          <table:table-cell table:formula="of:=([.L188]+17106285413)/5" office:value-type="float" office:value="3578469140.2">
            <text:p>3578469140.2</text:p>
          </table:table-cell>
          <table:table-cell table:formula="of:=[.L187]+60466176" office:value-type="float" office:value="786060288">
            <text:p>786060288</text:p>
          </table:table-cell>
          <table:table-cell table:formula="of:=LOWER(BASE([.L188];36))" office:value-type="string" office:string-value="d00000">
            <text:p>d00000</text:p>
          </table:table-cell>
        </table:table-row>
        <table:table-row table:style-name="ro1">
          <table:table-cell table:number-columns-repeated="2"/>
          <table:table-cell table:formula="of:=YEAR([.J189])" office:value-type="float" office:value="2013">
            <text:p>2013</text:p>
          </table:table-cell>
          <table:table-cell table:formula="of:=MONTH([.J189])" office:value-type="float" office:value="10">
            <text:p>10</text:p>
          </table:table-cell>
          <table:table-cell table:formula="of:=DAY([.J189])" office:value-type="float" office:value="10">
            <text:p>10</text:p>
          </table:table-cell>
          <table:table-cell table:formula="of:=HOUR([.J189])" office:value-type="float" office:value="10">
            <text:p>10</text:p>
          </table:table-cell>
          <table:table-cell table:formula="of:=MINUTE([.J189])" office:value-type="float" office:value="26">
            <text:p>26</text:p>
          </table:table-cell>
          <table:table-cell table:formula="of:=SECOND(ROUNDDOWN([.K189])/86400)" office:value-type="float" office:value="15">
            <text:p>15</text:p>
          </table:table-cell>
          <table:table-cell table:formula="of:=MOD([.K189];1)" office:value-type="float" office:value="0.400000095367432">
            <text:p>0.4</text:p>
          </table:table-cell>
          <table:table-cell table:formula="of:=(ROUNDDOWN([.K189])+MOD([.K189];1))/86400" office:value-type="date" office:date-value="2013-10-10T10:26:15.4">
            <text:p>2013-10-10T10:26:15.40Z</text:p>
          </table:table-cell>
          <table:table-cell table:formula="of:=([.L189]+17106285413)/5" office:value-type="float" office:value="3590562375.4">
            <text:p>3590562375.4</text:p>
          </table:table-cell>
          <table:table-cell table:formula="of:=[.L188]+60466176" office:value-type="float" office:value="846526464">
            <text:p>846526464</text:p>
          </table:table-cell>
          <table:table-cell table:formula="of:=LOWER(BASE([.L189];36))" office:value-type="string" office:string-value="e00000">
            <text:p>e00000</text:p>
          </table:table-cell>
        </table:table-row>
        <table:table-row table:style-name="ro1">
          <table:table-cell table:number-columns-repeated="2"/>
          <table:table-cell table:formula="of:=YEAR([.J190])" office:value-type="float" office:value="2014">
            <text:p>2014</text:p>
          </table:table-cell>
          <table:table-cell table:formula="of:=MONTH([.J190])" office:value-type="float" office:value="2">
            <text:p>02</text:p>
          </table:table-cell>
          <table:table-cell table:formula="of:=DAY([.J190])" office:value-type="float" office:value="27">
            <text:p>27</text:p>
          </table:table-cell>
          <table:table-cell table:formula="of:=HOUR([.J190])" office:value-type="float" office:value="9">
            <text:p>09</text:p>
          </table:table-cell>
          <table:table-cell table:formula="of:=MINUTE([.J190])" office:value-type="float" office:value="40">
            <text:p>40</text:p>
          </table:table-cell>
          <table:table-cell table:formula="of:=SECOND(ROUNDDOWN([.K190])/86400)" office:value-type="float" office:value="10">
            <text:p>10</text:p>
          </table:table-cell>
          <table:table-cell table:formula="of:=MOD([.K190];1)" office:value-type="float" office:value="0.599999904632568">
            <text:p>0.6</text:p>
          </table:table-cell>
          <table:table-cell table:formula="of:=(ROUNDDOWN([.K190])+MOD([.K190];1))/86400" office:value-type="date" office:date-value="2014-02-27T09:40:10.6">
            <text:p>2014-02-27T09:40:10.60Z</text:p>
          </table:table-cell>
          <table:table-cell table:formula="of:=([.L190]+17106285413)/5" office:value-type="float" office:value="3602655610.6">
            <text:p>3602655610.6</text:p>
          </table:table-cell>
          <table:table-cell table:formula="of:=[.L189]+60466176" office:value-type="float" office:value="906992640">
            <text:p>906992640</text:p>
          </table:table-cell>
          <table:table-cell table:formula="of:=LOWER(BASE([.L190];36))" office:value-type="string" office:string-value="f00000">
            <text:p>f00000</text:p>
          </table:table-cell>
        </table:table-row>
        <table:table-row table:style-name="ro1">
          <table:table-cell table:number-columns-repeated="2"/>
          <table:table-cell table:formula="of:=YEAR([.J191])" office:value-type="float" office:value="2014">
            <text:p>2014</text:p>
          </table:table-cell>
          <table:table-cell table:formula="of:=MONTH([.J191])" office:value-type="float" office:value="7">
            <text:p>07</text:p>
          </table:table-cell>
          <table:table-cell table:formula="of:=DAY([.J191])" office:value-type="float" office:value="17">
            <text:p>17</text:p>
          </table:table-cell>
          <table:table-cell table:formula="of:=HOUR([.J191])" office:value-type="float" office:value="8">
            <text:p>08</text:p>
          </table:table-cell>
          <table:table-cell table:formula="of:=MINUTE([.J191])" office:value-type="float" office:value="54">
            <text:p>54</text:p>
          </table:table-cell>
          <table:table-cell table:formula="of:=SECOND(ROUNDDOWN([.K191])/86400)" office:value-type="float" office:value="5">
            <text:p>05</text:p>
          </table:table-cell>
          <table:table-cell table:formula="of:=MOD([.K191];1)" office:value-type="float" office:value="0.800000190734863">
            <text:p>0.8</text:p>
          </table:table-cell>
          <table:table-cell table:formula="of:=(ROUNDDOWN([.K191])+MOD([.K191];1))/86400" office:value-type="date" office:date-value="2014-07-17T08:54:05.8">
            <text:p>2014-07-17T08:54:05.80Z</text:p>
          </table:table-cell>
          <table:table-cell table:formula="of:=([.L191]+17106285413)/5" office:value-type="float" office:value="3614748845.8">
            <text:p>3614748845.8</text:p>
          </table:table-cell>
          <table:table-cell table:formula="of:=[.L190]+60466176" office:value-type="float" office:value="967458816">
            <text:p>967458816</text:p>
          </table:table-cell>
          <table:table-cell table:formula="of:=LOWER(BASE([.L191];36))" office:value-type="string" office:string-value="g00000">
            <text:p>g00000</text:p>
          </table:table-cell>
        </table:table-row>
        <table:table-row table:style-name="ro1">
          <table:table-cell table:number-columns-repeated="2"/>
          <table:table-cell table:formula="of:=YEAR([.J192])" office:value-type="float" office:value="2014">
            <text:p>2014</text:p>
          </table:table-cell>
          <table:table-cell table:formula="of:=MONTH([.J192])" office:value-type="float" office:value="12">
            <text:p>12</text:p>
          </table:table-cell>
          <table:table-cell table:formula="of:=DAY([.J192])" office:value-type="float" office:value="4">
            <text:p>04</text:p>
          </table:table-cell>
          <table:table-cell table:formula="of:=HOUR([.J192])" office:value-type="float" office:value="8">
            <text:p>08</text:p>
          </table:table-cell>
          <table:table-cell table:formula="of:=MINUTE([.J192])" office:value-type="float" office:value="8">
            <text:p>08</text:p>
          </table:table-cell>
          <table:table-cell table:formula="of:=SECOND(ROUNDDOWN([.K192])/86400)" office:value-type="float" office:value="1">
            <text:p>01</text:p>
          </table:table-cell>
          <table:table-cell table:formula="of:=MOD([.K192];1)" office:value-type="float" office:value="0">
            <text:p>0.0</text:p>
          </table:table-cell>
          <table:table-cell table:formula="of:=(ROUNDDOWN([.K192])+MOD([.K192];1))/86400" office:value-type="date" office:date-value="2014-12-04T08:08:01">
            <text:p>2014-12-04T08:08:01.00Z</text:p>
          </table:table-cell>
          <table:table-cell table:formula="of:=([.L192]+17106285413)/5" office:value-type="float" office:value="3626842081">
            <text:p>3626842081</text:p>
          </table:table-cell>
          <table:table-cell table:formula="of:=[.L191]+60466176" office:value-type="float" office:value="1027924992">
            <text:p>1027924992</text:p>
          </table:table-cell>
          <table:table-cell table:formula="of:=LOWER(BASE([.L192];36))" office:value-type="string" office:string-value="h00000">
            <text:p>h00000</text:p>
          </table:table-cell>
        </table:table-row>
        <table:table-row table:style-name="ro1">
          <table:table-cell table:number-columns-repeated="2"/>
          <table:table-cell table:formula="of:=YEAR([.J193])" office:value-type="float" office:value="2015">
            <text:p>2015</text:p>
          </table:table-cell>
          <table:table-cell table:formula="of:=MONTH([.J193])" office:value-type="float" office:value="4">
            <text:p>04</text:p>
          </table:table-cell>
          <table:table-cell table:formula="of:=DAY([.J193])" office:value-type="float" office:value="23">
            <text:p>23</text:p>
          </table:table-cell>
          <table:table-cell table:formula="of:=HOUR([.J193])" office:value-type="float" office:value="7">
            <text:p>07</text:p>
          </table:table-cell>
          <table:table-cell table:formula="of:=MINUTE([.J193])" office:value-type="float" office:value="21">
            <text:p>21</text:p>
          </table:table-cell>
          <table:table-cell table:formula="of:=SECOND(ROUNDDOWN([.K193])/86400)" office:value-type="float" office:value="56">
            <text:p>56</text:p>
          </table:table-cell>
          <table:table-cell table:formula="of:=MOD([.K193];1)" office:value-type="float" office:value="0.199999809265137">
            <text:p>0.2</text:p>
          </table:table-cell>
          <table:table-cell table:formula="of:=(ROUNDDOWN([.K193])+MOD([.K193];1))/86400" office:value-type="date" office:date-value="2015-04-23T07:21:56.2">
            <text:p>2015-04-23T07:21:56.20Z</text:p>
          </table:table-cell>
          <table:table-cell table:formula="of:=([.L193]+17106285413)/5" office:value-type="float" office:value="3638935316.2">
            <text:p>3638935316.2</text:p>
          </table:table-cell>
          <table:table-cell table:formula="of:=[.L192]+60466176" office:value-type="float" office:value="1088391168">
            <text:p>1088391168</text:p>
          </table:table-cell>
          <table:table-cell table:formula="of:=LOWER(BASE([.L193];36))" office:value-type="string" office:string-value="i00000">
            <text:p>i00000</text:p>
          </table:table-cell>
        </table:table-row>
        <table:table-row table:style-name="ro1">
          <table:table-cell table:number-columns-repeated="2"/>
          <table:table-cell table:formula="of:=YEAR([.J194])" office:value-type="float" office:value="2015">
            <text:p>2015</text:p>
          </table:table-cell>
          <table:table-cell table:formula="of:=MONTH([.J194])" office:value-type="float" office:value="9">
            <text:p>09</text:p>
          </table:table-cell>
          <table:table-cell table:formula="of:=DAY([.J194])" office:value-type="float" office:value="10">
            <text:p>10</text:p>
          </table:table-cell>
          <table:table-cell table:formula="of:=HOUR([.J194])" office:value-type="float" office:value="6">
            <text:p>06</text:p>
          </table:table-cell>
          <table:table-cell table:formula="of:=MINUTE([.J194])" office:value-type="float" office:value="35">
            <text:p>35</text:p>
          </table:table-cell>
          <table:table-cell table:formula="of:=SECOND(ROUNDDOWN([.K194])/86400)" office:value-type="float" office:value="51">
            <text:p>51</text:p>
          </table:table-cell>
          <table:table-cell table:formula="of:=MOD([.K194];1)" office:value-type="float" office:value="0.400000095367432">
            <text:p>0.4</text:p>
          </table:table-cell>
          <table:table-cell table:formula="of:=(ROUNDDOWN([.K194])+MOD([.K194];1))/86400" office:value-type="date" office:date-value="2015-09-10T06:35:51.4">
            <text:p>2015-09-10T06:35:51.40Z</text:p>
          </table:table-cell>
          <table:table-cell table:formula="of:=([.L194]+17106285413)/5" office:value-type="float" office:value="3651028551.4">
            <text:p>3651028551.4</text:p>
          </table:table-cell>
          <table:table-cell table:formula="of:=[.L193]+60466176" office:value-type="float" office:value="1148857344">
            <text:p>1148857344</text:p>
          </table:table-cell>
          <table:table-cell table:formula="of:=LOWER(BASE([.L194];36))" office:value-type="string" office:string-value="j00000">
            <text:p>j00000</text:p>
          </table:table-cell>
        </table:table-row>
        <table:table-row table:style-name="ro1">
          <table:table-cell table:number-columns-repeated="2"/>
          <table:table-cell table:formula="of:=YEAR([.J195])" office:value-type="float" office:value="2016">
            <text:p>2016</text:p>
          </table:table-cell>
          <table:table-cell table:formula="of:=MONTH([.J195])" office:value-type="float" office:value="1">
            <text:p>01</text:p>
          </table:table-cell>
          <table:table-cell table:formula="of:=DAY([.J195])" office:value-type="float" office:value="28">
            <text:p>28</text:p>
          </table:table-cell>
          <table:table-cell table:formula="of:=HOUR([.J195])" office:value-type="float" office:value="5">
            <text:p>05</text:p>
          </table:table-cell>
          <table:table-cell table:formula="of:=MINUTE([.J195])" office:value-type="float" office:value="49">
            <text:p>49</text:p>
          </table:table-cell>
          <table:table-cell table:formula="of:=SECOND(ROUNDDOWN([.K195])/86400)" office:value-type="float" office:value="46">
            <text:p>46</text:p>
          </table:table-cell>
          <table:table-cell table:formula="of:=MOD([.K195];1)" office:value-type="float" office:value="0.599999904632568">
            <text:p>0.6</text:p>
          </table:table-cell>
          <table:table-cell table:formula="of:=(ROUNDDOWN([.K195])+MOD([.K195];1))/86400" office:value-type="date" office:date-value="2016-01-28T05:49:46.6">
            <text:p>2016-01-28T05:49:46.60Z</text:p>
          </table:table-cell>
          <table:table-cell table:formula="of:=([.L195]+17106285413)/5" office:value-type="float" office:value="3663121786.6">
            <text:p>3663121786.6</text:p>
          </table:table-cell>
          <table:table-cell table:formula="of:=[.L194]+60466176" office:value-type="float" office:value="1209323520">
            <text:p>1209323520</text:p>
          </table:table-cell>
          <table:table-cell table:formula="of:=LOWER(BASE([.L195];36))" office:value-type="string" office:string-value="k00000">
            <text:p>k00000</text:p>
          </table:table-cell>
        </table:table-row>
        <table:table-row table:style-name="ro1">
          <table:table-cell table:number-columns-repeated="2"/>
          <table:table-cell table:formula="of:=YEAR([.J196])" office:value-type="float" office:value="2016">
            <text:p>2016</text:p>
          </table:table-cell>
          <table:table-cell table:formula="of:=MONTH([.J196])" office:value-type="float" office:value="6">
            <text:p>06</text:p>
          </table:table-cell>
          <table:table-cell table:formula="of:=DAY([.J196])" office:value-type="float" office:value="16">
            <text:p>16</text:p>
          </table:table-cell>
          <table:table-cell table:formula="of:=HOUR([.J196])" office:value-type="float" office:value="5">
            <text:p>05</text:p>
          </table:table-cell>
          <table:table-cell table:formula="of:=MINUTE([.J196])" office:value-type="float" office:value="3">
            <text:p>03</text:p>
          </table:table-cell>
          <table:table-cell table:formula="of:=SECOND(ROUNDDOWN([.K196])/86400)" office:value-type="float" office:value="41">
            <text:p>41</text:p>
          </table:table-cell>
          <table:table-cell table:formula="of:=MOD([.K196];1)" office:value-type="float" office:value="0.800000190734863">
            <text:p>0.8</text:p>
          </table:table-cell>
          <table:table-cell table:formula="of:=(ROUNDDOWN([.K196])+MOD([.K196];1))/86400" office:value-type="date" office:date-value="2016-06-16T05:03:41.8">
            <text:p>2016-06-16T05:03:41.80Z</text:p>
          </table:table-cell>
          <table:table-cell table:formula="of:=([.L196]+17106285413)/5" office:value-type="float" office:value="3675215021.8">
            <text:p>3675215021.8</text:p>
          </table:table-cell>
          <table:table-cell table:formula="of:=[.L195]+60466176" office:value-type="float" office:value="1269789696">
            <text:p>1269789696</text:p>
          </table:table-cell>
          <table:table-cell table:formula="of:=LOWER(BASE([.L196];36))" office:value-type="string" office:string-value="l00000">
            <text:p>l00000</text:p>
          </table:table-cell>
        </table:table-row>
        <table:table-row table:style-name="ro1">
          <table:table-cell table:number-columns-repeated="2"/>
          <table:table-cell table:formula="of:=YEAR([.J197])" office:value-type="float" office:value="2016">
            <text:p>2016</text:p>
          </table:table-cell>
          <table:table-cell table:formula="of:=MONTH([.J197])" office:value-type="float" office:value="11">
            <text:p>11</text:p>
          </table:table-cell>
          <table:table-cell table:formula="of:=DAY([.J197])" office:value-type="float" office:value="3">
            <text:p>03</text:p>
          </table:table-cell>
          <table:table-cell table:formula="of:=HOUR([.J197])" office:value-type="float" office:value="4">
            <text:p>04</text:p>
          </table:table-cell>
          <table:table-cell table:formula="of:=MINUTE([.J197])" office:value-type="float" office:value="17">
            <text:p>17</text:p>
          </table:table-cell>
          <table:table-cell table:formula="of:=SECOND(ROUNDDOWN([.K197])/86400)" office:value-type="float" office:value="37">
            <text:p>37</text:p>
          </table:table-cell>
          <table:table-cell table:formula="of:=MOD([.K197];1)" office:value-type="float" office:value="0">
            <text:p>0.0</text:p>
          </table:table-cell>
          <table:table-cell table:formula="of:=(ROUNDDOWN([.K197])+MOD([.K197];1))/86400" office:value-type="date" office:date-value="2016-11-03T04:17:37">
            <text:p>2016-11-03T04:17:37.00Z</text:p>
          </table:table-cell>
          <table:table-cell table:formula="of:=([.L197]+17106285413)/5" office:value-type="float" office:value="3687308257">
            <text:p>3687308257</text:p>
          </table:table-cell>
          <table:table-cell table:formula="of:=[.L196]+60466176" office:value-type="float" office:value="1330255872">
            <text:p>1330255872</text:p>
          </table:table-cell>
          <table:table-cell table:formula="of:=LOWER(BASE([.L197];36))" office:value-type="string" office:string-value="m00000">
            <text:p>m00000</text:p>
          </table:table-cell>
        </table:table-row>
        <table:table-row table:style-name="ro1">
          <table:table-cell table:number-columns-repeated="2"/>
          <table:table-cell table:formula="of:=YEAR([.J198])" office:value-type="float" office:value="2017">
            <text:p>2017</text:p>
          </table:table-cell>
          <table:table-cell table:formula="of:=MONTH([.J198])" office:value-type="float" office:value="3">
            <text:p>03</text:p>
          </table:table-cell>
          <table:table-cell table:formula="of:=DAY([.J198])" office:value-type="float" office:value="23">
            <text:p>23</text:p>
          </table:table-cell>
          <table:table-cell table:formula="of:=HOUR([.J198])" office:value-type="float" office:value="3">
            <text:p>03</text:p>
          </table:table-cell>
          <table:table-cell table:formula="of:=MINUTE([.J198])" office:value-type="float" office:value="31">
            <text:p>31</text:p>
          </table:table-cell>
          <table:table-cell table:formula="of:=SECOND(ROUNDDOWN([.K198])/86400)" office:value-type="float" office:value="32">
            <text:p>32</text:p>
          </table:table-cell>
          <table:table-cell table:formula="of:=MOD([.K198];1)" office:value-type="float" office:value="0.199999809265137">
            <text:p>0.2</text:p>
          </table:table-cell>
          <table:table-cell table:formula="of:=(ROUNDDOWN([.K198])+MOD([.K198];1))/86400" office:value-type="date" office:date-value="2017-03-23T03:31:32.2">
            <text:p>2017-03-23T03:31:32.20Z</text:p>
          </table:table-cell>
          <table:table-cell table:formula="of:=([.L198]+17106285413)/5" office:value-type="float" office:value="3699401492.2">
            <text:p>3699401492.2</text:p>
          </table:table-cell>
          <table:table-cell table:formula="of:=[.L197]+60466176" office:value-type="float" office:value="1390722048">
            <text:p>1390722048</text:p>
          </table:table-cell>
          <table:table-cell table:formula="of:=LOWER(BASE([.L198];36))" office:value-type="string" office:string-value="n00000">
            <text:p>n00000</text:p>
          </table:table-cell>
        </table:table-row>
        <table:table-row table:style-name="ro1">
          <table:table-cell table:number-columns-repeated="2"/>
          <table:table-cell table:formula="of:=YEAR([.J199])" office:value-type="float" office:value="2017">
            <text:p>2017</text:p>
          </table:table-cell>
          <table:table-cell table:formula="of:=MONTH([.J199])" office:value-type="float" office:value="8">
            <text:p>08</text:p>
          </table:table-cell>
          <table:table-cell table:formula="of:=DAY([.J199])" office:value-type="float" office:value="10">
            <text:p>10</text:p>
          </table:table-cell>
          <table:table-cell table:formula="of:=HOUR([.J199])" office:value-type="float" office:value="2">
            <text:p>02</text:p>
          </table:table-cell>
          <table:table-cell table:formula="of:=MINUTE([.J199])" office:value-type="float" office:value="45">
            <text:p>45</text:p>
          </table:table-cell>
          <table:table-cell table:formula="of:=SECOND(ROUNDDOWN([.K199])/86400)" office:value-type="float" office:value="27">
            <text:p>27</text:p>
          </table:table-cell>
          <table:table-cell table:formula="of:=MOD([.K199];1)" office:value-type="float" office:value="0.400000095367432">
            <text:p>0.4</text:p>
          </table:table-cell>
          <table:table-cell table:formula="of:=(ROUNDDOWN([.K199])+MOD([.K199];1))/86400" office:value-type="date" office:date-value="2017-08-10T02:45:27.4">
            <text:p>2017-08-10T02:45:27.40Z</text:p>
          </table:table-cell>
          <table:table-cell table:formula="of:=([.L199]+17106285413)/5" office:value-type="float" office:value="3711494727.4">
            <text:p>3711494727.4</text:p>
          </table:table-cell>
          <table:table-cell table:formula="of:=[.L198]+60466176" office:value-type="float" office:value="1451188224">
            <text:p>1451188224</text:p>
          </table:table-cell>
          <table:table-cell table:formula="of:=LOWER(BASE([.L199];36))" office:value-type="string" office:string-value="o00000">
            <text:p>o00000</text:p>
          </table:table-cell>
        </table:table-row>
        <table:table-row table:style-name="ro1">
          <table:table-cell table:number-columns-repeated="2"/>
          <table:table-cell table:formula="of:=YEAR([.J200])" office:value-type="float" office:value="2017">
            <text:p>2017</text:p>
          </table:table-cell>
          <table:table-cell table:formula="of:=MONTH([.J200])" office:value-type="float" office:value="12">
            <text:p>12</text:p>
          </table:table-cell>
          <table:table-cell table:formula="of:=DAY([.J200])" office:value-type="float" office:value="28">
            <text:p>28</text:p>
          </table:table-cell>
          <table:table-cell table:formula="of:=HOUR([.J200])" office:value-type="float" office:value="1">
            <text:p>01</text:p>
          </table:table-cell>
          <table:table-cell table:formula="of:=MINUTE([.J200])" office:value-type="float" office:value="59">
            <text:p>59</text:p>
          </table:table-cell>
          <table:table-cell table:formula="of:=SECOND(ROUNDDOWN([.K200])/86400)" office:value-type="float" office:value="22">
            <text:p>22</text:p>
          </table:table-cell>
          <table:table-cell table:formula="of:=MOD([.K200];1)" office:value-type="float" office:value="0.599999904632568">
            <text:p>0.6</text:p>
          </table:table-cell>
          <table:table-cell table:formula="of:=(ROUNDDOWN([.K200])+MOD([.K200];1))/86400" office:value-type="date" office:date-value="2017-12-28T01:59:22.6">
            <text:p>2017-12-28T01:59:22.60Z</text:p>
          </table:table-cell>
          <table:table-cell table:formula="of:=([.L200]+17106285413)/5" office:value-type="float" office:value="3723587962.6">
            <text:p>3723587962.6</text:p>
          </table:table-cell>
          <table:table-cell table:formula="of:=[.L199]+60466176" office:value-type="float" office:value="1511654400">
            <text:p>1511654400</text:p>
          </table:table-cell>
          <table:table-cell table:formula="of:=LOWER(BASE([.L200];36))" office:value-type="string" office:string-value="p00000">
            <text:p>p00000</text:p>
          </table:table-cell>
        </table:table-row>
        <table:table-row table:style-name="ro1">
          <table:table-cell table:number-columns-repeated="2"/>
          <table:table-cell table:formula="of:=YEAR([.J201])" office:value-type="float" office:value="2018">
            <text:p>2018</text:p>
          </table:table-cell>
          <table:table-cell table:formula="of:=MONTH([.J201])" office:value-type="float" office:value="5">
            <text:p>05</text:p>
          </table:table-cell>
          <table:table-cell table:formula="of:=DAY([.J201])" office:value-type="float" office:value="17">
            <text:p>17</text:p>
          </table:table-cell>
          <table:table-cell table:formula="of:=HOUR([.J201])" office:value-type="float" office:value="1">
            <text:p>01</text:p>
          </table:table-cell>
          <table:table-cell table:formula="of:=MINUTE([.J201])" office:value-type="float" office:value="13">
            <text:p>13</text:p>
          </table:table-cell>
          <table:table-cell table:formula="of:=SECOND(ROUNDDOWN([.K201])/86400)" office:value-type="float" office:value="17">
            <text:p>17</text:p>
          </table:table-cell>
          <table:table-cell table:formula="of:=MOD([.K201];1)" office:value-type="float" office:value="0.800000190734863">
            <text:p>0.8</text:p>
          </table:table-cell>
          <table:table-cell table:formula="of:=(ROUNDDOWN([.K201])+MOD([.K201];1))/86400" office:value-type="date" office:date-value="2018-05-17T01:13:17.8">
            <text:p>2018-05-17T01:13:17.80Z</text:p>
          </table:table-cell>
          <table:table-cell table:formula="of:=([.L201]+17106285413)/5" office:value-type="float" office:value="3735681197.8">
            <text:p>3735681197.8</text:p>
          </table:table-cell>
          <table:table-cell table:formula="of:=[.L200]+60466176" office:value-type="float" office:value="1572120576">
            <text:p>1572120576</text:p>
          </table:table-cell>
          <table:table-cell table:formula="of:=LOWER(BASE([.L201];36))" office:value-type="string" office:string-value="q00000">
            <text:p>q00000</text:p>
          </table:table-cell>
        </table:table-row>
        <table:table-row table:style-name="ro1">
          <table:table-cell table:number-columns-repeated="2"/>
          <table:table-cell table:formula="of:=YEAR([.J202])" office:value-type="float" office:value="2018">
            <text:p>2018</text:p>
          </table:table-cell>
          <table:table-cell table:formula="of:=MONTH([.J202])" office:value-type="float" office:value="10">
            <text:p>10</text:p>
          </table:table-cell>
          <table:table-cell table:formula="of:=DAY([.J202])" office:value-type="float" office:value="4">
            <text:p>04</text:p>
          </table:table-cell>
          <table:table-cell table:formula="of:=HOUR([.J202])" office:value-type="float" office:value="0">
            <text:p>00</text:p>
          </table:table-cell>
          <table:table-cell table:formula="of:=MINUTE([.J202])" office:value-type="float" office:value="27">
            <text:p>27</text:p>
          </table:table-cell>
          <table:table-cell table:formula="of:=SECOND(ROUNDDOWN([.K202])/86400)" office:value-type="float" office:value="13">
            <text:p>13</text:p>
          </table:table-cell>
          <table:table-cell table:formula="of:=MOD([.K202];1)" office:value-type="float" office:value="0">
            <text:p>0.0</text:p>
          </table:table-cell>
          <table:table-cell table:formula="of:=(ROUNDDOWN([.K202])+MOD([.K202];1))/86400" office:value-type="date" office:date-value="2018-10-04T00:27:13">
            <text:p>2018-10-04T00:27:13.00Z</text:p>
          </table:table-cell>
          <table:table-cell table:formula="of:=([.L202]+17106285413)/5" office:value-type="float" office:value="3747774433">
            <text:p>3747774433</text:p>
          </table:table-cell>
          <table:table-cell table:formula="of:=[.L201]+60466176" office:value-type="float" office:value="1632586752">
            <text:p>1632586752</text:p>
          </table:table-cell>
          <table:table-cell table:formula="of:=LOWER(BASE([.L202];36))" office:value-type="string" office:string-value="r00000">
            <text:p>r00000</text:p>
          </table:table-cell>
        </table:table-row>
        <table:table-row table:style-name="ro1">
          <table:table-cell table:number-columns-repeated="2"/>
          <table:table-cell table:formula="of:=YEAR([.J203])" office:value-type="float" office:value="2019">
            <text:p>2019</text:p>
          </table:table-cell>
          <table:table-cell table:formula="of:=MONTH([.J203])" office:value-type="float" office:value="2">
            <text:p>02</text:p>
          </table:table-cell>
          <table:table-cell table:formula="of:=DAY([.J203])" office:value-type="float" office:value="20">
            <text:p>20</text:p>
          </table:table-cell>
          <table:table-cell table:formula="of:=HOUR([.J203])" office:value-type="float" office:value="23">
            <text:p>23</text:p>
          </table:table-cell>
          <table:table-cell table:formula="of:=MINUTE([.J203])" office:value-type="float" office:value="41">
            <text:p>41</text:p>
          </table:table-cell>
          <table:table-cell table:formula="of:=SECOND(ROUNDDOWN([.K203])/86400)" office:value-type="float" office:value="8">
            <text:p>08</text:p>
          </table:table-cell>
          <table:table-cell table:formula="of:=MOD([.K203];1)" office:value-type="float" office:value="0.199999809265137">
            <text:p>0.2</text:p>
          </table:table-cell>
          <table:table-cell table:formula="of:=(ROUNDDOWN([.K203])+MOD([.K203];1))/86400" office:value-type="date" office:date-value="2019-02-20T23:41:08.2">
            <text:p>2019-02-20T23:41:08.20Z</text:p>
          </table:table-cell>
          <table:table-cell table:formula="of:=([.L203]+17106285413)/5" office:value-type="float" office:value="3759867668.2">
            <text:p>3759867668.2</text:p>
          </table:table-cell>
          <table:table-cell table:formula="of:=[.L202]+60466176" office:value-type="float" office:value="1693052928">
            <text:p>1693052928</text:p>
          </table:table-cell>
          <table:table-cell table:formula="of:=LOWER(BASE([.L203];36))" office:value-type="string" office:string-value="s00000">
            <text:p>s00000</text:p>
          </table:table-cell>
        </table:table-row>
        <table:table-row table:style-name="ro1">
          <table:table-cell table:number-columns-repeated="2"/>
          <table:table-cell table:formula="of:=YEAR([.J204])" office:value-type="float" office:value="2019">
            <text:p>2019</text:p>
          </table:table-cell>
          <table:table-cell table:formula="of:=MONTH([.J204])" office:value-type="float" office:value="7">
            <text:p>07</text:p>
          </table:table-cell>
          <table:table-cell table:formula="of:=DAY([.J204])" office:value-type="float" office:value="10">
            <text:p>10</text:p>
          </table:table-cell>
          <table:table-cell table:formula="of:=HOUR([.J204])" office:value-type="float" office:value="22">
            <text:p>22</text:p>
          </table:table-cell>
          <table:table-cell table:formula="of:=MINUTE([.J204])" office:value-type="float" office:value="55">
            <text:p>55</text:p>
          </table:table-cell>
          <table:table-cell table:formula="of:=SECOND(ROUNDDOWN([.K204])/86400)" office:value-type="float" office:value="3">
            <text:p>03</text:p>
          </table:table-cell>
          <table:table-cell table:formula="of:=MOD([.K204];1)" office:value-type="float" office:value="0.400000095367432">
            <text:p>0.4</text:p>
          </table:table-cell>
          <table:table-cell table:formula="of:=(ROUNDDOWN([.K204])+MOD([.K204];1))/86400" office:value-type="date" office:date-value="2019-07-10T22:55:03.4">
            <text:p>2019-07-10T22:55:03.40Z</text:p>
          </table:table-cell>
          <table:table-cell table:formula="of:=([.L204]+17106285413)/5" office:value-type="float" office:value="3771960903.4">
            <text:p>3771960903.4</text:p>
          </table:table-cell>
          <table:table-cell table:formula="of:=[.L203]+60466176" office:value-type="float" office:value="1753519104">
            <text:p>1753519104</text:p>
          </table:table-cell>
          <table:table-cell table:formula="of:=LOWER(BASE([.L204];36))" office:value-type="string" office:string-value="t00000">
            <text:p>t00000</text:p>
          </table:table-cell>
        </table:table-row>
        <table:table-row table:style-name="ro1">
          <table:table-cell table:number-columns-repeated="2"/>
          <table:table-cell table:formula="of:=YEAR([.J205])" office:value-type="float" office:value="2019">
            <text:p>2019</text:p>
          </table:table-cell>
          <table:table-cell table:formula="of:=MONTH([.J205])" office:value-type="float" office:value="11">
            <text:p>11</text:p>
          </table:table-cell>
          <table:table-cell table:formula="of:=DAY([.J205])" office:value-type="float" office:value="27">
            <text:p>27</text:p>
          </table:table-cell>
          <table:table-cell table:formula="of:=HOUR([.J205])" office:value-type="float" office:value="22">
            <text:p>22</text:p>
          </table:table-cell>
          <table:table-cell table:formula="of:=MINUTE([.J205])" office:value-type="float" office:value="8">
            <text:p>08</text:p>
          </table:table-cell>
          <table:table-cell table:formula="of:=SECOND(ROUNDDOWN([.K205])/86400)" office:value-type="float" office:value="58">
            <text:p>58</text:p>
          </table:table-cell>
          <table:table-cell table:formula="of:=MOD([.K205];1)" office:value-type="float" office:value="0.599999904632568">
            <text:p>0.6</text:p>
          </table:table-cell>
          <table:table-cell table:formula="of:=(ROUNDDOWN([.K205])+MOD([.K205];1))/86400" office:value-type="date" office:date-value="2019-11-27T22:08:58.6">
            <text:p>2019-11-27T22:08:58.60Z</text:p>
          </table:table-cell>
          <table:table-cell table:formula="of:=([.L205]+17106285413)/5" office:value-type="float" office:value="3784054138.6">
            <text:p>3784054138.6</text:p>
          </table:table-cell>
          <table:table-cell table:formula="of:=[.L204]+60466176" office:value-type="float" office:value="1813985280">
            <text:p>1813985280</text:p>
          </table:table-cell>
          <table:table-cell table:formula="of:=LOWER(BASE([.L205];36))" office:value-type="string" office:string-value="u00000">
            <text:p>u00000</text:p>
          </table:table-cell>
        </table:table-row>
        <table:table-row table:style-name="ro1">
          <table:table-cell table:number-columns-repeated="2"/>
          <table:table-cell table:formula="of:=YEAR([.J206])" office:value-type="float" office:value="2020">
            <text:p>2020</text:p>
          </table:table-cell>
          <table:table-cell table:formula="of:=MONTH([.J206])" office:value-type="float" office:value="4">
            <text:p>04</text:p>
          </table:table-cell>
          <table:table-cell table:formula="of:=DAY([.J206])" office:value-type="float" office:value="15">
            <text:p>15</text:p>
          </table:table-cell>
          <table:table-cell table:formula="of:=HOUR([.J206])" office:value-type="float" office:value="21">
            <text:p>21</text:p>
          </table:table-cell>
          <table:table-cell table:formula="of:=MINUTE([.J206])" office:value-type="float" office:value="22">
            <text:p>22</text:p>
          </table:table-cell>
          <table:table-cell table:formula="of:=SECOND(ROUNDDOWN([.K206])/86400)" office:value-type="float" office:value="53">
            <text:p>53</text:p>
          </table:table-cell>
          <table:table-cell table:formula="of:=MOD([.K206];1)" office:value-type="float" office:value="0.800000190734863">
            <text:p>0.8</text:p>
          </table:table-cell>
          <table:table-cell table:formula="of:=(ROUNDDOWN([.K206])+MOD([.K206];1))/86400" office:value-type="date" office:date-value="2020-04-15T21:22:53.8">
            <text:p>2020-04-15T21:22:53.80Z</text:p>
          </table:table-cell>
          <table:table-cell table:formula="of:=([.L206]+17106285413)/5" office:value-type="float" office:value="3796147373.8">
            <text:p>3796147373.8</text:p>
          </table:table-cell>
          <table:table-cell table:formula="of:=[.L205]+60466176" office:value-type="float" office:value="1874451456">
            <text:p>1874451456</text:p>
          </table:table-cell>
          <table:table-cell table:formula="of:=LOWER(BASE([.L206];36))" office:value-type="string" office:string-value="v00000">
            <text:p>v00000</text:p>
          </table:table-cell>
        </table:table-row>
        <table:table-row table:style-name="ro1">
          <table:table-cell table:number-columns-repeated="2"/>
          <table:table-cell table:formula="of:=YEAR([.J207])" office:value-type="float" office:value="2020">
            <text:p>2020</text:p>
          </table:table-cell>
          <table:table-cell table:formula="of:=MONTH([.J207])" office:value-type="float" office:value="9">
            <text:p>09</text:p>
          </table:table-cell>
          <table:table-cell table:formula="of:=DAY([.J207])" office:value-type="float" office:value="2">
            <text:p>02</text:p>
          </table:table-cell>
          <table:table-cell table:formula="of:=HOUR([.J207])" office:value-type="float" office:value="20">
            <text:p>20</text:p>
          </table:table-cell>
          <table:table-cell table:formula="of:=MINUTE([.J207])" office:value-type="float" office:value="36">
            <text:p>36</text:p>
          </table:table-cell>
          <table:table-cell table:formula="of:=SECOND(ROUNDDOWN([.K207])/86400)" office:value-type="float" office:value="49">
            <text:p>49</text:p>
          </table:table-cell>
          <table:table-cell table:formula="of:=MOD([.K207];1)" office:value-type="float" office:value="0">
            <text:p>0.0</text:p>
          </table:table-cell>
          <table:table-cell table:formula="of:=(ROUNDDOWN([.K207])+MOD([.K207];1))/86400" office:value-type="date" office:date-value="2020-09-02T20:36:49">
            <text:p>2020-09-02T20:36:49.00Z</text:p>
          </table:table-cell>
          <table:table-cell table:formula="of:=([.L207]+17106285413)/5" office:value-type="float" office:value="3808240609">
            <text:p>3808240609</text:p>
          </table:table-cell>
          <table:table-cell table:formula="of:=[.L206]+60466176" office:value-type="float" office:value="1934917632">
            <text:p>1934917632</text:p>
          </table:table-cell>
          <table:table-cell table:formula="of:=LOWER(BASE([.L207];36))" office:value-type="string" office:string-value="w00000">
            <text:p>w00000</text:p>
          </table:table-cell>
        </table:table-row>
        <table:table-row table:style-name="ro1">
          <table:table-cell table:number-columns-repeated="2"/>
          <table:table-cell table:formula="of:=YEAR([.J208])" office:value-type="float" office:value="2021">
            <text:p>2021</text:p>
          </table:table-cell>
          <table:table-cell table:formula="of:=MONTH([.J208])" office:value-type="float" office:value="1">
            <text:p>01</text:p>
          </table:table-cell>
          <table:table-cell table:formula="of:=DAY([.J208])" office:value-type="float" office:value="20">
            <text:p>20</text:p>
          </table:table-cell>
          <table:table-cell table:formula="of:=HOUR([.J208])" office:value-type="float" office:value="19">
            <text:p>19</text:p>
          </table:table-cell>
          <table:table-cell table:formula="of:=MINUTE([.J208])" office:value-type="float" office:value="50">
            <text:p>50</text:p>
          </table:table-cell>
          <table:table-cell table:formula="of:=SECOND(ROUNDDOWN([.K208])/86400)" office:value-type="float" office:value="44">
            <text:p>44</text:p>
          </table:table-cell>
          <table:table-cell table:formula="of:=MOD([.K208];1)" office:value-type="float" office:value="0.199999809265137">
            <text:p>0.2</text:p>
          </table:table-cell>
          <table:table-cell table:formula="of:=(ROUNDDOWN([.K208])+MOD([.K208];1))/86400" office:value-type="date" office:date-value="2021-01-20T19:50:44.2">
            <text:p>2021-01-20T19:50:44.20Z</text:p>
          </table:table-cell>
          <table:table-cell table:formula="of:=([.L208]+17106285413)/5" office:value-type="float" office:value="3820333844.2">
            <text:p>3820333844.2</text:p>
          </table:table-cell>
          <table:table-cell table:formula="of:=[.L207]+60466176" office:value-type="float" office:value="1995383808">
            <text:p>1995383808</text:p>
          </table:table-cell>
          <table:table-cell table:formula="of:=LOWER(BASE([.L208];36))" office:value-type="string" office:string-value="x00000">
            <text:p>x00000</text:p>
          </table:table-cell>
        </table:table-row>
        <table:table-row table:style-name="ro1">
          <table:table-cell table:number-columns-repeated="2"/>
          <table:table-cell table:formula="of:=YEAR([.J209])" office:value-type="float" office:value="2021">
            <text:p>2021</text:p>
          </table:table-cell>
          <table:table-cell table:formula="of:=MONTH([.J209])" office:value-type="float" office:value="6">
            <text:p>06</text:p>
          </table:table-cell>
          <table:table-cell table:formula="of:=DAY([.J209])" office:value-type="float" office:value="9">
            <text:p>09</text:p>
          </table:table-cell>
          <table:table-cell table:formula="of:=HOUR([.J209])" office:value-type="float" office:value="19">
            <text:p>19</text:p>
          </table:table-cell>
          <table:table-cell table:formula="of:=MINUTE([.J209])" office:value-type="float" office:value="4">
            <text:p>04</text:p>
          </table:table-cell>
          <table:table-cell table:formula="of:=SECOND(ROUNDDOWN([.K209])/86400)" office:value-type="float" office:value="39">
            <text:p>39</text:p>
          </table:table-cell>
          <table:table-cell table:formula="of:=MOD([.K209];1)" office:value-type="float" office:value="0.400000095367432">
            <text:p>0.4</text:p>
          </table:table-cell>
          <table:table-cell table:formula="of:=(ROUNDDOWN([.K209])+MOD([.K209];1))/86400" office:value-type="date" office:date-value="2021-06-09T19:04:39.4">
            <text:p>2021-06-09T19:04:39.40Z</text:p>
          </table:table-cell>
          <table:table-cell table:formula="of:=([.L209]+17106285413)/5" office:value-type="float" office:value="3832427079.4">
            <text:p>3832427079.4</text:p>
          </table:table-cell>
          <table:table-cell table:formula="of:=[.L208]+60466176" office:value-type="float" office:value="2055849984">
            <text:p>2055849984</text:p>
          </table:table-cell>
          <table:table-cell table:formula="of:=LOWER(BASE([.L209];36))" office:value-type="string" office:string-value="y00000">
            <text:p>y00000</text:p>
          </table:table-cell>
        </table:table-row>
        <table:table-row table:style-name="ro1">
          <table:table-cell table:number-columns-repeated="2"/>
          <table:table-cell table:formula="of:=YEAR([.J210])" office:value-type="float" office:value="2021">
            <text:p>2021</text:p>
          </table:table-cell>
          <table:table-cell table:formula="of:=MONTH([.J210])" office:value-type="float" office:value="10">
            <text:p>10</text:p>
          </table:table-cell>
          <table:table-cell table:formula="of:=DAY([.J210])" office:value-type="float" office:value="27">
            <text:p>27</text:p>
          </table:table-cell>
          <table:table-cell table:formula="of:=HOUR([.J210])" office:value-type="float" office:value="18">
            <text:p>18</text:p>
          </table:table-cell>
          <table:table-cell table:formula="of:=MINUTE([.J210])" office:value-type="float" office:value="18">
            <text:p>18</text:p>
          </table:table-cell>
          <table:table-cell table:formula="of:=SECOND(ROUNDDOWN([.K210])/86400)" office:value-type="float" office:value="34">
            <text:p>34</text:p>
          </table:table-cell>
          <table:table-cell table:formula="of:=MOD([.K210];1)" office:value-type="float" office:value="0.599999904632568">
            <text:p>0.6</text:p>
          </table:table-cell>
          <table:table-cell table:formula="of:=(ROUNDDOWN([.K210])+MOD([.K210];1))/86400" office:value-type="date" office:date-value="2021-10-27T18:18:34.6">
            <text:p>2021-10-27T18:18:34.60Z</text:p>
          </table:table-cell>
          <table:table-cell table:formula="of:=([.L210]+17106285413)/5" office:value-type="float" office:value="3844520314.6">
            <text:p>3844520314.6</text:p>
          </table:table-cell>
          <table:table-cell table:formula="of:=[.L209]+60466176" office:value-type="float" office:value="2116316160">
            <text:p>2116316160</text:p>
          </table:table-cell>
          <table:table-cell table:formula="of:=LOWER(BASE([.L210];36))" office:value-type="string" office:string-value="z00000">
            <text:p>z00000</text:p>
          </table:table-cell>
        </table:table-row>
        <table:table-row table:style-name="ro1">
          <table:table-cell table:number-columns-repeated="2"/>
          <table:table-cell table:formula="of:=YEAR([.J211])" office:value-type="float" office:value="2022">
            <text:p>2022</text:p>
          </table:table-cell>
          <table:table-cell table:formula="of:=MONTH([.J211])" office:value-type="float" office:value="1">
            <text:p>01</text:p>
          </table:table-cell>
          <table:table-cell table:formula="of:=DAY([.J211])" office:value-type="float" office:value="7">
            <text:p>07</text:p>
          </table:table-cell>
          <table:table-cell table:formula="of:=HOUR([.J211])" office:value-type="float" office:value="21">
            <text:p>21</text:p>
          </table:table-cell>
          <table:table-cell table:formula="of:=MINUTE([.J211])" office:value-type="float" office:value="50">
            <text:p>50</text:p>
          </table:table-cell>
          <table:table-cell table:formula="of:=SECOND(ROUNDDOWN([.K211])/86400)" office:value-type="float" office:value="12">
            <text:p>12</text:p>
          </table:table-cell>
          <table:table-cell table:formula="of:=MOD([.K211];1)" office:value-type="float" office:value="0">
            <text:p>0.0</text:p>
          </table:table-cell>
          <table:table-cell table:formula="of:=(ROUNDDOWN([.K211])+MOD([.K211];1))/86400" office:value-type="date" office:date-value="2022-01-07T21:50:12">
            <text:p>2022-01-07T21:50:12.00Z</text:p>
          </table:table-cell>
          <table:table-cell table:formula="of:=([.L211]+17106285413)/5" office:value-type="float" office:value="3850753812">
            <text:p>3850753812</text:p>
          </table:table-cell>
          <table:table-cell table:formula="of:=2^31-1" office:value-type="float" office:value="2147483647">
            <text:p>2147483647</text:p>
          </table:table-cell>
          <table:table-cell table:formula="of:=LOWER(BASE([.L211];36))" office:value-type="string" office:string-value="zik0zj">
            <text:p>zik0zj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13])" office:value-type="float" office:value="2008">
            <text:p>2008</text:p>
          </table:table-cell>
          <table:table-cell table:formula="of:=MONTH([.J213])" office:value-type="float" office:value="10">
            <text:p>10</text:p>
          </table:table-cell>
          <table:table-cell table:formula="of:=DAY([.J213])" office:value-type="float" office:value="20">
            <text:p>20</text:p>
          </table:table-cell>
          <table:table-cell table:formula="of:=HOUR([.J213])" office:value-type="float" office:value="17">
            <text:p>17</text:p>
          </table:table-cell>
          <table:table-cell table:formula="of:=MINUTE([.J213])" office:value-type="float" office:value="44">
            <text:p>44</text:p>
          </table:table-cell>
          <table:table-cell table:formula="of:=SECOND(ROUNDDOWN([.K213])/86400)" office:value-type="float" office:value="1">
            <text:p>01</text:p>
          </table:table-cell>
          <table:table-cell table:formula="of:=MOD([.K213];1)" office:value-type="float" office:value="0">
            <text:p>0.0</text:p>
          </table:table-cell>
          <table:table-cell table:formula="of:=(ROUNDDOWN([.K213])+MOD([.K213];1))/86400" office:value-type="date" office:date-value="2008-10-20T17:44:01">
            <text:p>2008-10-20T17:44:01.00Z</text:p>
          </table:table-cell>
          <table:table-cell table:formula="of:=([.L213]+17106285413)/5" office:value-type="float" office:value="3433686241">
            <text:p>3433686241</text:p>
          </table:table-cell>
          <table:table-cell office:value-type="float" office:value="62145792">
            <text:p>62145792</text:p>
          </table:table-cell>
          <table:table-cell table:formula="of:=LOWER(BASE([.L213];36))" office:value-type="string" office:string-value="110000">
            <text:p>110000</text:p>
          </table:table-cell>
        </table:table-row>
        <table:table-row table:style-name="ro1">
          <table:table-cell table:number-columns-repeated="2"/>
          <table:table-cell table:formula="of:=YEAR([.J214])" office:value-type="float" office:value="2008">
            <text:p>2008</text:p>
          </table:table-cell>
          <table:table-cell table:formula="of:=MONTH([.J214])" office:value-type="float" office:value="10">
            <text:p>10</text:p>
          </table:table-cell>
          <table:table-cell table:formula="of:=DAY([.J214])" office:value-type="float" office:value="24">
            <text:p>24</text:p>
          </table:table-cell>
          <table:table-cell table:formula="of:=HOUR([.J214])" office:value-type="float" office:value="15">
            <text:p>15</text:p>
          </table:table-cell>
          <table:table-cell table:formula="of:=MINUTE([.J214])" office:value-type="float" office:value="2">
            <text:p>02</text:p>
          </table:table-cell>
          <table:table-cell table:formula="of:=SECOND(ROUNDDOWN([.K214])/86400)" office:value-type="float" office:value="44">
            <text:p>44</text:p>
          </table:table-cell>
          <table:table-cell table:formula="of:=MOD([.K214];1)" office:value-type="float" office:value="0.199999809265137">
            <text:p>0.2</text:p>
          </table:table-cell>
          <table:table-cell table:formula="of:=(ROUNDDOWN([.K214])+MOD([.K214];1))/86400" office:value-type="date" office:date-value="2008-10-24T15:02:44.2">
            <text:p>2008-10-24T15:02:44.20Z</text:p>
          </table:table-cell>
          <table:table-cell table:formula="of:=([.L214]+17106285413)/5" office:value-type="float" office:value="3434022164.2">
            <text:p>3434022164.2</text:p>
          </table:table-cell>
          <table:table-cell table:formula="of:=[.L213]+([.L213]-[.L176])" office:value-type="float" office:value="63825408">
            <text:p>63825408</text:p>
          </table:table-cell>
          <table:table-cell table:formula="of:=LOWER(BASE([.L214];36))" office:value-type="string" office:string-value="120000">
            <text:p>120000</text:p>
          </table:table-cell>
        </table:table-row>
        <table:table-row table:style-name="ro1">
          <table:table-cell table:number-columns-repeated="2"/>
          <table:table-cell table:formula="of:=YEAR([.J215])" office:value-type="float" office:value="2008">
            <text:p>2008</text:p>
          </table:table-cell>
          <table:table-cell table:formula="of:=MONTH([.J215])" office:value-type="float" office:value="10">
            <text:p>10</text:p>
          </table:table-cell>
          <table:table-cell table:formula="of:=DAY([.J215])" office:value-type="float" office:value="28">
            <text:p>28</text:p>
          </table:table-cell>
          <table:table-cell table:formula="of:=HOUR([.J215])" office:value-type="float" office:value="12">
            <text:p>12</text:p>
          </table:table-cell>
          <table:table-cell table:formula="of:=MINUTE([.J215])" office:value-type="float" office:value="21">
            <text:p>21</text:p>
          </table:table-cell>
          <table:table-cell table:formula="of:=SECOND(ROUNDDOWN([.K215])/86400)" office:value-type="float" office:value="27">
            <text:p>27</text:p>
          </table:table-cell>
          <table:table-cell table:formula="of:=MOD([.K215];1)" office:value-type="float" office:value="0.400000095367432">
            <text:p>0.4</text:p>
          </table:table-cell>
          <table:table-cell table:formula="of:=(ROUNDDOWN([.K215])+MOD([.K215];1))/86400" office:value-type="date" office:date-value="2008-10-28T12:21:27.4">
            <text:p>2008-10-28T12:21:27.40Z</text:p>
          </table:table-cell>
          <table:table-cell table:formula="of:=([.L215]+17106285413)/5" office:value-type="float" office:value="3434358087.4">
            <text:p>3434358087.4</text:p>
          </table:table-cell>
          <table:table-cell table:formula="of:=[.L214]+[.L214]-[.L213]" office:value-type="float" office:value="65505024">
            <text:p>65505024</text:p>
          </table:table-cell>
          <table:table-cell table:formula="of:=LOWER(BASE([.L215];36))" office:value-type="string" office:string-value="130000">
            <text:p>130000</text:p>
          </table:table-cell>
        </table:table-row>
        <table:table-row table:style-name="ro1">
          <table:table-cell table:number-columns-repeated="2"/>
          <table:table-cell table:formula="of:=YEAR([.J216])" office:value-type="float" office:value="2008">
            <text:p>2008</text:p>
          </table:table-cell>
          <table:table-cell table:formula="of:=MONTH([.J216])" office:value-type="float" office:value="11">
            <text:p>11</text:p>
          </table:table-cell>
          <table:table-cell table:formula="of:=DAY([.J216])" office:value-type="float" office:value="1">
            <text:p>01</text:p>
          </table:table-cell>
          <table:table-cell table:formula="of:=HOUR([.J216])" office:value-type="float" office:value="9">
            <text:p>09</text:p>
          </table:table-cell>
          <table:table-cell table:formula="of:=MINUTE([.J216])" office:value-type="float" office:value="40">
            <text:p>40</text:p>
          </table:table-cell>
          <table:table-cell table:formula="of:=SECOND(ROUNDDOWN([.K216])/86400)" office:value-type="float" office:value="10">
            <text:p>10</text:p>
          </table:table-cell>
          <table:table-cell table:formula="of:=MOD([.K216];1)" office:value-type="float" office:value="0.599999904632568">
            <text:p>0.6</text:p>
          </table:table-cell>
          <table:table-cell table:formula="of:=(ROUNDDOWN([.K216])+MOD([.K216];1))/86400" office:value-type="date" office:date-value="2008-11-01T09:40:10.6">
            <text:p>2008-11-01T09:40:10.60Z</text:p>
          </table:table-cell>
          <table:table-cell table:formula="of:=([.L216]+17106285413)/5" office:value-type="float" office:value="3434694010.6">
            <text:p>3434694010.6</text:p>
          </table:table-cell>
          <table:table-cell table:formula="of:=[.L215]+[.L215]-[.L214]" office:value-type="float" office:value="67184640">
            <text:p>67184640</text:p>
          </table:table-cell>
          <table:table-cell table:formula="of:=LOWER(BASE([.L216];36))" office:value-type="string" office:string-value="140000">
            <text:p>140000</text:p>
          </table:table-cell>
        </table:table-row>
        <table:table-row table:style-name="ro1">
          <table:table-cell table:number-columns-repeated="2"/>
          <table:table-cell table:formula="of:=YEAR([.J217])" office:value-type="float" office:value="2008">
            <text:p>2008</text:p>
          </table:table-cell>
          <table:table-cell table:formula="of:=MONTH([.J217])" office:value-type="float" office:value="11">
            <text:p>11</text:p>
          </table:table-cell>
          <table:table-cell table:formula="of:=DAY([.J217])" office:value-type="float" office:value="5">
            <text:p>05</text:p>
          </table:table-cell>
          <table:table-cell table:formula="of:=HOUR([.J217])" office:value-type="float" office:value="6">
            <text:p>06</text:p>
          </table:table-cell>
          <table:table-cell table:formula="of:=MINUTE([.J217])" office:value-type="float" office:value="58">
            <text:p>58</text:p>
          </table:table-cell>
          <table:table-cell table:formula="of:=SECOND(ROUNDDOWN([.K217])/86400)" office:value-type="float" office:value="53">
            <text:p>53</text:p>
          </table:table-cell>
          <table:table-cell table:formula="of:=MOD([.K217];1)" office:value-type="float" office:value="0.800000190734863">
            <text:p>0.8</text:p>
          </table:table-cell>
          <table:table-cell table:formula="of:=(ROUNDDOWN([.K217])+MOD([.K217];1))/86400" office:value-type="date" office:date-value="2008-11-05T06:58:53.8">
            <text:p>2008-11-05T06:58:53.80Z</text:p>
          </table:table-cell>
          <table:table-cell table:formula="of:=([.L217]+17106285413)/5" office:value-type="float" office:value="3435029933.8">
            <text:p>3435029933.8</text:p>
          </table:table-cell>
          <table:table-cell table:formula="of:=[.L216]+[.L216]-[.L215]" office:value-type="float" office:value="68864256">
            <text:p>68864256</text:p>
          </table:table-cell>
          <table:table-cell table:formula="of:=LOWER(BASE([.L217];36))" office:value-type="string" office:string-value="150000">
            <text:p>150000</text:p>
          </table:table-cell>
        </table:table-row>
        <table:table-row table:style-name="ro1">
          <table:table-cell table:number-columns-repeated="2"/>
          <table:table-cell table:formula="of:=YEAR([.J218])" office:value-type="float" office:value="2008">
            <text:p>2008</text:p>
          </table:table-cell>
          <table:table-cell table:formula="of:=MONTH([.J218])" office:value-type="float" office:value="11">
            <text:p>11</text:p>
          </table:table-cell>
          <table:table-cell table:formula="of:=DAY([.J218])" office:value-type="float" office:value="9">
            <text:p>09</text:p>
          </table:table-cell>
          <table:table-cell table:formula="of:=HOUR([.J218])" office:value-type="float" office:value="4">
            <text:p>04</text:p>
          </table:table-cell>
          <table:table-cell table:formula="of:=MINUTE([.J218])" office:value-type="float" office:value="17">
            <text:p>17</text:p>
          </table:table-cell>
          <table:table-cell table:formula="of:=SECOND(ROUNDDOWN([.K218])/86400)" office:value-type="float" office:value="37">
            <text:p>37</text:p>
          </table:table-cell>
          <table:table-cell table:formula="of:=MOD([.K218];1)" office:value-type="float" office:value="0">
            <text:p>0.0</text:p>
          </table:table-cell>
          <table:table-cell table:formula="of:=(ROUNDDOWN([.K218])+MOD([.K218];1))/86400" office:value-type="date" office:date-value="2008-11-09T04:17:37">
            <text:p>2008-11-09T04:17:37.00Z</text:p>
          </table:table-cell>
          <table:table-cell table:formula="of:=([.L218]+17106285413)/5" office:value-type="float" office:value="3435365857">
            <text:p>3435365857</text:p>
          </table:table-cell>
          <table:table-cell table:formula="of:=[.L217]+[.L217]-[.L216]" office:value-type="float" office:value="70543872">
            <text:p>70543872</text:p>
          </table:table-cell>
          <table:table-cell table:formula="of:=LOWER(BASE([.L218];36))" office:value-type="string" office:string-value="160000">
            <text:p>160000</text:p>
          </table:table-cell>
        </table:table-row>
        <table:table-row table:style-name="ro1">
          <table:table-cell table:number-columns-repeated="2"/>
          <table:table-cell table:formula="of:=YEAR([.J219])" office:value-type="float" office:value="2008">
            <text:p>2008</text:p>
          </table:table-cell>
          <table:table-cell table:formula="of:=MONTH([.J219])" office:value-type="float" office:value="11">
            <text:p>11</text:p>
          </table:table-cell>
          <table:table-cell table:formula="of:=DAY([.J219])" office:value-type="float" office:value="13">
            <text:p>13</text:p>
          </table:table-cell>
          <table:table-cell table:formula="of:=HOUR([.J219])" office:value-type="float" office:value="1">
            <text:p>01</text:p>
          </table:table-cell>
          <table:table-cell table:formula="of:=MINUTE([.J219])" office:value-type="float" office:value="36">
            <text:p>36</text:p>
          </table:table-cell>
          <table:table-cell table:formula="of:=SECOND(ROUNDDOWN([.K219])/86400)" office:value-type="float" office:value="20">
            <text:p>20</text:p>
          </table:table-cell>
          <table:table-cell table:formula="of:=MOD([.K219];1)" office:value-type="float" office:value="0.199999809265137">
            <text:p>0.2</text:p>
          </table:table-cell>
          <table:table-cell table:formula="of:=(ROUNDDOWN([.K219])+MOD([.K219];1))/86400" office:value-type="date" office:date-value="2008-11-13T01:36:20.2">
            <text:p>2008-11-13T01:36:20.20Z</text:p>
          </table:table-cell>
          <table:table-cell table:formula="of:=([.L219]+17106285413)/5" office:value-type="float" office:value="3435701780.2">
            <text:p>3435701780.2</text:p>
          </table:table-cell>
          <table:table-cell table:formula="of:=[.L218]+[.L218]-[.L217]" office:value-type="float" office:value="72223488">
            <text:p>72223488</text:p>
          </table:table-cell>
          <table:table-cell table:formula="of:=LOWER(BASE([.L219];36))" office:value-type="string" office:string-value="170000">
            <text:p>170000</text:p>
          </table:table-cell>
        </table:table-row>
        <table:table-row table:style-name="ro1">
          <table:table-cell table:number-columns-repeated="2"/>
          <table:table-cell table:formula="of:=YEAR([.J220])" office:value-type="float" office:value="2008">
            <text:p>2008</text:p>
          </table:table-cell>
          <table:table-cell table:formula="of:=MONTH([.J220])" office:value-type="float" office:value="11">
            <text:p>11</text:p>
          </table:table-cell>
          <table:table-cell table:formula="of:=DAY([.J220])" office:value-type="float" office:value="16">
            <text:p>16</text:p>
          </table:table-cell>
          <table:table-cell table:formula="of:=HOUR([.J220])" office:value-type="float" office:value="22">
            <text:p>22</text:p>
          </table:table-cell>
          <table:table-cell table:formula="of:=MINUTE([.J220])" office:value-type="float" office:value="55">
            <text:p>55</text:p>
          </table:table-cell>
          <table:table-cell table:formula="of:=SECOND(ROUNDDOWN([.K220])/86400)" office:value-type="float" office:value="3">
            <text:p>03</text:p>
          </table:table-cell>
          <table:table-cell table:formula="of:=MOD([.K220];1)" office:value-type="float" office:value="0.400000095367432">
            <text:p>0.4</text:p>
          </table:table-cell>
          <table:table-cell table:formula="of:=(ROUNDDOWN([.K220])+MOD([.K220];1))/86400" office:value-type="date" office:date-value="2008-11-16T22:55:03.4">
            <text:p>2008-11-16T22:55:03.40Z</text:p>
          </table:table-cell>
          <table:table-cell table:formula="of:=([.L220]+17106285413)/5" office:value-type="float" office:value="3436037703.4">
            <text:p>3436037703.4</text:p>
          </table:table-cell>
          <table:table-cell table:formula="of:=[.L219]+[.L219]-[.L218]" office:value-type="float" office:value="73903104">
            <text:p>73903104</text:p>
          </table:table-cell>
          <table:table-cell table:formula="of:=LOWER(BASE([.L220];36))" office:value-type="string" office:string-value="180000">
            <text:p>180000</text:p>
          </table:table-cell>
        </table:table-row>
        <table:table-row table:style-name="ro1">
          <table:table-cell table:number-columns-repeated="2"/>
          <table:table-cell table:formula="of:=YEAR([.J221])" office:value-type="float" office:value="2008">
            <text:p>2008</text:p>
          </table:table-cell>
          <table:table-cell table:formula="of:=MONTH([.J221])" office:value-type="float" office:value="11">
            <text:p>11</text:p>
          </table:table-cell>
          <table:table-cell table:formula="of:=DAY([.J221])" office:value-type="float" office:value="20">
            <text:p>20</text:p>
          </table:table-cell>
          <table:table-cell table:formula="of:=HOUR([.J221])" office:value-type="float" office:value="20">
            <text:p>20</text:p>
          </table:table-cell>
          <table:table-cell table:formula="of:=MINUTE([.J221])" office:value-type="float" office:value="13">
            <text:p>13</text:p>
          </table:table-cell>
          <table:table-cell table:formula="of:=SECOND(ROUNDDOWN([.K221])/86400)" office:value-type="float" office:value="46">
            <text:p>46</text:p>
          </table:table-cell>
          <table:table-cell table:formula="of:=MOD([.K221];1)" office:value-type="float" office:value="0.599999904632568">
            <text:p>0.6</text:p>
          </table:table-cell>
          <table:table-cell table:formula="of:=(ROUNDDOWN([.K221])+MOD([.K221];1))/86400" office:value-type="date" office:date-value="2008-11-20T20:13:46.6">
            <text:p>2008-11-20T20:13:46.60Z</text:p>
          </table:table-cell>
          <table:table-cell table:formula="of:=([.L221]+17106285413)/5" office:value-type="float" office:value="3436373626.6">
            <text:p>3436373626.6</text:p>
          </table:table-cell>
          <table:table-cell table:formula="of:=[.L220]+[.L220]-[.L219]" office:value-type="float" office:value="75582720">
            <text:p>75582720</text:p>
          </table:table-cell>
          <table:table-cell table:formula="of:=LOWER(BASE([.L221];36))" office:value-type="string" office:string-value="190000">
            <text:p>190000</text:p>
          </table:table-cell>
        </table:table-row>
        <table:table-row table:style-name="ro1">
          <table:table-cell table:number-columns-repeated="2"/>
          <table:table-cell table:formula="of:=YEAR([.J222])" office:value-type="float" office:value="2008">
            <text:p>2008</text:p>
          </table:table-cell>
          <table:table-cell table:formula="of:=MONTH([.J222])" office:value-type="float" office:value="11">
            <text:p>11</text:p>
          </table:table-cell>
          <table:table-cell table:formula="of:=DAY([.J222])" office:value-type="float" office:value="24">
            <text:p>24</text:p>
          </table:table-cell>
          <table:table-cell table:formula="of:=HOUR([.J222])" office:value-type="float" office:value="17">
            <text:p>17</text:p>
          </table:table-cell>
          <table:table-cell table:formula="of:=MINUTE([.J222])" office:value-type="float" office:value="32">
            <text:p>32</text:p>
          </table:table-cell>
          <table:table-cell table:formula="of:=SECOND(ROUNDDOWN([.K222])/86400)" office:value-type="float" office:value="29">
            <text:p>29</text:p>
          </table:table-cell>
          <table:table-cell table:formula="of:=MOD([.K222];1)" office:value-type="float" office:value="0.800000190734863">
            <text:p>0.8</text:p>
          </table:table-cell>
          <table:table-cell table:formula="of:=(ROUNDDOWN([.K222])+MOD([.K222];1))/86400" office:value-type="date" office:date-value="2008-11-24T17:32:29.8">
            <text:p>2008-11-24T17:32:29.80Z</text:p>
          </table:table-cell>
          <table:table-cell table:formula="of:=([.L222]+17106285413)/5" office:value-type="float" office:value="3436709549.8">
            <text:p>3436709549.8</text:p>
          </table:table-cell>
          <table:table-cell table:formula="of:=[.L221]+[.L221]-[.L220]" office:value-type="float" office:value="77262336">
            <text:p>77262336</text:p>
          </table:table-cell>
          <table:table-cell table:formula="of:=LOWER(BASE([.L222];36))" office:value-type="string" office:string-value="1a0000">
            <text:p>1a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24])" office:value-type="float" office:value="2008">
            <text:p>2008</text:p>
          </table:table-cell>
          <table:table-cell table:formula="of:=MONTH([.J224])" office:value-type="float" office:value="11">
            <text:p>11</text:p>
          </table:table-cell>
          <table:table-cell table:formula="of:=DAY([.J224])" office:value-type="float" office:value="20">
            <text:p>20</text:p>
          </table:table-cell>
          <table:table-cell table:formula="of:=HOUR([.J224])" office:value-type="float" office:value="22">
            <text:p>22</text:p>
          </table:table-cell>
          <table:table-cell table:formula="of:=MINUTE([.J224])" office:value-type="float" office:value="49">
            <text:p>49</text:p>
          </table:table-cell>
          <table:table-cell table:formula="of:=SECOND(ROUNDDOWN([.K224])/86400)" office:value-type="float" office:value="17">
            <text:p>17</text:p>
          </table:table-cell>
          <table:table-cell table:formula="of:=MOD([.K224];1)" office:value-type="float" office:value="0.800000190734863">
            <text:p>0.8</text:p>
          </table:table-cell>
          <table:table-cell table:formula="of:=(ROUNDDOWN([.K224])+MOD([.K224];1))/86400" office:value-type="date" office:date-value="2008-11-20T22:49:17.8">
            <text:p>2008-11-20T22:49:17.80Z</text:p>
          </table:table-cell>
          <table:table-cell table:formula="of:=([.L224]+17106285413)/5" office:value-type="float" office:value="3436382957.8">
            <text:p>3436382957.8</text:p>
          </table:table-cell>
          <table:table-cell office:value-type="float" office:value="75629376">
            <text:p>75629376</text:p>
          </table:table-cell>
          <table:table-cell table:formula="of:=LOWER(BASE([.L224];36))" office:value-type="string" office:string-value="191000">
            <text:p>191000</text:p>
          </table:table-cell>
        </table:table-row>
        <table:table-row table:style-name="ro1">
          <table:table-cell table:number-columns-repeated="2"/>
          <table:table-cell table:formula="of:=YEAR([.J225])" office:value-type="float" office:value="2008">
            <text:p>2008</text:p>
          </table:table-cell>
          <table:table-cell table:formula="of:=MONTH([.J225])" office:value-type="float" office:value="11">
            <text:p>11</text:p>
          </table:table-cell>
          <table:table-cell table:formula="of:=DAY([.J225])" office:value-type="float" office:value="21">
            <text:p>21</text:p>
          </table:table-cell>
          <table:table-cell table:formula="of:=HOUR([.J225])" office:value-type="float" office:value="1">
            <text:p>01</text:p>
          </table:table-cell>
          <table:table-cell table:formula="of:=MINUTE([.J225])" office:value-type="float" office:value="24">
            <text:p>24</text:p>
          </table:table-cell>
          <table:table-cell table:formula="of:=SECOND(ROUNDDOWN([.K225])/86400)" office:value-type="float" office:value="49">
            <text:p>49</text:p>
          </table:table-cell>
          <table:table-cell table:formula="of:=MOD([.K225];1)" office:value-type="float" office:value="0">
            <text:p>0.0</text:p>
          </table:table-cell>
          <table:table-cell table:formula="of:=(ROUNDDOWN([.K225])+MOD([.K225];1))/86400" office:value-type="date" office:date-value="2008-11-21T01:24:49">
            <text:p>2008-11-21T01:24:49.00Z</text:p>
          </table:table-cell>
          <table:table-cell table:formula="of:=([.L225]+17106285413)/5" office:value-type="float" office:value="3436392289">
            <text:p>3436392289</text:p>
          </table:table-cell>
          <table:table-cell table:formula="of:=[.L224]+([.L224]-[.L221])" office:value-type="float" office:value="75676032">
            <text:p>75676032</text:p>
          </table:table-cell>
          <table:table-cell table:formula="of:=LOWER(BASE([.L225];36))" office:value-type="string" office:string-value="192000">
            <text:p>192000</text:p>
          </table:table-cell>
        </table:table-row>
        <table:table-row table:style-name="ro1">
          <table:table-cell table:number-columns-repeated="2"/>
          <table:table-cell table:formula="of:=YEAR([.J226])" office:value-type="float" office:value="2008">
            <text:p>2008</text:p>
          </table:table-cell>
          <table:table-cell table:formula="of:=MONTH([.J226])" office:value-type="float" office:value="11">
            <text:p>11</text:p>
          </table:table-cell>
          <table:table-cell table:formula="of:=DAY([.J226])" office:value-type="float" office:value="21">
            <text:p>21</text:p>
          </table:table-cell>
          <table:table-cell table:formula="of:=HOUR([.J226])" office:value-type="float" office:value="4">
            <text:p>04</text:p>
          </table:table-cell>
          <table:table-cell table:formula="of:=MINUTE([.J226])" office:value-type="float" office:value="0">
            <text:p>00</text:p>
          </table:table-cell>
          <table:table-cell table:formula="of:=SECOND(ROUNDDOWN([.K226])/86400)" office:value-type="float" office:value="20">
            <text:p>20</text:p>
          </table:table-cell>
          <table:table-cell table:formula="of:=MOD([.K226];1)" office:value-type="float" office:value="0.199999809265137">
            <text:p>0.2</text:p>
          </table:table-cell>
          <table:table-cell table:formula="of:=(ROUNDDOWN([.K226])+MOD([.K226];1))/86400" office:value-type="date" office:date-value="2008-11-21T04:00:20.2">
            <text:p>2008-11-21T04:00:20.20Z</text:p>
          </table:table-cell>
          <table:table-cell table:formula="of:=([.L226]+17106285413)/5" office:value-type="float" office:value="3436401620.2">
            <text:p>3436401620.2</text:p>
          </table:table-cell>
          <table:table-cell table:formula="of:=[.L225]+[.L225]-[.L224]" office:value-type="float" office:value="75722688">
            <text:p>75722688</text:p>
          </table:table-cell>
          <table:table-cell table:formula="of:=LOWER(BASE([.L226];36))" office:value-type="string" office:string-value="193000">
            <text:p>193000</text:p>
          </table:table-cell>
        </table:table-row>
        <table:table-row table:style-name="ro1">
          <table:table-cell table:number-columns-repeated="2"/>
          <table:table-cell table:formula="of:=YEAR([.J227])" office:value-type="float" office:value="2008">
            <text:p>2008</text:p>
          </table:table-cell>
          <table:table-cell table:formula="of:=MONTH([.J227])" office:value-type="float" office:value="11">
            <text:p>11</text:p>
          </table:table-cell>
          <table:table-cell table:formula="of:=DAY([.J227])" office:value-type="float" office:value="21">
            <text:p>21</text:p>
          </table:table-cell>
          <table:table-cell table:formula="of:=HOUR([.J227])" office:value-type="float" office:value="6">
            <text:p>06</text:p>
          </table:table-cell>
          <table:table-cell table:formula="of:=MINUTE([.J227])" office:value-type="float" office:value="35">
            <text:p>35</text:p>
          </table:table-cell>
          <table:table-cell table:formula="of:=SECOND(ROUNDDOWN([.K227])/86400)" office:value-type="float" office:value="51">
            <text:p>51</text:p>
          </table:table-cell>
          <table:table-cell table:formula="of:=MOD([.K227];1)" office:value-type="float" office:value="0.400000095367432">
            <text:p>0.4</text:p>
          </table:table-cell>
          <table:table-cell table:formula="of:=(ROUNDDOWN([.K227])+MOD([.K227];1))/86400" office:value-type="date" office:date-value="2008-11-21T06:35:51.4">
            <text:p>2008-11-21T06:35:51.40Z</text:p>
          </table:table-cell>
          <table:table-cell table:formula="of:=([.L227]+17106285413)/5" office:value-type="float" office:value="3436410951.4">
            <text:p>3436410951.4</text:p>
          </table:table-cell>
          <table:table-cell table:formula="of:=[.L226]+[.L226]-[.L225]" office:value-type="float" office:value="75769344">
            <text:p>75769344</text:p>
          </table:table-cell>
          <table:table-cell table:formula="of:=LOWER(BASE([.L227];36))" office:value-type="string" office:string-value="194000">
            <text:p>194000</text:p>
          </table:table-cell>
        </table:table-row>
        <table:table-row table:style-name="ro1">
          <table:table-cell table:number-columns-repeated="2"/>
          <table:table-cell table:formula="of:=YEAR([.J228])" office:value-type="float" office:value="2008">
            <text:p>2008</text:p>
          </table:table-cell>
          <table:table-cell table:formula="of:=MONTH([.J228])" office:value-type="float" office:value="11">
            <text:p>11</text:p>
          </table:table-cell>
          <table:table-cell table:formula="of:=DAY([.J228])" office:value-type="float" office:value="21">
            <text:p>21</text:p>
          </table:table-cell>
          <table:table-cell table:formula="of:=HOUR([.J228])" office:value-type="float" office:value="9">
            <text:p>09</text:p>
          </table:table-cell>
          <table:table-cell table:formula="of:=MINUTE([.J228])" office:value-type="float" office:value="11">
            <text:p>11</text:p>
          </table:table-cell>
          <table:table-cell table:formula="of:=SECOND(ROUNDDOWN([.K228])/86400)" office:value-type="float" office:value="22">
            <text:p>22</text:p>
          </table:table-cell>
          <table:table-cell table:formula="of:=MOD([.K228];1)" office:value-type="float" office:value="0.599999904632568">
            <text:p>0.6</text:p>
          </table:table-cell>
          <table:table-cell table:formula="of:=(ROUNDDOWN([.K228])+MOD([.K228];1))/86400" office:value-type="date" office:date-value="2008-11-21T09:11:22.6">
            <text:p>2008-11-21T09:11:22.60Z</text:p>
          </table:table-cell>
          <table:table-cell table:formula="of:=([.L228]+17106285413)/5" office:value-type="float" office:value="3436420282.6">
            <text:p>3436420282.6</text:p>
          </table:table-cell>
          <table:table-cell table:formula="of:=[.L227]+[.L227]-[.L226]" office:value-type="float" office:value="75816000">
            <text:p>75816000</text:p>
          </table:table-cell>
          <table:table-cell table:formula="of:=LOWER(BASE([.L228];36))" office:value-type="string" office:string-value="195000">
            <text:p>195000</text:p>
          </table:table-cell>
        </table:table-row>
        <table:table-row table:style-name="ro1">
          <table:table-cell table:number-columns-repeated="2"/>
          <table:table-cell table:formula="of:=YEAR([.J229])" office:value-type="float" office:value="2008">
            <text:p>2008</text:p>
          </table:table-cell>
          <table:table-cell table:formula="of:=MONTH([.J229])" office:value-type="float" office:value="11">
            <text:p>11</text:p>
          </table:table-cell>
          <table:table-cell table:formula="of:=DAY([.J229])" office:value-type="float" office:value="21">
            <text:p>21</text:p>
          </table:table-cell>
          <table:table-cell table:formula="of:=HOUR([.J229])" office:value-type="float" office:value="11">
            <text:p>11</text:p>
          </table:table-cell>
          <table:table-cell table:formula="of:=MINUTE([.J229])" office:value-type="float" office:value="46">
            <text:p>46</text:p>
          </table:table-cell>
          <table:table-cell table:formula="of:=SECOND(ROUNDDOWN([.K229])/86400)" office:value-type="float" office:value="53">
            <text:p>53</text:p>
          </table:table-cell>
          <table:table-cell table:formula="of:=MOD([.K229];1)" office:value-type="float" office:value="0.800000190734863">
            <text:p>0.8</text:p>
          </table:table-cell>
          <table:table-cell table:formula="of:=(ROUNDDOWN([.K229])+MOD([.K229];1))/86400" office:value-type="date" office:date-value="2008-11-21T11:46:53.8">
            <text:p>2008-11-21T11:46:53.80Z</text:p>
          </table:table-cell>
          <table:table-cell table:formula="of:=([.L229]+17106285413)/5" office:value-type="float" office:value="3436429613.8">
            <text:p>3436429613.8</text:p>
          </table:table-cell>
          <table:table-cell table:formula="of:=[.L228]+[.L228]-[.L227]" office:value-type="float" office:value="75862656">
            <text:p>75862656</text:p>
          </table:table-cell>
          <table:table-cell table:formula="of:=LOWER(BASE([.L229];36))" office:value-type="string" office:string-value="196000">
            <text:p>196000</text:p>
          </table:table-cell>
        </table:table-row>
        <table:table-row table:style-name="ro1">
          <table:table-cell table:number-columns-repeated="2"/>
          <table:table-cell table:formula="of:=YEAR([.J230])" office:value-type="float" office:value="2008">
            <text:p>2008</text:p>
          </table:table-cell>
          <table:table-cell table:formula="of:=MONTH([.J230])" office:value-type="float" office:value="11">
            <text:p>11</text:p>
          </table:table-cell>
          <table:table-cell table:formula="of:=DAY([.J230])" office:value-type="float" office:value="21">
            <text:p>21</text:p>
          </table:table-cell>
          <table:table-cell table:formula="of:=HOUR([.J230])" office:value-type="float" office:value="14">
            <text:p>14</text:p>
          </table:table-cell>
          <table:table-cell table:formula="of:=MINUTE([.J230])" office:value-type="float" office:value="22">
            <text:p>22</text:p>
          </table:table-cell>
          <table:table-cell table:formula="of:=SECOND(ROUNDDOWN([.K230])/86400)" office:value-type="float" office:value="25">
            <text:p>25</text:p>
          </table:table-cell>
          <table:table-cell table:formula="of:=MOD([.K230];1)" office:value-type="float" office:value="0">
            <text:p>0.0</text:p>
          </table:table-cell>
          <table:table-cell table:formula="of:=(ROUNDDOWN([.K230])+MOD([.K230];1))/86400" office:value-type="date" office:date-value="2008-11-21T14:22:25">
            <text:p>2008-11-21T14:22:25.00Z</text:p>
          </table:table-cell>
          <table:table-cell table:formula="of:=([.L230]+17106285413)/5" office:value-type="float" office:value="3436438945">
            <text:p>3436438945</text:p>
          </table:table-cell>
          <table:table-cell table:formula="of:=[.L229]+[.L229]-[.L228]" office:value-type="float" office:value="75909312">
            <text:p>75909312</text:p>
          </table:table-cell>
          <table:table-cell table:formula="of:=LOWER(BASE([.L230];36))" office:value-type="string" office:string-value="197000">
            <text:p>197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32])" office:value-type="float" office:value="2008">
            <text:p>2008</text:p>
          </table:table-cell>
          <table:table-cell table:formula="of:=MONTH([.J232])" office:value-type="float" office:value="11">
            <text:p>11</text:p>
          </table:table-cell>
          <table:table-cell table:formula="of:=DAY([.J232])" office:value-type="float" office:value="21">
            <text:p>21</text:p>
          </table:table-cell>
          <table:table-cell table:formula="of:=HOUR([.J232])" office:value-type="float" office:value="11">
            <text:p>11</text:p>
          </table:table-cell>
          <table:table-cell table:formula="of:=MINUTE([.J232])" office:value-type="float" office:value="51">
            <text:p>51</text:p>
          </table:table-cell>
          <table:table-cell table:formula="of:=SECOND(ROUNDDOWN([.K232])/86400)" office:value-type="float" office:value="13">
            <text:p>13</text:p>
          </table:table-cell>
          <table:table-cell table:formula="of:=MOD([.K232];1)" office:value-type="float" office:value="0">
            <text:p>0.0</text:p>
          </table:table-cell>
          <table:table-cell table:formula="of:=(ROUNDDOWN([.K232])+MOD([.K232];1))/86400" office:value-type="date" office:date-value="2008-11-21T11:51:13">
            <text:p>2008-11-21T11:51:13.00Z</text:p>
          </table:table-cell>
          <table:table-cell table:formula="of:=([.L232]+17106285413)/5" office:value-type="float" office:value="3436429873">
            <text:p>3436429873</text:p>
          </table:table-cell>
          <table:table-cell office:value-type="float" office:value="75863952">
            <text:p>75863952</text:p>
          </table:table-cell>
          <table:table-cell table:formula="of:=LOWER(BASE([.L232];36))" office:value-type="string" office:string-value="196100">
            <text:p>196100</text:p>
          </table:table-cell>
        </table:table-row>
        <table:table-row table:style-name="ro1">
          <table:table-cell table:number-columns-repeated="2"/>
          <table:table-cell table:formula="of:=YEAR([.J233])" office:value-type="float" office:value="2008">
            <text:p>2008</text:p>
          </table:table-cell>
          <table:table-cell table:formula="of:=MONTH([.J233])" office:value-type="float" office:value="11">
            <text:p>11</text:p>
          </table:table-cell>
          <table:table-cell table:formula="of:=DAY([.J233])" office:value-type="float" office:value="21">
            <text:p>21</text:p>
          </table:table-cell>
          <table:table-cell table:formula="of:=HOUR([.J233])" office:value-type="float" office:value="11">
            <text:p>11</text:p>
          </table:table-cell>
          <table:table-cell table:formula="of:=MINUTE([.J233])" office:value-type="float" office:value="55">
            <text:p>55</text:p>
          </table:table-cell>
          <table:table-cell table:formula="of:=SECOND(ROUNDDOWN([.K233])/86400)" office:value-type="float" office:value="32">
            <text:p>32</text:p>
          </table:table-cell>
          <table:table-cell table:formula="of:=MOD([.K233];1)" office:value-type="float" office:value="0.199999809265137">
            <text:p>0.2</text:p>
          </table:table-cell>
          <table:table-cell table:formula="of:=(ROUNDDOWN([.K233])+MOD([.K233];1))/86400" office:value-type="date" office:date-value="2008-11-21T11:55:32.2">
            <text:p>2008-11-21T11:55:32.20Z</text:p>
          </table:table-cell>
          <table:table-cell table:formula="of:=([.L233]+17106285413)/5" office:value-type="float" office:value="3436430132.2">
            <text:p>3436430132.2</text:p>
          </table:table-cell>
          <table:table-cell table:formula="of:=[.L232]+([.L232]-[.L229])" office:value-type="float" office:value="75865248">
            <text:p>75865248</text:p>
          </table:table-cell>
          <table:table-cell table:formula="of:=LOWER(BASE([.L233];36))" office:value-type="string" office:string-value="196200">
            <text:p>196200</text:p>
          </table:table-cell>
        </table:table-row>
        <table:table-row table:style-name="ro1">
          <table:table-cell table:number-columns-repeated="2"/>
          <table:table-cell table:formula="of:=YEAR([.J234])" office:value-type="float" office:value="2008">
            <text:p>2008</text:p>
          </table:table-cell>
          <table:table-cell table:formula="of:=MONTH([.J234])" office:value-type="float" office:value="11">
            <text:p>11</text:p>
          </table:table-cell>
          <table:table-cell table:formula="of:=DAY([.J234])" office:value-type="float" office:value="21">
            <text:p>21</text:p>
          </table:table-cell>
          <table:table-cell table:formula="of:=HOUR([.J234])" office:value-type="float" office:value="11">
            <text:p>11</text:p>
          </table:table-cell>
          <table:table-cell table:formula="of:=MINUTE([.J234])" office:value-type="float" office:value="59">
            <text:p>59</text:p>
          </table:table-cell>
          <table:table-cell table:formula="of:=SECOND(ROUNDDOWN([.K234])/86400)" office:value-type="float" office:value="51">
            <text:p>51</text:p>
          </table:table-cell>
          <table:table-cell table:formula="of:=MOD([.K234];1)" office:value-type="float" office:value="0.400000095367432">
            <text:p>0.4</text:p>
          </table:table-cell>
          <table:table-cell table:formula="of:=(ROUNDDOWN([.K234])+MOD([.K234];1))/86400" office:value-type="date" office:date-value="2008-11-21T11:59:51.4">
            <text:p>2008-11-21T11:59:51.40Z</text:p>
          </table:table-cell>
          <table:table-cell table:formula="of:=([.L234]+17106285413)/5" office:value-type="float" office:value="3436430391.4">
            <text:p>3436430391.4</text:p>
          </table:table-cell>
          <table:table-cell table:formula="of:=[.L233]+[.L233]-[.L232]" office:value-type="float" office:value="75866544">
            <text:p>75866544</text:p>
          </table:table-cell>
          <table:table-cell table:formula="of:=LOWER(BASE([.L234];36))" office:value-type="string" office:string-value="196300">
            <text:p>196300</text:p>
          </table:table-cell>
        </table:table-row>
        <table:table-row table:style-name="ro1">
          <table:table-cell table:number-columns-repeated="2"/>
          <table:table-cell table:formula="of:=YEAR([.J235])" office:value-type="float" office:value="2008">
            <text:p>2008</text:p>
          </table:table-cell>
          <table:table-cell table:formula="of:=MONTH([.J235])" office:value-type="float" office:value="11">
            <text:p>11</text:p>
          </table:table-cell>
          <table:table-cell table:formula="of:=DAY([.J235])" office:value-type="float" office:value="21">
            <text:p>21</text:p>
          </table:table-cell>
          <table:table-cell table:formula="of:=HOUR([.J235])" office:value-type="float" office:value="12">
            <text:p>12</text:p>
          </table:table-cell>
          <table:table-cell table:formula="of:=MINUTE([.J235])" office:value-type="float" office:value="4">
            <text:p>04</text:p>
          </table:table-cell>
          <table:table-cell table:formula="of:=SECOND(ROUNDDOWN([.K235])/86400)" office:value-type="float" office:value="10">
            <text:p>10</text:p>
          </table:table-cell>
          <table:table-cell table:formula="of:=MOD([.K235];1)" office:value-type="float" office:value="0.599999904632568">
            <text:p>0.6</text:p>
          </table:table-cell>
          <table:table-cell table:formula="of:=(ROUNDDOWN([.K235])+MOD([.K235];1))/86400" office:value-type="date" office:date-value="2008-11-21T12:04:10.6">
            <text:p>2008-11-21T12:04:10.60Z</text:p>
          </table:table-cell>
          <table:table-cell table:formula="of:=([.L235]+17106285413)/5" office:value-type="float" office:value="3436430650.6">
            <text:p>3436430650.6</text:p>
          </table:table-cell>
          <table:table-cell table:formula="of:=[.L234]+[.L234]-[.L233]" office:value-type="float" office:value="75867840">
            <text:p>75867840</text:p>
          </table:table-cell>
          <table:table-cell table:formula="of:=LOWER(BASE([.L235];36))" office:value-type="string" office:string-value="196400">
            <text:p>196400</text:p>
          </table:table-cell>
        </table:table-row>
        <table:table-row table:style-name="ro1">
          <table:table-cell table:number-columns-repeated="2"/>
          <table:table-cell table:formula="of:=YEAR([.J236])" office:value-type="float" office:value="2008">
            <text:p>2008</text:p>
          </table:table-cell>
          <table:table-cell table:formula="of:=MONTH([.J236])" office:value-type="float" office:value="11">
            <text:p>11</text:p>
          </table:table-cell>
          <table:table-cell table:formula="of:=DAY([.J236])" office:value-type="float" office:value="21">
            <text:p>21</text:p>
          </table:table-cell>
          <table:table-cell table:formula="of:=HOUR([.J236])" office:value-type="float" office:value="12">
            <text:p>12</text:p>
          </table:table-cell>
          <table:table-cell table:formula="of:=MINUTE([.J236])" office:value-type="float" office:value="8">
            <text:p>08</text:p>
          </table:table-cell>
          <table:table-cell table:formula="of:=SECOND(ROUNDDOWN([.K236])/86400)" office:value-type="float" office:value="29">
            <text:p>29</text:p>
          </table:table-cell>
          <table:table-cell table:formula="of:=MOD([.K236];1)" office:value-type="float" office:value="0.800000190734863">
            <text:p>0.8</text:p>
          </table:table-cell>
          <table:table-cell table:formula="of:=(ROUNDDOWN([.K236])+MOD([.K236];1))/86400" office:value-type="date" office:date-value="2008-11-21T12:08:29.8">
            <text:p>2008-11-21T12:08:29.80Z</text:p>
          </table:table-cell>
          <table:table-cell table:formula="of:=([.L236]+17106285413)/5" office:value-type="float" office:value="3436430909.8">
            <text:p>3436430909.8</text:p>
          </table:table-cell>
          <table:table-cell table:formula="of:=[.L235]+[.L235]-[.L234]" office:value-type="float" office:value="75869136">
            <text:p>75869136</text:p>
          </table:table-cell>
          <table:table-cell table:formula="of:=LOWER(BASE([.L236];36))" office:value-type="string" office:string-value="196500">
            <text:p>196500</text:p>
          </table:table-cell>
        </table:table-row>
        <table:table-row table:style-name="ro1">
          <table:table-cell table:number-columns-repeated="2"/>
          <table:table-cell table:formula="of:=YEAR([.J237])" office:value-type="float" office:value="2008">
            <text:p>2008</text:p>
          </table:table-cell>
          <table:table-cell table:formula="of:=MONTH([.J237])" office:value-type="float" office:value="11">
            <text:p>11</text:p>
          </table:table-cell>
          <table:table-cell table:formula="of:=DAY([.J237])" office:value-type="float" office:value="21">
            <text:p>21</text:p>
          </table:table-cell>
          <table:table-cell table:formula="of:=HOUR([.J237])" office:value-type="float" office:value="12">
            <text:p>12</text:p>
          </table:table-cell>
          <table:table-cell table:formula="of:=MINUTE([.J237])" office:value-type="float" office:value="12">
            <text:p>12</text:p>
          </table:table-cell>
          <table:table-cell table:formula="of:=SECOND(ROUNDDOWN([.K237])/86400)" office:value-type="float" office:value="49">
            <text:p>49</text:p>
          </table:table-cell>
          <table:table-cell table:formula="of:=MOD([.K237];1)" office:value-type="float" office:value="0">
            <text:p>0.0</text:p>
          </table:table-cell>
          <table:table-cell table:formula="of:=(ROUNDDOWN([.K237])+MOD([.K237];1))/86400" office:value-type="date" office:date-value="2008-11-21T12:12:49">
            <text:p>2008-11-21T12:12:49.00Z</text:p>
          </table:table-cell>
          <table:table-cell table:formula="of:=([.L237]+17106285413)/5" office:value-type="float" office:value="3436431169">
            <text:p>3436431169</text:p>
          </table:table-cell>
          <table:table-cell table:formula="of:=[.L236]+[.L236]-[.L235]" office:value-type="float" office:value="75870432">
            <text:p>75870432</text:p>
          </table:table-cell>
          <table:table-cell table:formula="of:=LOWER(BASE([.L237];36))" office:value-type="string" office:string-value="196600">
            <text:p>196600</text:p>
          </table:table-cell>
        </table:table-row>
        <table:table-row table:style-name="ro1">
          <table:table-cell table:number-columns-repeated="2"/>
          <table:table-cell table:formula="of:=YEAR([.J238])" office:value-type="float" office:value="2008">
            <text:p>2008</text:p>
          </table:table-cell>
          <table:table-cell table:formula="of:=MONTH([.J238])" office:value-type="float" office:value="11">
            <text:p>11</text:p>
          </table:table-cell>
          <table:table-cell table:formula="of:=DAY([.J238])" office:value-type="float" office:value="21">
            <text:p>21</text:p>
          </table:table-cell>
          <table:table-cell table:formula="of:=HOUR([.J238])" office:value-type="float" office:value="12">
            <text:p>12</text:p>
          </table:table-cell>
          <table:table-cell table:formula="of:=MINUTE([.J238])" office:value-type="float" office:value="17">
            <text:p>17</text:p>
          </table:table-cell>
          <table:table-cell table:formula="of:=SECOND(ROUNDDOWN([.K238])/86400)" office:value-type="float" office:value="8">
            <text:p>08</text:p>
          </table:table-cell>
          <table:table-cell table:formula="of:=MOD([.K238];1)" office:value-type="float" office:value="0.199999809265137">
            <text:p>0.2</text:p>
          </table:table-cell>
          <table:table-cell table:formula="of:=(ROUNDDOWN([.K238])+MOD([.K238];1))/86400" office:value-type="date" office:date-value="2008-11-21T12:17:08.2">
            <text:p>2008-11-21T12:17:08.20Z</text:p>
          </table:table-cell>
          <table:table-cell table:formula="of:=([.L238]+17106285413)/5" office:value-type="float" office:value="3436431428.2">
            <text:p>3436431428.2</text:p>
          </table:table-cell>
          <table:table-cell table:formula="of:=[.L237]+[.L237]-[.L236]" office:value-type="float" office:value="75871728">
            <text:p>75871728</text:p>
          </table:table-cell>
          <table:table-cell table:formula="of:=LOWER(BASE([.L238];36))" office:value-type="string" office:string-value="196700">
            <text:p>196700</text:p>
          </table:table-cell>
        </table:table-row>
        <table:table-row table:style-name="ro1">
          <table:table-cell table:number-columns-repeated="2"/>
          <table:table-cell table:formula="of:=YEAR([.J239])" office:value-type="float" office:value="2008">
            <text:p>2008</text:p>
          </table:table-cell>
          <table:table-cell table:formula="of:=MONTH([.J239])" office:value-type="float" office:value="11">
            <text:p>11</text:p>
          </table:table-cell>
          <table:table-cell table:formula="of:=DAY([.J239])" office:value-type="float" office:value="21">
            <text:p>21</text:p>
          </table:table-cell>
          <table:table-cell table:formula="of:=HOUR([.J239])" office:value-type="float" office:value="12">
            <text:p>12</text:p>
          </table:table-cell>
          <table:table-cell table:formula="of:=MINUTE([.J239])" office:value-type="float" office:value="21">
            <text:p>21</text:p>
          </table:table-cell>
          <table:table-cell table:formula="of:=SECOND(ROUNDDOWN([.K239])/86400)" office:value-type="float" office:value="27">
            <text:p>27</text:p>
          </table:table-cell>
          <table:table-cell table:formula="of:=MOD([.K239];1)" office:value-type="float" office:value="0.400000095367432">
            <text:p>0.4</text:p>
          </table:table-cell>
          <table:table-cell table:formula="of:=(ROUNDDOWN([.K239])+MOD([.K239];1))/86400" office:value-type="date" office:date-value="2008-11-21T12:21:27.4">
            <text:p>2008-11-21T12:21:27.40Z</text:p>
          </table:table-cell>
          <table:table-cell table:formula="of:=([.L239]+17106285413)/5" office:value-type="float" office:value="3436431687.4">
            <text:p>3436431687.4</text:p>
          </table:table-cell>
          <table:table-cell table:formula="of:=[.L238]+[.L238]-[.L237]" office:value-type="float" office:value="75873024">
            <text:p>75873024</text:p>
          </table:table-cell>
          <table:table-cell table:formula="of:=LOWER(BASE([.L239];36))" office:value-type="string" office:string-value="196800">
            <text:p>1968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41])" office:value-type="float" office:value="2008">
            <text:p>2008</text:p>
          </table:table-cell>
          <table:table-cell table:formula="of:=MONTH([.J241])" office:value-type="float" office:value="11">
            <text:p>11</text:p>
          </table:table-cell>
          <table:table-cell table:formula="of:=DAY([.J241])" office:value-type="float" office:value="21">
            <text:p>21</text:p>
          </table:table-cell>
          <table:table-cell table:formula="of:=HOUR([.J241])" office:value-type="float" office:value="12">
            <text:p>12</text:p>
          </table:table-cell>
          <table:table-cell table:formula="of:=MINUTE([.J241])" office:value-type="float" office:value="17">
            <text:p>17</text:p>
          </table:table-cell>
          <table:table-cell table:formula="of:=SECOND(ROUNDDOWN([.K241])/86400)" office:value-type="float" office:value="15">
            <text:p>15</text:p>
          </table:table-cell>
          <table:table-cell table:formula="of:=MOD([.K241];1)" office:value-type="float" office:value="0.400000095367432">
            <text:p>0.4</text:p>
          </table:table-cell>
          <table:table-cell table:formula="of:=(ROUNDDOWN([.K241])+MOD([.K241];1))/86400" office:value-type="date" office:date-value="2008-11-21T12:17:15.4">
            <text:p>2008-11-21T12:17:15.40Z</text:p>
          </table:table-cell>
          <table:table-cell table:formula="of:=([.L241]+17106285413)/5" office:value-type="float" office:value="3436431435.4">
            <text:p>3436431435.4</text:p>
          </table:table-cell>
          <table:table-cell office:value-type="float" office:value="75871764">
            <text:p>75871764</text:p>
          </table:table-cell>
          <table:table-cell table:formula="of:=LOWER(BASE([.L241];36))" office:value-type="string" office:string-value="196710">
            <text:p>196710</text:p>
          </table:table-cell>
        </table:table-row>
        <table:table-row table:style-name="ro1">
          <table:table-cell table:number-columns-repeated="2"/>
          <table:table-cell table:formula="of:=YEAR([.J242])" office:value-type="float" office:value="2008">
            <text:p>2008</text:p>
          </table:table-cell>
          <table:table-cell table:formula="of:=MONTH([.J242])" office:value-type="float" office:value="11">
            <text:p>11</text:p>
          </table:table-cell>
          <table:table-cell table:formula="of:=DAY([.J242])" office:value-type="float" office:value="21">
            <text:p>21</text:p>
          </table:table-cell>
          <table:table-cell table:formula="of:=HOUR([.J242])" office:value-type="float" office:value="12">
            <text:p>12</text:p>
          </table:table-cell>
          <table:table-cell table:formula="of:=MINUTE([.J242])" office:value-type="float" office:value="17">
            <text:p>17</text:p>
          </table:table-cell>
          <table:table-cell table:formula="of:=SECOND(ROUNDDOWN([.K242])/86400)" office:value-type="float" office:value="22">
            <text:p>22</text:p>
          </table:table-cell>
          <table:table-cell table:formula="of:=MOD([.K242];1)" office:value-type="float" office:value="0.599999904632568">
            <text:p>0.6</text:p>
          </table:table-cell>
          <table:table-cell table:formula="of:=(ROUNDDOWN([.K242])+MOD([.K242];1))/86400" office:value-type="date" office:date-value="2008-11-21T12:17:22.6">
            <text:p>2008-11-21T12:17:22.60Z</text:p>
          </table:table-cell>
          <table:table-cell table:formula="of:=([.L242]+17106285413)/5" office:value-type="float" office:value="3436431442.6">
            <text:p>3436431442.6</text:p>
          </table:table-cell>
          <table:table-cell table:formula="of:=[.L241]+([.L241]-[.L238])" office:value-type="float" office:value="75871800">
            <text:p>75871800</text:p>
          </table:table-cell>
          <table:table-cell table:formula="of:=LOWER(BASE([.L242];36))" office:value-type="string" office:string-value="196720">
            <text:p>196720</text:p>
          </table:table-cell>
        </table:table-row>
        <table:table-row table:style-name="ro1">
          <table:table-cell table:number-columns-repeated="2"/>
          <table:table-cell table:formula="of:=YEAR([.J243])" office:value-type="float" office:value="2008">
            <text:p>2008</text:p>
          </table:table-cell>
          <table:table-cell table:formula="of:=MONTH([.J243])" office:value-type="float" office:value="11">
            <text:p>11</text:p>
          </table:table-cell>
          <table:table-cell table:formula="of:=DAY([.J243])" office:value-type="float" office:value="21">
            <text:p>21</text:p>
          </table:table-cell>
          <table:table-cell table:formula="of:=HOUR([.J243])" office:value-type="float" office:value="12">
            <text:p>12</text:p>
          </table:table-cell>
          <table:table-cell table:formula="of:=MINUTE([.J243])" office:value-type="float" office:value="17">
            <text:p>17</text:p>
          </table:table-cell>
          <table:table-cell table:formula="of:=SECOND(ROUNDDOWN([.K243])/86400)" office:value-type="float" office:value="29">
            <text:p>29</text:p>
          </table:table-cell>
          <table:table-cell table:formula="of:=MOD([.K243];1)" office:value-type="float" office:value="0.800000190734863">
            <text:p>0.8</text:p>
          </table:table-cell>
          <table:table-cell table:formula="of:=(ROUNDDOWN([.K243])+MOD([.K243];1))/86400" office:value-type="date" office:date-value="2008-11-21T12:17:29.8">
            <text:p>2008-11-21T12:17:29.80Z</text:p>
          </table:table-cell>
          <table:table-cell table:formula="of:=([.L243]+17106285413)/5" office:value-type="float" office:value="3436431449.8">
            <text:p>3436431449.8</text:p>
          </table:table-cell>
          <table:table-cell table:formula="of:=[.L242]+[.L242]-[.L241]" office:value-type="float" office:value="75871836">
            <text:p>75871836</text:p>
          </table:table-cell>
          <table:table-cell table:formula="of:=LOWER(BASE([.L243];36))" office:value-type="string" office:string-value="196730">
            <text:p>196730</text:p>
          </table:table-cell>
        </table:table-row>
        <table:table-row table:style-name="ro1">
          <table:table-cell table:number-columns-repeated="2"/>
          <table:table-cell table:formula="of:=YEAR([.J244])" office:value-type="float" office:value="2008">
            <text:p>2008</text:p>
          </table:table-cell>
          <table:table-cell table:formula="of:=MONTH([.J244])" office:value-type="float" office:value="11">
            <text:p>11</text:p>
          </table:table-cell>
          <table:table-cell table:formula="of:=DAY([.J244])" office:value-type="float" office:value="21">
            <text:p>21</text:p>
          </table:table-cell>
          <table:table-cell table:formula="of:=HOUR([.J244])" office:value-type="float" office:value="12">
            <text:p>12</text:p>
          </table:table-cell>
          <table:table-cell table:formula="of:=MINUTE([.J244])" office:value-type="float" office:value="17">
            <text:p>17</text:p>
          </table:table-cell>
          <table:table-cell table:formula="of:=SECOND(ROUNDDOWN([.K244])/86400)" office:value-type="float" office:value="37">
            <text:p>37</text:p>
          </table:table-cell>
          <table:table-cell table:formula="of:=MOD([.K244];1)" office:value-type="float" office:value="0">
            <text:p>0.0</text:p>
          </table:table-cell>
          <table:table-cell table:formula="of:=(ROUNDDOWN([.K244])+MOD([.K244];1))/86400" office:value-type="date" office:date-value="2008-11-21T12:17:37">
            <text:p>2008-11-21T12:17:37.00Z</text:p>
          </table:table-cell>
          <table:table-cell table:formula="of:=([.L244]+17106285413)/5" office:value-type="float" office:value="3436431457">
            <text:p>3436431457</text:p>
          </table:table-cell>
          <table:table-cell table:formula="of:=[.L243]+[.L243]-[.L242]" office:value-type="float" office:value="75871872">
            <text:p>75871872</text:p>
          </table:table-cell>
          <table:table-cell table:formula="of:=LOWER(BASE([.L244];36))" office:value-type="string" office:string-value="196740">
            <text:p>196740</text:p>
          </table:table-cell>
        </table:table-row>
        <table:table-row table:style-name="ro1">
          <table:table-cell table:number-columns-repeated="2"/>
          <table:table-cell table:formula="of:=YEAR([.J245])" office:value-type="float" office:value="2008">
            <text:p>2008</text:p>
          </table:table-cell>
          <table:table-cell table:formula="of:=MONTH([.J245])" office:value-type="float" office:value="11">
            <text:p>11</text:p>
          </table:table-cell>
          <table:table-cell table:formula="of:=DAY([.J245])" office:value-type="float" office:value="21">
            <text:p>21</text:p>
          </table:table-cell>
          <table:table-cell table:formula="of:=HOUR([.J245])" office:value-type="float" office:value="12">
            <text:p>12</text:p>
          </table:table-cell>
          <table:table-cell table:formula="of:=MINUTE([.J245])" office:value-type="float" office:value="17">
            <text:p>17</text:p>
          </table:table-cell>
          <table:table-cell table:formula="of:=SECOND(ROUNDDOWN([.K245])/86400)" office:value-type="float" office:value="44">
            <text:p>44</text:p>
          </table:table-cell>
          <table:table-cell table:formula="of:=MOD([.K245];1)" office:value-type="float" office:value="0.199999809265137">
            <text:p>0.2</text:p>
          </table:table-cell>
          <table:table-cell table:formula="of:=(ROUNDDOWN([.K245])+MOD([.K245];1))/86400" office:value-type="date" office:date-value="2008-11-21T12:17:44.2">
            <text:p>2008-11-21T12:17:44.20Z</text:p>
          </table:table-cell>
          <table:table-cell table:formula="of:=([.L245]+17106285413)/5" office:value-type="float" office:value="3436431464.2">
            <text:p>3436431464.2</text:p>
          </table:table-cell>
          <table:table-cell table:formula="of:=[.L244]+[.L244]-[.L243]" office:value-type="float" office:value="75871908">
            <text:p>75871908</text:p>
          </table:table-cell>
          <table:table-cell table:formula="of:=LOWER(BASE([.L245];36))" office:value-type="string" office:string-value="196750">
            <text:p>196750</text:p>
          </table:table-cell>
        </table:table-row>
        <table:table-row table:style-name="ro1">
          <table:table-cell table:number-columns-repeated="2"/>
          <table:table-cell table:formula="of:=YEAR([.J246])" office:value-type="float" office:value="2008">
            <text:p>2008</text:p>
          </table:table-cell>
          <table:table-cell table:formula="of:=MONTH([.J246])" office:value-type="float" office:value="11">
            <text:p>11</text:p>
          </table:table-cell>
          <table:table-cell table:formula="of:=DAY([.J246])" office:value-type="float" office:value="21">
            <text:p>21</text:p>
          </table:table-cell>
          <table:table-cell table:formula="of:=HOUR([.J246])" office:value-type="float" office:value="12">
            <text:p>12</text:p>
          </table:table-cell>
          <table:table-cell table:formula="of:=MINUTE([.J246])" office:value-type="float" office:value="17">
            <text:p>17</text:p>
          </table:table-cell>
          <table:table-cell table:formula="of:=SECOND(ROUNDDOWN([.K246])/86400)" office:value-type="float" office:value="51">
            <text:p>51</text:p>
          </table:table-cell>
          <table:table-cell table:formula="of:=MOD([.K246];1)" office:value-type="float" office:value="0.400000095367432">
            <text:p>0.4</text:p>
          </table:table-cell>
          <table:table-cell table:formula="of:=(ROUNDDOWN([.K246])+MOD([.K246];1))/86400" office:value-type="date" office:date-value="2008-11-21T12:17:51.4">
            <text:p>2008-11-21T12:17:51.40Z</text:p>
          </table:table-cell>
          <table:table-cell table:formula="of:=([.L246]+17106285413)/5" office:value-type="float" office:value="3436431471.4">
            <text:p>3436431471.4</text:p>
          </table:table-cell>
          <table:table-cell table:formula="of:=[.L245]+[.L245]-[.L244]" office:value-type="float" office:value="75871944">
            <text:p>75871944</text:p>
          </table:table-cell>
          <table:table-cell table:formula="of:=LOWER(BASE([.L246];36))" office:value-type="string" office:string-value="196760">
            <text:p>196760</text:p>
          </table:table-cell>
        </table:table-row>
        <table:table-row table:style-name="ro1">
          <table:table-cell table:number-columns-repeated="2"/>
          <table:table-cell table:formula="of:=YEAR([.J247])" office:value-type="float" office:value="2008">
            <text:p>2008</text:p>
          </table:table-cell>
          <table:table-cell table:formula="of:=MONTH([.J247])" office:value-type="float" office:value="11">
            <text:p>11</text:p>
          </table:table-cell>
          <table:table-cell table:formula="of:=DAY([.J247])" office:value-type="float" office:value="21">
            <text:p>21</text:p>
          </table:table-cell>
          <table:table-cell table:formula="of:=HOUR([.J247])" office:value-type="float" office:value="12">
            <text:p>12</text:p>
          </table:table-cell>
          <table:table-cell table:formula="of:=MINUTE([.J247])" office:value-type="float" office:value="17">
            <text:p>17</text:p>
          </table:table-cell>
          <table:table-cell table:formula="of:=SECOND(ROUNDDOWN([.K247])/86400)" office:value-type="float" office:value="58">
            <text:p>58</text:p>
          </table:table-cell>
          <table:table-cell table:formula="of:=MOD([.K247];1)" office:value-type="float" office:value="0.599999904632568">
            <text:p>0.6</text:p>
          </table:table-cell>
          <table:table-cell table:formula="of:=(ROUNDDOWN([.K247])+MOD([.K247];1))/86400" office:value-type="date" office:date-value="2008-11-21T12:17:58.6">
            <text:p>2008-11-21T12:17:58.60Z</text:p>
          </table:table-cell>
          <table:table-cell table:formula="of:=([.L247]+17106285413)/5" office:value-type="float" office:value="3436431478.6">
            <text:p>3436431478.6</text:p>
          </table:table-cell>
          <table:table-cell table:formula="of:=[.L246]+[.L246]-[.L245]" office:value-type="float" office:value="75871980">
            <text:p>75871980</text:p>
          </table:table-cell>
          <table:table-cell table:formula="of:=LOWER(BASE([.L247];36))" office:value-type="string" office:string-value="196770">
            <text:p>19677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49])" office:value-type="float" office:value="2008">
            <text:p>2008</text:p>
          </table:table-cell>
          <table:table-cell table:formula="of:=MONTH([.J249])" office:value-type="float" office:value="11">
            <text:p>11</text:p>
          </table:table-cell>
          <table:table-cell table:formula="of:=DAY([.J249])" office:value-type="float" office:value="21">
            <text:p>21</text:p>
          </table:table-cell>
          <table:table-cell table:formula="of:=HOUR([.J249])" office:value-type="float" office:value="12">
            <text:p>12</text:p>
          </table:table-cell>
          <table:table-cell table:formula="of:=MINUTE([.J249])" office:value-type="float" office:value="17">
            <text:p>17</text:p>
          </table:table-cell>
          <table:table-cell table:formula="of:=SECOND(ROUNDDOWN([.K249])/86400)" office:value-type="float" office:value="53">
            <text:p>53</text:p>
          </table:table-cell>
          <table:table-cell table:formula="of:=MOD([.K249];1)" office:value-type="float" office:value="0">
            <text:p>0.0</text:p>
          </table:table-cell>
          <table:table-cell table:formula="of:=(ROUNDDOWN([.K249])+MOD([.K249];1))/86400" office:value-type="date" office:date-value="2008-11-21T12:17:53">
            <text:p>2008-11-21T12:17:53.00Z</text:p>
          </table:table-cell>
          <table:table-cell table:formula="of:=([.L249]+17106285413)/5" office:value-type="float" office:value="3436431473">
            <text:p>3436431473</text:p>
          </table:table-cell>
          <table:table-cell office:value-type="float" office:value="75871952">
            <text:p>75871952</text:p>
          </table:table-cell>
          <table:table-cell table:formula="of:=LOWER(BASE([.L249];36))" office:value-type="string" office:string-value="196768">
            <text:p>196768</text:p>
          </table:table-cell>
        </table:table-row>
        <table:table-row table:style-name="ro1" table:number-rows-repeated="104832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3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symbol</text:p>
          </table:table-cell>
          <table:table-cell/>
          <table:table-cell office:value-type="string">
            <text:p>XML EBNF symbol (left-hand side of a rule)</text:p>
          </table:table-cell>
          <table:table-cell/>
          <table:table-cell office:value-type="float" office:value="75871952">
            <text:p>75871952</text:p>
          </table:table-cell>
          <table:table-cell office:value-type="string">
            <text:p>string</text:p>
          </table:table-cell>
          <table:table-cell table:formula="of:=[.F2]+1" office:value-type="float" office:value="75871953">
            <text:p>75871953</text:p>
          </table:table-cell>
          <table:table-cell office:value-type="string">
            <text:p>url</text:p>
          </table:table-cell>
          <table:table-cell table:formula="of:=[.H2]+1" office:value-type="float" office:value="75871954">
            <text:p>75871954</text:p>
          </table:table-cell>
          <table:table-cell office:value-type="string">
            <text:p>wikibase-property</text:p>
          </table:table-cell>
          <table:table-cell table:formula="of:=[.J2]+1" office:value-type="float" office:value="75871955">
            <text:p>75871955</text:p>
          </table:table-cell>
          <table:table-cell office:value-type="string">
            <text:p>external-id</text:p>
          </table:table-cell>
          <table:table-cell table:formula="of:=[.L2]+1" office:value-type="float" office:value="75871956">
            <text:p>75871956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::=</text:p>
          </table:table-cell>
          <table:table-cell/>
          <table:table-cell office:value-type="string">
            <text:p>defines</text:p>
          </table:table-cell>
          <table:table-cell/>
          <table:table-cell table:formula="of:=[.F2]+5" office:value-type="float" office:value="75871957">
            <text:p>758719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xpression</text:p>
          </table:table-cell>
          <table:table-cell/>
          <table:table-cell office:value-type="string">
            <text:p>XML EBNF expression (right-hand side of a rule)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#xN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a-zA-Z], [#xN-#xN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abc], [#xN#xN#xN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^a-z], [^#xN-#xN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^abc], [^#xN#xN#xN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"string"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'string'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(expression)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?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 B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 | B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 - B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+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*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/* ... */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 wfc: ... 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 vc: ... ]</text:p>
          </table:table-cell>
          <table:table-cell table:number-columns-repeated="13"/>
        </table:table-row>
        <table:table-row table:style-name="ro1" table:number-rows-repeated="104855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4" table:style-name="ta1" table:print="false">
        <table:table-column table:style-name="co1" table:number-columns-repeated="4" table:default-cell-style-name="Default"/>
        <table:table-row table:style-name="ro3">
          <table:table-cell table:number-columns-repeated="4"/>
        </table:table-row>
        <table:table-row table:style-name="ro1">
          <table:table-cell/>
          <table:table-cell office:value-type="string">
            <text:p>turtleDo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atemen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''.'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number:number-style style:name="N118">
      <number:number number:decimal-places="1" number:min-integer-digits="1"/>
    </number:number-style>
    <number:date-style style:name="N11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0">
      <number:number number:decimal-places="0" number:min-integer-digits="8"/>
    </number:number-style>
    <number:text-style style:name="N121">
      <number:text>HH </number:text>
      <number:text-content/>
      <number:text>test</number:text>
    </number:text-style>
    <number:date-style style:name="N122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number-style style:name="N123">
      <number:number number:decimal-places="0" number:min-integer-digits="5"/>
    </number:number-style>
    <number:number-style style:name="N124">
      <number:number number:decimal-places="0" number:min-integer-digits="19"/>
    </number:number-style>
    <number:number-style style:name="N125">
      <number:number number:decimal-places="3" number:min-integer-digits="1"/>
    </number:number-style>
    <number:date-style style:name="N126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 number:decimal-places="2"/>
      <number:text>Z</number:text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2">02/02/2024</text:date>, <text:time>17:0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30T12:07:36.72</meta:creation-date>
    <meta:generator>OpenOffice/4.1.14$Win32 OpenOffice.org_project/4114m1$Build-9811</meta:generator>
    <dc:date>2024-02-02T17:09:24.25</dc:date>
    <meta:editing-duration>PT5H45M44S</meta:editing-duration>
    <meta:editing-cycles>34</meta:editing-cycles>
    <meta:document-statistic meta:table-count="4" meta:cell-count="3676" meta:object-count="0"/>
  </office:meta>
</office:document-meta>
</file>